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5453in"/>
    </style:style>
    <style:style style:name="co2" style:family="table-column">
      <style:table-column-properties fo:break-before="auto" style:column-width="1.478in"/>
    </style:style>
    <style:style style:name="co3" style:family="table-column">
      <style:table-column-properties fo:break-before="auto" style:column-width="0.889in"/>
    </style:style>
    <style:style style:name="co4" style:family="table-column">
      <style:table-column-properties fo:break-before="auto" style:column-width="4.8366in"/>
    </style:style>
    <style:style style:name="co5" style:family="table-column">
      <style:table-column-properties fo:break-before="auto" style:column-width="1.2764in"/>
    </style:style>
    <style:style style:name="co6" style:family="table-column">
      <style:table-column-properties fo:break-before="auto" style:column-width="0.5366in"/>
    </style:style>
    <style:style style:name="co7" style:family="table-column">
      <style:table-column-properties fo:break-before="auto" style:column-width="0.6583in"/>
    </style:style>
    <style:style style:name="co8" style:family="table-column">
      <style:table-column-properties fo:break-before="auto" style:column-width="2.1492in"/>
    </style:style>
    <style:style style:name="co9" style:family="table-column">
      <style:table-column-properties fo:break-before="auto" style:column-width="1.3429in"/>
    </style:style>
    <style:style style:name="co10" style:family="table-column">
      <style:table-column-properties fo:break-before="auto" style:column-width="2.4583in"/>
    </style:style>
    <style:style style:name="co11" style:family="table-column">
      <style:table-column-properties fo:break-before="auto" style:column-width="1.9346in"/>
    </style:style>
    <style:style style:name="co12" style:family="table-column">
      <style:table-column-properties fo:break-before="auto" style:column-width="1.2898in"/>
    </style:style>
    <style:style style:name="co13" style:family="table-column">
      <style:table-column-properties fo:break-before="auto" style:column-width="2.539in"/>
    </style:style>
    <style:style style:name="co14" style:family="table-column">
      <style:table-column-properties fo:break-before="auto" style:column-width="2.4453in"/>
    </style:style>
    <style:style style:name="co15" style:family="table-column">
      <style:table-column-properties fo:break-before="auto" style:column-width="1.3835in"/>
    </style:style>
    <style:style style:name="co16" style:family="table-column">
      <style:table-column-properties fo:break-before="auto" style:column-width="2.7945in"/>
    </style:style>
    <style:style style:name="co17" style:family="table-column">
      <style:table-column-properties fo:break-before="auto" style:column-width="2.6063in"/>
    </style:style>
    <style:style style:name="co18" style:family="table-column">
      <style:table-column-properties fo:break-before="auto" style:column-width="1.3701in"/>
    </style:style>
    <style:style style:name="co19" style:family="table-column">
      <style:table-column-properties fo:break-before="auto" style:column-width="1.4236in"/>
    </style:style>
    <style:style style:name="co20" style:family="table-column">
      <style:table-column-properties fo:break-before="auto" style:column-width="2.7008in"/>
    </style:style>
    <style:style style:name="co21" style:family="table-column">
      <style:table-column-properties fo:break-before="auto" style:column-width="2.7673in"/>
    </style:style>
    <style:style style:name="co22" style:family="table-column">
      <style:table-column-properties fo:break-before="auto" style:column-width="1.3299in"/>
    </style:style>
    <style:style style:name="co23" style:family="table-column">
      <style:table-column-properties fo:break-before="auto" style:column-width="2.8217in"/>
    </style:style>
    <style:style style:name="co24" style:family="table-column">
      <style:table-column-properties fo:break-before="auto" style:column-width="1.4508in"/>
    </style:style>
    <style:style style:name="co25" style:family="table-column">
      <style:table-column-properties fo:break-before="auto" style:column-width="2.8075in"/>
    </style:style>
    <style:style style:name="co26" style:family="table-column">
      <style:table-column-properties fo:break-before="auto" style:column-width="3.2917in"/>
    </style:style>
    <style:style style:name="co27" style:family="table-column">
      <style:table-column-properties fo:break-before="auto" style:column-width="2.5528in"/>
    </style:style>
    <style:style style:name="co28" style:family="table-column">
      <style:table-column-properties fo:break-before="auto" style:column-width="1.3972in"/>
    </style:style>
    <style:style style:name="co29" style:family="table-column">
      <style:table-column-properties fo:break-before="auto" style:column-width="1.4102in"/>
    </style:style>
    <style:style style:name="co30" style:family="table-column">
      <style:table-column-properties fo:break-before="auto" style:column-width="2.6602in"/>
    </style:style>
    <style:style style:name="co31" style:family="table-column">
      <style:table-column-properties fo:break-before="auto" style:column-width="1.5854in"/>
    </style:style>
    <style:style style:name="co32" style:family="table-column">
      <style:table-column-properties fo:break-before="auto" style:column-width="2.9827in"/>
    </style:style>
    <style:style style:name="co33" style:family="table-column">
      <style:table-column-properties fo:break-before="auto" style:column-width="1.3165in"/>
    </style:style>
    <style:style style:name="co34" style:family="table-column">
      <style:table-column-properties fo:break-before="auto" style:column-width="2.2839in"/>
    </style:style>
    <style:style style:name="co35" style:family="table-column">
      <style:table-column-properties fo:break-before="auto" style:column-width="1.4646in"/>
    </style:style>
    <style:style style:name="co36" style:family="table-column">
      <style:table-column-properties fo:break-before="auto" style:column-width="2.8752in"/>
    </style:style>
    <style:style style:name="co37" style:family="table-column">
      <style:table-column-properties fo:break-before="auto" style:column-width="1.5047in"/>
    </style:style>
    <style:style style:name="co38" style:family="table-column">
      <style:table-column-properties fo:break-before="auto" style:column-width="2.6465in"/>
    </style:style>
    <style:style style:name="co39" style:family="table-column">
      <style:table-column-properties fo:break-before="auto" style:column-width="1.5984in"/>
    </style:style>
    <style:style style:name="co40" style:family="table-column">
      <style:table-column-properties fo:break-before="auto" style:column-width="2.8882in"/>
    </style:style>
    <style:style style:name="ro1" style:family="table-row">
      <style:table-row-properties style:row-height="0.1681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2.6866in" fo:break-before="auto" style:use-optimal-row-height="true"/>
    </style:style>
    <style:style style:name="ro4" style:family="table-row">
      <style:table-row-properties style:row-height="0.3327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9591in" fo:break-before="auto" style:use-optimal-row-height="true"/>
    </style:style>
    <style:style style:name="ro7" style:family="table-row">
      <style:table-row-properties style:row-height="0.639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center"/>
      <style:text-properties fo:font-weight="bold" style:font-weight-asian="normal" style:font-weight-complex="bold"/>
    </style:style>
    <style:style style:name="ce2" style:family="table-cell" style:parent-style-name="Default">
      <style:table-cell-properties style:text-align-source="fix" style:repeat-content="false"/>
      <style:paragraph-properties fo:text-align="center"/>
    </style:style>
    <style:style style:name="ce3" style:family="table-cell" style:parent-style-name="Default">
      <style:table-cell-properties fo:background-color="#00ff00" style:text-align-source="fix" style:repeat-content="false"/>
      <style:paragraph-properties fo:text-align="center"/>
    </style:style>
    <style:style style:name="ce4" style:family="table-cell" style:parent-style-name="Default">
      <style:table-cell-properties fo:background-color="#00ff00" style:text-align-source="fix" style:repeat-content="false"/>
      <style:paragraph-properties fo:text-align="center"/>
      <style:text-properties fo:font-weight="normal" style:font-weight-asian="normal" style:font-weight-complex="normal"/>
    </style:style>
    <style:style style:name="ce5" style:family="table-cell" style:parent-style-name="Default">
      <style:table-cell-properties fo:border-bottom="0.06pt solid #000000" fo:border-left="none" fo:border-right="none" fo:border-top="none"/>
      <style:text-properties fo:font-weight="bold" style:font-weight-asian="normal" style:font-weight-complex="bold"/>
    </style:style>
    <style:style style:name="ce6" style:family="table-cell" style:parent-style-name="Default" style:data-style-name="N100"/>
    <style:style style:name="ce7" style:family="table-cell" style:parent-style-name="Default">
      <style:table-cell-properties fo:border-bottom="0.06pt solid #000000" fo:wrap-option="wrap" fo:border-left="none" fo:border-right="none" fo:border-top="none"/>
      <style:text-properties fo:font-weight="bold" style:font-weight-asian="normal"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ackground-color="transparent" fo:wrap-option="wrap" fo:border="0.06pt solid #000000"/>
      <style:text-properties fo:font-weight="normal" style:font-weight-asian="normal" style:font-weight-complex="normal"/>
    </style:style>
    <style:style style:name="ce10" style:family="table-cell" style:parent-style-name="Default">
      <style:table-cell-properties fo:wrap-option="wrap" fo:border="0.06pt solid #000000"/>
    </style:style>
    <style:style style:name="ce11" style:family="table-cell" style:parent-style-name="Default">
      <style:table-cell-properties fo:background-color="#00ff00"/>
    </style:style>
    <style:style style:name="ce12" style:family="table-cell" style:parent-style-name="Default" style:data-style-name="N100">
      <style:table-cell-properties fo:wrap-option="wrap"/>
    </style:style>
    <style:style style:name="ce13" style:family="table-cell" style:parent-style-name="Default">
      <style:table-cell-properties fo:background-color="#ff9966"/>
    </style:style>
    <style:style style:name="ce14" style:family="table-cell" style:parent-style-name="Default">
      <style:table-cell-properties fo:background-color="transparent"/>
    </style:style>
    <style:style style:name="ce15" style:family="table-cell" style:parent-style-name="Default">
      <style:table-cell-properties fo:background-color="transparent"/>
      <style:text-properties style:use-window-font-color="true"/>
    </style:style>
    <style:style style:name="ce16" style:family="table-cell" style:parent-style-name="Default">
      <style:table-cell-properties fo:background-color="#ff0000"/>
    </style:style>
    <style:style style:name="ce17" style:family="table-cell" style:parent-style-name="Default">
      <style:table-cell-properties fo:background-color="#ffff00"/>
    </style:style>
    <style:style style:name="ce18" style:family="table-cell" style:parent-style-name="Default">
      <style:table-cell-properties fo:background-color="#00ff00"/>
      <style:text-properties fo:font-weight="bold" style:font-weight-asian="bold" style:font-weight-complex="bold"/>
    </style:style>
    <style:style style:name="ce19" style:family="table-cell" style:parent-style-name="Default">
      <style:table-cell-properties fo:background-color="#ff950e"/>
    </style:style>
    <style:style style:name="ce20" style:family="table-cell" style:parent-style-name="Default">
      <style:table-cell-properties fo:background-color="#00ff00"/>
      <style:text-properties fo:font-weight="normal" style:font-weight-asian="normal" style:font-weight-complex="normal"/>
    </style:style>
    <style:style style:name="ce21" style:family="table-cell" style:parent-style-name="Default">
      <style:text-properties fo:font-weight="bold" style:font-weight-asian="bold" style:font-weight-complex="bold"/>
    </style:style>
    <style:style style:name="T1" style:family="text">
      <style:text-properties style:font-name="Liberation Sans" style:font-name-asian="WenQuanYi Zen Hei" style:font-name-complex="Lohit Hindi"/>
    </style:style>
    <style:style style:name="T2" style:family="text">
      <style:text-properties style:font-name="Liberation Sans" fo:font-weight="bold" style:font-name-asian="WenQuanYi Zen Hei" style:font-weight-asian="bold" style:font-name-complex="Lohit Hindi" style:font-weight-complex="bold"/>
    </style:style>
    <style:style style:name="T3" style:family="text">
      <style:text-properties style:font-name="Liberation Sans" fo:font-size="12pt" fo:font-weight="bold" style:font-name-asian="WenQuanYi Zen Hei" style:font-size-asian="12pt" style:font-weight-asian="bold" style:font-name-complex="Lohit Hindi" style:font-size-complex="12pt" style:font-weight-complex="bold"/>
    </style:style>
    <style:style style:name="T4" style:family="text">
      <style:text-properties style:font-name="Liberation Sans" fo:font-weight="normal" style:font-name-asian="WenQuanYi Zen Hei" style:font-weight-asian="normal" style:font-name-complex="Lohit Hindi" style:font-weight-complex="normal"/>
    </style:style>
  </office:automatic-styles>
  <office:body>
    <office:spreadsheet>
      <table:table table:name="G.Moon_from_19261006" table:style-name="ta1">
        <table:table-column table:style-name="co1" table:default-cell-style-name="ce2"/>
        <table:table-column table:style-name="co2" table:default-cell-style-name="Default"/>
        <table:table-column table:style-name="co3" table:number-columns-repeated="2" table:default-cell-style-name="Default"/>
        <table:table-column table:style-name="co4" table:default-cell-style-name="ce8"/>
        <table:table-row table:style-name="ro1">
          <table:table-cell table:style-name="Default" office:value-type="string">
            <text:p>Revolutions of G.Moon from 1926-10-06 new moon (Marie's birthday).</text:p>
          </table:table-cell>
          <table:table-cell table:number-columns-repeated="3"/>
          <table:table-cell table:style-name="Default"/>
        </table:table-row>
        <table:table-row table:style-name="ro1">
          <table:table-cell table:style-name="Default"/>
          <table:table-cell table:number-columns-repeated="3"/>
          <table:table-cell table:style-name="Default"/>
        </table:table-row>
        <table:table-row table:style-name="ro1">
          <table:table-cell table:style-name="Default" office:value-type="string">
            <text:p>Note: Not all events for the given timestamps included.</text:p>
          </table:table-cell>
          <table:table-cell table:number-columns-repeated="3"/>
          <table:table-cell table:style-name="Default"/>
        </table:table-row>
        <table:table-row table:style-name="ro1" table:number-rows-repeated="3">
          <table:table-cell table:style-name="Default"/>
          <table:table-cell table:number-columns-repeated="3"/>
          <table:table-cell table:style-name="Default"/>
        </table:table-row>
        <table:table-row table:style-name="ro2">
          <table:table-cell table:style-name="ce1" office:value-type="string">
            <text:p>Revolution count:</text:p>
          </table:table-cell>
          <table:table-cell table:style-name="ce5" office:value-type="string">
            <text:p>Date(s):</text:p>
          </table:table-cell>
          <table:table-cell table:style-name="ce5"/>
          <table:table-cell table:style-name="ce5" office:value-type="string">
            <text:p>G.Moon</text:p>
          </table:table-cell>
          <table:table-cell table:style-name="ce7" office:value-type="string">
            <text:p>Event:</text:p>
          </table:table-cell>
        </table:table-row>
        <table:table-row table:style-name="ro1">
          <table:table-cell table:number-columns-repeated="5"/>
        </table:table-row>
        <table:table-row table:style-name="ro2">
          <table:table-cell table:style-name="ce3" office:value-type="float" office:value="0">
            <text:p>0</text:p>
          </table:table-cell>
          <table:table-cell table:style-name="ce6" office:value-type="string">
            <text:p>1926-10-06 12:00</text:p>
          </table:table-cell>
          <table:table-cell table:number-columns-repeated="2" office:value-type="float" office:value="190.26999999999">
            <text:p>190.27</text:p>
          </table:table-cell>
          <table:table-cell table:style-name="ce9" office:value-type="string">
            <text:p>New moon. <text:s/>Marie's birthday.</text:p>
          </table:table-cell>
        </table:table-row>
        <table:table-row table:style-name="ro1">
          <table:table-cell office:value-type="float" office:value="1">
            <text:p>1</text:p>
          </table:table-cell>
          <table:table-cell table:style-name="ce6" office:value-type="string">
            <text:p>1926-11-03 12:00</text:p>
          </table:table-cell>
          <table:table-cell table:number-columns-repeated="2" office:value-type="float" office:value="198.937000000005">
            <text:p>198.937</text:p>
          </table:table-cell>
          <table:table-cell table:style-name="ce10"/>
        </table:table-row>
        <table:table-row table:style-name="ro1">
          <table:table-cell office:value-type="float" office:value="2">
            <text:p>2</text:p>
          </table:table-cell>
          <table:table-cell table:style-name="ce6" office:value-type="string">
            <text:p>1926-11-30 12:00</text:p>
          </table:table-cell>
          <table:table-cell table:number-columns-repeated="2" office:value-type="float" office:value="194.894">
            <text:p>194.894</text:p>
          </table:table-cell>
          <table:table-cell table:style-name="ce10"/>
        </table:table-row>
        <table:table-row table:style-name="ro1">
          <table:table-cell office:value-type="float" office:value="3">
            <text:p>3</text:p>
          </table:table-cell>
          <table:table-cell table:style-name="ce6" office:value-type="string">
            <text:p>1926-12-27 12:00</text:p>
          </table:table-cell>
          <table:table-cell table:number-columns-repeated="2" office:value-type="float" office:value="190.657000000007">
            <text:p>190.657</text:p>
          </table:table-cell>
          <table:table-cell table:style-name="ce10"/>
        </table:table-row>
        <table:table-row table:style-name="ro3">
          <table:table-cell table:style-name="ce4" office:value-type="float" office:value="4">
            <text:p>4</text:p>
          </table:table-cell>
          <table:table-cell table:style-name="ce6" office:value-type="string">
            <text:p>1927-01-24 12:00</text:p>
          </table:table-cell>
          <table:table-cell table:number-columns-repeated="2" office:value-type="float" office:value="198.578999999998">
            <text:p>198.579</text:p>
          </table:table-cell>
          <table:table-cell office:value-type="string">
            <text:p><text:span text:style-name="T1">pg. 65. Letter from RG to Mr. Kennelworth. <text:s/>(2nd letter). <text:s/>Sir William Crooks. <text:s/>(153). <text:s/></text:span><text:span text:style-name="T2">Gates of Knowledge</text:span><text:span text:style-name="T1">. <text:s/>“I have tried to get understanding and believe that I have received it from the Bible and that I must use it.” <text:s/>&lt;Quote with </text:span><text:span text:style-name="T2">47</text:span><text:span text:style-name="T1"> words&gt;. <text:s/>Kingdom of the United States (being built now?). <text:s/>Star in the East. <text:s/></text:span></text:p>
            <text:p><text:span text:style-name="T1">pg. 70. <text:s/>Night of January 24, RG writes letter to Marie (undated letter). <text:s/>RG buys 200 bales of July Cotton at 13.80 and puts up $1000 as margin. <text:s/></text:span><text:span text:style-name="T3">RG has STARTED</text:span><text:span text:style-name="T2"> </text:span><text:span text:style-name="T4">on the road to fame and fortune</text:span><text:span text:style-name="T2">.</text:span><text:span text:style-name="T1">. <text:s/>[Note: 1000/13.80 = 72.46 or about 72] [H.Venus is 70 deg from New Year's G.Sun (1927-01-01). <text:s/>G.Venus moved 30 deg from New Year's G.Venus.]. [Note: 30 days after christmas.] [This is 24 days from New Year's.] [From 1926-10-23 to 1927-01-24, it is: 93 days elapsed, 94 degrees of G.Sun movement, 375 deg of H.Mercury movement, 147.872 deg of H.Venus movement, 94 of H.Earth movement, </text:span><text:span text:style-name="T2">50 deg of H.Mars movement</text:span><text:span text:style-name="T1">, 71 deg of G.Mercury movement, 116.8 of G.Venus movement, G.Mercury/G.Mars moved 69.678 deg.]</text:span></text:p>
          </table:table-cell>
        </table:table-row>
        <table:table-row table:style-name="ro1">
          <table:table-cell office:value-type="float" office:value="5">
            <text:p>5</text:p>
          </table:table-cell>
          <table:table-cell table:style-name="ce6" office:value-type="string">
            <text:p>1927-02-20 12:00</text:p>
          </table:table-cell>
          <table:table-cell table:number-columns-repeated="2" office:value-type="float" office:value="195.068999999989">
            <text:p>195.069</text:p>
          </table:table-cell>
          <table:table-cell/>
        </table:table-row>
        <table:table-row table:style-name="ro1">
          <table:table-cell office:value-type="float" office:value="6">
            <text:p>6</text:p>
          </table:table-cell>
          <table:table-cell table:style-name="ce6" office:value-type="string">
            <text:p>1927-03-19 12:00</text:p>
          </table:table-cell>
          <table:table-cell table:number-columns-repeated="2" office:value-type="float" office:value="191.975000000006">
            <text:p>191.975</text:p>
          </table:table-cell>
          <table:table-cell/>
        </table:table-row>
        <table:table-row table:style-name="ro1">
          <table:table-cell office:value-type="float" office:value="7">
            <text:p>7</text:p>
          </table:table-cell>
          <table:table-cell table:style-name="ce6" office:value-type="string">
            <text:p>1927-04-16 12:00</text:p>
          </table:table-cell>
          <table:table-cell table:number-columns-repeated="2" office:value-type="float" office:value="200.866999999998">
            <text:p>200.867</text:p>
          </table:table-cell>
          <table:table-cell/>
        </table:table-row>
        <table:table-row table:style-name="ro1">
          <table:table-cell office:value-type="float" office:value="8">
            <text:p>8</text:p>
          </table:table-cell>
          <table:table-cell table:style-name="ce6" office:value-type="string">
            <text:p>1927-05-13 12:00</text:p>
          </table:table-cell>
          <table:table-cell table:number-columns-repeated="2" office:value-type="float" office:value="197.600999999995">
            <text:p>197.601</text:p>
          </table:table-cell>
          <table:table-cell/>
        </table:table-row>
        <table:table-row table:style-name="ro4">
          <table:table-cell table:style-name="ce3" office:value-type="float" office:value="9">
            <text:p>9</text:p>
          </table:table-cell>
          <table:table-cell table:style-name="ce6" office:value-type="string">
            <text:p>1927-06-09 12:00</text:p>
          </table:table-cell>
          <table:table-cell table:number-columns-repeated="2" office:value-type="float" office:value="193.950000000012">
            <text:p>193.95</text:p>
          </table:table-cell>
          <table:table-cell office:value-type="string">
            <text:p>pg. 157, 161. <text:s/>RG's 21st birthday. <text:s/>pg. 165, last 5 days were 5 years.</text:p>
          </table:table-cell>
        </table:table-row>
        <table:table-row table:style-name="ro1">
          <table:table-cell office:value-type="float" office:value="10">
            <text:p>10</text:p>
          </table:table-cell>
          <table:table-cell table:style-name="ce6" office:value-type="string">
            <text:p>1927-07-06 12:00</text:p>
          </table:table-cell>
          <table:table-cell table:number-columns-repeated="2" office:value-type="float" office:value="190.030999999988">
            <text:p>190.031</text:p>
          </table:table-cell>
          <table:table-cell/>
        </table:table-row>
        <table:table-row table:style-name="ro1">
          <table:table-cell office:value-type="float" office:value="11">
            <text:p>11</text:p>
          </table:table-cell>
          <table:table-cell table:style-name="ce6" office:value-type="string">
            <text:p>1927-08-03 12:00</text:p>
          </table:table-cell>
          <table:table-cell table:number-columns-repeated="2" office:value-type="float" office:value="198.008999999991">
            <text:p>198.009</text:p>
          </table:table-cell>
          <table:table-cell/>
        </table:table-row>
        <table:table-row table:style-name="ro1">
          <table:table-cell office:value-type="float" office:value="12">
            <text:p>12</text:p>
          </table:table-cell>
          <table:table-cell table:style-name="ce6" office:value-type="string">
            <text:p>1927-08-30 12:00</text:p>
          </table:table-cell>
          <table:table-cell table:number-columns-repeated="2" office:value-type="float" office:value="194.407999999996">
            <text:p>194.408</text:p>
          </table:table-cell>
          <table:table-cell/>
        </table:table-row>
        <table:table-row table:style-name="ro1">
          <table:table-cell office:value-type="float" office:value="13">
            <text:p>13</text:p>
          </table:table-cell>
          <table:table-cell table:style-name="ce6" office:value-type="string">
            <text:p>1927-09-26 12:00</text:p>
          </table:table-cell>
          <table:table-cell table:number-columns-repeated="2" office:value-type="float" office:value="191.189000000013">
            <text:p>191.189</text:p>
          </table:table-cell>
          <table:table-cell/>
        </table:table-row>
        <table:table-row table:style-name="ro2">
          <table:table-cell table:style-name="ce3" office:value-type="float" office:value="14">
            <text:p>14</text:p>
          </table:table-cell>
          <table:table-cell table:style-name="ce6" office:value-type="string">
            <text:p>1927-10-24 12:00</text:p>
          </table:table-cell>
          <table:table-cell table:number-columns-repeated="2" office:value-type="float" office:value="200.065999999992">
            <text:p>200.066</text:p>
          </table:table-cell>
          <table:table-cell office:value-type="string">
            <text:p>pg. 199. <text:s/>October 1927 was a beautiful month.</text:p>
          </table:table-cell>
        </table:table-row>
        <table:table-row table:style-name="ro1">
          <table:table-cell office:value-type="float" office:value="15">
            <text:p>15</text:p>
          </table:table-cell>
          <table:table-cell table:style-name="ce6" office:value-type="string">
            <text:p>1927-11-20 12:00</text:p>
          </table:table-cell>
          <table:table-cell table:number-columns-repeated="2" office:value-type="float" office:value="196.97099999999">
            <text:p>196.971</text:p>
          </table:table-cell>
          <table:table-cell/>
        </table:table-row>
        <table:table-row table:style-name="ro1">
          <table:table-cell office:value-type="float" office:value="16">
            <text:p>16</text:p>
          </table:table-cell>
          <table:table-cell table:style-name="ce6" office:value-type="string">
            <text:p>1927-12-17 12:00</text:p>
          </table:table-cell>
          <table:table-cell table:number-columns-repeated="2" office:value-type="float" office:value="193.472000000009">
            <text:p>193.472</text:p>
          </table:table-cell>
          <table:table-cell/>
        </table:table-row>
        <table:table-row table:style-name="ro1">
          <table:table-cell office:value-type="float" office:value="17">
            <text:p>17</text:p>
          </table:table-cell>
          <table:table-cell table:style-name="ce6" office:value-type="string">
            <text:p>1928-01-14 12:00</text:p>
          </table:table-cell>
          <table:table-cell table:number-columns-repeated="2" office:value-type="float" office:value="201.386999999988">
            <text:p>201.387</text:p>
          </table:table-cell>
          <table:table-cell/>
        </table:table-row>
        <table:table-row table:style-name="ro1">
          <table:table-cell office:value-type="float" office:value="18">
            <text:p>18</text:p>
          </table:table-cell>
          <table:table-cell table:style-name="ce6" office:value-type="string">
            <text:p>1928-02-10 12:00</text:p>
          </table:table-cell>
          <table:table-cell table:number-columns-repeated="2" office:value-type="float" office:value="197.217000000004">
            <text:p>197.217</text:p>
          </table:table-cell>
          <table:table-cell/>
        </table:table-row>
        <table:table-row table:style-name="ro1">
          <table:table-cell office:value-type="float" office:value="19">
            <text:p>19</text:p>
          </table:table-cell>
          <table:table-cell table:style-name="ce6" office:value-type="string">
            <text:p>1928-03-08 12:00</text:p>
          </table:table-cell>
          <table:table-cell table:number-columns-repeated="2" office:value-type="float" office:value="193.217000000004">
            <text:p>193.217</text:p>
          </table:table-cell>
          <table:table-cell/>
        </table:table-row>
        <table:table-row table:style-name="ro1">
          <table:table-cell office:value-type="float" office:value="20">
            <text:p>20</text:p>
          </table:table-cell>
          <table:table-cell table:style-name="ce6" office:value-type="string">
            <text:p>1928-04-05 12:00</text:p>
          </table:table-cell>
          <table:table-cell table:number-columns-repeated="2" office:value-type="float" office:value="201.807000000001">
            <text:p>201.807</text:p>
          </table:table-cell>
          <table:table-cell/>
        </table:table-row>
        <table:table-row table:style-name="ro1">
          <table:table-cell office:value-type="float" office:value="21">
            <text:p>21</text:p>
          </table:table-cell>
          <table:table-cell table:style-name="ce6" office:value-type="string">
            <text:p>1928-05-02 12:00</text:p>
          </table:table-cell>
          <table:table-cell table:number-columns-repeated="2" office:value-type="float" office:value="198.771000000008">
            <text:p>198.771</text:p>
          </table:table-cell>
          <table:table-cell/>
        </table:table-row>
        <table:table-row table:style-name="ro5">
          <table:table-cell table:style-name="ce3" office:value-type="float" office:value="22">
            <text:p>22</text:p>
          </table:table-cell>
          <table:table-cell table:style-name="ce6" office:value-type="string">
            <text:p>1928-05-29 12:00</text:p>
          </table:table-cell>
          <table:table-cell table:number-columns-repeated="2" office:value-type="float" office:value="195.790999999997">
            <text:p>195.791</text:p>
          </table:table-cell>
          <table:table-cell office:value-type="string">
            <text:p>pg. 226. <text:s/>May 1928, Walter received a radiogram from RG saying he was leaving Japan in the later part of the month and was going to sail the “The Saint Marie” back to NY. <text:s/></text:p>
          </table:table-cell>
        </table:table-row>
        <table:table-row table:style-name="ro1">
          <table:table-cell office:value-type="float" office:value="23">
            <text:p>23</text:p>
          </table:table-cell>
          <table:table-cell table:style-name="ce6" office:value-type="string">
            <text:p>1928-06-25 12:00</text:p>
          </table:table-cell>
          <table:table-cell table:number-columns-repeated="2" office:value-type="float" office:value="192.391999999993">
            <text:p>192.392</text:p>
          </table:table-cell>
          <table:table-cell/>
        </table:table-row>
        <table:table-row table:style-name="ro1">
          <table:table-cell office:value-type="float" office:value="24">
            <text:p>24</text:p>
          </table:table-cell>
          <table:table-cell table:style-name="ce6" office:value-type="string">
            <text:p>1928-07-23 12:00</text:p>
          </table:table-cell>
          <table:table-cell table:number-columns-repeated="2" office:value-type="float" office:value="200.573999999993">
            <text:p>200.574</text:p>
          </table:table-cell>
          <table:table-cell/>
        </table:table-row>
        <table:table-row table:style-name="ro1">
          <table:table-cell office:value-type="float" office:value="25">
            <text:p>25</text:p>
          </table:table-cell>
          <table:table-cell table:style-name="ce6" office:value-type="string">
            <text:p>1928-08-19 12:00</text:p>
          </table:table-cell>
          <table:table-cell table:number-columns-repeated="2" office:value-type="float" office:value="196.285999999993">
            <text:p>196.286</text:p>
          </table:table-cell>
          <table:table-cell/>
        </table:table-row>
        <table:table-row table:style-name="ro1">
          <table:table-cell office:value-type="float" office:value="26">
            <text:p>26</text:p>
          </table:table-cell>
          <table:table-cell table:style-name="ce6" office:value-type="string">
            <text:p>1928-09-15 12:00</text:p>
          </table:table-cell>
          <table:table-cell table:number-columns-repeated="2" office:value-type="float" office:value="191.994999999995">
            <text:p>191.995</text:p>
          </table:table-cell>
          <table:table-cell/>
        </table:table-row>
        <table:table-row table:style-name="ro1">
          <table:table-cell office:value-type="float" office:value="27">
            <text:p>27</text:p>
          </table:table-cell>
          <table:table-cell table:style-name="ce6" office:value-type="string">
            <text:p>1928-10-13 12:00</text:p>
          </table:table-cell>
          <table:table-cell table:number-columns-repeated="2" office:value-type="float" office:value="200.606999999989">
            <text:p>200.607</text:p>
          </table:table-cell>
          <table:table-cell/>
        </table:table-row>
        <table:table-row table:style-name="ro1">
          <table:table-cell office:value-type="float" office:value="28">
            <text:p>28</text:p>
          </table:table-cell>
          <table:table-cell table:style-name="ce6" office:value-type="string">
            <text:p>1928-11-09 12:00</text:p>
          </table:table-cell>
          <table:table-cell table:number-columns-repeated="2" office:value-type="float" office:value="197.432000000001">
            <text:p>197.432</text:p>
          </table:table-cell>
          <table:table-cell/>
        </table:table-row>
        <table:table-row table:style-name="ro1">
          <table:table-cell office:value-type="float" office:value="29">
            <text:p>29</text:p>
          </table:table-cell>
          <table:table-cell table:style-name="ce6" office:value-type="string">
            <text:p>1928-12-06 12:00</text:p>
          </table:table-cell>
          <table:table-cell table:number-columns-repeated="2" office:value-type="float" office:value="194.497999999992">
            <text:p>194.498</text:p>
          </table:table-cell>
          <table:table-cell/>
        </table:table-row>
        <table:table-row table:style-name="ro1">
          <table:table-cell office:value-type="float" office:value="30">
            <text:p>30</text:p>
          </table:table-cell>
          <table:table-cell table:style-name="ce6" office:value-type="string">
            <text:p>1929-01-02 12:00</text:p>
          </table:table-cell>
          <table:table-cell table:number-columns-repeated="2" office:value-type="float" office:value="191.010999999999">
            <text:p>191.011</text:p>
          </table:table-cell>
          <table:table-cell/>
        </table:table-row>
        <table:table-row table:style-name="ro1">
          <table:table-cell office:value-type="float" office:value="31">
            <text:p>31</text:p>
          </table:table-cell>
          <table:table-cell table:style-name="ce6" office:value-type="string">
            <text:p>1929-01-30 12:00</text:p>
          </table:table-cell>
          <table:table-cell table:number-columns-repeated="2" office:value-type="float" office:value="199.155999999988">
            <text:p>199.156</text:p>
          </table:table-cell>
          <table:table-cell/>
        </table:table-row>
        <table:table-row table:style-name="ro5">
          <table:table-cell table:style-name="ce3" office:value-type="float" office:value="32">
            <text:p>32</text:p>
          </table:table-cell>
          <table:table-cell table:style-name="ce6" office:value-type="string">
            <text:p>1929-02-26 12:00</text:p>
          </table:table-cell>
          <table:table-cell table:number-columns-repeated="2" office:value-type="float" office:value="194.135999999999">
            <text:p>194.136</text:p>
          </table:table-cell>
          <table:table-cell office:value-type="string">
            <text:p>pg. 241. <text:s/>Beautiful sunhiny morning in the later part of February, 1929, RG walking down a prominent street in Paris, with no special objective in mind. <text:s/>Looking down at a the street. <text:s/>Letter dropped.</text:p>
          </table:table-cell>
        </table:table-row>
        <table:table-row table:style-name="ro1">
          <table:table-cell office:value-type="float" office:value="33">
            <text:p>33</text:p>
          </table:table-cell>
          <table:table-cell table:style-name="ce6" office:value-type="string">
            <text:p>1929-03-26 12:00</text:p>
          </table:table-cell>
          <table:table-cell table:number-columns-repeated="2" office:value-type="float" office:value="202.162000000011">
            <text:p>202.162</text:p>
          </table:table-cell>
          <table:table-cell/>
        </table:table-row>
        <table:table-row table:style-name="ro4">
          <table:table-cell table:style-name="ce3" office:value-type="float" office:value="34">
            <text:p>34</text:p>
          </table:table-cell>
          <table:table-cell table:style-name="ce6" office:value-type="string">
            <text:p>1929-04-22 12:00</text:p>
          </table:table-cell>
          <table:table-cell table:number-columns-repeated="2" office:value-type="float" office:value="198.132000000012">
            <text:p>198.132</text:p>
          </table:table-cell>
          <table:table-cell office:value-type="string">
            <text:p>pg. 269. <text:s/>In the latter part of April, RG decided tha the must return to NY and take up his duties. <text:s/></text:p>
          </table:table-cell>
        </table:table-row>
        <table:table-row table:style-name="ro1">
          <table:table-cell office:value-type="float" office:value="35">
            <text:p>35</text:p>
          </table:table-cell>
          <table:table-cell table:style-name="ce6" office:value-type="string">
            <text:p>1929-05-19 12:00</text:p>
          </table:table-cell>
          <table:table-cell table:number-columns-repeated="2" office:value-type="float" office:value="194.962999999989">
            <text:p>194.963</text:p>
          </table:table-cell>
          <table:table-cell/>
        </table:table-row>
        <table:table-row table:style-name="ro1">
          <table:table-cell office:value-type="float" office:value="36">
            <text:p>36</text:p>
          </table:table-cell>
          <table:table-cell table:style-name="ce6" office:value-type="string">
            <text:p>1929-06-15 12:00</text:p>
          </table:table-cell>
          <table:table-cell table:number-columns-repeated="2" office:value-type="float" office:value="191.999000000011">
            <text:p>191.999</text:p>
          </table:table-cell>
          <table:table-cell/>
        </table:table-row>
        <table:table-row table:style-name="ro1">
          <table:table-cell office:value-type="float" office:value="37">
            <text:p>37</text:p>
          </table:table-cell>
          <table:table-cell table:style-name="ce6" office:value-type="string">
            <text:p>1929-07-13 12:00</text:p>
          </table:table-cell>
          <table:table-cell table:number-columns-repeated="2" office:value-type="float" office:value="201.231">
            <text:p>201.231</text:p>
          </table:table-cell>
          <table:table-cell/>
        </table:table-row>
        <table:table-row table:style-name="ro1">
          <table:table-cell office:value-type="float" office:value="38">
            <text:p>38</text:p>
          </table:table-cell>
          <table:table-cell table:style-name="ce6" office:value-type="string">
            <text:p>1929-08-09 12:00</text:p>
          </table:table-cell>
          <table:table-cell table:number-columns-repeated="2" office:value-type="float" office:value="196.861999999994">
            <text:p>196.862</text:p>
          </table:table-cell>
          <table:table-cell/>
        </table:table-row>
        <table:table-row table:style-name="ro1">
          <table:table-cell office:value-type="float" office:value="39">
            <text:p>39</text:p>
          </table:table-cell>
          <table:table-cell table:style-name="ce6" office:value-type="string">
            <text:p>1929-09-05 12:00</text:p>
          </table:table-cell>
          <table:table-cell table:number-columns-repeated="2" office:value-type="float" office:value="191.54800000001">
            <text:p>191.548</text:p>
          </table:table-cell>
          <table:table-cell/>
        </table:table-row>
        <table:table-row table:style-name="ro1">
          <table:table-cell office:value-type="float" office:value="40">
            <text:p>40</text:p>
          </table:table-cell>
          <table:table-cell table:style-name="ce6" office:value-type="string">
            <text:p>1929-10-03 12:00</text:p>
          </table:table-cell>
          <table:table-cell table:number-columns-repeated="2" office:value-type="float" office:value="199.717000000004">
            <text:p>199.717</text:p>
          </table:table-cell>
          <table:table-cell/>
        </table:table-row>
        <table:table-row table:style-name="ro1">
          <table:table-cell office:value-type="float" office:value="41">
            <text:p>41</text:p>
          </table:table-cell>
          <table:table-cell table:style-name="ce6" office:value-type="string">
            <text:p>1929-10-30 12:00</text:p>
          </table:table-cell>
          <table:table-cell table:number-columns-repeated="2" office:value-type="float" office:value="195.238000000012">
            <text:p>195.238</text:p>
          </table:table-cell>
          <table:table-cell/>
        </table:table-row>
        <table:table-row table:style-name="ro1">
          <table:table-cell office:value-type="float" office:value="42">
            <text:p>42</text:p>
          </table:table-cell>
          <table:table-cell table:style-name="ce6" office:value-type="string">
            <text:p>1929-11-26 12:00</text:p>
          </table:table-cell>
          <table:table-cell table:number-columns-repeated="2" office:value-type="float" office:value="191.883999999991">
            <text:p>191.884</text:p>
          </table:table-cell>
          <table:table-cell/>
        </table:table-row>
        <table:table-row table:style-name="ro1">
          <table:table-cell office:value-type="float" office:value="43">
            <text:p>43</text:p>
          </table:table-cell>
          <table:table-cell table:style-name="ce6" office:value-type="string">
            <text:p>1929-12-24 12:00</text:p>
          </table:table-cell>
          <table:table-cell table:number-columns-repeated="2" office:value-type="float" office:value="201.910999999993">
            <text:p>201.911</text:p>
          </table:table-cell>
          <table:table-cell/>
        </table:table-row>
        <table:table-row table:style-name="ro1">
          <table:table-cell office:value-type="float" office:value="44">
            <text:p>44</text:p>
          </table:table-cell>
          <table:table-cell table:style-name="ce6" office:value-type="string">
            <text:p>1930-01-20 12:00</text:p>
          </table:table-cell>
          <table:table-cell table:number-columns-repeated="2" office:value-type="float" office:value="198.309999999998">
            <text:p>198.31</text:p>
          </table:table-cell>
          <table:table-cell/>
        </table:table-row>
        <table:table-row table:style-name="ro1">
          <table:table-cell office:value-type="float" office:value="45">
            <text:p>45</text:p>
          </table:table-cell>
          <table:table-cell table:style-name="ce6" office:value-type="string">
            <text:p>1930-02-16 12:00</text:p>
          </table:table-cell>
          <table:table-cell table:number-columns-repeated="2" office:value-type="float" office:value="193.095000000001">
            <text:p>193.095</text:p>
          </table:table-cell>
          <table:table-cell/>
        </table:table-row>
        <table:table-row table:style-name="ro1">
          <table:table-cell office:value-type="float" office:value="46">
            <text:p>46</text:p>
          </table:table-cell>
          <table:table-cell table:style-name="ce6" office:value-type="string">
            <text:p>1930-03-16 12:00</text:p>
          </table:table-cell>
          <table:table-cell table:number-columns-repeated="2" office:value-type="float" office:value="200.929999999993">
            <text:p>200.93</text:p>
          </table:table-cell>
          <table:table-cell/>
        </table:table-row>
        <table:table-row table:style-name="ro4">
          <table:table-cell table:style-name="ce3" office:value-type="float" office:value="47">
            <text:p>47</text:p>
          </table:table-cell>
          <table:table-cell table:style-name="ce6" office:value-type="string">
            <text:p>1930-04-12 12:00</text:p>
          </table:table-cell>
          <table:table-cell table:number-columns-repeated="2" office:value-type="float" office:value="195.141999999993">
            <text:p>195.142</text:p>
          </table:table-cell>
          <table:table-cell office:value-type="string">
            <text:p>pg. 277. <text:s/>Japan declared war on the US and Spain joined forces with her. <text:s/>They secured the aid of Mexico and established an air base there.</text:p>
          </table:table-cell>
        </table:table-row>
        <table:table-row table:style-name="ro1">
          <table:table-cell office:value-type="float" office:value="48">
            <text:p>48</text:p>
          </table:table-cell>
          <table:table-cell table:style-name="ce6" office:value-type="string">
            <text:p>1930-05-09 12:00</text:p>
          </table:table-cell>
          <table:table-cell table:number-columns-repeated="2" office:value-type="float" office:value="190.652000000002">
            <text:p>190.652</text:p>
          </table:table-cell>
          <table:table-cell/>
        </table:table-row>
        <table:table-row table:style-name="ro1">
          <table:table-cell office:value-type="float" office:value="49">
            <text:p>49</text:p>
          </table:table-cell>
          <table:table-cell table:style-name="ce6" office:value-type="string">
            <text:p>1930-06-06 12:00</text:p>
          </table:table-cell>
          <table:table-cell table:number-columns-repeated="2" office:value-type="float" office:value="200.856999999989">
            <text:p>200.857</text:p>
          </table:table-cell>
          <table:table-cell/>
        </table:table-row>
        <table:table-row table:style-name="ro1">
          <table:table-cell office:value-type="float" office:value="50">
            <text:p>50</text:p>
          </table:table-cell>
          <table:table-cell table:style-name="ce6" office:value-type="string">
            <text:p>1930-07-03 12:00</text:p>
          </table:table-cell>
          <table:table-cell table:number-columns-repeated="2" office:value-type="float" office:value="197.821999999986">
            <text:p>197.822</text:p>
          </table:table-cell>
          <table:table-cell/>
        </table:table-row>
        <table:table-row table:style-name="ro1">
          <table:table-cell office:value-type="float" office:value="51">
            <text:p>51</text:p>
          </table:table-cell>
          <table:table-cell table:style-name="ce6" office:value-type="string">
            <text:p>1930-07-30 12:00</text:p>
          </table:table-cell>
          <table:table-cell table:number-columns-repeated="2" office:value-type="float" office:value="193.986999999994">
            <text:p>193.987</text:p>
          </table:table-cell>
          <table:table-cell/>
        </table:table-row>
        <table:table-row table:style-name="ro1">
          <table:table-cell office:value-type="float" office:value="52">
            <text:p>52</text:p>
          </table:table-cell>
          <table:table-cell table:style-name="ce6" office:value-type="string">
            <text:p>1930-08-27 12:00</text:p>
          </table:table-cell>
          <table:table-cell table:number-columns-repeated="2" office:value-type="float" office:value="202.907999999996">
            <text:p>202.908</text:p>
          </table:table-cell>
          <table:table-cell/>
        </table:table-row>
        <table:table-row table:style-name="ro1">
          <table:table-cell office:value-type="float" office:value="53">
            <text:p>53</text:p>
          </table:table-cell>
          <table:table-cell table:style-name="ce6" office:value-type="string">
            <text:p>1930-09-23 12:00</text:p>
          </table:table-cell>
          <table:table-cell table:number-columns-repeated="2" office:value-type="float" office:value="196.744000000006">
            <text:p>196.744</text:p>
          </table:table-cell>
          <table:table-cell/>
        </table:table-row>
        <table:table-row table:style-name="ro1">
          <table:table-cell office:value-type="float" office:value="54">
            <text:p>54</text:p>
          </table:table-cell>
          <table:table-cell table:style-name="ce6" office:value-type="string">
            <text:p>1930-10-20 12:00</text:p>
          </table:table-cell>
          <table:table-cell table:number-columns-repeated="2" office:value-type="float" office:value="190.488000000012">
            <text:p>190.488</text:p>
          </table:table-cell>
          <table:table-cell/>
        </table:table-row>
        <table:table-row table:style-name="ro1">
          <table:table-cell office:value-type="float" office:value="55">
            <text:p>55</text:p>
          </table:table-cell>
          <table:table-cell table:style-name="ce6" office:value-type="string">
            <text:p>1930-11-17 12:00</text:p>
          </table:table-cell>
          <table:table-cell table:number-columns-repeated="2" office:value-type="float" office:value="199.730000000011">
            <text:p>199.73</text:p>
          </table:table-cell>
          <table:table-cell/>
        </table:table-row>
        <table:table-row table:style-name="ro1">
          <table:table-cell office:value-type="float" office:value="56">
            <text:p>56</text:p>
          </table:table-cell>
          <table:table-cell table:style-name="ce6" office:value-type="string">
            <text:p>1930-12-14 12:00</text:p>
          </table:table-cell>
          <table:table-cell table:number-columns-repeated="2" office:value-type="float" office:value="196.125">
            <text:p>196.125</text:p>
          </table:table-cell>
          <table:table-cell/>
        </table:table-row>
        <table:table-row table:style-name="ro1">
          <table:table-cell office:value-type="float" office:value="57">
            <text:p>57</text:p>
          </table:table-cell>
          <table:table-cell table:style-name="ce6" office:value-type="string">
            <text:p>1931-01-10 12:00</text:p>
          </table:table-cell>
          <table:table-cell table:number-columns-repeated="2" office:value-type="float" office:value="193.007000000012">
            <text:p>193.007</text:p>
          </table:table-cell>
          <table:table-cell/>
        </table:table-row>
        <table:table-row table:style-name="ro1">
          <table:table-cell office:value-type="float" office:value="58">
            <text:p>58</text:p>
          </table:table-cell>
          <table:table-cell table:style-name="ce6" office:value-type="string">
            <text:p>1931-02-07 12:00</text:p>
          </table:table-cell>
          <table:table-cell table:number-columns-repeated="2" office:value-type="float" office:value="202.937999999995">
            <text:p>202.938</text:p>
          </table:table-cell>
          <table:table-cell/>
        </table:table-row>
        <table:table-row table:style-name="ro1">
          <table:table-cell office:value-type="float" office:value="59">
            <text:p>59</text:p>
          </table:table-cell>
          <table:table-cell table:style-name="ce6" office:value-type="string">
            <text:p>1931-03-06 12:00</text:p>
          </table:table-cell>
          <table:table-cell table:number-columns-repeated="2" office:value-type="float" office:value="197.160000000003">
            <text:p>197.16</text:p>
          </table:table-cell>
          <table:table-cell/>
        </table:table-row>
        <table:table-row table:style-name="ro1">
          <table:table-cell office:value-type="float" office:value="60">
            <text:p>60</text:p>
          </table:table-cell>
          <table:table-cell table:style-name="ce6" office:value-type="string">
            <text:p>1931-04-02 12:00</text:p>
          </table:table-cell>
          <table:table-cell table:number-columns-repeated="2" office:value-type="float" office:value="190.179000000004">
            <text:p>190.179</text:p>
          </table:table-cell>
          <table:table-cell/>
        </table:table-row>
        <table:table-row table:style-name="ro1">
          <table:table-cell office:value-type="float" office:value="61">
            <text:p>61</text:p>
          </table:table-cell>
          <table:table-cell table:style-name="ce6" office:value-type="string">
            <text:p>1931-04-30 12:00</text:p>
          </table:table-cell>
          <table:table-cell table:number-columns-repeated="2" office:value-type="float" office:value="198.693999999989">
            <text:p>198.694</text:p>
          </table:table-cell>
          <table:table-cell/>
        </table:table-row>
        <table:table-row table:style-name="ro1">
          <table:table-cell office:value-type="float" office:value="62">
            <text:p>62</text:p>
          </table:table-cell>
          <table:table-cell table:style-name="ce6" office:value-type="string">
            <text:p>1931-05-27 12:00</text:p>
          </table:table-cell>
          <table:table-cell table:number-columns-repeated="2" office:value-type="float" office:value="193.804000000004">
            <text:p>193.804</text:p>
          </table:table-cell>
          <table:table-cell/>
        </table:table-row>
        <table:table-row table:style-name="ro1">
          <table:table-cell office:value-type="float" office:value="63">
            <text:p>63</text:p>
          </table:table-cell>
          <table:table-cell table:style-name="ce6" office:value-type="string">
            <text:p>1931-06-23 12:00</text:p>
          </table:table-cell>
          <table:table-cell table:number-columns-repeated="2" office:value-type="float" office:value="190.358999999997">
            <text:p>190.359</text:p>
          </table:table-cell>
          <table:table-cell/>
        </table:table-row>
        <table:table-row table:style-name="ro1">
          <table:table-cell office:value-type="float" office:value="64">
            <text:p>64</text:p>
          </table:table-cell>
          <table:table-cell table:style-name="ce6" office:value-type="string">
            <text:p>1931-07-21 12:00</text:p>
          </table:table-cell>
          <table:table-cell table:number-columns-repeated="2" office:value-type="float" office:value="201.272999999986">
            <text:p>201.273</text:p>
          </table:table-cell>
          <table:table-cell/>
        </table:table-row>
        <table:table-row table:style-name="ro1">
          <table:table-cell office:value-type="float" office:value="65">
            <text:p>65</text:p>
          </table:table-cell>
          <table:table-cell table:style-name="ce6" office:value-type="string">
            <text:p>1931-08-17 12:00</text:p>
          </table:table-cell>
          <table:table-cell table:number-columns-repeated="2" office:value-type="float" office:value="197.282000000007">
            <text:p>197.282</text:p>
          </table:table-cell>
          <table:table-cell/>
        </table:table-row>
        <table:table-row table:style-name="ro1">
          <table:table-cell office:value-type="float" office:value="66">
            <text:p>66</text:p>
          </table:table-cell>
          <table:table-cell table:style-name="ce6" office:value-type="string">
            <text:p>1931-09-13 12:00</text:p>
          </table:table-cell>
          <table:table-cell table:number-columns-repeated="2" office:value-type="float" office:value="191.524999999994">
            <text:p>191.525</text:p>
          </table:table-cell>
          <table:table-cell/>
        </table:table-row>
        <table:table-row table:style-name="ro1">
          <table:table-cell office:value-type="float" office:value="67">
            <text:p>67</text:p>
          </table:table-cell>
          <table:table-cell table:style-name="ce6" office:value-type="string">
            <text:p>1931-10-11 12:00</text:p>
          </table:table-cell>
          <table:table-cell table:number-columns-repeated="2" office:value-type="float" office:value="199.722000000009">
            <text:p>199.722</text:p>
          </table:table-cell>
          <table:table-cell/>
        </table:table-row>
        <table:table-row table:style-name="ro1">
          <table:table-cell office:value-type="float" office:value="68">
            <text:p>68</text:p>
          </table:table-cell>
          <table:table-cell table:style-name="ce6" office:value-type="string">
            <text:p>1931-11-07 12:00</text:p>
          </table:table-cell>
          <table:table-cell table:number-columns-repeated="2" office:value-type="float" office:value="192.94200000001">
            <text:p>192.942</text:p>
          </table:table-cell>
          <table:table-cell/>
        </table:table-row>
        <table:table-row table:style-name="ro1">
          <table:table-cell office:value-type="float" office:value="69">
            <text:p>69</text:p>
          </table:table-cell>
          <table:table-cell table:style-name="ce6" office:value-type="string">
            <text:p>1931-12-05 12:00</text:p>
          </table:table-cell>
          <table:table-cell table:number-columns-repeated="2" office:value-type="float" office:value="202.301000000007">
            <text:p>202.301</text:p>
          </table:table-cell>
          <table:table-cell/>
        </table:table-row>
        <table:table-row table:style-name="ro6">
          <table:table-cell table:style-name="ce3" office:value-type="float" office:value="70">
            <text:p>70</text:p>
          </table:table-cell>
          <table:table-cell table:style-name="ce6" office:value-type="string">
            <text:p>1932-01-01 12:00</text:p>
          </table:table-cell>
          <table:table-cell table:number-columns-repeated="2" office:value-type="float" office:value="198.58600000001">
            <text:p>198.586</text:p>
          </table:table-cell>
          <table:table-cell office:value-type="string">
            <text:p>pg. 354. <text:s/>SCG went to NY on January 1, 1932, levaing Colonel Morrison in charge in Detroit and ordering General Pearson to Detroi to hold the fort until he completed the test in NY. <text:s/>SCG accompanied only by Colonel Edna Kennelworth made the first flight in MAM, ascended to a height of more than 20 miles and anchored the Marie in the air. <text:s/>The new inventions were a perfect success.</text:p>
          </table:table-cell>
        </table:table-row>
        <table:table-row table:style-name="ro1">
          <table:table-cell office:value-type="float" office:value="71">
            <text:p>71</text:p>
          </table:table-cell>
          <table:table-cell table:style-name="ce6" office:value-type="string">
            <text:p>1932-01-28 12:00</text:p>
          </table:table-cell>
          <table:table-cell table:number-columns-repeated="2" office:value-type="float" office:value="195.390000000014">
            <text:p>195.39</text:p>
          </table:table-cell>
          <table:table-cell/>
        </table:table-row>
        <table:table-row table:style-name="ro1">
          <table:table-cell office:value-type="float" office:value="72">
            <text:p>72</text:p>
          </table:table-cell>
          <table:table-cell table:style-name="ce6" office:value-type="string">
            <text:p>1932-02-24 12:00</text:p>
          </table:table-cell>
          <table:table-cell table:number-columns-repeated="2" office:value-type="float" office:value="190.853999999992">
            <text:p>190.854</text:p>
          </table:table-cell>
          <table:table-cell/>
        </table:table-row>
        <table:table-row table:style-name="ro1">
          <table:table-cell office:value-type="float" office:value="73">
            <text:p>73</text:p>
          </table:table-cell>
          <table:table-cell table:style-name="ce6" office:value-type="string">
            <text:p>1932-03-23 12:00</text:p>
          </table:table-cell>
          <table:table-cell table:number-columns-repeated="2" office:value-type="float" office:value="199.562999999995">
            <text:p>199.563</text:p>
          </table:table-cell>
          <table:table-cell/>
        </table:table-row>
        <table:table-row table:style-name="ro1">
          <table:table-cell office:value-type="float" office:value="74">
            <text:p>74</text:p>
          </table:table-cell>
          <table:table-cell table:style-name="ce6" office:value-type="string">
            <text:p>1932-04-19 12:00</text:p>
          </table:table-cell>
          <table:table-cell table:number-columns-repeated="2" office:value-type="float" office:value="192.521999999997">
            <text:p>192.522</text:p>
          </table:table-cell>
          <table:table-cell/>
        </table:table-row>
        <table:table-row table:style-name="ro1">
          <table:table-cell office:value-type="float" office:value="75">
            <text:p>75</text:p>
          </table:table-cell>
          <table:table-cell table:style-name="ce6" office:value-type="string">
            <text:p>1932-05-17 12:00</text:p>
          </table:table-cell>
          <table:table-cell table:number-columns-repeated="2" office:value-type="float" office:value="201.102000000014">
            <text:p>201.102</text:p>
          </table:table-cell>
          <table:table-cell/>
        </table:table-row>
        <table:table-row table:style-name="ro1">
          <table:table-cell office:value-type="float" office:value="76">
            <text:p>76</text:p>
          </table:table-cell>
          <table:table-cell table:style-name="ce6" office:value-type="string">
            <text:p>1932-06-13 12:00</text:p>
          </table:table-cell>
          <table:table-cell table:number-columns-repeated="2" office:value-type="float" office:value="196.133000000002">
            <text:p>196.133</text:p>
          </table:table-cell>
          <table:table-cell/>
        </table:table-row>
        <table:table-row table:style-name="ro1">
          <table:table-cell office:value-type="float" office:value="77">
            <text:p>77</text:p>
          </table:table-cell>
          <table:table-cell table:style-name="ce6" office:value-type="string">
            <text:p>1932-07-10 12:00</text:p>
          </table:table-cell>
          <table:table-cell table:number-columns-repeated="2" office:value-type="float" office:value="192.662000000011">
            <text:p>192.662</text:p>
          </table:table-cell>
          <table:table-cell/>
        </table:table-row>
        <table:table-row table:style-name="ro1">
          <table:table-cell office:value-type="float" office:value="78">
            <text:p>78</text:p>
          </table:table-cell>
          <table:table-cell table:style-name="ce6" office:value-type="string">
            <text:p>1932-08-07 12:00</text:p>
          </table:table-cell>
          <table:table-cell table:number-columns-repeated="2" office:value-type="float" office:value="203.602000000014">
            <text:p>203.602</text:p>
          </table:table-cell>
          <table:table-cell/>
        </table:table-row>
        <table:table-row table:style-name="ro1">
          <table:table-cell office:value-type="float" office:value="79">
            <text:p>79</text:p>
          </table:table-cell>
          <table:table-cell table:style-name="ce6" office:value-type="string">
            <text:p>1932-09-03 12:00</text:p>
          </table:table-cell>
          <table:table-cell table:number-columns-repeated="2" office:value-type="float" office:value="199.636999999988">
            <text:p>199.637</text:p>
          </table:table-cell>
          <table:table-cell/>
        </table:table-row>
        <table:table-row table:style-name="ro1">
          <table:table-cell office:value-type="float" office:value="80">
            <text:p>80</text:p>
          </table:table-cell>
          <table:table-cell table:style-name="ce6" office:value-type="string">
            <text:p>1932-09-30 12:00</text:p>
          </table:table-cell>
          <table:table-cell table:number-columns-repeated="2" office:value-type="float" office:value="193.962">
            <text:p>193.962</text:p>
          </table:table-cell>
          <table:table-cell/>
        </table:table-row>
        <table:table-row table:style-name="ro1">
          <table:table-cell office:value-type="float" office:value="81">
            <text:p>81</text:p>
          </table:table-cell>
          <table:table-cell table:style-name="ce6" office:value-type="string">
            <text:p>1932-10-28 12:00</text:p>
          </table:table-cell>
          <table:table-cell table:number-columns-repeated="2" office:value-type="float" office:value="202.103000000003">
            <text:p>202.103</text:p>
          </table:table-cell>
          <table:table-cell/>
        </table:table-row>
        <table:table-row table:style-name="ro1">
          <table:table-cell office:value-type="float" office:value="82">
            <text:p>82</text:p>
          </table:table-cell>
          <table:table-cell table:style-name="ce6" office:value-type="string">
            <text:p>1932-11-24 12:00</text:p>
          </table:table-cell>
          <table:table-cell table:number-columns-repeated="2" office:value-type="float" office:value="195.446999999986">
            <text:p>195.447</text:p>
          </table:table-cell>
          <table:table-cell/>
        </table:table-row>
        <table:table-row table:style-name="ro1">
          <table:table-cell office:value-type="float" office:value="83">
            <text:p>83</text:p>
          </table:table-cell>
          <table:table-cell table:style-name="ce6" office:value-type="string">
            <text:p>1932-12-21 12:00</text:p>
          </table:table-cell>
          <table:table-cell table:number-columns-repeated="2" office:value-type="float" office:value="190.590999999986">
            <text:p>190.591</text:p>
          </table:table-cell>
          <table:table-cell/>
        </table:table-row>
        <table:table-row table:style-name="ro1">
          <table:table-cell office:value-type="float" office:value="84">
            <text:p>84</text:p>
          </table:table-cell>
          <table:table-cell table:style-name="ce6" office:value-type="string">
            <text:p>1933-01-18 12:00</text:p>
          </table:table-cell>
          <table:table-cell table:number-columns-repeated="2" office:value-type="float" office:value="201.051999999996">
            <text:p>201.052</text:p>
          </table:table-cell>
          <table:table-cell/>
        </table:table-row>
        <table:table-row table:style-name="ro1">
          <table:table-cell office:value-type="float" office:value="85">
            <text:p>85</text:p>
          </table:table-cell>
          <table:table-cell table:style-name="ce6" office:value-type="string">
            <text:p>1933-02-14 12:00</text:p>
          </table:table-cell>
          <table:table-cell table:number-columns-repeated="2" office:value-type="float" office:value="197.888999999996">
            <text:p>197.889</text:p>
          </table:table-cell>
          <table:table-cell/>
        </table:table-row>
        <table:table-row table:style-name="ro1">
          <table:table-cell office:value-type="float" office:value="86">
            <text:p>86</text:p>
          </table:table-cell>
          <table:table-cell table:style-name="ce6" office:value-type="string">
            <text:p>1933-03-13 12:00</text:p>
          </table:table-cell>
          <table:table-cell table:number-columns-repeated="2" office:value-type="float" office:value="193.565999999992">
            <text:p>193.566</text:p>
          </table:table-cell>
          <table:table-cell/>
        </table:table-row>
        <table:table-row table:style-name="ro1">
          <table:table-cell office:value-type="float" office:value="87">
            <text:p>87</text:p>
          </table:table-cell>
          <table:table-cell table:style-name="ce6" office:value-type="string">
            <text:p>1933-04-10 12:00</text:p>
          </table:table-cell>
          <table:table-cell table:number-columns-repeated="2" office:value-type="float" office:value="202.295000000013">
            <text:p>202.295</text:p>
          </table:table-cell>
          <table:table-cell/>
        </table:table-row>
        <table:table-row table:style-name="ro1">
          <table:table-cell office:value-type="float" office:value="88">
            <text:p>88</text:p>
          </table:table-cell>
          <table:table-cell table:style-name="ce6" office:value-type="string">
            <text:p>1933-05-07 12:00</text:p>
          </table:table-cell>
          <table:table-cell table:number-columns-repeated="2" office:value-type="float" office:value="195.847000000009">
            <text:p>195.847</text:p>
          </table:table-cell>
          <table:table-cell/>
        </table:table-row>
        <table:table-row table:style-name="ro1">
          <table:table-cell office:value-type="float" office:value="89">
            <text:p>89</text:p>
          </table:table-cell>
          <table:table-cell table:style-name="ce6" office:value-type="string">
            <text:p>1933-06-03 12:00</text:p>
          </table:table-cell>
          <table:table-cell table:number-columns-repeated="2" office:value-type="float" office:value="190.159000000014">
            <text:p>190.159</text:p>
          </table:table-cell>
          <table:table-cell/>
        </table:table-row>
        <table:table-row table:style-name="ro1">
          <table:table-cell office:value-type="float" office:value="90">
            <text:p>90</text:p>
          </table:table-cell>
          <table:table-cell table:style-name="ce6" office:value-type="string">
            <text:p>1933-07-01 12:00</text:p>
          </table:table-cell>
          <table:table-cell table:number-columns-repeated="2" office:value-type="float" office:value="199.570999999996">
            <text:p>199.571</text:p>
          </table:table-cell>
          <table:table-cell/>
        </table:table-row>
        <table:table-row table:style-name="ro1">
          <table:table-cell office:value-type="float" office:value="91">
            <text:p>91</text:p>
          </table:table-cell>
          <table:table-cell table:style-name="ce6" office:value-type="string">
            <text:p>1933-07-28 12:00</text:p>
          </table:table-cell>
          <table:table-cell table:number-columns-repeated="2" office:value-type="float" office:value="196.190000000002">
            <text:p>196.19</text:p>
          </table:table-cell>
          <table:table-cell/>
        </table:table-row>
        <table:table-row table:style-name="ro1">
          <table:table-cell office:value-type="float" office:value="92">
            <text:p>92</text:p>
          </table:table-cell>
          <table:table-cell table:style-name="ce6" office:value-type="string">
            <text:p>1933-08-24 12:00</text:p>
          </table:table-cell>
          <table:table-cell table:number-columns-repeated="2" office:value-type="float" office:value="193.114000000001">
            <text:p>193.114</text:p>
          </table:table-cell>
          <table:table-cell/>
        </table:table-row>
        <table:table-row table:style-name="ro1">
          <table:table-cell office:value-type="float" office:value="93">
            <text:p>93</text:p>
          </table:table-cell>
          <table:table-cell table:style-name="ce6" office:value-type="string">
            <text:p>1933-09-21 12:00</text:p>
          </table:table-cell>
          <table:table-cell table:number-columns-repeated="2" office:value-type="float" office:value="203.002999999997">
            <text:p>203.003</text:p>
          </table:table-cell>
          <table:table-cell/>
        </table:table-row>
        <table:table-row table:style-name="ro1">
          <table:table-cell office:value-type="float" office:value="94">
            <text:p>94</text:p>
          </table:table-cell>
          <table:table-cell table:style-name="ce6" office:value-type="string">
            <text:p>1933-10-18 12:00</text:p>
          </table:table-cell>
          <table:table-cell table:number-columns-repeated="2" office:value-type="float" office:value="197.853000000003">
            <text:p>197.853</text:p>
          </table:table-cell>
          <table:table-cell/>
        </table:table-row>
        <table:table-row table:style-name="ro1">
          <table:table-cell office:value-type="float" office:value="95">
            <text:p>95</text:p>
          </table:table-cell>
          <table:table-cell table:style-name="ce6" office:value-type="string">
            <text:p>1933-11-14 12:00</text:p>
          </table:table-cell>
          <table:table-cell table:number-columns-repeated="2" office:value-type="float" office:value="191.80799999999">
            <text:p>191.808</text:p>
          </table:table-cell>
          <table:table-cell/>
        </table:table-row>
        <table:table-row table:style-name="ro1">
          <table:table-cell office:value-type="float" office:value="96">
            <text:p>96</text:p>
          </table:table-cell>
          <table:table-cell table:style-name="ce6" office:value-type="string">
            <text:p>1933-12-12 12:00</text:p>
          </table:table-cell>
          <table:table-cell table:number-columns-repeated="2" office:value-type="float" office:value="199.880999999994">
            <text:p>199.881</text:p>
          </table:table-cell>
          <table:table-cell/>
        </table:table-row>
        <table:table-row table:style-name="ro1">
          <table:table-cell office:value-type="float" office:value="97">
            <text:p>97</text:p>
          </table:table-cell>
          <table:table-cell table:style-name="ce6" office:value-type="string">
            <text:p>1934-01-08 12:00</text:p>
          </table:table-cell>
          <table:table-cell table:number-columns-repeated="2" office:value-type="float" office:value="195.420000000013">
            <text:p>195.42</text:p>
          </table:table-cell>
          <table:table-cell/>
        </table:table-row>
        <table:table-row table:style-name="ro1">
          <table:table-cell office:value-type="float" office:value="98">
            <text:p>98</text:p>
          </table:table-cell>
          <table:table-cell table:style-name="ce6" office:value-type="string">
            <text:p>1934-02-04 12:00</text:p>
          </table:table-cell>
          <table:table-cell table:number-columns-repeated="2" office:value-type="float" office:value="192.253999999986">
            <text:p>192.254</text:p>
          </table:table-cell>
          <table:table-cell/>
        </table:table-row>
        <table:table-row table:style-name="ro1">
          <table:table-cell office:value-type="float" office:value="99">
            <text:p>99</text:p>
          </table:table-cell>
          <table:table-cell table:style-name="ce6" office:value-type="string">
            <text:p>1934-03-04 12:00</text:p>
          </table:table-cell>
          <table:table-cell table:number-columns-repeated="2" office:value-type="float" office:value="202.253999999986">
            <text:p>202.254</text:p>
          </table:table-cell>
          <table:table-cell/>
        </table:table-row>
        <table:table-row table:style-name="ro1">
          <table:table-cell office:value-type="float" office:value="100">
            <text:p>100</text:p>
          </table:table-cell>
          <table:table-cell table:style-name="ce6" office:value-type="string">
            <text:p>1934-03-31 12:00</text:p>
          </table:table-cell>
          <table:table-cell table:number-columns-repeated="2" office:value-type="float" office:value="198.393000000011">
            <text:p>198.393</text:p>
          </table:table-cell>
          <table:table-cell/>
        </table:table-row>
        <table:table-row table:style-name="ro1">
          <table:table-cell office:value-type="float" office:value="101">
            <text:p>101</text:p>
          </table:table-cell>
          <table:table-cell table:style-name="ce6" office:value-type="string">
            <text:p>1934-04-27 12:00</text:p>
          </table:table-cell>
          <table:table-cell table:number-columns-repeated="2" office:value-type="float" office:value="193.464000000007">
            <text:p>193.464</text:p>
          </table:table-cell>
          <table:table-cell/>
        </table:table-row>
        <table:table-row table:style-name="ro1" table:number-rows-repeated="1048465">
          <table:table-cell table:number-columns-repeated="5"/>
        </table:table-row>
        <table:table-row table:style-name="ro1">
          <table:table-cell table:number-columns-repeated="5"/>
        </table:table-row>
      </table:table>
      <table:table table:name="G.Moon_G.Sun_from_19261006" table:style-name="ta1">
        <table:table-column table:style-name="co5" table:default-cell-style-name="Default"/>
        <table:table-column table:style-name="co6" table:default-cell-style-name="Default"/>
        <table:table-column table:style-name="co3" table:number-columns-repeated="4" table:default-cell-style-name="Default"/>
        <table:table-column table:style-name="co7" table:default-cell-style-name="Default"/>
        <table:table-column table:style-name="co8" table:default-cell-style-name="ce12"/>
        <table:table-column table:style-name="co3" table:default-cell-style-name="Default"/>
        <table:table-column table:style-name="co9" table:default-cell-style-name="Default"/>
        <table:table-column table:style-name="co3" table:number-columns-repeated="6" table:default-cell-style-name="Default"/>
        <table:table-column table:style-name="co10" table:default-cell-style-name="ce12"/>
        <table:table-column table:style-name="co3" table:default-cell-style-name="Default"/>
        <table:table-column table:style-name="co9" table:default-cell-style-name="Default"/>
        <table:table-column table:style-name="co3" table:number-columns-repeated="6" table:default-cell-style-name="Default"/>
        <table:table-column table:style-name="co11" table:default-cell-style-name="ce12"/>
        <table:table-column table:style-name="co3" table:default-cell-style-name="Default"/>
        <table:table-column table:style-name="co12" table:default-cell-style-name="Default"/>
        <table:table-column table:style-name="co3" table:number-columns-repeated="6" table:default-cell-style-name="Default"/>
        <table:table-column table:style-name="co13" table:default-cell-style-name="ce12"/>
        <table:table-column table:style-name="co3" table:default-cell-style-name="Default"/>
        <table:table-column table:style-name="co9" table:default-cell-style-name="Default"/>
        <table:table-column table:style-name="co3" table:number-columns-repeated="6" table:default-cell-style-name="Default"/>
        <table:table-column table:style-name="co14" table:default-cell-style-name="ce12"/>
        <table:table-column table:style-name="co3" table:default-cell-style-name="Default"/>
        <table:table-column table:style-name="co15" table:default-cell-style-name="Default"/>
        <table:table-column table:style-name="co3" table:number-columns-repeated="6" table:default-cell-style-name="Default"/>
        <table:table-column table:style-name="co16" table:default-cell-style-name="ce12"/>
        <table:table-column table:style-name="co3" table:default-cell-style-name="Default"/>
        <table:table-column table:style-name="co1" table:default-cell-style-name="Default"/>
        <table:table-column table:style-name="co3" table:number-columns-repeated="6" table:default-cell-style-name="Default"/>
        <table:table-column table:style-name="co17" table:default-cell-style-name="ce12"/>
        <table:table-column table:style-name="co3" table:default-cell-style-name="Default"/>
        <table:table-column table:style-name="co18" table:default-cell-style-name="Default"/>
        <table:table-column table:style-name="co3" table:number-columns-repeated="6" table:default-cell-style-name="Default"/>
        <table:table-column table:style-name="co17" table:default-cell-style-name="ce12"/>
        <table:table-column table:style-name="co3" table:default-cell-style-name="Default"/>
        <table:table-column table:style-name="co19" table:default-cell-style-name="Default"/>
        <table:table-column table:style-name="co3" table:number-columns-repeated="6" table:default-cell-style-name="Default"/>
        <table:table-column table:style-name="co20" table:default-cell-style-name="ce12"/>
        <table:table-column table:style-name="co3" table:default-cell-style-name="Default"/>
        <table:table-column table:style-name="co5" table:default-cell-style-name="Default"/>
        <table:table-column table:style-name="co3" table:number-columns-repeated="6" table:default-cell-style-name="Default"/>
        <table:table-column table:style-name="co21" table:default-cell-style-name="ce12"/>
        <table:table-column table:style-name="co3" table:default-cell-style-name="Default"/>
        <table:table-column table:style-name="co22" table:default-cell-style-name="Default"/>
        <table:table-column table:style-name="co3" table:number-columns-repeated="6" table:default-cell-style-name="Default"/>
        <table:table-column table:style-name="co23" table:default-cell-style-name="ce12"/>
        <table:table-column table:style-name="co3" table:default-cell-style-name="Default"/>
        <table:table-column table:style-name="co12" table:default-cell-style-name="Default"/>
        <table:table-column table:style-name="co3" table:number-columns-repeated="6" table:default-cell-style-name="Default"/>
        <table:table-column table:style-name="co16" table:default-cell-style-name="ce12"/>
        <table:table-column table:style-name="co3" table:default-cell-style-name="Default"/>
        <table:table-column table:style-name="co24" table:default-cell-style-name="Default"/>
        <table:table-column table:style-name="co3" table:number-columns-repeated="6" table:default-cell-style-name="Default"/>
        <table:table-column table:style-name="co25" table:default-cell-style-name="ce12"/>
        <table:table-column table:style-name="co3" table:default-cell-style-name="Default"/>
        <table:table-column table:style-name="co15" table:default-cell-style-name="Default"/>
        <table:table-column table:style-name="co3" table:number-columns-repeated="6" table:default-cell-style-name="Default"/>
        <table:table-column table:style-name="co26" table:default-cell-style-name="ce12"/>
        <table:table-column table:style-name="co3" table:default-cell-style-name="Default"/>
        <table:table-column table:style-name="co15" table:default-cell-style-name="Default"/>
        <table:table-column table:style-name="co3" table:number-columns-repeated="6" table:default-cell-style-name="Default"/>
        <table:table-column table:style-name="co27" table:default-cell-style-name="ce12"/>
        <table:table-column table:style-name="co3" table:default-cell-style-name="Default"/>
        <table:table-column table:style-name="co28" table:default-cell-style-name="Default"/>
        <table:table-column table:style-name="co3" table:number-columns-repeated="6" table:default-cell-style-name="Default"/>
        <table:table-column table:style-name="co10" table:default-cell-style-name="ce12"/>
        <table:table-column table:style-name="co3" table:default-cell-style-name="Default"/>
        <table:table-column table:style-name="co29" table:default-cell-style-name="Default"/>
        <table:table-column table:style-name="co3" table:number-columns-repeated="6" table:default-cell-style-name="Default"/>
        <table:table-column table:style-name="co30" table:default-cell-style-name="ce12"/>
        <table:table-column table:style-name="co3" table:default-cell-style-name="Default"/>
        <table:table-column table:style-name="co31" table:default-cell-style-name="Default"/>
        <table:table-column table:style-name="co3" table:number-columns-repeated="6" table:default-cell-style-name="Default"/>
        <table:table-column table:style-name="co32" table:default-cell-style-name="ce12"/>
        <table:table-column table:style-name="co3" table:default-cell-style-name="Default"/>
        <table:table-column table:style-name="co33" table:default-cell-style-name="Default"/>
        <table:table-column table:style-name="co3" table:number-columns-repeated="6" table:default-cell-style-name="Default"/>
        <table:table-column table:style-name="co34" table:default-cell-style-name="ce12"/>
        <table:table-column table:style-name="co3" table:default-cell-style-name="Default"/>
        <table:table-column table:style-name="co35" table:default-cell-style-name="Default"/>
        <table:table-column table:style-name="co3" table:number-columns-repeated="6" table:default-cell-style-name="Default"/>
        <table:table-column table:style-name="co36" table:default-cell-style-name="ce12"/>
        <table:table-column table:style-name="co3" table:default-cell-style-name="Default"/>
        <table:table-column table:style-name="co37" table:default-cell-style-name="Default"/>
        <table:table-column table:style-name="co3" table:number-columns-repeated="6" table:default-cell-style-name="Default"/>
        <table:table-column table:style-name="co38" table:default-cell-style-name="ce12"/>
        <table:table-column table:style-name="co3" table:default-cell-style-name="Default"/>
        <table:table-column table:style-name="co35" table:number-columns-repeated="2" table:default-cell-style-name="Default"/>
        <table:table-column table:style-name="co3" table:number-columns-repeated="5" table:default-cell-style-name="Default"/>
        <table:table-column table:style-name="co36" table:default-cell-style-name="ce12"/>
        <table:table-column table:style-name="co3" table:default-cell-style-name="Default"/>
        <table:table-column table:style-name="co39" table:default-cell-style-name="Default"/>
        <table:table-column table:style-name="co3" table:number-columns-repeated="6" table:default-cell-style-name="Default"/>
        <table:table-column table:style-name="co40" table:default-cell-style-name="ce12"/>
        <table:table-row table:style-name="ro1">
          <table:table-cell office:value-type="string">
            <text:p>Revolutions of G.Moon/G.Sun from 1926-10-06 new moon (Marie's birthday).</text:p>
          </table:table-cell>
          <table:table-cell table:number-columns-repeated="17"/>
          <table:table-cell office:value-type="float" office:value="0">
            <text:p>0</text:p>
          </table:table-cell>
          <table:table-cell table:number-columns-repeated="8"/>
          <table:table-cell office:value-type="float" office:value="1">
            <text:p>1</text:p>
          </table:table-cell>
          <table:table-cell table:number-columns-repeated="8"/>
          <table:table-cell office:value-type="float" office:value="2">
            <text:p>2</text:p>
          </table:table-cell>
          <table:table-cell table:number-columns-repeated="8"/>
          <table:table-cell office:value-type="float" office:value="3">
            <text:p>3</text:p>
          </table:table-cell>
          <table:table-cell table:number-columns-repeated="8"/>
          <table:table-cell office:value-type="float" office:value="4">
            <text:p>4</text:p>
          </table:table-cell>
          <table:table-cell table:number-columns-repeated="8"/>
          <table:table-cell office:value-type="float" office:value="5">
            <text:p>5</text:p>
          </table:table-cell>
          <table:table-cell table:number-columns-repeated="8"/>
          <table:table-cell office:value-type="float" office:value="6">
            <text:p>6</text:p>
          </table:table-cell>
          <table:table-cell table:number-columns-repeated="8"/>
          <table:table-cell office:value-type="float" office:value="7">
            <text:p>7</text:p>
          </table:table-cell>
          <table:table-cell table:number-columns-repeated="8"/>
          <table:table-cell office:value-type="float" office:value="8">
            <text:p>8</text:p>
          </table:table-cell>
          <table:table-cell table:number-columns-repeated="8"/>
          <table:table-cell office:value-type="float" office:value="9">
            <text:p>9</text:p>
          </table:table-cell>
          <table:table-cell table:number-columns-repeated="8"/>
          <table:table-cell office:value-type="float" office:value="10">
            <text:p>10</text:p>
          </table:table-cell>
          <table:table-cell table:number-columns-repeated="8"/>
          <table:table-cell office:value-type="float" office:value="11">
            <text:p>11</text:p>
          </table:table-cell>
          <table:table-cell table:number-columns-repeated="8"/>
          <table:table-cell office:value-type="float" office:value="12">
            <text:p>12</text:p>
          </table:table-cell>
          <table:table-cell table:number-columns-repeated="8"/>
          <table:table-cell office:value-type="float" office:value="13">
            <text:p>13</text:p>
          </table:table-cell>
          <table:table-cell table:number-columns-repeated="8"/>
          <table:table-cell office:value-type="float" office:value="14">
            <text:p>14</text:p>
          </table:table-cell>
          <table:table-cell table:number-columns-repeated="8"/>
          <table:table-cell office:value-type="float" office:value="15">
            <text:p>15</text:p>
          </table:table-cell>
          <table:table-cell table:number-columns-repeated="8"/>
          <table:table-cell office:value-type="float" office:value="16">
            <text:p>16</text:p>
          </table:table-cell>
          <table:table-cell table:number-columns-repeated="8"/>
          <table:table-cell office:value-type="float" office:value="17">
            <text:p>17</text:p>
          </table:table-cell>
          <table:table-cell table:number-columns-repeated="8"/>
          <table:table-cell office:value-type="float" office:value="18">
            <text:p>18</text:p>
          </table:table-cell>
          <table:table-cell table:number-columns-repeated="8"/>
          <table:table-cell office:value-type="float" office:value="19">
            <text:p>19</text:p>
          </table:table-cell>
          <table:table-cell table:number-columns-repeated="8"/>
          <table:table-cell office:value-type="float" office:value="20">
            <text:p>20</text:p>
          </table:table-cell>
          <table:table-cell table:number-columns-repeated="7"/>
        </table:table-row>
        <table:table-row table:style-name="ro1" table:number-rows-repeated="4">
          <table:table-cell table:number-columns-repeated="206"/>
        </table:table-row>
        <table:table-row table:style-name="ro1">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table:style-name="ce14" office:value-type="string">
            <text:p>Date</text:p>
          </table:table-cell>
          <table:table-cell table:style-name="ce14" office:value-type="string">
            <text:p>Day of week</text:p>
          </table:table-cell>
          <table:table-cell table:style-name="ce14" office:value-type="string">
            <text:p>G.Sun</text:p>
          </table:table-cell>
          <table:table-cell table:style-name="ce14" office:value-type="string">
            <text:p>G.Moon</text:p>
          </table:table-cell>
          <table:table-cell table:style-name="ce14" office:value-type="string">
            <text:p>G.TrueNorthNode</text:p>
          </table:table-cell>
          <table:table-cell table:style-name="ce14" office:value-type="string">
            <text:p>G.Moon/G.Sun % 360</text:p>
          </table:table-cell>
          <table:table-cell table:style-name="ce14"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table-row>
        <table:table-row table:style-name="ro4">
          <table:table-cell office:value-type="string">
            <text:p>1926-08-08 08:49 EST-0500</text:p>
          </table:table-cell>
          <table:table-cell office:value-type="string">
            <text:p>Sun</text:p>
          </table:table-cell>
          <table:table-cell office:value-type="float" office:value="135.249">
            <text:p>135.249</text:p>
          </table:table-cell>
          <table:table-cell office:value-type="float" office:value="135.251">
            <text:p>135.251</text:p>
          </table:table-cell>
          <table:table-cell office:value-type="float" office:value="106.279">
            <text:p>106.279</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6-09-07 00:45 EST-0500</text:p>
          </table:table-cell>
          <table:table-cell office:value-type="string">
            <text:p>Tue</text:p>
          </table:table-cell>
          <table:table-cell office:value-type="float" office:value="163.852">
            <text:p>163.852</text:p>
          </table:table-cell>
          <table:table-cell office:value-type="float" office:value="163.854">
            <text:p>163.854</text:p>
          </table:table-cell>
          <table:table-cell office:value-type="float" office:value="104.753">
            <text:p>104.753</text:p>
          </table:table-cell>
          <table:table-cell office:value-type="float" office:value="0.00199999999313">
            <text:p>0.002</text:p>
          </table:table-cell>
          <table:table-cell office:value-type="float" office:value="30">
            <text:p>30</text:p>
          </table:table-cell>
          <table:table-cell table:number-columns-repeated="2"/>
          <table:table-cell table:style-name="ce11" office:value-type="string">
            <text:p>1926-10-06 17:14 EST-0500</text:p>
          </table:table-cell>
          <table:table-cell table:style-name="ce11" office:value-type="string">
            <text:p>Wed</text:p>
          </table:table-cell>
          <table:table-cell table:style-name="ce11" office:value-type="float" office:value="192.9">
            <text:p>192.9</text:p>
          </table:table-cell>
          <table:table-cell table:style-name="ce11" office:value-type="float" office:value="192.903">
            <text:p>192.903</text:p>
          </table:table-cell>
          <table:table-cell table:style-name="ce11" office:value-type="float" office:value="101.666">
            <text:p>101.666</text:p>
          </table:table-cell>
          <table:table-cell table:style-name="ce11" office:value-type="float" office:value="0.00299999999697">
            <text:p>0.003</text:p>
          </table:table-cell>
          <table:table-cell table:style-name="ce11" office:value-type="float" office:value="30">
            <text:p>30</text:p>
          </table:table-cell>
          <table:table-cell table:number-columns-repeated="2"/>
          <table:table-cell office:value-type="string">
            <text:p>1926-11-05 09:35 EST-0500</text:p>
          </table:table-cell>
          <table:table-cell office:value-type="string">
            <text:p>Fri</text:p>
          </table:table-cell>
          <table:table-cell office:value-type="float" office:value="222.431">
            <text:p>222.431</text:p>
          </table:table-cell>
          <table:table-cell office:value-type="float" office:value="222.433">
            <text:p>222.433</text:p>
          </table:table-cell>
          <table:table-cell office:value-type="float" office:value="98.624">
            <text:p>98.624</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6-12-05 01:12 EST-0500</text:p>
          </table:table-cell>
          <table:table-cell office:value-type="string">
            <text:p>Sun</text:p>
          </table:table-cell>
          <table:table-cell office:value-type="float" office:value="252.363">
            <text:p>252.363</text:p>
          </table:table-cell>
          <table:table-cell office:value-type="float" office:value="252.366">
            <text:p>252.366</text:p>
          </table:table-cell>
          <table:table-cell office:value-type="float" office:value="97.248">
            <text:p>97.248</text:p>
          </table:table-cell>
          <table:table-cell office:value-type="float" office:value="0.00299999999697">
            <text:p>0.003</text:p>
          </table:table-cell>
          <table:table-cell office:value-type="float" office:value="30">
            <text:p>30</text:p>
          </table:table-cell>
          <table:table-cell table:number-columns-repeated="2"/>
          <table:table-cell table:style-name="ce14" office:value-type="string">
            <text:p>1927-01-03 15:28 EST-0500</text:p>
          </table:table-cell>
          <table:table-cell table:style-name="ce14" office:value-type="string">
            <text:p>Mon</text:p>
          </table:table-cell>
          <table:table-cell table:style-name="ce14" office:value-type="float" office:value="282.488">
            <text:p>282.488</text:p>
          </table:table-cell>
          <table:table-cell table:style-name="ce14" office:value-type="float" office:value="282.492">
            <text:p>282.492</text:p>
          </table:table-cell>
          <table:table-cell table:style-name="ce14" office:value-type="float" office:value="97.206">
            <text:p>97.206</text:p>
          </table:table-cell>
          <table:table-cell table:style-name="ce14" office:value-type="float" office:value="0.00400000000081">
            <text:p>0.004</text:p>
          </table:table-cell>
          <table:table-cell table:style-name="ce14" office:value-type="float" office:value="30">
            <text:p>30</text:p>
          </table:table-cell>
          <table:table-cell table:number-columns-repeated="2"/>
          <table:table-cell office:value-type="string">
            <text:p>1927-02-02 03:54 EST-0500</text:p>
          </table:table-cell>
          <table:table-cell office:value-type="string">
            <text:p>Wed</text:p>
          </table:table-cell>
          <table:table-cell office:value-type="float" office:value="312.529">
            <text:p>312.529</text:p>
          </table:table-cell>
          <table:table-cell office:value-type="float" office:value="312.531">
            <text:p>312.531</text:p>
          </table:table-cell>
          <table:table-cell office:value-type="float" office:value="96.801">
            <text:p>96.801</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7-03-03 14:25 EST-0500</text:p>
          </table:table-cell>
          <table:table-cell office:value-type="string">
            <text:p>Thu</text:p>
          </table:table-cell>
          <table:table-cell office:value-type="float" office:value="342.233">
            <text:p>342.233</text:p>
          </table:table-cell>
          <table:table-cell office:value-type="float" office:value="342.237">
            <text:p>342.237</text:p>
          </table:table-cell>
          <table:table-cell office:value-type="float" office:value="94.737">
            <text:p>94.737</text:p>
          </table:table-cell>
          <table:table-cell office:value-type="float" office:value="0.00400000000081">
            <text:p>0.004</text:p>
          </table:table-cell>
          <table:table-cell office:value-type="float" office:value="30">
            <text:p>30</text:p>
          </table:table-cell>
          <table:table-cell table:number-columns-repeated="2"/>
          <table:table-cell table:style-name="ce14" office:value-type="string">
            <text:p>1927-04-01 23:24 EST-0500</text:p>
          </table:table-cell>
          <table:table-cell table:style-name="ce14" office:value-type="string">
            <text:p>Fri</text:p>
          </table:table-cell>
          <table:table-cell table:style-name="ce14" office:value-type="float" office:value="11.446">
            <text:p>11.446</text:p>
          </table:table-cell>
          <table:table-cell table:style-name="ce14" office:value-type="float" office:value="11.449">
            <text:p>11.449</text:p>
          </table:table-cell>
          <table:table-cell table:style-name="ce14" office:value-type="float" office:value="91.502">
            <text:p>91.502</text:p>
          </table:table-cell>
          <table:table-cell table:style-name="ce14" office:value-type="float" office:value="0.00299999999697">
            <text:p>0.003</text:p>
          </table:table-cell>
          <table:table-cell table:style-name="ce17" office:value-type="float" office:value="30">
            <text:p>30</text:p>
          </table:table-cell>
          <table:table-cell table:number-columns-repeated="2"/>
          <table:table-cell table:style-name="ce11" office:value-type="string">
            <text:p>1927-05-01 07:40 EST -0500</text:p>
          </table:table-cell>
          <table:table-cell table:style-name="ce11" office:value-type="string">
            <text:p>Sun</text:p>
          </table:table-cell>
          <table:table-cell table:style-name="ce11" office:value-type="float" office:value="40.149">
            <text:p>40.149</text:p>
          </table:table-cell>
          <table:table-cell table:style-name="ce13" office:value-type="float" office:value="40.153">
            <text:p>40.153</text:p>
          </table:table-cell>
          <table:table-cell table:style-name="ce11" office:value-type="float" office:value="88.902">
            <text:p>88.902</text:p>
          </table:table-cell>
          <table:table-cell table:style-name="ce11" office:value-type="float" office:value="0.00400000000081">
            <text:p>0.004</text:p>
          </table:table-cell>
          <table:table-cell table:style-name="ce11" office:value-type="float" office:value="30">
            <text:p>30</text:p>
          </table:table-cell>
          <table:table-cell office:value-type="string">
            <text:p>pg. 97. <text:s/>Marie love anqd trust. <text:s/>Please try to understand.</text:p>
          </table:table-cell>
          <table:table-cell/>
          <table:table-cell table:style-name="ce19" office:value-type="string">
            <text:p>1927-05-30 16:06 EST-0500</text:p>
          </table:table-cell>
          <table:table-cell table:style-name="ce19" office:value-type="string">
            <text:p>Mon</text:p>
          </table:table-cell>
          <table:table-cell table:style-name="ce19" office:value-type="float" office:value="68.447">
            <text:p>68.447</text:p>
          </table:table-cell>
          <table:table-cell table:style-name="ce19" office:value-type="float" office:value="68.451">
            <text:p>68.451</text:p>
          </table:table-cell>
          <table:table-cell table:style-name="ce19" office:value-type="float" office:value="87.922">
            <text:p>87.922</text:p>
          </table:table-cell>
          <table:table-cell table:style-name="ce19" office:value-type="float" office:value="0.00400000000081">
            <text:p>0.004</text:p>
          </table:table-cell>
          <table:table-cell table:style-name="ce19" office:value-type="float" office:value="30">
            <text:p>30</text:p>
          </table:table-cell>
          <table:table-cell table:number-columns-repeated="2"/>
          <table:table-cell table:style-name="ce14" office:value-type="string">
            <text:p>1927-06-29 01:32 EST-0500</text:p>
          </table:table-cell>
          <table:table-cell table:style-name="ce14" office:value-type="string">
            <text:p>Wed</text:p>
          </table:table-cell>
          <table:table-cell table:style-name="ce14" office:value-type="float" office:value="96.531">
            <text:p>96.531</text:p>
          </table:table-cell>
          <table:table-cell table:style-name="ce14" office:value-type="float" office:value="96.534">
            <text:p>96.534</text:p>
          </table:table-cell>
          <table:table-cell table:style-name="ce14" office:value-type="float" office:value="87.929">
            <text:p>87.929</text:p>
          </table:table-cell>
          <table:table-cell table:style-name="ce14" office:value-type="float" office:value="0.00299999999697">
            <text:p>0.003</text:p>
          </table:table-cell>
          <table:table-cell table:style-name="ce14" office:value-type="float" office:value="30">
            <text:p>30</text:p>
          </table:table-cell>
          <table:table-cell table:number-columns-repeated="2"/>
          <table:table-cell office:value-type="string">
            <text:p>1927-07-28 12:37 EST-0500</text:p>
          </table:table-cell>
          <table:table-cell office:value-type="string">
            <text:p>Thu</text:p>
          </table:table-cell>
          <table:table-cell office:value-type="float" office:value="124.639">
            <text:p>124.639</text:p>
          </table:table-cell>
          <table:table-cell office:value-type="float" office:value="124.641">
            <text:p>124.641</text:p>
          </table:table-cell>
          <table:table-cell office:value-type="float" office:value="87.523">
            <text:p>87.523</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7-08-27 01:46 EST-0500</text:p>
          </table:table-cell>
          <table:table-cell office:value-type="string">
            <text:p>Sat</text:p>
          </table:table-cell>
          <table:table-cell office:value-type="float" office:value="153.009">
            <text:p>153.009</text:p>
          </table:table-cell>
          <table:table-cell office:value-type="float" office:value="153.01">
            <text:p>153.01</text:p>
          </table:table-cell>
          <table:table-cell office:value-type="float" office:value="85.589">
            <text:p>85.589</text:p>
          </table:table-cell>
          <table:table-cell office:value-type="float" office:value="0.00100000000384">
            <text:p>0.001</text:p>
          </table:table-cell>
          <table:table-cell office:value-type="float" office:value="30">
            <text:p>30</text:p>
          </table:table-cell>
          <table:table-cell table:number-columns-repeated="2"/>
          <table:table-cell office:value-type="string">
            <text:p>1927-09-25 17:11 EST-0500</text:p>
          </table:table-cell>
          <table:table-cell office:value-type="string">
            <text:p>Sun</text:p>
          </table:table-cell>
          <table:table-cell table:number-columns-repeated="2" office:value-type="float" office:value="181.84">
            <text:p>181.84</text:p>
          </table:table-cell>
          <table:table-cell office:value-type="float" office:value="82.375">
            <text:p>82.375</text:p>
          </table:table-cell>
          <table:table-cell office:value-type="float" office:value="0">
            <text:p>0</text:p>
          </table:table-cell>
          <table:table-cell office:value-type="float" office:value="30">
            <text:p>30</text:p>
          </table:table-cell>
          <table:table-cell table:number-columns-repeated="2"/>
          <table:table-cell office:value-type="string">
            <text:p>1927-10-25 10:38 EST-0500</text:p>
          </table:table-cell>
          <table:table-cell office:value-type="string">
            <text:p>Tue</text:p>
          </table:table-cell>
          <table:table-cell office:value-type="float" office:value="211.233">
            <text:p>211.233</text:p>
          </table:table-cell>
          <table:table-cell office:value-type="float" office:value="211.235">
            <text:p>211.235</text:p>
          </table:table-cell>
          <table:table-cell office:value-type="float" office:value="79.642">
            <text:p>79.642</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7-11-24 05:10 EST-0500</text:p>
          </table:table-cell>
          <table:table-cell office:value-type="string">
            <text:p>Thu</text:p>
          </table:table-cell>
          <table:table-cell office:value-type="float" office:value="241.141">
            <text:p>241.141</text:p>
          </table:table-cell>
          <table:table-cell office:value-type="float" office:value="241.143">
            <text:p>241.143</text:p>
          </table:table-cell>
          <table:table-cell office:value-type="float" office:value="78.678">
            <text:p>78.678</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7-12-23 23:14 EST-0500</text:p>
          </table:table-cell>
          <table:table-cell office:value-type="string">
            <text:p>Fri</text:p>
          </table:table-cell>
          <table:table-cell office:value-type="float" office:value="271.362">
            <text:p>271.362</text:p>
          </table:table-cell>
          <table:table-cell office:value-type="float" office:value="271.365">
            <text:p>271.365</text:p>
          </table:table-cell>
          <table:table-cell office:value-type="float" office:value="78.751">
            <text:p>78.751</text:p>
          </table:table-cell>
          <table:table-cell office:value-type="float" office:value="0.00299999999697">
            <text:p>0.003</text:p>
          </table:table-cell>
          <table:table-cell office:value-type="float" office:value="30">
            <text:p>30</text:p>
          </table:table-cell>
          <table:table-cell table:number-columns-repeated="2"/>
          <table:table-cell office:value-type="string">
            <text:p>1928-01-22 15:19 EST-0500</text:p>
          </table:table-cell>
          <table:table-cell office:value-type="string">
            <text:p>Sun</text:p>
          </table:table-cell>
          <table:table-cell office:value-type="float" office:value="301.591">
            <text:p>301.591</text:p>
          </table:table-cell>
          <table:table-cell office:value-type="float" office:value="301.595">
            <text:p>301.595</text:p>
          </table:table-cell>
          <table:table-cell office:value-type="float" office:value="78.031">
            <text:p>78.031</text:p>
          </table:table-cell>
          <table:table-cell office:value-type="float" office:value="0.00400000000081">
            <text:p>0.004</text:p>
          </table:table-cell>
          <table:table-cell office:value-type="float" office:value="30">
            <text:p>30</text:p>
          </table:table-cell>
          <table:table-cell table:number-columns-repeated="2"/>
          <table:table-cell office:value-type="string">
            <text:p>1928-02-21 04:41 EST-0500</text:p>
          </table:table-cell>
          <table:table-cell office:value-type="string">
            <text:p>Tue</text:p>
          </table:table-cell>
          <table:table-cell office:value-type="float" office:value="331.534">
            <text:p>331.534</text:p>
          </table:table-cell>
          <table:table-cell office:value-type="float" office:value="331.54">
            <text:p>331.54</text:p>
          </table:table-cell>
          <table:table-cell office:value-type="float" office:value="75.519">
            <text:p>75.519</text:p>
          </table:table-cell>
          <table:table-cell office:value-type="float" office:value="0.00599999999395">
            <text:p>0.006</text:p>
          </table:table-cell>
          <table:table-cell office:value-type="float" office:value="30">
            <text:p>30</text:p>
          </table:table-cell>
          <table:table-cell table:number-columns-repeated="2"/>
          <table:table-cell office:value-type="string">
            <text:p>1928-03-21 15:30 EST-0500</text:p>
          </table:table-cell>
          <table:table-cell office:value-type="string">
            <text:p>Wed</text:p>
          </table:table-cell>
          <table:table-cell office:value-type="float" office:value="0.989">
            <text:p>0.989</text:p>
          </table:table-cell>
          <table:table-cell office:value-type="float" office:value="0.994">
            <text:p>0.994</text:p>
          </table:table-cell>
          <table:table-cell office:value-type="float" office:value="72.247">
            <text:p>72.247</text:p>
          </table:table-cell>
          <table:table-cell office:value-type="float" office:value="0.00500000000466">
            <text:p>0.005</text:p>
          </table:table-cell>
          <table:table-cell office:value-type="float" office:value="30">
            <text:p>30</text:p>
          </table:table-cell>
          <table:table-cell table:number-columns-repeated="2"/>
          <table:table-cell office:value-type="string">
            <text:p>1928-04-20 00:25 EST-0500</text:p>
          </table:table-cell>
          <table:table-cell office:value-type="string">
            <text:p>Fri</text:p>
          </table:table-cell>
          <table:table-cell office:value-type="float" office:value="29.889">
            <text:p>29.889</text:p>
          </table:table-cell>
          <table:table-cell office:value-type="float" office:value="29.891">
            <text:p>29.891</text:p>
          </table:table-cell>
          <table:table-cell office:value-type="float" office:value="70.076">
            <text:p>70.076</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8-05-19 08:15 EST-0500</text:p>
          </table:table-cell>
          <table:table-cell office:value-type="string">
            <text:p>Sat</text:p>
          </table:table-cell>
          <table:table-cell office:value-type="float" office:value="58.297">
            <text:p>58.297</text:p>
          </table:table-cell>
          <table:table-cell office:value-type="float" office:value="58.302">
            <text:p>58.302</text:p>
          </table:table-cell>
          <table:table-cell office:value-type="float" office:value="69.498">
            <text:p>69.498</text:p>
          </table:table-cell>
          <table:table-cell office:value-type="float" office:value="0.00500000000466">
            <text:p>0.005</text:p>
          </table:table-cell>
          <table:table-cell office:value-type="float" office:value="30">
            <text:p>30</text:p>
          </table:table-cell>
          <table:table-cell/>
        </table:table-row>
        <table:table-row table:style-name="ro4">
          <table:table-cell office:value-type="string">
            <text:p>1926-08-09 11:12 EST-0500</text:p>
          </table:table-cell>
          <table:table-cell office:value-type="string">
            <text:p>Mon</text:p>
          </table:table-cell>
          <table:table-cell office:value-type="float" office:value="136.304">
            <text:p>136.304</text:p>
          </table:table-cell>
          <table:table-cell office:value-type="float" office:value="148.305">
            <text:p>148.305</text:p>
          </table:table-cell>
          <table:table-cell office:value-type="float" office:value="106.205">
            <text:p>106.205</text:p>
          </table:table-cell>
          <table:table-cell office:value-type="float" office:value="12.001">
            <text:p>12.001</text:p>
          </table:table-cell>
          <table:table-cell office:value-type="float" office:value="1">
            <text:p>1</text:p>
          </table:table-cell>
          <table:table-cell table:number-columns-repeated="2"/>
          <table:table-cell office:value-type="string">
            <text:p>1926-09-08 03:11 EST-0500</text:p>
          </table:table-cell>
          <table:table-cell office:value-type="string">
            <text:p>Wed</text:p>
          </table:table-cell>
          <table:table-cell office:value-type="float" office:value="164.922">
            <text:p>164.922</text:p>
          </table:table-cell>
          <table:table-cell office:value-type="float" office:value="176.926">
            <text:p>176.926</text:p>
          </table:table-cell>
          <table:table-cell office:value-type="float" office:value="104.546">
            <text:p>104.546</text:p>
          </table:table-cell>
          <table:table-cell office:value-type="float" office:value="12.004">
            <text:p>12.004</text:p>
          </table:table-cell>
          <table:table-cell office:value-type="float" office:value="1">
            <text:p>1</text:p>
          </table:table-cell>
          <table:table-cell table:number-columns-repeated="2"/>
          <table:table-cell office:value-type="string">
            <text:p>1926-10-07 19:03 EST-0500</text:p>
          </table:table-cell>
          <table:table-cell office:value-type="string">
            <text:p>Thu</text:p>
          </table:table-cell>
          <table:table-cell office:value-type="float" office:value="193.962">
            <text:p>193.962</text:p>
          </table:table-cell>
          <table:table-cell office:value-type="float" office:value="205.963">
            <text:p>205.963</text:p>
          </table:table-cell>
          <table:table-cell office:value-type="float" office:value="101.411">
            <text:p>101.411</text:p>
          </table:table-cell>
          <table:table-cell office:value-type="float" office:value="12.001">
            <text:p>12.001</text:p>
          </table:table-cell>
          <table:table-cell office:value-type="float" office:value="1">
            <text:p>1</text:p>
          </table:table-cell>
          <table:table-cell table:number-columns-repeated="2"/>
          <table:table-cell office:value-type="string">
            <text:p>1926-11-06 10:20 EST-0500</text:p>
          </table:table-cell>
          <table:table-cell office:value-type="string">
            <text:p>Sat</text:p>
          </table:table-cell>
          <table:table-cell office:value-type="float" office:value="223.466">
            <text:p>223.466</text:p>
          </table:table-cell>
          <table:table-cell office:value-type="float" office:value="235.468">
            <text:p>235.468</text:p>
          </table:table-cell>
          <table:table-cell office:value-type="float" office:value="98.471">
            <text:p>98.471</text:p>
          </table:table-cell>
          <table:table-cell office:value-type="float" office:value="12.002">
            <text:p>12.002</text:p>
          </table:table-cell>
          <table:table-cell office:value-type="float" office:value="1">
            <text:p>1</text:p>
          </table:table-cell>
          <table:table-cell table:number-columns-repeated="2"/>
          <table:table-cell office:value-type="string">
            <text:p>1926-12-06 00:35 EST-0500</text:p>
          </table:table-cell>
          <table:table-cell office:value-type="string">
            <text:p>Mon</text:p>
          </table:table-cell>
          <table:table-cell office:value-type="float" office:value="253.353">
            <text:p>253.353</text:p>
          </table:table-cell>
          <table:table-cell office:value-type="float" office:value="265.354">
            <text:p>265.354</text:p>
          </table:table-cell>
          <table:table-cell office:value-type="float" office:value="97.219">
            <text:p>97.219</text:p>
          </table:table-cell>
          <table:table-cell office:value-type="float" office:value="12.001">
            <text:p>12.001</text:p>
          </table:table-cell>
          <table:table-cell office:value-type="float" office:value="1">
            <text:p>1</text:p>
          </table:table-cell>
          <table:table-cell table:number-columns-repeated="2"/>
          <table:table-cell office:value-type="string">
            <text:p>1927-01-04 13:27 EST-0500</text:p>
          </table:table-cell>
          <table:table-cell office:value-type="string">
            <text:p>Tue</text:p>
          </table:table-cell>
          <table:table-cell office:value-type="float" office:value="283.422">
            <text:p>283.422</text:p>
          </table:table-cell>
          <table:table-cell office:value-type="float" office:value="295.423">
            <text:p>295.423</text:p>
          </table:table-cell>
          <table:table-cell office:value-type="float" office:value="97.202">
            <text:p>97.202</text:p>
          </table:table-cell>
          <table:table-cell office:value-type="float" office:value="12.001">
            <text:p>12.001</text:p>
          </table:table-cell>
          <table:table-cell office:value-type="float" office:value="1">
            <text:p>1</text:p>
          </table:table-cell>
          <table:table-cell table:number-columns-repeated="2"/>
          <table:table-cell office:value-type="string">
            <text:p>1927-02-03 00:44 EST-0500</text:p>
          </table:table-cell>
          <table:table-cell office:value-type="string">
            <text:p>Thu</text:p>
          </table:table-cell>
          <table:table-cell office:value-type="float" office:value="313.41">
            <text:p>313.41</text:p>
          </table:table-cell>
          <table:table-cell office:value-type="float" office:value="325.412">
            <text:p>325.412</text:p>
          </table:table-cell>
          <table:table-cell office:value-type="float" office:value="96.731">
            <text:p>96.731</text:p>
          </table:table-cell>
          <table:table-cell office:value-type="float" office:value="12.002">
            <text:p>12.002</text:p>
          </table:table-cell>
          <table:table-cell office:value-type="float" office:value="1">
            <text:p>1</text:p>
          </table:table-cell>
          <table:table-cell table:number-columns-repeated="2"/>
          <table:table-cell office:value-type="string">
            <text:p>1927-03-04 10:34 EST-0500</text:p>
          </table:table-cell>
          <table:table-cell office:value-type="string">
            <text:p>Fri</text:p>
          </table:table-cell>
          <table:table-cell office:value-type="float" office:value="343.075">
            <text:p>343.075</text:p>
          </table:table-cell>
          <table:table-cell office:value-type="float" office:value="355.078">
            <text:p>355.078</text:p>
          </table:table-cell>
          <table:table-cell office:value-type="float" office:value="94.591">
            <text:p>94.591</text:p>
          </table:table-cell>
          <table:table-cell office:value-type="float" office:value="12.003">
            <text:p>12.003</text:p>
          </table:table-cell>
          <table:table-cell office:value-type="float" office:value="1">
            <text:p>1</text:p>
          </table:table-cell>
          <table:table-cell table:number-columns-repeated="2"/>
          <table:table-cell office:value-type="string">
            <text:p>1927-04-02 19:32 EST-0500</text:p>
          </table:table-cell>
          <table:table-cell office:value-type="string">
            <text:p>Sat</text:p>
          </table:table-cell>
          <table:table-cell office:value-type="float" office:value="12.273">
            <text:p>12.273</text:p>
          </table:table-cell>
          <table:table-cell office:value-type="float" office:value="24.276">
            <text:p>24.276</text:p>
          </table:table-cell>
          <table:table-cell office:value-type="float" office:value="91.352">
            <text:p>91.352</text:p>
          </table:table-cell>
          <table:table-cell office:value-type="float" office:value="12.003">
            <text:p>12.003</text:p>
          </table:table-cell>
          <table:table-cell office:value-type="float" office:value="1">
            <text:p>1</text:p>
          </table:table-cell>
          <table:table-cell table:number-columns-repeated="2"/>
          <table:table-cell office:value-type="string">
            <text:p>1927-05-02 04:23 EST-0500</text:p>
          </table:table-cell>
          <table:table-cell office:value-type="string">
            <text:p>Mon</text:p>
          </table:table-cell>
          <table:table-cell office:value-type="float" office:value="40.987">
            <text:p>40.987</text:p>
          </table:table-cell>
          <table:table-cell office:value-type="float" office:value="52.99">
            <text:p>52.99</text:p>
          </table:table-cell>
          <table:table-cell office:value-type="float" office:value="88.82">
            <text:p>88.82</text:p>
          </table:table-cell>
          <table:table-cell office:value-type="float" office:value="12.003">
            <text:p>12.003</text:p>
          </table:table-cell>
          <table:table-cell office:value-type="float" office:value="1">
            <text:p>1</text:p>
          </table:table-cell>
          <table:table-cell table:number-columns-repeated="2"/>
          <table:table-cell table:style-name="ce11" office:value-type="string">
            <text:p>1927-05-31 13:52 EST-0500</text:p>
          </table:table-cell>
          <table:table-cell table:style-name="ce11" office:value-type="string">
            <text:p>Tue</text:p>
          </table:table-cell>
          <table:table-cell table:style-name="ce18" office:value-type="float" office:value="69.317">
            <text:p>69.317</text:p>
          </table:table-cell>
          <table:table-cell table:style-name="ce11" office:value-type="float" office:value="81.319">
            <text:p>81.319</text:p>
          </table:table-cell>
          <table:table-cell table:style-name="ce11" office:value-type="float" office:value="87.909">
            <text:p>87.909</text:p>
          </table:table-cell>
          <table:table-cell table:style-name="ce11" office:value-type="float" office:value="12.002">
            <text:p>12.002</text:p>
          </table:table-cell>
          <table:table-cell table:style-name="ce11" office:value-type="float" office:value="1">
            <text:p>1</text:p>
          </table:table-cell>
          <table:table-cell office:value-type="string">
            <text:p>pg. 106. <text:s/>RG resignation with understanding and promise.</text:p>
          </table:table-cell>
          <table:table-cell/>
          <table:table-cell office:value-type="string">
            <text:p>1927-06-30 00:35 EST-0500</text:p>
          </table:table-cell>
          <table:table-cell office:value-type="string">
            <text:p>Thu</text:p>
          </table:table-cell>
          <table:table-cell office:value-type="float" office:value="97.448">
            <text:p>97.448</text:p>
          </table:table-cell>
          <table:table-cell office:value-type="float" office:value="109.448">
            <text:p>109.448</text:p>
          </table:table-cell>
          <table:table-cell office:value-type="float" office:value="87.921">
            <text:p>87.921</text:p>
          </table:table-cell>
          <table:table-cell office:value-type="float" office:value="12">
            <text:p>12</text:p>
          </table:table-cell>
          <table:table-cell office:value-type="float" office:value="1">
            <text:p>1</text:p>
          </table:table-cell>
          <table:table-cell table:number-columns-repeated="2"/>
          <table:table-cell office:value-type="string">
            <text:p>1927-07-29 12:59 EST-0500</text:p>
          </table:table-cell>
          <table:table-cell office:value-type="string">
            <text:p>Fri</text:p>
          </table:table-cell>
          <table:table-cell office:value-type="float" office:value="125.61">
            <text:p>125.61</text:p>
          </table:table-cell>
          <table:table-cell office:value-type="float" office:value="137.613">
            <text:p>137.613</text:p>
          </table:table-cell>
          <table:table-cell office:value-type="float" office:value="87.43">
            <text:p>87.43</text:p>
          </table:table-cell>
          <table:table-cell office:value-type="float" office:value="12.003">
            <text:p>12.003</text:p>
          </table:table-cell>
          <table:table-cell office:value-type="float" office:value="1">
            <text:p>1</text:p>
          </table:table-cell>
          <table:table-cell table:number-columns-repeated="2"/>
          <table:table-cell office:value-type="string">
            <text:p>1927-08-28 03:18 EST-0500</text:p>
          </table:table-cell>
          <table:table-cell office:value-type="string">
            <text:p>Sun</text:p>
          </table:table-cell>
          <table:table-cell office:value-type="float" office:value="154.037">
            <text:p>154.037</text:p>
          </table:table-cell>
          <table:table-cell office:value-type="float" office:value="166.039">
            <text:p>166.039</text:p>
          </table:table-cell>
          <table:table-cell office:value-type="float" office:value="85.37">
            <text:p>85.37</text:p>
          </table:table-cell>
          <table:table-cell office:value-type="float" office:value="12.002">
            <text:p>12.002</text:p>
          </table:table-cell>
          <table:table-cell office:value-type="float" office:value="1">
            <text:p>1</text:p>
          </table:table-cell>
          <table:table-cell table:number-columns-repeated="2"/>
          <table:table-cell office:value-type="string">
            <text:p>1927-09-26 19:32 EST-0500</text:p>
          </table:table-cell>
          <table:table-cell office:value-type="string">
            <text:p>Mon</text:p>
          </table:table-cell>
          <table:table-cell office:value-type="float" office:value="182.917">
            <text:p>182.917</text:p>
          </table:table-cell>
          <table:table-cell office:value-type="float" office:value="194.921">
            <text:p>194.921</text:p>
          </table:table-cell>
          <table:table-cell office:value-type="float" office:value="82.124">
            <text:p>82.124</text:p>
          </table:table-cell>
          <table:table-cell office:value-type="float" office:value="12.004">
            <text:p>12.004</text:p>
          </table:table-cell>
          <table:table-cell office:value-type="float" office:value="1">
            <text:p>1</text:p>
          </table:table-cell>
          <table:table-cell table:number-columns-repeated="2"/>
          <table:table-cell office:value-type="string">
            <text:p>1927-10-26 13:11 EST-0500</text:p>
          </table:table-cell>
          <table:table-cell office:value-type="string">
            <text:p>Wed</text:p>
          </table:table-cell>
          <table:table-cell office:value-type="float" office:value="212.337">
            <text:p>212.337</text:p>
          </table:table-cell>
          <table:table-cell office:value-type="float" office:value="224.341">
            <text:p>224.341</text:p>
          </table:table-cell>
          <table:table-cell office:value-type="float" office:value="79.506">
            <text:p>79.506</text:p>
          </table:table-cell>
          <table:table-cell office:value-type="float" office:value="12.004">
            <text:p>12.004</text:p>
          </table:table-cell>
          <table:table-cell office:value-type="float" office:value="1">
            <text:p>1</text:p>
          </table:table-cell>
          <table:table-cell table:number-columns-repeated="2"/>
          <table:table-cell office:value-type="string">
            <text:p>1927-11-25 07:09 EST-0500</text:p>
          </table:table-cell>
          <table:table-cell office:value-type="string">
            <text:p>Fri</text:p>
          </table:table-cell>
          <table:table-cell office:value-type="float" office:value="242.237">
            <text:p>242.237</text:p>
          </table:table-cell>
          <table:table-cell office:value-type="float" office:value="254.239">
            <text:p>254.239</text:p>
          </table:table-cell>
          <table:table-cell office:value-type="float" office:value="78.663">
            <text:p>78.663</text:p>
          </table:table-cell>
          <table:table-cell office:value-type="float" office:value="12.002">
            <text:p>12.002</text:p>
          </table:table-cell>
          <table:table-cell office:value-type="float" office:value="1">
            <text:p>1</text:p>
          </table:table-cell>
          <table:table-cell table:number-columns-repeated="2"/>
          <table:table-cell office:value-type="string">
            <text:p>1927-12-24 23:57 EST-0500</text:p>
          </table:table-cell>
          <table:table-cell office:value-type="string">
            <text:p>Sat</text:p>
          </table:table-cell>
          <table:table-cell office:value-type="float" office:value="272.412">
            <text:p>272.412</text:p>
          </table:table-cell>
          <table:table-cell office:value-type="float" office:value="284.417">
            <text:p>284.417</text:p>
          </table:table-cell>
          <table:table-cell office:value-type="float" office:value="78.732">
            <text:p>78.732</text:p>
          </table:table-cell>
          <table:table-cell office:value-type="float" office:value="12.005">
            <text:p>12.005</text:p>
          </table:table-cell>
          <table:table-cell office:value-type="float" office:value="1">
            <text:p>1</text:p>
          </table:table-cell>
          <table:table-cell table:number-columns-repeated="2"/>
          <table:table-cell office:value-type="string">
            <text:p>1928-01-23 14:26 EST-0500</text:p>
          </table:table-cell>
          <table:table-cell office:value-type="string">
            <text:p>Mon</text:p>
          </table:table-cell>
          <table:table-cell office:value-type="float" office:value="302.572">
            <text:p>302.572</text:p>
          </table:table-cell>
          <table:table-cell office:value-type="float" office:value="314.574">
            <text:p>314.574</text:p>
          </table:table-cell>
          <table:table-cell office:value-type="float" office:value="77.914">
            <text:p>77.914</text:p>
          </table:table-cell>
          <table:table-cell office:value-type="float" office:value="12.002">
            <text:p>12.002</text:p>
          </table:table-cell>
          <table:table-cell office:value-type="float" office:value="1">
            <text:p>1</text:p>
          </table:table-cell>
          <table:table-cell table:number-columns-repeated="2"/>
          <table:table-cell office:value-type="string">
            <text:p>1928-02-22 02:22 EST-0500</text:p>
          </table:table-cell>
          <table:table-cell office:value-type="string">
            <text:p>Wed</text:p>
          </table:table-cell>
          <table:table-cell office:value-type="float" office:value="332.444">
            <text:p>332.444</text:p>
          </table:table-cell>
          <table:table-cell office:value-type="float" office:value="344.446">
            <text:p>344.446</text:p>
          </table:table-cell>
          <table:table-cell office:value-type="float" office:value="75.336">
            <text:p>75.336</text:p>
          </table:table-cell>
          <table:table-cell office:value-type="float" office:value="12.002">
            <text:p>12.002</text:p>
          </table:table-cell>
          <table:table-cell office:value-type="float" office:value="1">
            <text:p>1</text:p>
          </table:table-cell>
          <table:table-cell table:number-columns-repeated="2"/>
          <table:table-cell office:value-type="string">
            <text:p>1928-03-22 12:11 EST-0500</text:p>
          </table:table-cell>
          <table:table-cell office:value-type="string">
            <text:p>Thu</text:p>
          </table:table-cell>
          <table:table-cell office:value-type="float" office:value="1.844">
            <text:p>1.844</text:p>
          </table:table-cell>
          <table:table-cell office:value-type="float" office:value="13.846">
            <text:p>13.846</text:p>
          </table:table-cell>
          <table:table-cell office:value-type="float" office:value="72.102">
            <text:p>72.102</text:p>
          </table:table-cell>
          <table:table-cell office:value-type="float" office:value="12.002">
            <text:p>12.002</text:p>
          </table:table-cell>
          <table:table-cell office:value-type="float" office:value="1">
            <text:p>1</text:p>
          </table:table-cell>
          <table:table-cell table:number-columns-repeated="2"/>
          <table:table-cell office:value-type="string">
            <text:p>1928-04-20 20:41 EST-0500</text:p>
          </table:table-cell>
          <table:table-cell office:value-type="string">
            <text:p>Fri</text:p>
          </table:table-cell>
          <table:table-cell office:value-type="float" office:value="30.713">
            <text:p>30.713</text:p>
          </table:table-cell>
          <table:table-cell office:value-type="float" office:value="42.72">
            <text:p>42.72</text:p>
          </table:table-cell>
          <table:table-cell office:value-type="float" office:value="70.02">
            <text:p>70.02</text:p>
          </table:table-cell>
          <table:table-cell office:value-type="float" office:value="12.007">
            <text:p>12.007</text:p>
          </table:table-cell>
          <table:table-cell office:value-type="float" office:value="1">
            <text:p>1</text:p>
          </table:table-cell>
          <table:table-cell table:number-columns-repeated="2"/>
          <table:table-cell office:value-type="string">
            <text:p>1928-05-20 04:33 EST-0500</text:p>
          </table:table-cell>
          <table:table-cell office:value-type="string">
            <text:p>Sun</text:p>
          </table:table-cell>
          <table:table-cell office:value-type="float" office:value="59.111">
            <text:p>59.111</text:p>
          </table:table-cell>
          <table:table-cell office:value-type="float" office:value="71.111">
            <text:p>71.111</text:p>
          </table:table-cell>
          <table:table-cell office:value-type="float" office:value="69.496">
            <text:p>69.496</text:p>
          </table:table-cell>
          <table:table-cell office:value-type="float" office:value="12">
            <text:p>12</text:p>
          </table:table-cell>
          <table:table-cell office:value-type="float" office:value="1">
            <text:p>1</text:p>
          </table:table-cell>
          <table:table-cell/>
        </table:table-row>
        <table:table-row table:style-name="ro1">
          <table:table-cell office:value-type="string">
            <text:p>1926-08-10 13:41 EST-0500</text:p>
          </table:table-cell>
          <table:table-cell office:value-type="string">
            <text:p>Tue</text:p>
          </table:table-cell>
          <table:table-cell office:value-type="float" office:value="137.363">
            <text:p>137.363</text:p>
          </table:table-cell>
          <table:table-cell office:value-type="float" office:value="161.365">
            <text:p>161.365</text:p>
          </table:table-cell>
          <table:table-cell office:value-type="float" office:value="106.11">
            <text:p>106.11</text:p>
          </table:table-cell>
          <table:table-cell office:value-type="float" office:value="24.002">
            <text:p>24.002</text:p>
          </table:table-cell>
          <table:table-cell office:value-type="float" office:value="2">
            <text:p>2</text:p>
          </table:table-cell>
          <table:table-cell table:number-columns-repeated="2"/>
          <table:table-cell office:value-type="string">
            <text:p>1926-09-09 05:26 EST-0500</text:p>
          </table:table-cell>
          <table:table-cell office:value-type="string">
            <text:p>Thu</text:p>
          </table:table-cell>
          <table:table-cell office:value-type="float" office:value="165.985">
            <text:p>165.985</text:p>
          </table:table-cell>
          <table:table-cell office:value-type="float" office:value="189.987">
            <text:p>189.987</text:p>
          </table:table-cell>
          <table:table-cell office:value-type="float" office:value="104.332">
            <text:p>104.332</text:p>
          </table:table-cell>
          <table:table-cell office:value-type="float" office:value="24.002">
            <text:p>24.002</text:p>
          </table:table-cell>
          <table:table-cell office:value-type="float" office:value="2">
            <text:p>2</text:p>
          </table:table-cell>
          <table:table-cell table:number-columns-repeated="2"/>
          <table:table-cell table:style-name="ce14" office:value-type="string">
            <text:p>1926-10-08 20:33 EST-0500</text:p>
          </table:table-cell>
          <table:table-cell table:style-name="ce14" office:value-type="string">
            <text:p>Fri</text:p>
          </table:table-cell>
          <table:table-cell table:style-name="ce14" office:value-type="float" office:value="195.012">
            <text:p>195.012</text:p>
          </table:table-cell>
          <table:table-cell table:style-name="ce14" office:value-type="float" office:value="219.017">
            <text:p>219.017</text:p>
          </table:table-cell>
          <table:table-cell table:style-name="ce14" office:value-type="float" office:value="101.186">
            <text:p>101.186</text:p>
          </table:table-cell>
          <table:table-cell table:style-name="ce14" office:value-type="float" office:value="24.005">
            <text:p>24.005</text:p>
          </table:table-cell>
          <table:table-cell table:style-name="ce14" office:value-type="float" office:value="2">
            <text:p>2</text:p>
          </table:table-cell>
          <table:table-cell table:number-columns-repeated="2"/>
          <table:table-cell office:value-type="string">
            <text:p>1926-11-07 10:41 EST-0500</text:p>
          </table:table-cell>
          <table:table-cell office:value-type="string">
            <text:p>Sun</text:p>
          </table:table-cell>
          <table:table-cell office:value-type="float" office:value="224.485">
            <text:p>224.485</text:p>
          </table:table-cell>
          <table:table-cell office:value-type="float" office:value="248.485">
            <text:p>248.485</text:p>
          </table:table-cell>
          <table:table-cell office:value-type="float" office:value="98.362">
            <text:p>98.362</text:p>
          </table:table-cell>
          <table:table-cell office:value-type="float" office:value="24">
            <text:p>24</text:p>
          </table:table-cell>
          <table:table-cell office:value-type="float" office:value="2">
            <text:p>2</text:p>
          </table:table-cell>
          <table:table-cell table:number-columns-repeated="2"/>
          <table:table-cell office:value-type="string">
            <text:p>1926-12-06 23:36 EST-0500</text:p>
          </table:table-cell>
          <table:table-cell office:value-type="string">
            <text:p>Mon</text:p>
          </table:table-cell>
          <table:table-cell office:value-type="float" office:value="254.327">
            <text:p>254.327</text:p>
          </table:table-cell>
          <table:table-cell office:value-type="float" office:value="278.332">
            <text:p>278.332</text:p>
          </table:table-cell>
          <table:table-cell office:value-type="float" office:value="97.211">
            <text:p>97.211</text:p>
          </table:table-cell>
          <table:table-cell office:value-type="float" office:value="24.005">
            <text:p>24.005</text:p>
          </table:table-cell>
          <table:table-cell office:value-type="float" office:value="2">
            <text:p>2</text:p>
          </table:table-cell>
          <table:table-cell table:number-columns-repeated="2"/>
          <table:table-cell office:value-type="string">
            <text:p>1927-01-05 11:07 EST-0500</text:p>
          </table:table-cell>
          <table:table-cell office:value-type="string">
            <text:p>Wed</text:p>
          </table:table-cell>
          <table:table-cell office:value-type="float" office:value="284.343">
            <text:p>284.343</text:p>
          </table:table-cell>
          <table:table-cell office:value-type="float" office:value="308.345">
            <text:p>308.345</text:p>
          </table:table-cell>
          <table:table-cell office:value-type="float" office:value="97.193">
            <text:p>97.193</text:p>
          </table:table-cell>
          <table:table-cell office:value-type="float" office:value="24.002">
            <text:p>24.002</text:p>
          </table:table-cell>
          <table:table-cell office:value-type="float" office:value="2">
            <text:p>2</text:p>
          </table:table-cell>
          <table:table-cell table:number-columns-repeated="2"/>
          <table:table-cell office:value-type="string">
            <text:p>1927-02-03 21:23 EST-0500</text:p>
          </table:table-cell>
          <table:table-cell office:value-type="string">
            <text:p>Thu</text:p>
          </table:table-cell>
          <table:table-cell office:value-type="float" office:value="314.283">
            <text:p>314.283</text:p>
          </table:table-cell>
          <table:table-cell office:value-type="float" office:value="338.288">
            <text:p>338.288</text:p>
          </table:table-cell>
          <table:table-cell office:value-type="float" office:value="96.648">
            <text:p>96.648</text:p>
          </table:table-cell>
          <table:table-cell office:value-type="float" office:value="24.005">
            <text:p>24.005</text:p>
          </table:table-cell>
          <table:table-cell office:value-type="float" office:value="2">
            <text:p>2</text:p>
          </table:table-cell>
          <table:table-cell table:number-columns-repeated="2"/>
          <table:table-cell office:value-type="string">
            <text:p>1927-03-05 06:47 EST-0500</text:p>
          </table:table-cell>
          <table:table-cell office:value-type="string">
            <text:p>Sat</text:p>
          </table:table-cell>
          <table:table-cell office:value-type="float" office:value="343.918">
            <text:p>343.918</text:p>
          </table:table-cell>
          <table:table-cell office:value-type="float" office:value="7.921">
            <text:p>7.921</text:p>
          </table:table-cell>
          <table:table-cell office:value-type="float" office:value="94.445">
            <text:p>94.445</text:p>
          </table:table-cell>
          <table:table-cell office:value-type="float" office:value="24.003">
            <text:p>24.003</text:p>
          </table:table-cell>
          <table:table-cell office:value-type="float" office:value="2">
            <text:p>2</text:p>
          </table:table-cell>
          <table:table-cell table:number-columns-repeated="2"/>
          <table:table-cell office:value-type="string">
            <text:p>1927-04-03 15:56 EST-0500</text:p>
          </table:table-cell>
          <table:table-cell office:value-type="string">
            <text:p>Sun</text:p>
          </table:table-cell>
          <table:table-cell office:value-type="float" office:value="13.111">
            <text:p>13.111</text:p>
          </table:table-cell>
          <table:table-cell office:value-type="float" office:value="37.112">
            <text:p>37.112</text:p>
          </table:table-cell>
          <table:table-cell office:value-type="float" office:value="91.218">
            <text:p>91.218</text:p>
          </table:table-cell>
          <table:table-cell office:value-type="float" office:value="24.001">
            <text:p>24.001</text:p>
          </table:table-cell>
          <table:table-cell office:value-type="float" office:value="2">
            <text:p>2</text:p>
          </table:table-cell>
          <table:table-cell table:number-columns-repeated="2"/>
          <table:table-cell office:value-type="string">
            <text:p>1927-05-03 01:32 EST-0500</text:p>
          </table:table-cell>
          <table:table-cell office:value-type="string">
            <text:p>Tue</text:p>
          </table:table-cell>
          <table:table-cell office:value-type="float" office:value="41.842">
            <text:p>41.842</text:p>
          </table:table-cell>
          <table:table-cell office:value-type="float" office:value="65.845">
            <text:p>65.845</text:p>
          </table:table-cell>
          <table:table-cell office:value-type="float" office:value="88.761">
            <text:p>88.761</text:p>
          </table:table-cell>
          <table:table-cell office:value-type="float" office:value="24.003">
            <text:p>24.003</text:p>
          </table:table-cell>
          <table:table-cell office:value-type="float" office:value="2">
            <text:p>2</text:p>
          </table:table-cell>
          <table:table-cell table:number-columns-repeated="2"/>
          <table:table-cell office:value-type="string">
            <text:p>1927-06-01 12:10 EST-0500</text:p>
          </table:table-cell>
          <table:table-cell office:value-type="string">
            <text:p>Wed</text:p>
          </table:table-cell>
          <table:table-cell office:value-type="float" office:value="70.208">
            <text:p>70.208</text:p>
          </table:table-cell>
          <table:table-cell office:value-type="float" office:value="94.211">
            <text:p>94.211</text:p>
          </table:table-cell>
          <table:table-cell office:value-type="float" office:value="87.908">
            <text:p>87.908</text:p>
          </table:table-cell>
          <table:table-cell office:value-type="float" office:value="24.003">
            <text:p>24.003</text:p>
          </table:table-cell>
          <table:table-cell office:value-type="float" office:value="2">
            <text:p>2</text:p>
          </table:table-cell>
          <table:table-cell table:number-columns-repeated="2"/>
          <table:table-cell office:value-type="string">
            <text:p>1927-07-01 00:12 EST-0500</text:p>
          </table:table-cell>
          <table:table-cell office:value-type="string">
            <text:p>Fri</text:p>
          </table:table-cell>
          <table:table-cell office:value-type="float" office:value="98.386">
            <text:p>98.386</text:p>
          </table:table-cell>
          <table:table-cell office:value-type="float" office:value="122.392">
            <text:p>122.392</text:p>
          </table:table-cell>
          <table:table-cell office:value-type="float" office:value="87.905">
            <text:p>87.905</text:p>
          </table:table-cell>
          <table:table-cell office:value-type="float" office:value="24.006">
            <text:p>24.006</text:p>
          </table:table-cell>
          <table:table-cell office:value-type="float" office:value="2">
            <text:p>2</text:p>
          </table:table-cell>
          <table:table-cell table:number-columns-repeated="2"/>
          <table:table-cell office:value-type="string">
            <text:p>1927-07-30 13:51 EST-0500</text:p>
          </table:table-cell>
          <table:table-cell office:value-type="string">
            <text:p>Sat</text:p>
          </table:table-cell>
          <table:table-cell office:value-type="float" office:value="126.601">
            <text:p>126.601</text:p>
          </table:table-cell>
          <table:table-cell office:value-type="float" office:value="150.606">
            <text:p>150.606</text:p>
          </table:table-cell>
          <table:table-cell office:value-type="float" office:value="87.315">
            <text:p>87.315</text:p>
          </table:table-cell>
          <table:table-cell office:value-type="float" office:value="24.005">
            <text:p>24.005</text:p>
          </table:table-cell>
          <table:table-cell office:value-type="float" office:value="2">
            <text:p>2</text:p>
          </table:table-cell>
          <table:table-cell table:number-columns-repeated="2"/>
          <table:table-cell office:value-type="string">
            <text:p>1927-08-29 05:12 EST-0500</text:p>
          </table:table-cell>
          <table:table-cell office:value-type="string">
            <text:p>Mon</text:p>
          </table:table-cell>
          <table:table-cell office:value-type="float" office:value="155.08">
            <text:p>155.08</text:p>
          </table:table-cell>
          <table:table-cell office:value-type="float" office:value="179.082">
            <text:p>179.082</text:p>
          </table:table-cell>
          <table:table-cell office:value-type="float" office:value="85.146">
            <text:p>85.146</text:p>
          </table:table-cell>
          <table:table-cell office:value-type="float" office:value="24.002">
            <text:p>24.002</text:p>
          </table:table-cell>
          <table:table-cell office:value-type="float" office:value="2">
            <text:p>2</text:p>
          </table:table-cell>
          <table:table-cell table:number-columns-repeated="2"/>
          <table:table-cell office:value-type="string">
            <text:p>1927-09-27 22:01 EST-0500</text:p>
          </table:table-cell>
          <table:table-cell office:value-type="string">
            <text:p>Tue</text:p>
          </table:table-cell>
          <table:table-cell office:value-type="float" office:value="184">
            <text:p>184</text:p>
          </table:table-cell>
          <table:table-cell office:value-type="float" office:value="208.001">
            <text:p>208.001</text:p>
          </table:table-cell>
          <table:table-cell office:value-type="float" office:value="81.905">
            <text:p>81.905</text:p>
          </table:table-cell>
          <table:table-cell office:value-type="float" office:value="24.001">
            <text:p>24.001</text:p>
          </table:table-cell>
          <table:table-cell office:value-type="float" office:value="2">
            <text:p>2</text:p>
          </table:table-cell>
          <table:table-cell table:number-columns-repeated="2"/>
          <table:table-cell office:value-type="string">
            <text:p>1927-10-27 15:38 EST-0500</text:p>
          </table:table-cell>
          <table:table-cell office:value-type="string">
            <text:p>Thu</text:p>
          </table:table-cell>
          <table:table-cell office:value-type="float" office:value="213.437">
            <text:p>213.437</text:p>
          </table:table-cell>
          <table:table-cell office:value-type="float" office:value="237.438">
            <text:p>237.438</text:p>
          </table:table-cell>
          <table:table-cell office:value-type="float" office:value="79.415">
            <text:p>79.415</text:p>
          </table:table-cell>
          <table:table-cell office:value-type="float" office:value="24.001">
            <text:p>24.001</text:p>
          </table:table-cell>
          <table:table-cell office:value-type="float" office:value="2">
            <text:p>2</text:p>
          </table:table-cell>
          <table:table-cell table:number-columns-repeated="2"/>
          <table:table-cell office:value-type="string">
            <text:p>1927-11-26 08:48 EST-0500</text:p>
          </table:table-cell>
          <table:table-cell office:value-type="string">
            <text:p>Sat</text:p>
          </table:table-cell>
          <table:table-cell office:value-type="float" office:value="243.318">
            <text:p>243.318</text:p>
          </table:table-cell>
          <table:table-cell office:value-type="float" office:value="267.319">
            <text:p>267.319</text:p>
          </table:table-cell>
          <table:table-cell office:value-type="float" office:value="78.666">
            <text:p>78.666</text:p>
          </table:table-cell>
          <table:table-cell office:value-type="float" office:value="24.001">
            <text:p>24.001</text:p>
          </table:table-cell>
          <table:table-cell office:value-type="float" office:value="2">
            <text:p>2</text:p>
          </table:table-cell>
          <table:table-cell table:number-columns-repeated="2"/>
          <table:table-cell office:value-type="string">
            <text:p>1927-12-26 00:11 EST-0500</text:p>
          </table:table-cell>
          <table:table-cell office:value-type="string">
            <text:p>Mon</text:p>
          </table:table-cell>
          <table:table-cell office:value-type="float" office:value="273.441">
            <text:p>273.441</text:p>
          </table:table-cell>
          <table:table-cell office:value-type="float" office:value="297.444">
            <text:p>297.444</text:p>
          </table:table-cell>
          <table:table-cell office:value-type="float" office:value="78.702">
            <text:p>78.702</text:p>
          </table:table-cell>
          <table:table-cell office:value-type="float" office:value="24.003">
            <text:p>24.003</text:p>
          </table:table-cell>
          <table:table-cell office:value-type="float" office:value="2">
            <text:p>2</text:p>
          </table:table-cell>
          <table:table-cell table:number-columns-repeated="2"/>
          <table:table-cell office:value-type="string">
            <text:p>1928-01-24 13:07 EST-0500</text:p>
          </table:table-cell>
          <table:table-cell office:value-type="string">
            <text:p>Tue</text:p>
          </table:table-cell>
          <table:table-cell office:value-type="float" office:value="303.533">
            <text:p>303.533</text:p>
          </table:table-cell>
          <table:table-cell office:value-type="float" office:value="327.533">
            <text:p>327.533</text:p>
          </table:table-cell>
          <table:table-cell office:value-type="float" office:value="77.788">
            <text:p>77.788</text:p>
          </table:table-cell>
          <table:table-cell office:value-type="float" office:value="24">
            <text:p>24</text:p>
          </table:table-cell>
          <table:table-cell office:value-type="float" office:value="2">
            <text:p>2</text:p>
          </table:table-cell>
          <table:table-cell table:number-columns-repeated="2"/>
          <table:table-cell office:value-type="string">
            <text:p>1928-02-22 23:45 EST-0500</text:p>
          </table:table-cell>
          <table:table-cell office:value-type="string">
            <text:p>Wed</text:p>
          </table:table-cell>
          <table:table-cell office:value-type="float" office:value="333.342">
            <text:p>333.342</text:p>
          </table:table-cell>
          <table:table-cell office:value-type="float" office:value="357.347">
            <text:p>357.347</text:p>
          </table:table-cell>
          <table:table-cell office:value-type="float" office:value="75.165">
            <text:p>75.165</text:p>
          </table:table-cell>
          <table:table-cell office:value-type="float" office:value="24.005">
            <text:p>24.005</text:p>
          </table:table-cell>
          <table:table-cell office:value-type="float" office:value="2">
            <text:p>2</text:p>
          </table:table-cell>
          <table:table-cell table:number-columns-repeated="2"/>
          <table:table-cell office:value-type="string">
            <text:p>1928-03-23 08:48 EST-0500</text:p>
          </table:table-cell>
          <table:table-cell office:value-type="string">
            <text:p>Fri</text:p>
          </table:table-cell>
          <table:table-cell office:value-type="float" office:value="2.696">
            <text:p>2.696</text:p>
          </table:table-cell>
          <table:table-cell office:value-type="float" office:value="26.701">
            <text:p>26.701</text:p>
          </table:table-cell>
          <table:table-cell office:value-type="float" office:value="71.984">
            <text:p>71.984</text:p>
          </table:table-cell>
          <table:table-cell office:value-type="float" office:value="24.005">
            <text:p>24.005</text:p>
          </table:table-cell>
          <table:table-cell office:value-type="float" office:value="2">
            <text:p>2</text:p>
          </table:table-cell>
          <table:table-cell table:number-columns-repeated="2"/>
          <table:table-cell office:value-type="string">
            <text:p>1928-04-21 17:01 EST-0500</text:p>
          </table:table-cell>
          <table:table-cell office:value-type="string">
            <text:p>Sat</text:p>
          </table:table-cell>
          <table:table-cell office:value-type="float" office:value="31.54">
            <text:p>31.54</text:p>
          </table:table-cell>
          <table:table-cell office:value-type="float" office:value="55.545">
            <text:p>55.545</text:p>
          </table:table-cell>
          <table:table-cell office:value-type="float" office:value="69.986">
            <text:p>69.986</text:p>
          </table:table-cell>
          <table:table-cell office:value-type="float" office:value="24.005">
            <text:p>24.005</text:p>
          </table:table-cell>
          <table:table-cell office:value-type="float" office:value="2">
            <text:p>2</text:p>
          </table:table-cell>
          <table:table-cell table:number-columns-repeated="2"/>
          <table:table-cell office:value-type="string">
            <text:p>1928-05-21 01:06 EST-0500</text:p>
          </table:table-cell>
          <table:table-cell office:value-type="string">
            <text:p>Mon</text:p>
          </table:table-cell>
          <table:table-cell office:value-type="float" office:value="59.935">
            <text:p>59.935</text:p>
          </table:table-cell>
          <table:table-cell office:value-type="float" office:value="83.935">
            <text:p>83.935</text:p>
          </table:table-cell>
          <table:table-cell office:value-type="float" office:value="69.5">
            <text:p>69.5</text:p>
          </table:table-cell>
          <table:table-cell office:value-type="float" office:value="24">
            <text:p>24</text:p>
          </table:table-cell>
          <table:table-cell office:value-type="float" office:value="2">
            <text:p>2</text:p>
          </table:table-cell>
          <table:table-cell/>
        </table:table-row>
        <table:table-row table:style-name="ro1">
          <table:table-cell office:value-type="string">
            <text:p>1926-08-11 16:10 EST-0500</text:p>
          </table:table-cell>
          <table:table-cell office:value-type="string">
            <text:p>Wed</text:p>
          </table:table-cell>
          <table:table-cell office:value-type="float" office:value="138.421">
            <text:p>138.421</text:p>
          </table:table-cell>
          <table:table-cell office:value-type="float" office:value="174.426">
            <text:p>174.426</text:p>
          </table:table-cell>
          <table:table-cell office:value-type="float" office:value="106.005">
            <text:p>106.005</text:p>
          </table:table-cell>
          <table:table-cell office:value-type="float" office:value="36.005">
            <text:p>36.005</text:p>
          </table:table-cell>
          <table:table-cell office:value-type="float" office:value="3">
            <text:p>3</text:p>
          </table:table-cell>
          <table:table-cell table:number-columns-repeated="2"/>
          <table:table-cell office:value-type="string">
            <text:p>1926-09-10 07:29 EST-0500</text:p>
          </table:table-cell>
          <table:table-cell office:value-type="string">
            <text:p>Fri</text:p>
          </table:table-cell>
          <table:table-cell office:value-type="float" office:value="167.04">
            <text:p>167.04</text:p>
          </table:table-cell>
          <table:table-cell office:value-type="float" office:value="203.042">
            <text:p>203.042</text:p>
          </table:table-cell>
          <table:table-cell office:value-type="float" office:value="104.135">
            <text:p>104.135</text:p>
          </table:table-cell>
          <table:table-cell office:value-type="float" office:value="36.002">
            <text:p>36.002</text:p>
          </table:table-cell>
          <table:table-cell office:value-type="float" office:value="3">
            <text:p>3</text:p>
          </table:table-cell>
          <table:table-cell table:number-columns-repeated="2"/>
          <table:table-cell office:value-type="string">
            <text:p>1926-10-09 21:43 EST-0500</text:p>
          </table:table-cell>
          <table:table-cell office:value-type="string">
            <text:p>Sat</text:p>
          </table:table-cell>
          <table:table-cell office:value-type="float" office:value="196.048">
            <text:p>196.048</text:p>
          </table:table-cell>
          <table:table-cell office:value-type="float" office:value="232.053">
            <text:p>232.053</text:p>
          </table:table-cell>
          <table:table-cell office:value-type="float" office:value="101.01">
            <text:p>101.01</text:p>
          </table:table-cell>
          <table:table-cell office:value-type="float" office:value="36.005">
            <text:p>36.005</text:p>
          </table:table-cell>
          <table:table-cell office:value-type="float" office:value="3">
            <text:p>3</text:p>
          </table:table-cell>
          <table:table-cell table:number-columns-repeated="2"/>
          <table:table-cell office:value-type="string">
            <text:p>1926-11-08 10:40 EST-0500</text:p>
          </table:table-cell>
          <table:table-cell office:value-type="string">
            <text:p>Mon</text:p>
          </table:table-cell>
          <table:table-cell office:value-type="float" office:value="225.489">
            <text:p>225.489</text:p>
          </table:table-cell>
          <table:table-cell office:value-type="float" office:value="261.494">
            <text:p>261.494</text:p>
          </table:table-cell>
          <table:table-cell office:value-type="float" office:value="98.298">
            <text:p>98.298</text:p>
          </table:table-cell>
          <table:table-cell office:value-type="float" office:value="36.005">
            <text:p>36.005</text:p>
          </table:table-cell>
          <table:table-cell office:value-type="float" office:value="3">
            <text:p>3</text:p>
          </table:table-cell>
          <table:table-cell table:number-columns-repeated="2"/>
          <table:table-cell office:value-type="string">
            <text:p>1926-12-07 22:15 EST-0500</text:p>
          </table:table-cell>
          <table:table-cell office:value-type="string">
            <text:p>Tue</text:p>
          </table:table-cell>
          <table:table-cell office:value-type="float" office:value="255.286">
            <text:p>255.286</text:p>
          </table:table-cell>
          <table:table-cell office:value-type="float" office:value="291.29">
            <text:p>291.29</text:p>
          </table:table-cell>
          <table:table-cell office:value-type="float" office:value="97.22">
            <text:p>97.22</text:p>
          </table:table-cell>
          <table:table-cell office:value-type="float" office:value="36.004">
            <text:p>36.004</text:p>
          </table:table-cell>
          <table:table-cell office:value-type="float" office:value="3">
            <text:p>3</text:p>
          </table:table-cell>
          <table:table-cell table:number-columns-repeated="2"/>
          <table:table-cell office:value-type="string">
            <text:p>1927-01-06 08:36 EST-0500</text:p>
          </table:table-cell>
          <table:table-cell office:value-type="string">
            <text:p>Thu</text:p>
          </table:table-cell>
          <table:table-cell office:value-type="float" office:value="285.255">
            <text:p>285.255</text:p>
          </table:table-cell>
          <table:table-cell office:value-type="float" office:value="321.257">
            <text:p>321.257</text:p>
          </table:table-cell>
          <table:table-cell office:value-type="float" office:value="97.18">
            <text:p>97.18</text:p>
          </table:table-cell>
          <table:table-cell office:value-type="float" office:value="36.002">
            <text:p>36.002</text:p>
          </table:table-cell>
          <table:table-cell office:value-type="float" office:value="3">
            <text:p>3</text:p>
          </table:table-cell>
          <table:table-cell table:number-columns-repeated="2"/>
          <table:table-cell office:value-type="string">
            <text:p>1927-02-04 18:03 EST-0500</text:p>
          </table:table-cell>
          <table:table-cell office:value-type="string">
            <text:p>Fri</text:p>
          </table:table-cell>
          <table:table-cell office:value-type="float" office:value="315.156">
            <text:p>315.156</text:p>
          </table:table-cell>
          <table:table-cell office:value-type="float" office:value="351.161">
            <text:p>351.161</text:p>
          </table:table-cell>
          <table:table-cell office:value-type="float" office:value="96.562">
            <text:p>96.562</text:p>
          </table:table-cell>
          <table:table-cell office:value-type="float" office:value="36.005">
            <text:p>36.005</text:p>
          </table:table-cell>
          <table:table-cell office:value-type="float" office:value="3">
            <text:p>3</text:p>
          </table:table-cell>
          <table:table-cell table:number-columns-repeated="2"/>
          <table:table-cell office:value-type="string">
            <text:p>1927-03-06 03:13 EST-0500</text:p>
          </table:table-cell>
          <table:table-cell office:value-type="string">
            <text:p>Sun</text:p>
          </table:table-cell>
          <table:table-cell office:value-type="float" office:value="344.771">
            <text:p>344.771</text:p>
          </table:table-cell>
          <table:table-cell office:value-type="float" office:value="20.776">
            <text:p>20.776</text:p>
          </table:table-cell>
          <table:table-cell office:value-type="float" office:value="94.31">
            <text:p>94.31</text:p>
          </table:table-cell>
          <table:table-cell office:value-type="float" office:value="36.005">
            <text:p>36.005</text:p>
          </table:table-cell>
          <table:table-cell office:value-type="float" office:value="3">
            <text:p>3</text:p>
          </table:table-cell>
          <table:table-cell table:number-columns-repeated="2"/>
          <table:table-cell office:value-type="string">
            <text:p>1927-04-04 12:46 EST-0500</text:p>
          </table:table-cell>
          <table:table-cell office:value-type="string">
            <text:p>Mon</text:p>
          </table:table-cell>
          <table:table-cell office:value-type="float" office:value="13.966">
            <text:p>13.966</text:p>
          </table:table-cell>
          <table:table-cell office:value-type="float" office:value="49.969">
            <text:p>49.969</text:p>
          </table:table-cell>
          <table:table-cell office:value-type="float" office:value="91.112">
            <text:p>91.112</text:p>
          </table:table-cell>
          <table:table-cell office:value-type="float" office:value="36.003">
            <text:p>36.003</text:p>
          </table:table-cell>
          <table:table-cell office:value-type="float" office:value="3">
            <text:p>3</text:p>
          </table:table-cell>
          <table:table-cell table:number-columns-repeated="2"/>
          <table:table-cell office:value-type="string">
            <text:p>1927-05-03 23:17 EST-0500</text:p>
          </table:table-cell>
          <table:table-cell office:value-type="string">
            <text:p>Tue</text:p>
          </table:table-cell>
          <table:table-cell office:value-type="float" office:value="42.721">
            <text:p>42.721</text:p>
          </table:table-cell>
          <table:table-cell office:value-type="float" office:value="78.724">
            <text:p>78.724</text:p>
          </table:table-cell>
          <table:table-cell office:value-type="float" office:value="88.728">
            <text:p>88.728</text:p>
          </table:table-cell>
          <table:table-cell office:value-type="float" office:value="36.003">
            <text:p>36.003</text:p>
          </table:table-cell>
          <table:table-cell office:value-type="float" office:value="3">
            <text:p>3</text:p>
          </table:table-cell>
          <table:table-cell table:number-columns-repeated="2"/>
          <table:table-cell office:value-type="string">
            <text:p>1927-06-02 11:06 EST-0500</text:p>
          </table:table-cell>
          <table:table-cell office:value-type="string">
            <text:p>Thu</text:p>
          </table:table-cell>
          <table:table-cell office:value-type="float" office:value="71.123">
            <text:p>71.123</text:p>
          </table:table-cell>
          <table:table-cell office:value-type="float" office:value="107.126">
            <text:p>107.126</text:p>
          </table:table-cell>
          <table:table-cell office:value-type="float" office:value="87.92">
            <text:p>87.92</text:p>
          </table:table-cell>
          <table:table-cell office:value-type="float" office:value="36.003">
            <text:p>36.003</text:p>
          </table:table-cell>
          <table:table-cell office:value-type="float" office:value="3">
            <text:p>3</text:p>
          </table:table-cell>
          <table:table-cell table:number-columns-repeated="2"/>
          <table:table-cell office:value-type="string">
            <text:p>1927-07-02 00:24 EST-0500</text:p>
          </table:table-cell>
          <table:table-cell office:value-type="string">
            <text:p>Sat</text:p>
          </table:table-cell>
          <table:table-cell office:value-type="float" office:value="99.348">
            <text:p>99.348</text:p>
          </table:table-cell>
          <table:table-cell office:value-type="float" office:value="135.351">
            <text:p>135.351</text:p>
          </table:table-cell>
          <table:table-cell office:value-type="float" office:value="87.881">
            <text:p>87.881</text:p>
          </table:table-cell>
          <table:table-cell office:value-type="float" office:value="36.003">
            <text:p>36.003</text:p>
          </table:table-cell>
          <table:table-cell office:value-type="float" office:value="3">
            <text:p>3</text:p>
          </table:table-cell>
          <table:table-cell table:number-columns-repeated="2"/>
          <table:table-cell office:value-type="string">
            <text:p>1927-07-31 15:12 EST-0500</text:p>
          </table:table-cell>
          <table:table-cell office:value-type="string">
            <text:p>Sun</text:p>
          </table:table-cell>
          <table:table-cell office:value-type="float" office:value="127.612">
            <text:p>127.612</text:p>
          </table:table-cell>
          <table:table-cell office:value-type="float" office:value="163.614">
            <text:p>163.614</text:p>
          </table:table-cell>
          <table:table-cell office:value-type="float" office:value="87.191">
            <text:p>87.191</text:p>
          </table:table-cell>
          <table:table-cell office:value-type="float" office:value="36.002">
            <text:p>36.002</text:p>
          </table:table-cell>
          <table:table-cell office:value-type="float" office:value="3">
            <text:p>3</text:p>
          </table:table-cell>
          <table:table-cell table:number-columns-repeated="2"/>
          <table:table-cell office:value-type="string">
            <text:p>1927-08-30 07:25 EST-0500</text:p>
          </table:table-cell>
          <table:table-cell office:value-type="string">
            <text:p>Tue</text:p>
          </table:table-cell>
          <table:table-cell office:value-type="float" office:value="156.136">
            <text:p>156.136</text:p>
          </table:table-cell>
          <table:table-cell office:value-type="float" office:value="192.138">
            <text:p>192.138</text:p>
          </table:table-cell>
          <table:table-cell office:value-type="float" office:value="84.938">
            <text:p>84.938</text:p>
          </table:table-cell>
          <table:table-cell office:value-type="float" office:value="36.002">
            <text:p>36.002</text:p>
          </table:table-cell>
          <table:table-cell office:value-type="float" office:value="3">
            <text:p>3</text:p>
          </table:table-cell>
          <table:table-cell table:number-columns-repeated="2"/>
          <table:table-cell office:value-type="string">
            <text:p>1927-09-29 00:37 EST-0500</text:p>
          </table:table-cell>
          <table:table-cell office:value-type="string">
            <text:p>Thu</text:p>
          </table:table-cell>
          <table:table-cell office:value-type="float" office:value="185.089">
            <text:p>185.089</text:p>
          </table:table-cell>
          <table:table-cell office:value-type="float" office:value="221.093">
            <text:p>221.093</text:p>
          </table:table-cell>
          <table:table-cell office:value-type="float" office:value="81.736">
            <text:p>81.736</text:p>
          </table:table-cell>
          <table:table-cell office:value-type="float" office:value="36.004">
            <text:p>36.004</text:p>
          </table:table-cell>
          <table:table-cell office:value-type="float" office:value="3">
            <text:p>3</text:p>
          </table:table-cell>
          <table:table-cell table:number-columns-repeated="2"/>
          <table:table-cell office:value-type="string">
            <text:p>1927-10-28 17:54 EST-0500</text:p>
          </table:table-cell>
          <table:table-cell office:value-type="string">
            <text:p>Fri</text:p>
          </table:table-cell>
          <table:table-cell office:value-type="float" office:value="214.53">
            <text:p>214.53</text:p>
          </table:table-cell>
          <table:table-cell office:value-type="float" office:value="250.532">
            <text:p>250.532</text:p>
          </table:table-cell>
          <table:table-cell office:value-type="float" office:value="79.37">
            <text:p>79.37</text:p>
          </table:table-cell>
          <table:table-cell office:value-type="float" office:value="36.002">
            <text:p>36.002</text:p>
          </table:table-cell>
          <table:table-cell office:value-type="float" office:value="3">
            <text:p>3</text:p>
          </table:table-cell>
          <table:table-cell table:number-columns-repeated="2"/>
          <table:table-cell office:value-type="string">
            <text:p>1927-11-27 10:02 EST-0500</text:p>
          </table:table-cell>
          <table:table-cell office:value-type="string">
            <text:p>Sun</text:p>
          </table:table-cell>
          <table:table-cell office:value-type="float" office:value="244.383">
            <text:p>244.383</text:p>
          </table:table-cell>
          <table:table-cell office:value-type="float" office:value="280.388">
            <text:p>280.388</text:p>
          </table:table-cell>
          <table:table-cell office:value-type="float" office:value="78.68">
            <text:p>78.68</text:p>
          </table:table-cell>
          <table:table-cell office:value-type="float" office:value="36.005">
            <text:p>36.005</text:p>
          </table:table-cell>
          <table:table-cell office:value-type="float" office:value="3">
            <text:p>3</text:p>
          </table:table-cell>
          <table:table-cell table:number-columns-repeated="2"/>
          <table:table-cell office:value-type="string">
            <text:p>1927-12-26 23:59 EST-0500</text:p>
          </table:table-cell>
          <table:table-cell office:value-type="string">
            <text:p>Mon</text:p>
          </table:table-cell>
          <table:table-cell office:value-type="float" office:value="274.451">
            <text:p>274.451</text:p>
          </table:table-cell>
          <table:table-cell office:value-type="float" office:value="310.457">
            <text:p>310.457</text:p>
          </table:table-cell>
          <table:table-cell office:value-type="float" office:value="78.665">
            <text:p>78.665</text:p>
          </table:table-cell>
          <table:table-cell office:value-type="float" office:value="36.006">
            <text:p>36.006</text:p>
          </table:table-cell>
          <table:table-cell office:value-type="float" office:value="3">
            <text:p>3</text:p>
          </table:table-cell>
          <table:table-cell table:number-columns-repeated="2"/>
          <table:table-cell office:value-type="string">
            <text:p>1928-01-25 11:28 EST-0500</text:p>
          </table:table-cell>
          <table:table-cell office:value-type="string">
            <text:p>Wed</text:p>
          </table:table-cell>
          <table:table-cell office:value-type="float" office:value="304.48">
            <text:p>304.48</text:p>
          </table:table-cell>
          <table:table-cell office:value-type="float" office:value="340.48">
            <text:p>340.48</text:p>
          </table:table-cell>
          <table:table-cell office:value-type="float" office:value="77.663">
            <text:p>77.663</text:p>
          </table:table-cell>
          <table:table-cell office:value-type="float" office:value="36">
            <text:p>36</text:p>
          </table:table-cell>
          <table:table-cell office:value-type="float" office:value="3">
            <text:p>3</text:p>
          </table:table-cell>
          <table:table-cell table:number-columns-repeated="2"/>
          <table:table-cell office:value-type="string">
            <text:p>1928-02-23 21:02 EST-0500</text:p>
          </table:table-cell>
          <table:table-cell office:value-type="string">
            <text:p>Thu</text:p>
          </table:table-cell>
          <table:table-cell office:value-type="float" office:value="334.234">
            <text:p>334.234</text:p>
          </table:table-cell>
          <table:table-cell office:value-type="float" office:value="10.239">
            <text:p>10.239</text:p>
          </table:table-cell>
          <table:table-cell office:value-type="float" office:value="75.017">
            <text:p>75.017</text:p>
          </table:table-cell>
          <table:table-cell office:value-type="float" office:value="36.005">
            <text:p>36.005</text:p>
          </table:table-cell>
          <table:table-cell office:value-type="float" office:value="3">
            <text:p>3</text:p>
          </table:table-cell>
          <table:table-cell table:number-columns-repeated="2"/>
          <table:table-cell office:value-type="string">
            <text:p>1928-03-24 05:29 EST-0500</text:p>
          </table:table-cell>
          <table:table-cell office:value-type="string">
            <text:p>Sat</text:p>
          </table:table-cell>
          <table:table-cell office:value-type="float" office:value="3.551">
            <text:p>3.551</text:p>
          </table:table-cell>
          <table:table-cell office:value-type="float" office:value="39.551">
            <text:p>39.551</text:p>
          </table:table-cell>
          <table:table-cell office:value-type="float" office:value="71.897">
            <text:p>71.897</text:p>
          </table:table-cell>
          <table:table-cell office:value-type="float" office:value="36">
            <text:p>36</text:p>
          </table:table-cell>
          <table:table-cell office:value-type="float" office:value="3">
            <text:p>3</text:p>
          </table:table-cell>
          <table:table-cell table:number-columns-repeated="2"/>
          <table:table-cell office:value-type="string">
            <text:p>1928-04-22 13:37 EST-0500</text:p>
          </table:table-cell>
          <table:table-cell office:value-type="string">
            <text:p>Sun</text:p>
          </table:table-cell>
          <table:table-cell office:value-type="float" office:value="32.377">
            <text:p>32.377</text:p>
          </table:table-cell>
          <table:table-cell office:value-type="float" office:value="68.38">
            <text:p>68.38</text:p>
          </table:table-cell>
          <table:table-cell office:value-type="float" office:value="69.973">
            <text:p>69.973</text:p>
          </table:table-cell>
          <table:table-cell office:value-type="float" office:value="36.003">
            <text:p>36.003</text:p>
          </table:table-cell>
          <table:table-cell office:value-type="float" office:value="3">
            <text:p>3</text:p>
          </table:table-cell>
          <table:table-cell table:number-columns-repeated="2"/>
          <table:table-cell office:value-type="string">
            <text:p>1928-05-21 22:03 EST-0500</text:p>
          </table:table-cell>
          <table:table-cell office:value-type="string">
            <text:p>Mon</text:p>
          </table:table-cell>
          <table:table-cell office:value-type="float" office:value="60.775">
            <text:p>60.775</text:p>
          </table:table-cell>
          <table:table-cell office:value-type="float" office:value="96.779">
            <text:p>96.779</text:p>
          </table:table-cell>
          <table:table-cell office:value-type="float" office:value="69.508">
            <text:p>69.508</text:p>
          </table:table-cell>
          <table:table-cell office:value-type="float" office:value="36.004">
            <text:p>36.004</text:p>
          </table:table-cell>
          <table:table-cell office:value-type="float" office:value="3">
            <text:p>3</text:p>
          </table:table-cell>
          <table:table-cell/>
        </table:table-row>
        <table:table-row table:style-name="ro1">
          <table:table-cell office:value-type="string">
            <text:p>1926-08-12 18:30 EST-0500</text:p>
          </table:table-cell>
          <table:table-cell office:value-type="string">
            <text:p>Thu</text:p>
          </table:table-cell>
          <table:table-cell office:value-type="float" office:value="139.475">
            <text:p>139.475</text:p>
          </table:table-cell>
          <table:table-cell office:value-type="float" office:value="187.477">
            <text:p>187.477</text:p>
          </table:table-cell>
          <table:table-cell office:value-type="float" office:value="105.904">
            <text:p>105.904</text:p>
          </table:table-cell>
          <table:table-cell office:value-type="float" office:value="48.002">
            <text:p>48.002</text:p>
          </table:table-cell>
          <table:table-cell office:value-type="float" office:value="4">
            <text:p>4</text:p>
          </table:table-cell>
          <table:table-cell table:number-columns-repeated="2"/>
          <table:table-cell table:style-name="ce13" office:value-type="string">
            <text:p>1926-09-11 09:13 EST-0500</text:p>
          </table:table-cell>
          <table:table-cell office:value-type="string">
            <text:p>Sat</text:p>
          </table:table-cell>
          <table:table-cell office:value-type="float" office:value="168.083">
            <text:p>168.083</text:p>
          </table:table-cell>
          <table:table-cell office:value-type="float" office:value="216.088">
            <text:p>216.088</text:p>
          </table:table-cell>
          <table:table-cell office:value-type="float" office:value="103.974">
            <text:p>103.974</text:p>
          </table:table-cell>
          <table:table-cell office:value-type="float" office:value="48.005">
            <text:p>48.005</text:p>
          </table:table-cell>
          <table:table-cell office:value-type="float" office:value="4">
            <text:p>4</text:p>
          </table:table-cell>
          <table:table-cell table:number-columns-repeated="2"/>
          <table:table-cell office:value-type="string">
            <text:p>1926-10-10 22:30 EST-0500</text:p>
          </table:table-cell>
          <table:table-cell office:value-type="string">
            <text:p>Sun</text:p>
          </table:table-cell>
          <table:table-cell office:value-type="float" office:value="197.069">
            <text:p>197.069</text:p>
          </table:table-cell>
          <table:table-cell office:value-type="float" office:value="245.072">
            <text:p>245.072</text:p>
          </table:table-cell>
          <table:table-cell office:value-type="float" office:value="100.89">
            <text:p>100.89</text:p>
          </table:table-cell>
          <table:table-cell office:value-type="float" office:value="48.003">
            <text:p>48.003</text:p>
          </table:table-cell>
          <table:table-cell office:value-type="float" office:value="4">
            <text:p>4</text:p>
          </table:table-cell>
          <table:table-cell table:number-columns-repeated="2"/>
          <table:table-cell office:value-type="string">
            <text:p>1926-11-09 10:17 EST-0500</text:p>
          </table:table-cell>
          <table:table-cell office:value-type="string">
            <text:p>Tue</text:p>
          </table:table-cell>
          <table:table-cell office:value-type="float" office:value="226.478">
            <text:p>226.478</text:p>
          </table:table-cell>
          <table:table-cell office:value-type="float" office:value="274.482">
            <text:p>274.482</text:p>
          </table:table-cell>
          <table:table-cell office:value-type="float" office:value="98.274">
            <text:p>98.274</text:p>
          </table:table-cell>
          <table:table-cell office:value-type="float" office:value="48.004">
            <text:p>48.004</text:p>
          </table:table-cell>
          <table:table-cell office:value-type="float" office:value="4">
            <text:p>4</text:p>
          </table:table-cell>
          <table:table-cell table:number-columns-repeated="2"/>
          <table:table-cell office:value-type="string">
            <text:p>1926-12-08 20:40 EST-0500</text:p>
          </table:table-cell>
          <table:table-cell office:value-type="string">
            <text:p>Wed</text:p>
          </table:table-cell>
          <table:table-cell office:value-type="float" office:value="256.235">
            <text:p>256.235</text:p>
          </table:table-cell>
          <table:table-cell office:value-type="float" office:value="304.239">
            <text:p>304.239</text:p>
          </table:table-cell>
          <table:table-cell office:value-type="float" office:value="97.24">
            <text:p>97.24</text:p>
          </table:table-cell>
          <table:table-cell office:value-type="float" office:value="48.004">
            <text:p>48.004</text:p>
          </table:table-cell>
          <table:table-cell office:value-type="float" office:value="4">
            <text:p>4</text:p>
          </table:table-cell>
          <table:table-cell table:number-columns-repeated="2"/>
          <table:table-cell office:value-type="string">
            <text:p>1927-01-07 06:00 EST-0500</text:p>
          </table:table-cell>
          <table:table-cell office:value-type="string">
            <text:p>Fri</text:p>
          </table:table-cell>
          <table:table-cell office:value-type="float" office:value="286.164">
            <text:p>286.164</text:p>
          </table:table-cell>
          <table:table-cell office:value-type="float" office:value="334.17">
            <text:p>334.17</text:p>
          </table:table-cell>
          <table:table-cell office:value-type="float" office:value="97.164">
            <text:p>97.164</text:p>
          </table:table-cell>
          <table:table-cell office:value-type="float" office:value="48.006">
            <text:p>48.006</text:p>
          </table:table-cell>
          <table:table-cell office:value-type="float" office:value="4">
            <text:p>4</text:p>
          </table:table-cell>
          <table:table-cell table:number-columns-repeated="2"/>
          <table:table-cell table:style-name="ce11" office:value-type="string">
            <text:p>1927-02-05 14:52 EST-0500</text:p>
          </table:table-cell>
          <table:table-cell table:style-name="ce11" office:value-type="string">
            <text:p>Sat</text:p>
          </table:table-cell>
          <table:table-cell table:style-name="ce11" office:value-type="float" office:value="316.036">
            <text:p>316.036</text:p>
          </table:table-cell>
          <table:table-cell table:style-name="ce11" office:value-type="float" office:value="4.043">
            <text:p>4.043</text:p>
          </table:table-cell>
          <table:table-cell table:style-name="ce11" office:value-type="float" office:value="96.48">
            <text:p>96.48</text:p>
          </table:table-cell>
          <table:table-cell table:style-name="ce11" office:value-type="float" office:value="48.007">
            <text:p>48.007</text:p>
          </table:table-cell>
          <table:table-cell table:style-name="ce11" office:value-type="float" office:value="4">
            <text:p>4</text:p>
          </table:table-cell>
          <table:table-cell table:number-columns-repeated="2"/>
          <table:table-cell office:value-type="string">
            <text:p>1927-03-07 00:03 EST-0500</text:p>
          </table:table-cell>
          <table:table-cell office:value-type="string">
            <text:p>Mon</text:p>
          </table:table-cell>
          <table:table-cell office:value-type="float" office:value="345.641">
            <text:p>345.641</text:p>
          </table:table-cell>
          <table:table-cell office:value-type="float" office:value="33.641">
            <text:p>33.641</text:p>
          </table:table-cell>
          <table:table-cell office:value-type="float" office:value="94.197">
            <text:p>94.197</text:p>
          </table:table-cell>
          <table:table-cell office:value-type="float" office:value="48">
            <text:p>48</text:p>
          </table:table-cell>
          <table:table-cell office:value-type="float" office:value="4">
            <text:p>4</text:p>
          </table:table-cell>
          <table:table-cell table:number-columns-repeated="2"/>
          <table:table-cell office:value-type="string">
            <text:p>1927-04-05 10:12 EST-0500</text:p>
          </table:table-cell>
          <table:table-cell office:value-type="string">
            <text:p>Tue</text:p>
          </table:table-cell>
          <table:table-cell office:value-type="float" office:value="14.846">
            <text:p>14.846</text:p>
          </table:table-cell>
          <table:table-cell office:value-type="float" office:value="62.847">
            <text:p>62.847</text:p>
          </table:table-cell>
          <table:table-cell office:value-type="float" office:value="91.038">
            <text:p>91.038</text:p>
          </table:table-cell>
          <table:table-cell office:value-type="float" office:value="48.001">
            <text:p>48.001</text:p>
          </table:table-cell>
          <table:table-cell office:value-type="float" office:value="4">
            <text:p>4</text:p>
          </table:table-cell>
          <table:table-cell table:number-columns-repeated="2"/>
          <table:table-cell office:value-type="string">
            <text:p>1927-05-04 21:43 EST-0500</text:p>
          </table:table-cell>
          <table:table-cell office:value-type="string">
            <text:p>Wed</text:p>
          </table:table-cell>
          <table:table-cell office:value-type="float" office:value="43.627">
            <text:p>43.627</text:p>
          </table:table-cell>
          <table:table-cell office:value-type="float" office:value="91.629">
            <text:p>91.629</text:p>
          </table:table-cell>
          <table:table-cell office:value-type="float" office:value="88.722">
            <text:p>88.722</text:p>
          </table:table-cell>
          <table:table-cell office:value-type="float" office:value="48.002">
            <text:p>48.002</text:p>
          </table:table-cell>
          <table:table-cell office:value-type="float" office:value="4">
            <text:p>4</text:p>
          </table:table-cell>
          <table:table-cell table:number-columns-repeated="2"/>
          <table:table-cell office:value-type="string">
            <text:p>1927-06-03 10:44 EST-0500</text:p>
          </table:table-cell>
          <table:table-cell office:value-type="string">
            <text:p>Fri</text:p>
          </table:table-cell>
          <table:table-cell office:value-type="float" office:value="72.067">
            <text:p>72.067</text:p>
          </table:table-cell>
          <table:table-cell office:value-type="float" office:value="120.068">
            <text:p>120.068</text:p>
          </table:table-cell>
          <table:table-cell office:value-type="float" office:value="87.938">
            <text:p>87.938</text:p>
          </table:table-cell>
          <table:table-cell office:value-type="float" office:value="48.001">
            <text:p>48.001</text:p>
          </table:table-cell>
          <table:table-cell office:value-type="float" office:value="4">
            <text:p>4</text:p>
          </table:table-cell>
          <table:table-cell table:number-columns-repeated="2"/>
          <table:table-cell office:value-type="string">
            <text:p>1927-07-03 01:13 EST-0500</text:p>
          </table:table-cell>
          <table:table-cell office:value-type="string">
            <text:p>Sun</text:p>
          </table:table-cell>
          <table:table-cell office:value-type="float" office:value="100.334">
            <text:p>100.334</text:p>
          </table:table-cell>
          <table:table-cell office:value-type="float" office:value="148.339">
            <text:p>148.339</text:p>
          </table:table-cell>
          <table:table-cell office:value-type="float" office:value="87.853">
            <text:p>87.853</text:p>
          </table:table-cell>
          <table:table-cell office:value-type="float" office:value="48.005">
            <text:p>48.005</text:p>
          </table:table-cell>
          <table:table-cell office:value-type="float" office:value="4">
            <text:p>4</text:p>
          </table:table-cell>
          <table:table-cell table:number-columns-repeated="2"/>
          <table:table-cell office:value-type="string">
            <text:p>1927-08-01 17:00 EST-0500</text:p>
          </table:table-cell>
          <table:table-cell office:value-type="string">
            <text:p>Mon</text:p>
          </table:table-cell>
          <table:table-cell office:value-type="float" office:value="128.64">
            <text:p>128.64</text:p>
          </table:table-cell>
          <table:table-cell office:value-type="float" office:value="176.641">
            <text:p>176.641</text:p>
          </table:table-cell>
          <table:table-cell office:value-type="float" office:value="87.071">
            <text:p>87.071</text:p>
          </table:table-cell>
          <table:table-cell office:value-type="float" office:value="48.001">
            <text:p>48.001</text:p>
          </table:table-cell>
          <table:table-cell office:value-type="float" office:value="4">
            <text:p>4</text:p>
          </table:table-cell>
          <table:table-cell table:number-columns-repeated="2"/>
          <table:table-cell office:value-type="string">
            <text:p>1927-08-31 09:52 EST-0500</text:p>
          </table:table-cell>
          <table:table-cell office:value-type="string">
            <text:p>Wed</text:p>
          </table:table-cell>
          <table:table-cell office:value-type="float" office:value="157.202">
            <text:p>157.202</text:p>
          </table:table-cell>
          <table:table-cell office:value-type="float" office:value="205.207">
            <text:p>205.207</text:p>
          </table:table-cell>
          <table:table-cell office:value-type="float" office:value="84.768">
            <text:p>84.768</text:p>
          </table:table-cell>
          <table:table-cell office:value-type="float" office:value="48.005">
            <text:p>48.005</text:p>
          </table:table-cell>
          <table:table-cell office:value-type="float" office:value="4">
            <text:p>4</text:p>
          </table:table-cell>
          <table:table-cell table:number-columns-repeated="2"/>
          <table:table-cell office:value-type="string">
            <text:p>1927-09-30 03:09 EST-0500</text:p>
          </table:table-cell>
          <table:table-cell office:value-type="string">
            <text:p>Fri</text:p>
          </table:table-cell>
          <table:table-cell office:value-type="float" office:value="186.175">
            <text:p>186.175</text:p>
          </table:table-cell>
          <table:table-cell office:value-type="float" office:value="234.18">
            <text:p>234.18</text:p>
          </table:table-cell>
          <table:table-cell office:value-type="float" office:value="81.626">
            <text:p>81.626</text:p>
          </table:table-cell>
          <table:table-cell office:value-type="float" office:value="48.005">
            <text:p>48.005</text:p>
          </table:table-cell>
          <table:table-cell office:value-type="float" office:value="4">
            <text:p>4</text:p>
          </table:table-cell>
          <table:table-cell table:number-columns-repeated="2"/>
          <table:table-cell office:value-type="string">
            <text:p>1927-10-29 19:51 EST-0500</text:p>
          </table:table-cell>
          <table:table-cell office:value-type="string">
            <text:p>Sat</text:p>
          </table:table-cell>
          <table:table-cell office:value-type="float" office:value="215.61">
            <text:p>215.61</text:p>
          </table:table-cell>
          <table:table-cell office:value-type="float" office:value="263.615">
            <text:p>263.615</text:p>
          </table:table-cell>
          <table:table-cell office:value-type="float" office:value="79.364">
            <text:p>79.364</text:p>
          </table:table-cell>
          <table:table-cell office:value-type="float" office:value="48.005">
            <text:p>48.005</text:p>
          </table:table-cell>
          <table:table-cell office:value-type="float" office:value="4">
            <text:p>4</text:p>
          </table:table-cell>
          <table:table-cell table:number-columns-repeated="2"/>
          <table:table-cell office:value-type="string">
            <text:p>1927-11-28 10:48 EST-0500</text:p>
          </table:table-cell>
          <table:table-cell office:value-type="string">
            <text:p>Mon</text:p>
          </table:table-cell>
          <table:table-cell office:value-type="float" office:value="245.429">
            <text:p>245.429</text:p>
          </table:table-cell>
          <table:table-cell office:value-type="float" office:value="293.435">
            <text:p>293.435</text:p>
          </table:table-cell>
          <table:table-cell office:value-type="float" office:value="78.701">
            <text:p>78.701</text:p>
          </table:table-cell>
          <table:table-cell office:value-type="float" office:value="48.006">
            <text:p>48.006</text:p>
          </table:table-cell>
          <table:table-cell office:value-type="float" office:value="4">
            <text:p>4</text:p>
          </table:table-cell>
          <table:table-cell table:number-columns-repeated="2"/>
          <table:table-cell office:value-type="string">
            <text:p>1927-12-27 23:21 EST-0500</text:p>
          </table:table-cell>
          <table:table-cell office:value-type="string">
            <text:p>Tue</text:p>
          </table:table-cell>
          <table:table-cell office:value-type="float" office:value="275.444">
            <text:p>275.444</text:p>
          </table:table-cell>
          <table:table-cell office:value-type="float" office:value="323.45">
            <text:p>323.45</text:p>
          </table:table-cell>
          <table:table-cell office:value-type="float" office:value="78.625">
            <text:p>78.625</text:p>
          </table:table-cell>
          <table:table-cell office:value-type="float" office:value="48.006">
            <text:p>48.006</text:p>
          </table:table-cell>
          <table:table-cell office:value-type="float" office:value="4">
            <text:p>4</text:p>
          </table:table-cell>
          <table:table-cell table:number-columns-repeated="2"/>
          <table:table-cell office:value-type="string">
            <text:p>1928-01-26 09:35 EST-0500</text:p>
          </table:table-cell>
          <table:table-cell office:value-type="string">
            <text:p>Thu</text:p>
          </table:table-cell>
          <table:table-cell office:value-type="float" office:value="305.418">
            <text:p>305.418</text:p>
          </table:table-cell>
          <table:table-cell office:value-type="float" office:value="353.42">
            <text:p>353.42</text:p>
          </table:table-cell>
          <table:table-cell office:value-type="float" office:value="77.554">
            <text:p>77.554</text:p>
          </table:table-cell>
          <table:table-cell office:value-type="float" office:value="48.002">
            <text:p>48.002</text:p>
          </table:table-cell>
          <table:table-cell office:value-type="float" office:value="4">
            <text:p>4</text:p>
          </table:table-cell>
          <table:table-cell table:number-columns-repeated="2"/>
          <table:table-cell office:value-type="string">
            <text:p>1928-02-24 18:18 EST-0500</text:p>
          </table:table-cell>
          <table:table-cell office:value-type="string">
            <text:p>Fri</text:p>
          </table:table-cell>
          <table:table-cell office:value-type="float" office:value="335.126">
            <text:p>335.126</text:p>
          </table:table-cell>
          <table:table-cell office:value-type="float" office:value="23.131">
            <text:p>23.131</text:p>
          </table:table-cell>
          <table:table-cell office:value-type="float" office:value="74.903">
            <text:p>74.903</text:p>
          </table:table-cell>
          <table:table-cell office:value-type="float" office:value="48.005">
            <text:p>48.005</text:p>
          </table:table-cell>
          <table:table-cell office:value-type="float" office:value="4">
            <text:p>4</text:p>
          </table:table-cell>
          <table:table-cell table:number-columns-repeated="2"/>
          <table:table-cell office:value-type="string">
            <text:p>1928-03-25 02:24 EST-0500</text:p>
          </table:table-cell>
          <table:table-cell office:value-type="string">
            <text:p>Sun</text:p>
          </table:table-cell>
          <table:table-cell office:value-type="float" office:value="4.415">
            <text:p>4.415</text:p>
          </table:table-cell>
          <table:table-cell office:value-type="float" office:value="52.42">
            <text:p>52.42</text:p>
          </table:table-cell>
          <table:table-cell office:value-type="float" office:value="71.845">
            <text:p>71.845</text:p>
          </table:table-cell>
          <table:table-cell office:value-type="float" office:value="48.005">
            <text:p>48.005</text:p>
          </table:table-cell>
          <table:table-cell office:value-type="float" office:value="4">
            <text:p>4</text:p>
          </table:table-cell>
          <table:table-cell table:number-columns-repeated="2"/>
          <table:table-cell office:value-type="string">
            <text:p>1928-04-23 10:37 EST-0500</text:p>
          </table:table-cell>
          <table:table-cell office:value-type="string">
            <text:p>Mon</text:p>
          </table:table-cell>
          <table:table-cell office:value-type="float" office:value="33.23">
            <text:p>33.23</text:p>
          </table:table-cell>
          <table:table-cell office:value-type="float" office:value="81.232">
            <text:p>81.232</text:p>
          </table:table-cell>
          <table:table-cell office:value-type="float" office:value="69.979">
            <text:p>69.979</text:p>
          </table:table-cell>
          <table:table-cell office:value-type="float" office:value="48.002">
            <text:p>48.002</text:p>
          </table:table-cell>
          <table:table-cell office:value-type="float" office:value="4">
            <text:p>4</text:p>
          </table:table-cell>
          <table:table-cell table:number-columns-repeated="2"/>
          <table:table-cell office:value-type="string">
            <text:p>1928-05-22 19:32 EST-0500</text:p>
          </table:table-cell>
          <table:table-cell office:value-type="string">
            <text:p>Tue</text:p>
          </table:table-cell>
          <table:table-cell office:value-type="float" office:value="61.635">
            <text:p>61.635</text:p>
          </table:table-cell>
          <table:table-cell office:value-type="float" office:value="109.635">
            <text:p>109.635</text:p>
          </table:table-cell>
          <table:table-cell office:value-type="float" office:value="69.518">
            <text:p>69.518</text:p>
          </table:table-cell>
          <table:table-cell office:value-type="float" office:value="48">
            <text:p>48</text:p>
          </table:table-cell>
          <table:table-cell office:value-type="float" office:value="4">
            <text:p>4</text:p>
          </table:table-cell>
          <table:table-cell/>
        </table:table-row>
        <table:table-row table:style-name="ro1">
          <table:table-cell office:value-type="string">
            <text:p>1926-08-13 20:34 EST-0500</text:p>
          </table:table-cell>
          <table:table-cell office:value-type="string">
            <text:p>Fri</text:p>
          </table:table-cell>
          <table:table-cell office:value-type="float" office:value="140.518">
            <text:p>140.518</text:p>
          </table:table-cell>
          <table:table-cell office:value-type="float" office:value="200.522">
            <text:p>200.522</text:p>
          </table:table-cell>
          <table:table-cell office:value-type="float" office:value="105.821">
            <text:p>105.821</text:p>
          </table:table-cell>
          <table:table-cell office:value-type="float" office:value="60.004">
            <text:p>60.004</text:p>
          </table:table-cell>
          <table:table-cell office:value-type="float" office:value="5">
            <text:p>5</text:p>
          </table:table-cell>
          <table:table-cell table:number-columns-repeated="2"/>
          <table:table-cell office:value-type="string">
            <text:p>1926-09-12 10:32 EST-0500</text:p>
          </table:table-cell>
          <table:table-cell office:value-type="string">
            <text:p>Sun</text:p>
          </table:table-cell>
          <table:table-cell office:value-type="float" office:value="169.11">
            <text:p>169.11</text:p>
          </table:table-cell>
          <table:table-cell office:value-type="float" office:value="229.114">
            <text:p>229.114</text:p>
          </table:table-cell>
          <table:table-cell office:value-type="float" office:value="103.86">
            <text:p>103.86</text:p>
          </table:table-cell>
          <table:table-cell office:value-type="float" office:value="60.004">
            <text:p>60.004</text:p>
          </table:table-cell>
          <table:table-cell office:value-type="float" office:value="5">
            <text:p>5</text:p>
          </table:table-cell>
          <table:table-cell table:number-columns-repeated="2"/>
          <table:table-cell office:value-type="string">
            <text:p>1926-10-11 22:51 EST-0500</text:p>
          </table:table-cell>
          <table:table-cell office:value-type="string">
            <text:p>Mon</text:p>
          </table:table-cell>
          <table:table-cell office:value-type="float" office:value="198.073">
            <text:p>198.073</text:p>
          </table:table-cell>
          <table:table-cell office:value-type="float" office:value="258.077">
            <text:p>258.077</text:p>
          </table:table-cell>
          <table:table-cell office:value-type="float" office:value="100.823">
            <text:p>100.823</text:p>
          </table:table-cell>
          <table:table-cell office:value-type="float" office:value="60.004">
            <text:p>60.004</text:p>
          </table:table-cell>
          <table:table-cell office:value-type="float" office:value="5">
            <text:p>5</text:p>
          </table:table-cell>
          <table:table-cell table:number-columns-repeated="2"/>
          <table:table-cell office:value-type="string">
            <text:p>1926-11-10 09:32 EST-0500</text:p>
          </table:table-cell>
          <table:table-cell office:value-type="string">
            <text:p>Wed</text:p>
          </table:table-cell>
          <table:table-cell office:value-type="float" office:value="227.452">
            <text:p>227.452</text:p>
          </table:table-cell>
          <table:table-cell office:value-type="float" office:value="287.456">
            <text:p>287.456</text:p>
          </table:table-cell>
          <table:table-cell office:value-type="float" office:value="98.278">
            <text:p>98.278</text:p>
          </table:table-cell>
          <table:table-cell office:value-type="float" office:value="60.004">
            <text:p>60.004</text:p>
          </table:table-cell>
          <table:table-cell office:value-type="float" office:value="5">
            <text:p>5</text:p>
          </table:table-cell>
          <table:table-cell table:number-columns-repeated="2"/>
          <table:table-cell office:value-type="string">
            <text:p>1926-12-09 18:52 EST-0500</text:p>
          </table:table-cell>
          <table:table-cell office:value-type="string">
            <text:p>Thu</text:p>
          </table:table-cell>
          <table:table-cell office:value-type="float" office:value="257.175">
            <text:p>257.175</text:p>
          </table:table-cell>
          <table:table-cell office:value-type="float" office:value="317.176">
            <text:p>317.176</text:p>
          </table:table-cell>
          <table:table-cell office:value-type="float" office:value="97.262">
            <text:p>97.262</text:p>
          </table:table-cell>
          <table:table-cell office:value-type="float" office:value="60.001">
            <text:p>60.001</text:p>
          </table:table-cell>
          <table:table-cell office:value-type="float" office:value="5">
            <text:p>5</text:p>
          </table:table-cell>
          <table:table-cell table:number-columns-repeated="2"/>
          <table:table-cell office:value-type="string">
            <text:p>1927-01-08 03:25 EST-0500</text:p>
          </table:table-cell>
          <table:table-cell office:value-type="string">
            <text:p>Sat</text:p>
          </table:table-cell>
          <table:table-cell office:value-type="float" office:value="287.074">
            <text:p>287.074</text:p>
          </table:table-cell>
          <table:table-cell office:value-type="float" office:value="347.078">
            <text:p>347.078</text:p>
          </table:table-cell>
          <table:table-cell office:value-type="float" office:value="97.147">
            <text:p>97.147</text:p>
          </table:table-cell>
          <table:table-cell office:value-type="float" office:value="60.004">
            <text:p>60.004</text:p>
          </table:table-cell>
          <table:table-cell office:value-type="float" office:value="5">
            <text:p>5</text:p>
          </table:table-cell>
          <table:table-cell table:number-columns-repeated="2"/>
          <table:table-cell office:value-type="string">
            <text:p>1927-02-06 12:00 EST-0500</text:p>
          </table:table-cell>
          <table:table-cell office:value-type="string">
            <text:p>Sun</text:p>
          </table:table-cell>
          <table:table-cell office:value-type="float" office:value="316.928">
            <text:p>316.928</text:p>
          </table:table-cell>
          <table:table-cell office:value-type="float" office:value="16.934">
            <text:p>16.934</text:p>
          </table:table-cell>
          <table:table-cell office:value-type="float" office:value="96.411">
            <text:p>96.411</text:p>
          </table:table-cell>
          <table:table-cell office:value-type="float" office:value="60.006">
            <text:p>60.006</text:p>
          </table:table-cell>
          <table:table-cell office:value-type="float" office:value="5">
            <text:p>5</text:p>
          </table:table-cell>
          <table:table-cell table:number-columns-repeated="2"/>
          <table:table-cell office:value-type="string">
            <text:p>1927-03-07 21:28 EST-0500</text:p>
          </table:table-cell>
          <table:table-cell office:value-type="string">
            <text:p>Mon</text:p>
          </table:table-cell>
          <table:table-cell office:value-type="float" office:value="346.533">
            <text:p>346.533</text:p>
          </table:table-cell>
          <table:table-cell office:value-type="float" office:value="46.539">
            <text:p>46.539</text:p>
          </table:table-cell>
          <table:table-cell office:value-type="float" office:value="94.114">
            <text:p>94.114</text:p>
          </table:table-cell>
          <table:table-cell office:value-type="float" office:value="60.006">
            <text:p>60.006</text:p>
          </table:table-cell>
          <table:table-cell office:value-type="float" office:value="5">
            <text:p>5</text:p>
          </table:table-cell>
          <table:table-cell table:number-columns-repeated="2"/>
          <table:table-cell office:value-type="string">
            <text:p>1927-04-06 08:22 EST-0500</text:p>
          </table:table-cell>
          <table:table-cell office:value-type="string">
            <text:p>Wed</text:p>
          </table:table-cell>
          <table:table-cell office:value-type="float" office:value="15.755">
            <text:p>15.755</text:p>
          </table:table-cell>
          <table:table-cell office:value-type="float" office:value="75.76">
            <text:p>75.76</text:p>
          </table:table-cell>
          <table:table-cell office:value-type="float" office:value="90.997">
            <text:p>90.997</text:p>
          </table:table-cell>
          <table:table-cell office:value-type="float" office:value="60.005">
            <text:p>60.005</text:p>
          </table:table-cell>
          <table:table-cell office:value-type="float" office:value="5">
            <text:p>5</text:p>
          </table:table-cell>
          <table:table-cell table:number-columns-repeated="2"/>
          <table:table-cell office:value-type="string">
            <text:p>1927-05-05 20:57 EST-0500</text:p>
          </table:table-cell>
          <table:table-cell office:value-type="string">
            <text:p>Thu</text:p>
          </table:table-cell>
          <table:table-cell office:value-type="float" office:value="44.565">
            <text:p>44.565</text:p>
          </table:table-cell>
          <table:table-cell office:value-type="float" office:value="104.565">
            <text:p>104.565</text:p>
          </table:table-cell>
          <table:table-cell office:value-type="float" office:value="88.735">
            <text:p>88.735</text:p>
          </table:table-cell>
          <table:table-cell office:value-type="float" office:value="60">
            <text:p>60</text:p>
          </table:table-cell>
          <table:table-cell office:value-type="float" office:value="5">
            <text:p>5</text:p>
          </table:table-cell>
          <table:table-cell table:number-columns-repeated="2"/>
          <table:table-cell table:style-name="ce11" office:value-type="string">
            <text:p>1927-06-04 11:07 EST-0500</text:p>
          </table:table-cell>
          <table:table-cell table:style-name="ce11" office:value-type="string">
            <text:p>Sat</text:p>
          </table:table-cell>
          <table:table-cell table:style-name="ce11" office:value-type="float" office:value="73.04">
            <text:p>73.04</text:p>
          </table:table-cell>
          <table:table-cell table:style-name="ce11" office:value-type="float" office:value="133.044">
            <text:p>133.044</text:p>
          </table:table-cell>
          <table:table-cell table:style-name="ce11" office:value-type="float" office:value="87.96">
            <text:p>87.96</text:p>
          </table:table-cell>
          <table:table-cell table:style-name="ce11" office:value-type="float" office:value="60.004">
            <text:p>60.004</text:p>
          </table:table-cell>
          <table:table-cell table:style-name="ce11" office:value-type="float" office:value="5">
            <text:p>5</text:p>
          </table:table-cell>
          <table:table-cell table:number-columns-repeated="2"/>
          <table:table-cell office:value-type="string">
            <text:p>1927-07-04 02:37 EST-0500</text:p>
          </table:table-cell>
          <table:table-cell office:value-type="string">
            <text:p>Mon</text:p>
          </table:table-cell>
          <table:table-cell office:value-type="float" office:value="101.343">
            <text:p>101.343</text:p>
          </table:table-cell>
          <table:table-cell office:value-type="float" office:value="161.346">
            <text:p>161.346</text:p>
          </table:table-cell>
          <table:table-cell office:value-type="float" office:value="87.824">
            <text:p>87.824</text:p>
          </table:table-cell>
          <table:table-cell office:value-type="float" office:value="60.003">
            <text:p>60.003</text:p>
          </table:table-cell>
          <table:table-cell office:value-type="float" office:value="5">
            <text:p>5</text:p>
          </table:table-cell>
          <table:table-cell table:number-columns-repeated="2"/>
          <table:table-cell office:value-type="string">
            <text:p>1927-08-02 19:11 EST-0500</text:p>
          </table:table-cell>
          <table:table-cell office:value-type="string">
            <text:p>Tue</text:p>
          </table:table-cell>
          <table:table-cell office:value-type="float" office:value="129.685">
            <text:p>129.685</text:p>
          </table:table-cell>
          <table:table-cell office:value-type="float" office:value="189.689">
            <text:p>189.689</text:p>
          </table:table-cell>
          <table:table-cell office:value-type="float" office:value="86.972">
            <text:p>86.972</text:p>
          </table:table-cell>
          <table:table-cell office:value-type="float" office:value="60.004">
            <text:p>60.004</text:p>
          </table:table-cell>
          <table:table-cell office:value-type="float" office:value="5">
            <text:p>5</text:p>
          </table:table-cell>
          <table:table-cell table:number-columns-repeated="2"/>
          <table:table-cell office:value-type="string">
            <text:p>1927-09-01 12:23 EST-0500</text:p>
          </table:table-cell>
          <table:table-cell office:value-type="string">
            <text:p>Thu</text:p>
          </table:table-cell>
          <table:table-cell office:value-type="float" office:value="158.272">
            <text:p>158.272</text:p>
          </table:table-cell>
          <table:table-cell office:value-type="float" office:value="218.273">
            <text:p>218.273</text:p>
          </table:table-cell>
          <table:table-cell office:value-type="float" office:value="84.649">
            <text:p>84.649</text:p>
          </table:table-cell>
          <table:table-cell office:value-type="float" office:value="60.001">
            <text:p>60.001</text:p>
          </table:table-cell>
          <table:table-cell office:value-type="float" office:value="5">
            <text:p>5</text:p>
          </table:table-cell>
          <table:table-cell table:number-columns-repeated="2"/>
          <table:table-cell office:value-type="string">
            <text:p>1927-10-01 05:27 EST-0500</text:p>
          </table:table-cell>
          <table:table-cell office:value-type="string">
            <text:p>Sat</text:p>
          </table:table-cell>
          <table:table-cell office:value-type="float" office:value="187.253">
            <text:p>187.253</text:p>
          </table:table-cell>
          <table:table-cell office:value-type="float" office:value="247.257">
            <text:p>247.257</text:p>
          </table:table-cell>
          <table:table-cell office:value-type="float" office:value="81.571">
            <text:p>81.571</text:p>
          </table:table-cell>
          <table:table-cell office:value-type="float" office:value="60.004">
            <text:p>60.004</text:p>
          </table:table-cell>
          <table:table-cell office:value-type="float" office:value="5">
            <text:p>5</text:p>
          </table:table-cell>
          <table:table-cell table:number-columns-repeated="2"/>
          <table:table-cell office:value-type="string">
            <text:p>1927-10-30 21:20 EST-0500</text:p>
          </table:table-cell>
          <table:table-cell office:value-type="string">
            <text:p>Sun</text:p>
          </table:table-cell>
          <table:table-cell office:value-type="float" office:value="216.672">
            <text:p>216.672</text:p>
          </table:table-cell>
          <table:table-cell office:value-type="float" office:value="276.677">
            <text:p>276.677</text:p>
          </table:table-cell>
          <table:table-cell office:value-type="float" office:value="79.382">
            <text:p>79.382</text:p>
          </table:table-cell>
          <table:table-cell office:value-type="float" office:value="60.005">
            <text:p>60.005</text:p>
          </table:table-cell>
          <table:table-cell office:value-type="float" office:value="5">
            <text:p>5</text:p>
          </table:table-cell>
          <table:table-cell table:number-columns-repeated="2"/>
          <table:table-cell office:value-type="string">
            <text:p>1927-11-29 11:04 EST-0500</text:p>
          </table:table-cell>
          <table:table-cell office:value-type="string">
            <text:p>Tue</text:p>
          </table:table-cell>
          <table:table-cell office:value-type="float" office:value="246.453">
            <text:p>246.453</text:p>
          </table:table-cell>
          <table:table-cell office:value-type="float" office:value="306.458">
            <text:p>306.458</text:p>
          </table:table-cell>
          <table:table-cell office:value-type="float" office:value="78.721">
            <text:p>78.721</text:p>
          </table:table-cell>
          <table:table-cell office:value-type="float" office:value="60.005">
            <text:p>60.005</text:p>
          </table:table-cell>
          <table:table-cell office:value-type="float" office:value="5">
            <text:p>5</text:p>
          </table:table-cell>
          <table:table-cell table:number-columns-repeated="2"/>
          <table:table-cell office:value-type="string">
            <text:p>1927-12-28 22:20 EST-0500</text:p>
          </table:table-cell>
          <table:table-cell office:value-type="string">
            <text:p>Wed</text:p>
          </table:table-cell>
          <table:table-cell office:value-type="float" office:value="276.42">
            <text:p>276.42</text:p>
          </table:table-cell>
          <table:table-cell office:value-type="float" office:value="336.422">
            <text:p>336.422</text:p>
          </table:table-cell>
          <table:table-cell office:value-type="float" office:value="78.59">
            <text:p>78.59</text:p>
          </table:table-cell>
          <table:table-cell office:value-type="float" office:value="60.002">
            <text:p>60.002</text:p>
          </table:table-cell>
          <table:table-cell office:value-type="float" office:value="5">
            <text:p>5</text:p>
          </table:table-cell>
          <table:table-cell table:number-columns-repeated="2"/>
          <table:table-cell office:value-type="string">
            <text:p>1928-01-27 07:34 EST-0500</text:p>
          </table:table-cell>
          <table:table-cell office:value-type="string">
            <text:p>Fri</text:p>
          </table:table-cell>
          <table:table-cell office:value-type="float" office:value="306.349">
            <text:p>306.349</text:p>
          </table:table-cell>
          <table:table-cell office:value-type="float" office:value="6.349">
            <text:p>6.349</text:p>
          </table:table-cell>
          <table:table-cell office:value-type="float" office:value="77.469">
            <text:p>77.469</text:p>
          </table:table-cell>
          <table:table-cell office:value-type="float" office:value="60">
            <text:p>60</text:p>
          </table:table-cell>
          <table:table-cell office:value-type="float" office:value="5">
            <text:p>5</text:p>
          </table:table-cell>
          <table:table-cell table:number-columns-repeated="2"/>
          <table:table-cell office:value-type="string">
            <text:p>1928-02-25 15:43 EST-0500</text:p>
          </table:table-cell>
          <table:table-cell office:value-type="string">
            <text:p>Sat</text:p>
          </table:table-cell>
          <table:table-cell office:value-type="float" office:value="336.024">
            <text:p>336.024</text:p>
          </table:table-cell>
          <table:table-cell office:value-type="float" office:value="36.026">
            <text:p>36.026</text:p>
          </table:table-cell>
          <table:table-cell office:value-type="float" office:value="74.826">
            <text:p>74.826</text:p>
          </table:table-cell>
          <table:table-cell office:value-type="float" office:value="60.002">
            <text:p>60.002</text:p>
          </table:table-cell>
          <table:table-cell office:value-type="float" office:value="5">
            <text:p>5</text:p>
          </table:table-cell>
          <table:table-cell table:number-columns-repeated="2"/>
          <table:table-cell office:value-type="string">
            <text:p>1928-03-25 23:41 EST-0500</text:p>
          </table:table-cell>
          <table:table-cell office:value-type="string">
            <text:p>Sun</text:p>
          </table:table-cell>
          <table:table-cell office:value-type="float" office:value="5.292">
            <text:p>5.292</text:p>
          </table:table-cell>
          <table:table-cell office:value-type="float" office:value="65.296">
            <text:p>65.296</text:p>
          </table:table-cell>
          <table:table-cell office:value-type="float" office:value="71.823">
            <text:p>71.823</text:p>
          </table:table-cell>
          <table:table-cell office:value-type="float" office:value="60.004">
            <text:p>60.004</text:p>
          </table:table-cell>
          <table:table-cell office:value-type="float" office:value="5">
            <text:p>5</text:p>
          </table:table-cell>
          <table:table-cell table:number-columns-repeated="2"/>
          <table:table-cell office:value-type="string">
            <text:p>1928-04-24 08:09 EST-0500</text:p>
          </table:table-cell>
          <table:table-cell office:value-type="string">
            <text:p>Tue</text:p>
          </table:table-cell>
          <table:table-cell office:value-type="float" office:value="34.104">
            <text:p>34.104</text:p>
          </table:table-cell>
          <table:table-cell office:value-type="float" office:value="94.11">
            <text:p>94.11</text:p>
          </table:table-cell>
          <table:table-cell office:value-type="float" office:value="69.998">
            <text:p>69.998</text:p>
          </table:table-cell>
          <table:table-cell office:value-type="float" office:value="60.006">
            <text:p>60.006</text:p>
          </table:table-cell>
          <table:table-cell office:value-type="float" office:value="5">
            <text:p>5</text:p>
          </table:table-cell>
          <table:table-cell table:number-columns-repeated="2"/>
          <table:table-cell office:value-type="string">
            <text:p>1928-05-23 17:39 EST-0500</text:p>
          </table:table-cell>
          <table:table-cell office:value-type="string">
            <text:p>Wed</text:p>
          </table:table-cell>
          <table:table-cell office:value-type="float" office:value="62.521">
            <text:p>62.521</text:p>
          </table:table-cell>
          <table:table-cell office:value-type="float" office:value="122.524">
            <text:p>122.524</text:p>
          </table:table-cell>
          <table:table-cell office:value-type="float" office:value="69.528">
            <text:p>69.528</text:p>
          </table:table-cell>
          <table:table-cell office:value-type="float" office:value="60.003">
            <text:p>60.003</text:p>
          </table:table-cell>
          <table:table-cell office:value-type="float" office:value="5">
            <text:p>5</text:p>
          </table:table-cell>
          <table:table-cell/>
        </table:table-row>
        <table:table-row table:style-name="ro1">
          <table:table-cell office:value-type="string">
            <text:p>1926-08-14 22:14 EST-0500</text:p>
          </table:table-cell>
          <table:table-cell office:value-type="string">
            <text:p>Sat</text:p>
          </table:table-cell>
          <table:table-cell office:value-type="float" office:value="141.546">
            <text:p>141.546</text:p>
          </table:table-cell>
          <table:table-cell office:value-type="float" office:value="213.551">
            <text:p>213.551</text:p>
          </table:table-cell>
          <table:table-cell office:value-type="float" office:value="105.764">
            <text:p>105.764</text:p>
          </table:table-cell>
          <table:table-cell office:value-type="float" office:value="72.005">
            <text:p>72.005</text:p>
          </table:table-cell>
          <table:table-cell office:value-type="float" office:value="6">
            <text:p>6</text:p>
          </table:table-cell>
          <table:table-cell table:number-columns-repeated="2"/>
          <table:table-cell office:value-type="string">
            <text:p>1926-09-13 11:22 EST-0500</text:p>
          </table:table-cell>
          <table:table-cell office:value-type="string">
            <text:p>Mon</text:p>
          </table:table-cell>
          <table:table-cell office:value-type="float" office:value="170.117">
            <text:p>170.117</text:p>
          </table:table-cell>
          <table:table-cell office:value-type="float" office:value="242.119">
            <text:p>242.119</text:p>
          </table:table-cell>
          <table:table-cell office:value-type="float" office:value="103.794">
            <text:p>103.794</text:p>
          </table:table-cell>
          <table:table-cell office:value-type="float" office:value="72.002">
            <text:p>72.002</text:p>
          </table:table-cell>
          <table:table-cell office:value-type="float" office:value="6">
            <text:p>6</text:p>
          </table:table-cell>
          <table:table-cell table:number-columns-repeated="2"/>
          <table:table-cell office:value-type="string">
            <text:p>1926-10-12 22:42 EST-0500</text:p>
          </table:table-cell>
          <table:table-cell office:value-type="string">
            <text:p>Tue</text:p>
          </table:table-cell>
          <table:table-cell office:value-type="float" office:value="199.058">
            <text:p>199.058</text:p>
          </table:table-cell>
          <table:table-cell office:value-type="float" office:value="271.061">
            <text:p>271.061</text:p>
          </table:table-cell>
          <table:table-cell office:value-type="float" office:value="100.798">
            <text:p>100.798</text:p>
          </table:table-cell>
          <table:table-cell office:value-type="float" office:value="72.003">
            <text:p>72.003</text:p>
          </table:table-cell>
          <table:table-cell office:value-type="float" office:value="6">
            <text:p>6</text:p>
          </table:table-cell>
          <table:table-cell table:number-columns-repeated="2"/>
          <table:table-cell office:value-type="string">
            <text:p>1926-11-11 08:24 EST-0500</text:p>
          </table:table-cell>
          <table:table-cell office:value-type="string">
            <text:p>Thu</text:p>
          </table:table-cell>
          <table:table-cell office:value-type="float" office:value="228.41">
            <text:p>228.41</text:p>
          </table:table-cell>
          <table:table-cell office:value-type="float" office:value="300.412">
            <text:p>300.412</text:p>
          </table:table-cell>
          <table:table-cell office:value-type="float" office:value="98.296">
            <text:p>98.296</text:p>
          </table:table-cell>
          <table:table-cell office:value-type="float" office:value="72.002">
            <text:p>72.002</text:p>
          </table:table-cell>
          <table:table-cell office:value-type="float" office:value="6">
            <text:p>6</text:p>
          </table:table-cell>
          <table:table-cell table:number-columns-repeated="2"/>
          <table:table-cell office:value-type="string">
            <text:p>1926-12-10 16:55 EST-0500</text:p>
          </table:table-cell>
          <table:table-cell office:value-type="string">
            <text:p>Fri</text:p>
          </table:table-cell>
          <table:table-cell office:value-type="float" office:value="258.109">
            <text:p>258.109</text:p>
          </table:table-cell>
          <table:table-cell office:value-type="float" office:value="330.115">
            <text:p>330.115</text:p>
          </table:table-cell>
          <table:table-cell office:value-type="float" office:value="97.282">
            <text:p>97.282</text:p>
          </table:table-cell>
          <table:table-cell office:value-type="float" office:value="72.006">
            <text:p>72.006</text:p>
          </table:table-cell>
          <table:table-cell office:value-type="float" office:value="6">
            <text:p>6</text:p>
          </table:table-cell>
          <table:table-cell table:number-columns-repeated="2"/>
          <table:table-cell office:value-type="string">
            <text:p>1927-01-09 00:58 EST-0500</text:p>
          </table:table-cell>
          <table:table-cell office:value-type="string">
            <text:p>Sun</text:p>
          </table:table-cell>
          <table:table-cell office:value-type="float" office:value="287.989">
            <text:p>287.989</text:p>
          </table:table-cell>
          <table:table-cell office:value-type="float" office:value="359.989">
            <text:p>359.989</text:p>
          </table:table-cell>
          <table:table-cell office:value-type="float" office:value="97.134">
            <text:p>97.134</text:p>
          </table:table-cell>
          <table:table-cell office:value-type="float" office:value="72">
            <text:p>72</text:p>
          </table:table-cell>
          <table:table-cell office:value-type="float" office:value="6">
            <text:p>6</text:p>
          </table:table-cell>
          <table:table-cell table:number-columns-repeated="2"/>
          <table:table-cell table:style-name="ce11" office:value-type="string">
            <text:p>1927-02-07 09:34 EST-0500</text:p>
          </table:table-cell>
          <table:table-cell table:style-name="ce11" office:value-type="string">
            <text:p>Mon</text:p>
          </table:table-cell>
          <table:table-cell table:style-name="ce11" office:value-type="float" office:value="317.839">
            <text:p>317.839</text:p>
          </table:table-cell>
          <table:table-cell table:style-name="ce11" office:value-type="float" office:value="29.845">
            <text:p>29.845</text:p>
          </table:table-cell>
          <table:table-cell table:style-name="ce11" office:value-type="float" office:value="96.363">
            <text:p>96.363</text:p>
          </table:table-cell>
          <table:table-cell table:style-name="ce11" office:value-type="float" office:value="72.006">
            <text:p>72.006</text:p>
          </table:table-cell>
          <table:table-cell table:style-name="ce11" office:value-type="float" office:value="6">
            <text:p>6</text:p>
          </table:table-cell>
          <table:table-cell table:number-columns-repeated="2"/>
          <table:table-cell office:value-type="string">
            <text:p>1927-03-08 19:32 EST-0500</text:p>
          </table:table-cell>
          <table:table-cell office:value-type="string">
            <text:p>Tue</text:p>
          </table:table-cell>
          <table:table-cell office:value-type="float" office:value="347.453">
            <text:p>347.453</text:p>
          </table:table-cell>
          <table:table-cell office:value-type="float" office:value="59.454">
            <text:p>59.454</text:p>
          </table:table-cell>
          <table:table-cell office:value-type="float" office:value="94.064">
            <text:p>94.064</text:p>
          </table:table-cell>
          <table:table-cell office:value-type="float" office:value="72.001">
            <text:p>72.001</text:p>
          </table:table-cell>
          <table:table-cell office:value-type="float" office:value="6">
            <text:p>6</text:p>
          </table:table-cell>
          <table:table-cell table:number-columns-repeated="2"/>
          <table:table-cell office:value-type="string">
            <text:p>1927-04-07 07:20 EST-0500</text:p>
          </table:table-cell>
          <table:table-cell office:value-type="string">
            <text:p>Thu</text:p>
          </table:table-cell>
          <table:table-cell office:value-type="float" office:value="16.697">
            <text:p>16.697</text:p>
          </table:table-cell>
          <table:table-cell office:value-type="float" office:value="88.699">
            <text:p>88.699</text:p>
          </table:table-cell>
          <table:table-cell office:value-type="float" office:value="90.984">
            <text:p>90.984</text:p>
          </table:table-cell>
          <table:table-cell office:value-type="float" office:value="72.002">
            <text:p>72.002</text:p>
          </table:table-cell>
          <table:table-cell office:value-type="float" office:value="6">
            <text:p>6</text:p>
          </table:table-cell>
          <table:table-cell table:number-columns-repeated="2"/>
          <table:table-cell office:value-type="string">
            <text:p>1927-05-06 21:00 EST-0500</text:p>
          </table:table-cell>
          <table:table-cell office:value-type="string">
            <text:p>Fri</text:p>
          </table:table-cell>
          <table:table-cell office:value-type="float" office:value="45.535">
            <text:p>45.535</text:p>
          </table:table-cell>
          <table:table-cell office:value-type="float" office:value="117.539">
            <text:p>117.539</text:p>
          </table:table-cell>
          <table:table-cell office:value-type="float" office:value="88.758">
            <text:p>88.758</text:p>
          </table:table-cell>
          <table:table-cell office:value-type="float" office:value="72.004">
            <text:p>72.004</text:p>
          </table:table-cell>
          <table:table-cell office:value-type="float" office:value="6">
            <text:p>6</text:p>
          </table:table-cell>
          <table:table-cell table:number-columns-repeated="2"/>
          <table:table-cell office:value-type="string">
            <text:p>1927-06-05 12:10 EST-0500</text:p>
          </table:table-cell>
          <table:table-cell office:value-type="string">
            <text:p>Sun</text:p>
          </table:table-cell>
          <table:table-cell office:value-type="float" office:value="74.039">
            <text:p>74.039</text:p>
          </table:table-cell>
          <table:table-cell office:value-type="float" office:value="146.041">
            <text:p>146.041</text:p>
          </table:table-cell>
          <table:table-cell office:value-type="float" office:value="87.978">
            <text:p>87.978</text:p>
          </table:table-cell>
          <table:table-cell office:value-type="float" office:value="72.002">
            <text:p>72.002</text:p>
          </table:table-cell>
          <table:table-cell office:value-type="float" office:value="6">
            <text:p>6</text:p>
          </table:table-cell>
          <table:table-cell table:number-columns-repeated="2"/>
          <table:table-cell office:value-type="string">
            <text:p>1927-07-05 04:30 EST-0500</text:p>
          </table:table-cell>
          <table:table-cell office:value-type="string">
            <text:p>Tue</text:p>
          </table:table-cell>
          <table:table-cell office:value-type="float" office:value="102.371">
            <text:p>102.371</text:p>
          </table:table-cell>
          <table:table-cell office:value-type="float" office:value="174.376">
            <text:p>174.376</text:p>
          </table:table-cell>
          <table:table-cell office:value-type="float" office:value="87.8">
            <text:p>87.8</text:p>
          </table:table-cell>
          <table:table-cell office:value-type="float" office:value="72.005">
            <text:p>72.005</text:p>
          </table:table-cell>
          <table:table-cell office:value-type="float" office:value="6">
            <text:p>6</text:p>
          </table:table-cell>
          <table:table-cell table:number-columns-repeated="2"/>
          <table:table-cell office:value-type="string">
            <text:p>1927-08-03 21:34 EST-0500</text:p>
          </table:table-cell>
          <table:table-cell office:value-type="string">
            <text:p>Wed</text:p>
          </table:table-cell>
          <table:table-cell office:value-type="float" office:value="130.737">
            <text:p>130.737</text:p>
          </table:table-cell>
          <table:table-cell office:value-type="float" office:value="202.74">
            <text:p>202.74</text:p>
          </table:table-cell>
          <table:table-cell office:value-type="float" office:value="86.904">
            <text:p>86.904</text:p>
          </table:table-cell>
          <table:table-cell office:value-type="float" office:value="72.003">
            <text:p>72.003</text:p>
          </table:table-cell>
          <table:table-cell office:value-type="float" office:value="6">
            <text:p>6</text:p>
          </table:table-cell>
          <table:table-cell table:number-columns-repeated="2"/>
          <table:table-cell office:value-type="string">
            <text:p>1927-09-02 14:48 EST-0500</text:p>
          </table:table-cell>
          <table:table-cell office:value-type="string">
            <text:p>Fri</text:p>
          </table:table-cell>
          <table:table-cell office:value-type="float" office:value="159.338">
            <text:p>159.338</text:p>
          </table:table-cell>
          <table:table-cell office:value-type="float" office:value="231.342">
            <text:p>231.342</text:p>
          </table:table-cell>
          <table:table-cell office:value-type="float" office:value="84.582">
            <text:p>84.582</text:p>
          </table:table-cell>
          <table:table-cell office:value-type="float" office:value="72.004">
            <text:p>72.004</text:p>
          </table:table-cell>
          <table:table-cell office:value-type="float" office:value="6">
            <text:p>6</text:p>
          </table:table-cell>
          <table:table-cell table:number-columns-repeated="2"/>
          <table:table-cell office:value-type="string">
            <text:p>1927-10-02 07:21 EST-0500</text:p>
          </table:table-cell>
          <table:table-cell office:value-type="string">
            <text:p>Sun</text:p>
          </table:table-cell>
          <table:table-cell office:value-type="float" office:value="188.315">
            <text:p>188.315</text:p>
          </table:table-cell>
          <table:table-cell office:value-type="float" office:value="260.318">
            <text:p>260.318</text:p>
          </table:table-cell>
          <table:table-cell office:value-type="float" office:value="81.557">
            <text:p>81.557</text:p>
          </table:table-cell>
          <table:table-cell office:value-type="float" office:value="72.003">
            <text:p>72.003</text:p>
          </table:table-cell>
          <table:table-cell office:value-type="float" office:value="6">
            <text:p>6</text:p>
          </table:table-cell>
          <table:table-cell table:number-columns-repeated="2"/>
          <table:table-cell office:value-type="string">
            <text:p>1927-10-31 22:14 EST-0500</text:p>
          </table:table-cell>
          <table:table-cell office:value-type="string">
            <text:p>Mon</text:p>
          </table:table-cell>
          <table:table-cell office:value-type="float" office:value="217.71">
            <text:p>217.71</text:p>
          </table:table-cell>
          <table:table-cell office:value-type="float" office:value="289.715">
            <text:p>289.715</text:p>
          </table:table-cell>
          <table:table-cell office:value-type="float" office:value="79.409">
            <text:p>79.409</text:p>
          </table:table-cell>
          <table:table-cell office:value-type="float" office:value="72.005">
            <text:p>72.005</text:p>
          </table:table-cell>
          <table:table-cell office:value-type="float" office:value="6">
            <text:p>6</text:p>
          </table:table-cell>
          <table:table-cell table:number-columns-repeated="2"/>
          <table:table-cell office:value-type="string">
            <text:p>1927-11-30 10:46 EST-0500</text:p>
          </table:table-cell>
          <table:table-cell office:value-type="string">
            <text:p>Wed</text:p>
          </table:table-cell>
          <table:table-cell office:value-type="float" office:value="247.454">
            <text:p>247.454</text:p>
          </table:table-cell>
          <table:table-cell office:value-type="float" office:value="319.459">
            <text:p>319.459</text:p>
          </table:table-cell>
          <table:table-cell office:value-type="float" office:value="78.737">
            <text:p>78.737</text:p>
          </table:table-cell>
          <table:table-cell office:value-type="float" office:value="72.005">
            <text:p>72.005</text:p>
          </table:table-cell>
          <table:table-cell office:value-type="float" office:value="6">
            <text:p>6</text:p>
          </table:table-cell>
          <table:table-cell table:number-columns-repeated="2"/>
          <table:table-cell office:value-type="string">
            <text:p>1927-12-29 20:59 EST-0500</text:p>
          </table:table-cell>
          <table:table-cell office:value-type="string">
            <text:p>Thu</text:p>
          </table:table-cell>
          <table:table-cell office:value-type="float" office:value="277.382">
            <text:p>277.382</text:p>
          </table:table-cell>
          <table:table-cell office:value-type="float" office:value="349.388">
            <text:p>349.388</text:p>
          </table:table-cell>
          <table:table-cell office:value-type="float" office:value="78.563">
            <text:p>78.563</text:p>
          </table:table-cell>
          <table:table-cell office:value-type="float" office:value="72.006">
            <text:p>72.006</text:p>
          </table:table-cell>
          <table:table-cell office:value-type="float" office:value="6">
            <text:p>6</text:p>
          </table:table-cell>
          <table:table-cell table:number-columns-repeated="2"/>
          <table:table-cell office:value-type="string">
            <text:p>1928-01-28 05:31 EST-0500</text:p>
          </table:table-cell>
          <table:table-cell office:value-type="string">
            <text:p>Sat</text:p>
          </table:table-cell>
          <table:table-cell office:value-type="float" office:value="307.278">
            <text:p>307.278</text:p>
          </table:table-cell>
          <table:table-cell office:value-type="float" office:value="19.28">
            <text:p>19.28</text:p>
          </table:table-cell>
          <table:table-cell office:value-type="float" office:value="77.414">
            <text:p>77.414</text:p>
          </table:table-cell>
          <table:table-cell office:value-type="float" office:value="72.002">
            <text:p>72.002</text:p>
          </table:table-cell>
          <table:table-cell office:value-type="float" office:value="6">
            <text:p>6</text:p>
          </table:table-cell>
          <table:table-cell table:number-columns-repeated="2"/>
          <table:table-cell office:value-type="string">
            <text:p>1928-02-26 13:21 EST-0500</text:p>
          </table:table-cell>
          <table:table-cell office:value-type="string">
            <text:p>Sun</text:p>
          </table:table-cell>
          <table:table-cell office:value-type="float" office:value="336.93">
            <text:p>336.93</text:p>
          </table:table-cell>
          <table:table-cell office:value-type="float" office:value="48.931">
            <text:p>48.931</text:p>
          </table:table-cell>
          <table:table-cell office:value-type="float" office:value="74.785">
            <text:p>74.785</text:p>
          </table:table-cell>
          <table:table-cell office:value-type="float" office:value="72.001">
            <text:p>72.001</text:p>
          </table:table-cell>
          <table:table-cell office:value-type="float" office:value="6">
            <text:p>6</text:p>
          </table:table-cell>
          <table:table-cell table:number-columns-repeated="2"/>
          <table:table-cell office:value-type="string">
            <text:p>1928-03-26 21:23 EST-0500</text:p>
          </table:table-cell>
          <table:table-cell office:value-type="string">
            <text:p>Mon</text:p>
          </table:table-cell>
          <table:table-cell office:value-type="float" office:value="6.188">
            <text:p>6.188</text:p>
          </table:table-cell>
          <table:table-cell office:value-type="float" office:value="78.191">
            <text:p>78.191</text:p>
          </table:table-cell>
          <table:table-cell office:value-type="float" office:value="71.822">
            <text:p>71.822</text:p>
          </table:table-cell>
          <table:table-cell office:value-type="float" office:value="72.003">
            <text:p>72.003</text:p>
          </table:table-cell>
          <table:table-cell office:value-type="float" office:value="6">
            <text:p>6</text:p>
          </table:table-cell>
          <table:table-cell table:number-columns-repeated="2"/>
          <table:table-cell office:value-type="string">
            <text:p>1928-04-25 06:16 EST-0500</text:p>
          </table:table-cell>
          <table:table-cell office:value-type="string">
            <text:p>Wed</text:p>
          </table:table-cell>
          <table:table-cell office:value-type="float" office:value="35.001">
            <text:p>35.001</text:p>
          </table:table-cell>
          <table:table-cell office:value-type="float" office:value="107.007">
            <text:p>107.007</text:p>
          </table:table-cell>
          <table:table-cell office:value-type="float" office:value="70.02">
            <text:p>70.02</text:p>
          </table:table-cell>
          <table:table-cell office:value-type="float" office:value="72.006">
            <text:p>72.006</text:p>
          </table:table-cell>
          <table:table-cell office:value-type="float" office:value="6">
            <text:p>6</text:p>
          </table:table-cell>
          <table:table-cell table:number-columns-repeated="2"/>
          <table:table-cell office:value-type="string">
            <text:p>1928-05-24 16:30 EST-0500</text:p>
          </table:table-cell>
          <table:table-cell office:value-type="string">
            <text:p>Thu</text:p>
          </table:table-cell>
          <table:table-cell office:value-type="float" office:value="63.435">
            <text:p>63.435</text:p>
          </table:table-cell>
          <table:table-cell office:value-type="float" office:value="135.436">
            <text:p>135.436</text:p>
          </table:table-cell>
          <table:table-cell office:value-type="float" office:value="69.536">
            <text:p>69.536</text:p>
          </table:table-cell>
          <table:table-cell office:value-type="float" office:value="72.001">
            <text:p>72.001</text:p>
          </table:table-cell>
          <table:table-cell office:value-type="float" office:value="6">
            <text:p>6</text:p>
          </table:table-cell>
          <table:table-cell/>
        </table:table-row>
        <table:table-row table:style-name="ro5">
          <table:table-cell office:value-type="string">
            <text:p>1926-08-15 23:20 EST-0500</text:p>
          </table:table-cell>
          <table:table-cell office:value-type="string">
            <text:p>Sun</text:p>
          </table:table-cell>
          <table:table-cell office:value-type="float" office:value="142.551">
            <text:p>142.551</text:p>
          </table:table-cell>
          <table:table-cell office:value-type="float" office:value="226.552">
            <text:p>226.552</text:p>
          </table:table-cell>
          <table:table-cell office:value-type="float" office:value="105.738">
            <text:p>105.738</text:p>
          </table:table-cell>
          <table:table-cell office:value-type="float" office:value="84.001">
            <text:p>84.001</text:p>
          </table:table-cell>
          <table:table-cell office:value-type="float" office:value="7">
            <text:p>7</text:p>
          </table:table-cell>
          <table:table-cell table:number-columns-repeated="2"/>
          <table:table-cell office:value-type="string">
            <text:p>1926-09-14 11:35 EST-0500</text:p>
          </table:table-cell>
          <table:table-cell office:value-type="string">
            <text:p>Tue</text:p>
          </table:table-cell>
          <table:table-cell office:value-type="float" office:value="171.1">
            <text:p>171.1</text:p>
          </table:table-cell>
          <table:table-cell office:value-type="float" office:value="255.101">
            <text:p>255.101</text:p>
          </table:table-cell>
          <table:table-cell office:value-type="float" office:value="103.769">
            <text:p>103.769</text:p>
          </table:table-cell>
          <table:table-cell office:value-type="float" office:value="84.001">
            <text:p>84.001</text:p>
          </table:table-cell>
          <table:table-cell office:value-type="float" office:value="7">
            <text:p>7</text:p>
          </table:table-cell>
          <table:table-cell table:number-columns-repeated="2"/>
          <table:table-cell office:value-type="string">
            <text:p>1926-10-13 22:01 EST-0500</text:p>
          </table:table-cell>
          <table:table-cell office:value-type="string">
            <text:p>Wed</text:p>
          </table:table-cell>
          <table:table-cell office:value-type="float" office:value="200.02">
            <text:p>200.02</text:p>
          </table:table-cell>
          <table:table-cell office:value-type="float" office:value="284.024">
            <text:p>284.024</text:p>
          </table:table-cell>
          <table:table-cell office:value-type="float" office:value="100.794">
            <text:p>100.794</text:p>
          </table:table-cell>
          <table:table-cell office:value-type="float" office:value="84.004">
            <text:p>84.004</text:p>
          </table:table-cell>
          <table:table-cell office:value-type="float" office:value="7">
            <text:p>7</text:p>
          </table:table-cell>
          <table:table-cell table:number-columns-repeated="2"/>
          <table:table-cell office:value-type="string">
            <text:p>1926-11-12 06:55 EST-0500</text:p>
          </table:table-cell>
          <table:table-cell office:value-type="string">
            <text:p>Fri</text:p>
          </table:table-cell>
          <table:table-cell office:value-type="float" office:value="229.354">
            <text:p>229.354</text:p>
          </table:table-cell>
          <table:table-cell office:value-type="float" office:value="313.359">
            <text:p>313.359</text:p>
          </table:table-cell>
          <table:table-cell office:value-type="float" office:value="98.31">
            <text:p>98.31</text:p>
          </table:table-cell>
          <table:table-cell office:value-type="float" office:value="84.005">
            <text:p>84.005</text:p>
          </table:table-cell>
          <table:table-cell office:value-type="float" office:value="7">
            <text:p>7</text:p>
          </table:table-cell>
          <table:table-cell table:number-columns-repeated="2"/>
          <table:table-cell office:value-type="string">
            <text:p>1926-12-11 14:51 EST-0500</text:p>
          </table:table-cell>
          <table:table-cell office:value-type="string">
            <text:p>Sat</text:p>
          </table:table-cell>
          <table:table-cell office:value-type="float" office:value="259.038">
            <text:p>259.038</text:p>
          </table:table-cell>
          <table:table-cell office:value-type="float" office:value="343.044">
            <text:p>343.044</text:p>
          </table:table-cell>
          <table:table-cell office:value-type="float" office:value="97.293">
            <text:p>97.293</text:p>
          </table:table-cell>
          <table:table-cell office:value-type="float" office:value="84.006">
            <text:p>84.006</text:p>
          </table:table-cell>
          <table:table-cell office:value-type="float" office:value="7">
            <text:p>7</text:p>
          </table:table-cell>
          <table:table-cell table:number-columns-repeated="2"/>
          <table:table-cell office:value-type="string">
            <text:p>1927-01-09 22:44 EST-0500</text:p>
          </table:table-cell>
          <table:table-cell office:value-type="string">
            <text:p>Sun</text:p>
          </table:table-cell>
          <table:table-cell office:value-type="float" office:value="288.914">
            <text:p>288.914</text:p>
          </table:table-cell>
          <table:table-cell office:value-type="float" office:value="12.915">
            <text:p>12.915</text:p>
          </table:table-cell>
          <table:table-cell office:value-type="float" office:value="97.126">
            <text:p>97.126</text:p>
          </table:table-cell>
          <table:table-cell office:value-type="float" office:value="84.001">
            <text:p>84.001</text:p>
          </table:table-cell>
          <table:table-cell office:value-type="float" office:value="7">
            <text:p>7</text:p>
          </table:table-cell>
          <table:table-cell table:number-columns-repeated="2"/>
          <table:table-cell office:value-type="string">
            <text:p>1927-02-08 07:39 EST-0500</text:p>
          </table:table-cell>
          <table:table-cell office:value-type="string">
            <text:p>Tue</text:p>
          </table:table-cell>
          <table:table-cell office:value-type="float" office:value="318.77">
            <text:p>318.77</text:p>
          </table:table-cell>
          <table:table-cell office:value-type="float" office:value="42.773">
            <text:p>42.773</text:p>
          </table:table-cell>
          <table:table-cell office:value-type="float" office:value="96.339">
            <text:p>96.339</text:p>
          </table:table-cell>
          <table:table-cell office:value-type="float" office:value="84.003">
            <text:p>84.003</text:p>
          </table:table-cell>
          <table:table-cell office:value-type="float" office:value="7">
            <text:p>7</text:p>
          </table:table-cell>
          <table:table-cell table:number-columns-repeated="2"/>
          <table:table-cell office:value-type="string">
            <text:p>1927-03-09 18:21 EST-0500</text:p>
          </table:table-cell>
          <table:table-cell office:value-type="string">
            <text:p>Wed</text:p>
          </table:table-cell>
          <table:table-cell office:value-type="float" office:value="348.404">
            <text:p>348.404</text:p>
          </table:table-cell>
          <table:table-cell office:value-type="float" office:value="72.408">
            <text:p>72.408</text:p>
          </table:table-cell>
          <table:table-cell office:value-type="float" office:value="94.044">
            <text:p>94.044</text:p>
          </table:table-cell>
          <table:table-cell office:value-type="float" office:value="84.004">
            <text:p>84.004</text:p>
          </table:table-cell>
          <table:table-cell office:value-type="float" office:value="7">
            <text:p>7</text:p>
          </table:table-cell>
          <table:table-cell table:number-columns-repeated="2"/>
          <table:table-cell office:value-type="string">
            <text:p>1927-04-08 07:09 EST-0500</text:p>
          </table:table-cell>
          <table:table-cell office:value-type="string">
            <text:p>Fri</text:p>
          </table:table-cell>
          <table:table-cell office:value-type="float" office:value="17.672">
            <text:p>17.672</text:p>
          </table:table-cell>
          <table:table-cell office:value-type="float" office:value="101.677">
            <text:p>101.677</text:p>
          </table:table-cell>
          <table:table-cell office:value-type="float" office:value="90.987">
            <text:p>90.987</text:p>
          </table:table-cell>
          <table:table-cell office:value-type="float" office:value="84.005">
            <text:p>84.005</text:p>
          </table:table-cell>
          <table:table-cell office:value-type="float" office:value="7">
            <text:p>7</text:p>
          </table:table-cell>
          <table:table-cell table:number-columns-repeated="2"/>
          <table:table-cell table:style-name="ce11" office:value-type="string">
            <text:p>1927-05-07 21:48 EST-0500</text:p>
          </table:table-cell>
          <table:table-cell table:style-name="ce11" office:value-type="string">
            <text:p>Sat</text:p>
          </table:table-cell>
          <table:table-cell table:style-name="ce11" office:value-type="float" office:value="46.535">
            <text:p>46.535</text:p>
          </table:table-cell>
          <table:table-cell table:style-name="ce11" office:value-type="float" office:value="130.539">
            <text:p>130.539</text:p>
          </table:table-cell>
          <table:table-cell table:style-name="ce11" office:value-type="float" office:value="88.776">
            <text:p>88.776</text:p>
          </table:table-cell>
          <table:table-cell table:style-name="ce11" office:value-type="float" office:value="84.004">
            <text:p>84.004</text:p>
          </table:table-cell>
          <table:table-cell table:style-name="ce11" office:value-type="float" office:value="7">
            <text:p>7</text:p>
          </table:table-cell>
          <table:table-cell office:value-type="string">
            <text:p>pg. 102. <text:s/>RG arrival at Sherman, Marie met him at the train. <text:s/>Marie overjoyed at RG success. <text:s/>RG talked over plans.</text:p>
          </table:table-cell>
          <table:table-cell/>
          <table:table-cell office:value-type="string">
            <text:p>1927-06-06 13:49 EST-0500</text:p>
          </table:table-cell>
          <table:table-cell office:value-type="string">
            <text:p>Mon</text:p>
          </table:table-cell>
          <table:table-cell office:value-type="float" office:value="75.062">
            <text:p>75.062</text:p>
          </table:table-cell>
          <table:table-cell office:value-type="float" office:value="159.065">
            <text:p>159.065</text:p>
          </table:table-cell>
          <table:table-cell office:value-type="float" office:value="87.989">
            <text:p>87.989</text:p>
          </table:table-cell>
          <table:table-cell office:value-type="float" office:value="84.003">
            <text:p>84.003</text:p>
          </table:table-cell>
          <table:table-cell office:value-type="float" office:value="7">
            <text:p>7</text:p>
          </table:table-cell>
          <table:table-cell table:number-columns-repeated="2"/>
          <table:table-cell office:value-type="string">
            <text:p>1927-07-06 06:42 EST-0500</text:p>
          </table:table-cell>
          <table:table-cell office:value-type="string">
            <text:p>Wed</text:p>
          </table:table-cell>
          <table:table-cell office:value-type="float" office:value="103.412">
            <text:p>103.412</text:p>
          </table:table-cell>
          <table:table-cell office:value-type="float" office:value="187.412">
            <text:p>187.412</text:p>
          </table:table-cell>
          <table:table-cell office:value-type="float" office:value="87.787">
            <text:p>87.787</text:p>
          </table:table-cell>
          <table:table-cell office:value-type="float" office:value="84">
            <text:p>84</text:p>
          </table:table-cell>
          <table:table-cell office:value-type="float" office:value="7">
            <text:p>7</text:p>
          </table:table-cell>
          <table:table-cell table:number-columns-repeated="2"/>
          <table:table-cell office:value-type="string">
            <text:p>1927-08-04 23:57 EST-0500</text:p>
          </table:table-cell>
          <table:table-cell office:value-type="string">
            <text:p>Thu</text:p>
          </table:table-cell>
          <table:table-cell office:value-type="float" office:value="131.79">
            <text:p>131.79</text:p>
          </table:table-cell>
          <table:table-cell office:value-type="float" office:value="215.791">
            <text:p>215.791</text:p>
          </table:table-cell>
          <table:table-cell office:value-type="float" office:value="86.872">
            <text:p>86.872</text:p>
          </table:table-cell>
          <table:table-cell office:value-type="float" office:value="84.001">
            <text:p>84.001</text:p>
          </table:table-cell>
          <table:table-cell office:value-type="float" office:value="7">
            <text:p>7</text:p>
          </table:table-cell>
          <table:table-cell table:number-columns-repeated="2"/>
          <table:table-cell office:value-type="string">
            <text:p>1927-09-03 16:53 EST-0500</text:p>
          </table:table-cell>
          <table:table-cell office:value-type="string">
            <text:p>Sat</text:p>
          </table:table-cell>
          <table:table-cell office:value-type="float" office:value="160.391">
            <text:p>160.391</text:p>
          </table:table-cell>
          <table:table-cell office:value-type="float" office:value="244.392">
            <text:p>244.392</text:p>
          </table:table-cell>
          <table:table-cell office:value-type="float" office:value="84.559">
            <text:p>84.559</text:p>
          </table:table-cell>
          <table:table-cell office:value-type="float" office:value="84.001">
            <text:p>84.001</text:p>
          </table:table-cell>
          <table:table-cell office:value-type="float" office:value="7">
            <text:p>7</text:p>
          </table:table-cell>
          <table:table-cell table:number-columns-repeated="2"/>
          <table:table-cell office:value-type="string">
            <text:p>1927-10-03 08:39 EST-0500</text:p>
          </table:table-cell>
          <table:table-cell office:value-type="string">
            <text:p>Mon</text:p>
          </table:table-cell>
          <table:table-cell office:value-type="float" office:value="189.352">
            <text:p>189.352</text:p>
          </table:table-cell>
          <table:table-cell office:value-type="float" office:value="273.354">
            <text:p>273.354</text:p>
          </table:table-cell>
          <table:table-cell office:value-type="float" office:value="81.56">
            <text:p>81.56</text:p>
          </table:table-cell>
          <table:table-cell office:value-type="float" office:value="84.002">
            <text:p>84.002</text:p>
          </table:table-cell>
          <table:table-cell office:value-type="float" office:value="7">
            <text:p>7</text:p>
          </table:table-cell>
          <table:table-cell table:number-columns-repeated="2"/>
          <table:table-cell office:value-type="string">
            <text:p>1927-11-01 22:27 EST-0500</text:p>
          </table:table-cell>
          <table:table-cell office:value-type="string">
            <text:p>Tue</text:p>
          </table:table-cell>
          <table:table-cell office:value-type="float" office:value="218.72">
            <text:p>218.72</text:p>
          </table:table-cell>
          <table:table-cell office:value-type="float" office:value="302.723">
            <text:p>302.723</text:p>
          </table:table-cell>
          <table:table-cell office:value-type="float" office:value="79.427">
            <text:p>79.427</text:p>
          </table:table-cell>
          <table:table-cell office:value-type="float" office:value="84.003">
            <text:p>84.003</text:p>
          </table:table-cell>
          <table:table-cell office:value-type="float" office:value="7">
            <text:p>7</text:p>
          </table:table-cell>
          <table:table-cell table:number-columns-repeated="2"/>
          <table:table-cell office:value-type="string">
            <text:p>1927-12-01 09:54 EST-0500</text:p>
          </table:table-cell>
          <table:table-cell office:value-type="string">
            <text:p>Thu</text:p>
          </table:table-cell>
          <table:table-cell office:value-type="float" office:value="248.431">
            <text:p>248.431</text:p>
          </table:table-cell>
          <table:table-cell office:value-type="float" office:value="332.436">
            <text:p>332.436</text:p>
          </table:table-cell>
          <table:table-cell office:value-type="float" office:value="78.744">
            <text:p>78.744</text:p>
          </table:table-cell>
          <table:table-cell office:value-type="float" office:value="84.005">
            <text:p>84.005</text:p>
          </table:table-cell>
          <table:table-cell office:value-type="float" office:value="7">
            <text:p>7</text:p>
          </table:table-cell>
          <table:table-cell table:number-columns-repeated="2"/>
          <table:table-cell office:value-type="string">
            <text:p>1927-12-30 19:18 EST-0500</text:p>
          </table:table-cell>
          <table:table-cell office:value-type="string">
            <text:p>Fri</text:p>
          </table:table-cell>
          <table:table-cell office:value-type="float" office:value="278.33">
            <text:p>278.33</text:p>
          </table:table-cell>
          <table:table-cell office:value-type="float" office:value="2.33">
            <text:p>2.33</text:p>
          </table:table-cell>
          <table:table-cell office:value-type="float" office:value="78.549">
            <text:p>78.549</text:p>
          </table:table-cell>
          <table:table-cell office:value-type="float" office:value="84">
            <text:p>84</text:p>
          </table:table-cell>
          <table:table-cell office:value-type="float" office:value="7">
            <text:p>7</text:p>
          </table:table-cell>
          <table:table-cell table:number-columns-repeated="2"/>
          <table:table-cell office:value-type="string">
            <text:p>1928-01-29 03:27 EST-0500</text:p>
          </table:table-cell>
          <table:table-cell office:value-type="string">
            <text:p>Sun</text:p>
          </table:table-cell>
          <table:table-cell office:value-type="float" office:value="308.207">
            <text:p>308.207</text:p>
          </table:table-cell>
          <table:table-cell office:value-type="float" office:value="32.21">
            <text:p>32.21</text:p>
          </table:table-cell>
          <table:table-cell office:value-type="float" office:value="77.389">
            <text:p>77.389</text:p>
          </table:table-cell>
          <table:table-cell office:value-type="float" office:value="84.003">
            <text:p>84.003</text:p>
          </table:table-cell>
          <table:table-cell office:value-type="float" office:value="7">
            <text:p>7</text:p>
          </table:table-cell>
          <table:table-cell table:number-columns-repeated="2"/>
          <table:table-cell office:value-type="string">
            <text:p>1928-02-27 11:17 EST-0500</text:p>
          </table:table-cell>
          <table:table-cell office:value-type="string">
            <text:p>Mon</text:p>
          </table:table-cell>
          <table:table-cell office:value-type="float" office:value="337.848">
            <text:p>337.848</text:p>
          </table:table-cell>
          <table:table-cell office:value-type="float" office:value="61.853">
            <text:p>61.853</text:p>
          </table:table-cell>
          <table:table-cell office:value-type="float" office:value="74.772">
            <text:p>74.772</text:p>
          </table:table-cell>
          <table:table-cell office:value-type="float" office:value="84.005">
            <text:p>84.005</text:p>
          </table:table-cell>
          <table:table-cell office:value-type="float" office:value="7">
            <text:p>7</text:p>
          </table:table-cell>
          <table:table-cell table:number-columns-repeated="2"/>
          <table:table-cell office:value-type="string">
            <text:p>1928-03-27 19:37 EST-0500</text:p>
          </table:table-cell>
          <table:table-cell office:value-type="string">
            <text:p>Tue</text:p>
          </table:table-cell>
          <table:table-cell office:value-type="float" office:value="7.104">
            <text:p>7.104</text:p>
          </table:table-cell>
          <table:table-cell office:value-type="float" office:value="91.108">
            <text:p>91.108</text:p>
          </table:table-cell>
          <table:table-cell office:value-type="float" office:value="71.83">
            <text:p>71.83</text:p>
          </table:table-cell>
          <table:table-cell office:value-type="float" office:value="84.004">
            <text:p>84.004</text:p>
          </table:table-cell>
          <table:table-cell office:value-type="float" office:value="7">
            <text:p>7</text:p>
          </table:table-cell>
          <table:table-cell table:number-columns-repeated="2"/>
          <table:table-cell office:value-type="string">
            <text:p>1928-04-26 05:03 EST-0500</text:p>
          </table:table-cell>
          <table:table-cell office:value-type="string">
            <text:p>Thu</text:p>
          </table:table-cell>
          <table:table-cell office:value-type="float" office:value="35.925">
            <text:p>35.925</text:p>
          </table:table-cell>
          <table:table-cell office:value-type="float" office:value="119.928">
            <text:p>119.928</text:p>
          </table:table-cell>
          <table:table-cell office:value-type="float" office:value="70.036">
            <text:p>70.036</text:p>
          </table:table-cell>
          <table:table-cell office:value-type="float" office:value="84.003">
            <text:p>84.003</text:p>
          </table:table-cell>
          <table:table-cell office:value-type="float" office:value="7">
            <text:p>7</text:p>
          </table:table-cell>
          <table:table-cell table:number-columns-repeated="2"/>
          <table:table-cell office:value-type="string">
            <text:p>1928-05-25 16:06 EST-0500</text:p>
          </table:table-cell>
          <table:table-cell office:value-type="string">
            <text:p>Fri</text:p>
          </table:table-cell>
          <table:table-cell office:value-type="float" office:value="64.38">
            <text:p>64.38</text:p>
          </table:table-cell>
          <table:table-cell office:value-type="float" office:value="148.382">
            <text:p>148.382</text:p>
          </table:table-cell>
          <table:table-cell office:value-type="float" office:value="69.54">
            <text:p>69.54</text:p>
          </table:table-cell>
          <table:table-cell office:value-type="float" office:value="84.002">
            <text:p>84.002</text:p>
          </table:table-cell>
          <table:table-cell office:value-type="float" office:value="7">
            <text:p>7</text:p>
          </table:table-cell>
          <table:table-cell/>
        </table:table-row>
        <table:table-row table:style-name="ro5">
          <table:table-cell office:value-type="string">
            <text:p>1926-08-16 23:47 EST-0500</text:p>
          </table:table-cell>
          <table:table-cell office:value-type="string">
            <text:p>Mon</text:p>
          </table:table-cell>
          <table:table-cell office:value-type="float" office:value="143.53">
            <text:p>143.53</text:p>
          </table:table-cell>
          <table:table-cell office:value-type="float" office:value="239.533">
            <text:p>239.533</text:p>
          </table:table-cell>
          <table:table-cell office:value-type="float" office:value="105.737">
            <text:p>105.737</text:p>
          </table:table-cell>
          <table:table-cell office:value-type="float" office:value="96.003">
            <text:p>96.003</text:p>
          </table:table-cell>
          <table:table-cell office:value-type="float" office:value="8">
            <text:p>8</text:p>
          </table:table-cell>
          <table:table-cell table:number-columns-repeated="2"/>
          <table:table-cell office:value-type="string">
            <text:p>1926-09-15 11:08 EST-0500</text:p>
          </table:table-cell>
          <table:table-cell office:value-type="string">
            <text:p>Wed</text:p>
          </table:table-cell>
          <table:table-cell office:value-type="float" office:value="172.057">
            <text:p>172.057</text:p>
          </table:table-cell>
          <table:table-cell office:value-type="float" office:value="268.059">
            <text:p>268.059</text:p>
          </table:table-cell>
          <table:table-cell office:value-type="float" office:value="103.769">
            <text:p>103.769</text:p>
          </table:table-cell>
          <table:table-cell office:value-type="float" office:value="96.002">
            <text:p>96.002</text:p>
          </table:table-cell>
          <table:table-cell office:value-type="float" office:value="8">
            <text:p>8</text:p>
          </table:table-cell>
          <table:table-cell table:number-columns-repeated="2"/>
          <table:table-cell office:value-type="string">
            <text:p>1926-10-14 20:46 EST-0500</text:p>
          </table:table-cell>
          <table:table-cell office:value-type="string">
            <text:p>Thu</text:p>
          </table:table-cell>
          <table:table-cell office:value-type="float" office:value="200.959">
            <text:p>200.959</text:p>
          </table:table-cell>
          <table:table-cell office:value-type="float" office:value="296.963">
            <text:p>296.963</text:p>
          </table:table-cell>
          <table:table-cell office:value-type="float" office:value="100.794">
            <text:p>100.794</text:p>
          </table:table-cell>
          <table:table-cell office:value-type="float" office:value="96.004">
            <text:p>96.004</text:p>
          </table:table-cell>
          <table:table-cell office:value-type="float" office:value="8">
            <text:p>8</text:p>
          </table:table-cell>
          <table:table-cell table:number-columns-repeated="2"/>
          <table:table-cell office:value-type="string">
            <text:p>1926-11-13 05:03 EST-0500</text:p>
          </table:table-cell>
          <table:table-cell office:value-type="string">
            <text:p>Sat</text:p>
          </table:table-cell>
          <table:table-cell office:value-type="float" office:value="230.283">
            <text:p>230.283</text:p>
          </table:table-cell>
          <table:table-cell office:value-type="float" office:value="326.285">
            <text:p>326.285</text:p>
          </table:table-cell>
          <table:table-cell office:value-type="float" office:value="98.31">
            <text:p>98.31</text:p>
          </table:table-cell>
          <table:table-cell office:value-type="float" office:value="96.002">
            <text:p>96.002</text:p>
          </table:table-cell>
          <table:table-cell office:value-type="float" office:value="8">
            <text:p>8</text:p>
          </table:table-cell>
          <table:table-cell table:number-columns-repeated="2"/>
          <table:table-cell office:value-type="string">
            <text:p>1926-12-12 12:43 EST-0500</text:p>
          </table:table-cell>
          <table:table-cell office:value-type="string">
            <text:p>Sun</text:p>
          </table:table-cell>
          <table:table-cell office:value-type="float" office:value="259.965">
            <text:p>259.965</text:p>
          </table:table-cell>
          <table:table-cell office:value-type="float" office:value="355.966">
            <text:p>355.966</text:p>
          </table:table-cell>
          <table:table-cell office:value-type="float" office:value="97.293">
            <text:p>97.293</text:p>
          </table:table-cell>
          <table:table-cell office:value-type="float" office:value="96.001">
            <text:p>96.001</text:p>
          </table:table-cell>
          <table:table-cell office:value-type="float" office:value="8">
            <text:p>8</text:p>
          </table:table-cell>
          <table:table-cell table:number-columns-repeated="2"/>
          <table:table-cell office:value-type="string">
            <text:p>1927-01-10 20:48 EST-0500</text:p>
          </table:table-cell>
          <table:table-cell office:value-type="string">
            <text:p>Mon</text:p>
          </table:table-cell>
          <table:table-cell office:value-type="float" office:value="289.85">
            <text:p>289.85</text:p>
          </table:table-cell>
          <table:table-cell office:value-type="float" office:value="25.855">
            <text:p>25.855</text:p>
          </table:table-cell>
          <table:table-cell office:value-type="float" office:value="97.126">
            <text:p>97.126</text:p>
          </table:table-cell>
          <table:table-cell office:value-type="float" office:value="96.005">
            <text:p>96.005</text:p>
          </table:table-cell>
          <table:table-cell office:value-type="float" office:value="8">
            <text:p>8</text:p>
          </table:table-cell>
          <table:table-cell table:number-columns-repeated="2"/>
          <table:table-cell office:value-type="string">
            <text:p>1927-02-09 06:18 EST-0500</text:p>
          </table:table-cell>
          <table:table-cell office:value-type="string">
            <text:p>Wed</text:p>
          </table:table-cell>
          <table:table-cell office:value-type="float" office:value="319.726">
            <text:p>319.726</text:p>
          </table:table-cell>
          <table:table-cell office:value-type="float" office:value="55.731">
            <text:p>55.731</text:p>
          </table:table-cell>
          <table:table-cell office:value-type="float" office:value="96.339">
            <text:p>96.339</text:p>
          </table:table-cell>
          <table:table-cell office:value-type="float" office:value="96.005">
            <text:p>96.005</text:p>
          </table:table-cell>
          <table:table-cell office:value-type="float" office:value="8">
            <text:p>8</text:p>
          </table:table-cell>
          <table:table-cell table:number-columns-repeated="2"/>
          <table:table-cell office:value-type="string">
            <text:p>1927-03-10 17:56 EST-0500</text:p>
          </table:table-cell>
          <table:table-cell office:value-type="string">
            <text:p>Thu</text:p>
          </table:table-cell>
          <table:table-cell office:value-type="float" office:value="349.385">
            <text:p>349.385</text:p>
          </table:table-cell>
          <table:table-cell office:value-type="float" office:value="85.386">
            <text:p>85.386</text:p>
          </table:table-cell>
          <table:table-cell office:value-type="float" office:value="94.044">
            <text:p>94.044</text:p>
          </table:table-cell>
          <table:table-cell office:value-type="float" office:value="96.001">
            <text:p>96.001</text:p>
          </table:table-cell>
          <table:table-cell office:value-type="float" office:value="8">
            <text:p>8</text:p>
          </table:table-cell>
          <table:table-cell table:number-columns-repeated="2"/>
          <table:table-cell office:value-type="string">
            <text:p>1927-04-09 07:44 EST-0500</text:p>
          </table:table-cell>
          <table:table-cell office:value-type="string">
            <text:p>Sat</text:p>
          </table:table-cell>
          <table:table-cell office:value-type="float" office:value="18.679">
            <text:p>18.679</text:p>
          </table:table-cell>
          <table:table-cell office:value-type="float" office:value="114.68">
            <text:p>114.68</text:p>
          </table:table-cell>
          <table:table-cell office:value-type="float" office:value="90.986">
            <text:p>90.986</text:p>
          </table:table-cell>
          <table:table-cell office:value-type="float" office:value="96.001">
            <text:p>96.001</text:p>
          </table:table-cell>
          <table:table-cell office:value-type="float" office:value="8">
            <text:p>8</text:p>
          </table:table-cell>
          <table:table-cell table:number-columns-repeated="2"/>
          <table:table-cell table:style-name="ce11" office:value-type="string">
            <text:p>1927-05-08 23:16 EST-0500</text:p>
          </table:table-cell>
          <table:table-cell table:style-name="ce11" office:value-type="string">
            <text:p>Sun</text:p>
          </table:table-cell>
          <table:table-cell table:style-name="ce18" office:value-type="float" office:value="47.561">
            <text:p>47.561</text:p>
          </table:table-cell>
          <table:table-cell table:style-name="ce13" office:value-type="float" office:value="143.562">
            <text:p>143.562</text:p>
          </table:table-cell>
          <table:table-cell table:style-name="ce11" office:value-type="float" office:value="88.776">
            <text:p>88.776</text:p>
          </table:table-cell>
          <table:table-cell table:style-name="ce11" office:value-type="float" office:value="96.001">
            <text:p>96.001</text:p>
          </table:table-cell>
          <table:table-cell table:style-name="ce11" office:value-type="float" office:value="8">
            <text:p>8</text:p>
          </table:table-cell>
          <table:table-cell office:value-type="string">
            <text:p>pg. 103. <text:s/>RG left for Texarkana with Marie's promise. <text:s/>BIble, Ezekiel plans for airplane. <text:s/>[G.Moon at 141?]</text:p>
          </table:table-cell>
          <table:table-cell/>
          <table:table-cell office:value-type="string">
            <text:p>1927-06-07 15:54 EST-0500</text:p>
          </table:table-cell>
          <table:table-cell office:value-type="string">
            <text:p>Tue</text:p>
          </table:table-cell>
          <table:table-cell office:value-type="float" office:value="76.102">
            <text:p>76.102</text:p>
          </table:table-cell>
          <table:table-cell office:value-type="float" office:value="172.106">
            <text:p>172.106</text:p>
          </table:table-cell>
          <table:table-cell office:value-type="float" office:value="87.989">
            <text:p>87.989</text:p>
          </table:table-cell>
          <table:table-cell office:value-type="float" office:value="96.004">
            <text:p>96.004</text:p>
          </table:table-cell>
          <table:table-cell office:value-type="float" office:value="8">
            <text:p>8</text:p>
          </table:table-cell>
          <table:table-cell table:number-columns-repeated="2"/>
          <table:table-cell office:value-type="string">
            <text:p>1927-07-07 09:04 EST-0500</text:p>
          </table:table-cell>
          <table:table-cell office:value-type="string">
            <text:p>Thu</text:p>
          </table:table-cell>
          <table:table-cell office:value-type="float" office:value="104.459">
            <text:p>104.459</text:p>
          </table:table-cell>
          <table:table-cell office:value-type="float" office:value="200.464">
            <text:p>200.464</text:p>
          </table:table-cell>
          <table:table-cell office:value-type="float" office:value="87.787">
            <text:p>87.787</text:p>
          </table:table-cell>
          <table:table-cell office:value-type="float" office:value="96.005">
            <text:p>96.005</text:p>
          </table:table-cell>
          <table:table-cell office:value-type="float" office:value="8">
            <text:p>8</text:p>
          </table:table-cell>
          <table:table-cell table:number-columns-repeated="2"/>
          <table:table-cell office:value-type="string">
            <text:p>1927-08-06 02:08 EST-0500</text:p>
          </table:table-cell>
          <table:table-cell office:value-type="string">
            <text:p>Sat</text:p>
          </table:table-cell>
          <table:table-cell office:value-type="float" office:value="132.835">
            <text:p>132.835</text:p>
          </table:table-cell>
          <table:table-cell office:value-type="float" office:value="228.836">
            <text:p>228.836</text:p>
          </table:table-cell>
          <table:table-cell office:value-type="float" office:value="86.872">
            <text:p>86.872</text:p>
          </table:table-cell>
          <table:table-cell office:value-type="float" office:value="96.001">
            <text:p>96.001</text:p>
          </table:table-cell>
          <table:table-cell office:value-type="float" office:value="8">
            <text:p>8</text:p>
          </table:table-cell>
          <table:table-cell table:number-columns-repeated="2"/>
          <table:table-cell office:value-type="string">
            <text:p>1927-09-04 18:26 EST-0500</text:p>
          </table:table-cell>
          <table:table-cell office:value-type="string">
            <text:p>Sun</text:p>
          </table:table-cell>
          <table:table-cell office:value-type="float" office:value="161.422">
            <text:p>161.422</text:p>
          </table:table-cell>
          <table:table-cell office:value-type="float" office:value="257.423">
            <text:p>257.423</text:p>
          </table:table-cell>
          <table:table-cell office:value-type="float" office:value="84.558">
            <text:p>84.558</text:p>
          </table:table-cell>
          <table:table-cell office:value-type="float" office:value="96.001">
            <text:p>96.001</text:p>
          </table:table-cell>
          <table:table-cell office:value-type="float" office:value="8">
            <text:p>8</text:p>
          </table:table-cell>
          <table:table-cell table:number-columns-repeated="2"/>
          <table:table-cell office:value-type="string">
            <text:p>1927-10-04 09:13 EST-0500</text:p>
          </table:table-cell>
          <table:table-cell office:value-type="string">
            <text:p>Tue</text:p>
          </table:table-cell>
          <table:table-cell office:value-type="float" office:value="190.36">
            <text:p>190.36</text:p>
          </table:table-cell>
          <table:table-cell office:value-type="float" office:value="286.366">
            <text:p>286.366</text:p>
          </table:table-cell>
          <table:table-cell office:value-type="float" office:value="81.56">
            <text:p>81.56</text:p>
          </table:table-cell>
          <table:table-cell office:value-type="float" office:value="96.006">
            <text:p>96.006</text:p>
          </table:table-cell>
          <table:table-cell office:value-type="float" office:value="8">
            <text:p>8</text:p>
          </table:table-cell>
          <table:table-cell table:number-columns-repeated="2"/>
          <table:table-cell office:value-type="string">
            <text:p>1927-11-02 21:54 EST-0500</text:p>
          </table:table-cell>
          <table:table-cell office:value-type="string">
            <text:p>Wed</text:p>
          </table:table-cell>
          <table:table-cell office:value-type="float" office:value="219.699">
            <text:p>219.699</text:p>
          </table:table-cell>
          <table:table-cell office:value-type="float" office:value="315.704">
            <text:p>315.704</text:p>
          </table:table-cell>
          <table:table-cell office:value-type="float" office:value="79.427">
            <text:p>79.427</text:p>
          </table:table-cell>
          <table:table-cell office:value-type="float" office:value="96.005">
            <text:p>96.005</text:p>
          </table:table-cell>
          <table:table-cell office:value-type="float" office:value="8">
            <text:p>8</text:p>
          </table:table-cell>
          <table:table-cell table:number-columns-repeated="2"/>
          <table:table-cell office:value-type="string">
            <text:p>1927-12-02 08:28 EST-0500</text:p>
          </table:table-cell>
          <table:table-cell office:value-type="string">
            <text:p>Fri</text:p>
          </table:table-cell>
          <table:table-cell office:value-type="float" office:value="249.384">
            <text:p>249.384</text:p>
          </table:table-cell>
          <table:table-cell office:value-type="float" office:value="345.386">
            <text:p>345.386</text:p>
          </table:table-cell>
          <table:table-cell office:value-type="float" office:value="78.744">
            <text:p>78.744</text:p>
          </table:table-cell>
          <table:table-cell office:value-type="float" office:value="96.002">
            <text:p>96.002</text:p>
          </table:table-cell>
          <table:table-cell office:value-type="float" office:value="8">
            <text:p>8</text:p>
          </table:table-cell>
          <table:table-cell table:number-columns-repeated="2"/>
          <table:table-cell office:value-type="string">
            <text:p>1927-12-31 17:22 EST-0500</text:p>
          </table:table-cell>
          <table:table-cell office:value-type="string">
            <text:p>Sat</text:p>
          </table:table-cell>
          <table:table-cell office:value-type="float" office:value="279.267">
            <text:p>279.267</text:p>
          </table:table-cell>
          <table:table-cell office:value-type="float" office:value="15.269">
            <text:p>15.269</text:p>
          </table:table-cell>
          <table:table-cell office:value-type="float" office:value="78.549">
            <text:p>78.549</text:p>
          </table:table-cell>
          <table:table-cell office:value-type="float" office:value="96.002">
            <text:p>96.002</text:p>
          </table:table-cell>
          <table:table-cell office:value-type="float" office:value="8">
            <text:p>8</text:p>
          </table:table-cell>
          <table:table-cell table:number-columns-repeated="2"/>
          <table:table-cell office:value-type="string">
            <text:p>1928-01-30 01:26 EST-0500</text:p>
          </table:table-cell>
          <table:table-cell office:value-type="string">
            <text:p>Mon</text:p>
          </table:table-cell>
          <table:table-cell office:value-type="float" office:value="309.137">
            <text:p>309.137</text:p>
          </table:table-cell>
          <table:table-cell office:value-type="float" office:value="45.143">
            <text:p>45.143</text:p>
          </table:table-cell>
          <table:table-cell office:value-type="float" office:value="77.389">
            <text:p>77.389</text:p>
          </table:table-cell>
          <table:table-cell office:value-type="float" office:value="96.006">
            <text:p>96.006</text:p>
          </table:table-cell>
          <table:table-cell office:value-type="float" office:value="8">
            <text:p>8</text:p>
          </table:table-cell>
          <table:table-cell table:number-columns-repeated="2"/>
          <table:table-cell office:value-type="string">
            <text:p>1928-02-28 09:30 EST-0500</text:p>
          </table:table-cell>
          <table:table-cell office:value-type="string">
            <text:p>Tue</text:p>
          </table:table-cell>
          <table:table-cell office:value-type="float" office:value="338.778">
            <text:p>338.778</text:p>
          </table:table-cell>
          <table:table-cell office:value-type="float" office:value="74.781">
            <text:p>74.781</text:p>
          </table:table-cell>
          <table:table-cell office:value-type="float" office:value="74.771">
            <text:p>74.771</text:p>
          </table:table-cell>
          <table:table-cell office:value-type="float" office:value="96.003">
            <text:p>96.003</text:p>
          </table:table-cell>
          <table:table-cell office:value-type="float" office:value="8">
            <text:p>8</text:p>
          </table:table-cell>
          <table:table-cell table:number-columns-repeated="2"/>
          <table:table-cell office:value-type="string">
            <text:p>1928-03-28 18:21 EST-0500</text:p>
          </table:table-cell>
          <table:table-cell office:value-type="string">
            <text:p>Wed</text:p>
          </table:table-cell>
          <table:table-cell office:value-type="float" office:value="8.04">
            <text:p>8.04</text:p>
          </table:table-cell>
          <table:table-cell office:value-type="float" office:value="104.04">
            <text:p>104.04</text:p>
          </table:table-cell>
          <table:table-cell office:value-type="float" office:value="71.829">
            <text:p>71.829</text:p>
          </table:table-cell>
          <table:table-cell office:value-type="float" office:value="96">
            <text:p>96</text:p>
          </table:table-cell>
          <table:table-cell office:value-type="float" office:value="8">
            <text:p>8</text:p>
          </table:table-cell>
          <table:table-cell table:number-columns-repeated="2"/>
          <table:table-cell office:value-type="string">
            <text:p>1928-04-27 04:31 EST-0500</text:p>
          </table:table-cell>
          <table:table-cell office:value-type="string">
            <text:p>Fri</text:p>
          </table:table-cell>
          <table:table-cell office:value-type="float" office:value="36.876">
            <text:p>36.876</text:p>
          </table:table-cell>
          <table:table-cell office:value-type="float" office:value="132.878">
            <text:p>132.878</text:p>
          </table:table-cell>
          <table:table-cell office:value-type="float" office:value="70.035">
            <text:p>70.035</text:p>
          </table:table-cell>
          <table:table-cell office:value-type="float" office:value="96.002">
            <text:p>96.002</text:p>
          </table:table-cell>
          <table:table-cell office:value-type="float" office:value="8">
            <text:p>8</text:p>
          </table:table-cell>
          <table:table-cell table:number-columns-repeated="2"/>
          <table:table-cell office:value-type="string">
            <text:p>1928-05-26 16:29 EST-0500</text:p>
          </table:table-cell>
          <table:table-cell office:value-type="string">
            <text:p>Sat</text:p>
          </table:table-cell>
          <table:table-cell office:value-type="float" office:value="65.355">
            <text:p>65.355</text:p>
          </table:table-cell>
          <table:table-cell office:value-type="float" office:value="161.36">
            <text:p>161.36</text:p>
          </table:table-cell>
          <table:table-cell office:value-type="float" office:value="69.54">
            <text:p>69.54</text:p>
          </table:table-cell>
          <table:table-cell office:value-type="float" office:value="96.005">
            <text:p>96.005</text:p>
          </table:table-cell>
          <table:table-cell office:value-type="float" office:value="8">
            <text:p>8</text:p>
          </table:table-cell>
          <table:table-cell/>
        </table:table-row>
        <table:table-row table:style-name="ro1">
          <table:table-cell office:value-type="string">
            <text:p>1926-08-17 23:29 EST-0500</text:p>
          </table:table-cell>
          <table:table-cell office:value-type="string">
            <text:p>Tue</text:p>
          </table:table-cell>
          <table:table-cell office:value-type="float" office:value="144.48">
            <text:p>144.48</text:p>
          </table:table-cell>
          <table:table-cell office:value-type="float" office:value="252.482">
            <text:p>252.482</text:p>
          </table:table-cell>
          <table:table-cell office:value-type="float" office:value="105.755">
            <text:p>105.755</text:p>
          </table:table-cell>
          <table:table-cell office:value-type="float" office:value="108.002">
            <text:p>108.002</text:p>
          </table:table-cell>
          <table:table-cell office:value-type="float" office:value="9">
            <text:p>9</text:p>
          </table:table-cell>
          <table:table-cell table:number-columns-repeated="2"/>
          <table:table-cell office:value-type="string">
            <text:p>1926-09-16 09:59 EST-0500</text:p>
          </table:table-cell>
          <table:table-cell office:value-type="string">
            <text:p>Thu</text:p>
          </table:table-cell>
          <table:table-cell office:value-type="float" office:value="172.985">
            <text:p>172.985</text:p>
          </table:table-cell>
          <table:table-cell office:value-type="float" office:value="280.989">
            <text:p>280.989</text:p>
          </table:table-cell>
          <table:table-cell office:value-type="float" office:value="103.774">
            <text:p>103.774</text:p>
          </table:table-cell>
          <table:table-cell office:value-type="float" office:value="108.004">
            <text:p>108.004</text:p>
          </table:table-cell>
          <table:table-cell office:value-type="float" office:value="9">
            <text:p>9</text:p>
          </table:table-cell>
          <table:table-cell table:number-columns-repeated="2"/>
          <table:table-cell office:value-type="string">
            <text:p>1926-10-15 18:56 EST-0500</text:p>
          </table:table-cell>
          <table:table-cell office:value-type="string">
            <text:p>Fri</text:p>
          </table:table-cell>
          <table:table-cell office:value-type="float" office:value="201.875">
            <text:p>201.875</text:p>
          </table:table-cell>
          <table:table-cell office:value-type="float" office:value="309.875">
            <text:p>309.875</text:p>
          </table:table-cell>
          <table:table-cell office:value-type="float" office:value="100.778">
            <text:p>100.778</text:p>
          </table:table-cell>
          <table:table-cell office:value-type="float" office:value="108">
            <text:p>108</text:p>
          </table:table-cell>
          <table:table-cell office:value-type="float" office:value="9">
            <text:p>9</text:p>
          </table:table-cell>
          <table:table-cell table:number-columns-repeated="2"/>
          <table:table-cell office:value-type="string">
            <text:p>1926-11-14 02:52 EST-0500</text:p>
          </table:table-cell>
          <table:table-cell office:value-type="string">
            <text:p>Sun</text:p>
          </table:table-cell>
          <table:table-cell office:value-type="float" office:value="231.197">
            <text:p>231.197</text:p>
          </table:table-cell>
          <table:table-cell office:value-type="float" office:value="339.202">
            <text:p>339.202</text:p>
          </table:table-cell>
          <table:table-cell office:value-type="float" office:value="98.286">
            <text:p>98.286</text:p>
          </table:table-cell>
          <table:table-cell office:value-type="float" office:value="108.005">
            <text:p>108.005</text:p>
          </table:table-cell>
          <table:table-cell office:value-type="float" office:value="9">
            <text:p>9</text:p>
          </table:table-cell>
          <table:table-cell table:number-columns-repeated="2"/>
          <table:table-cell office:value-type="string">
            <text:p>1926-12-13 10:35 EST-0500</text:p>
          </table:table-cell>
          <table:table-cell office:value-type="string">
            <text:p>Mon</text:p>
          </table:table-cell>
          <table:table-cell office:value-type="float" office:value="260.891">
            <text:p>260.891</text:p>
          </table:table-cell>
          <table:table-cell office:value-type="float" office:value="8.897">
            <text:p>8.897</text:p>
          </table:table-cell>
          <table:table-cell office:value-type="float" office:value="97.281">
            <text:p>97.281</text:p>
          </table:table-cell>
          <table:table-cell office:value-type="float" office:value="108.006">
            <text:p>108.006</text:p>
          </table:table-cell>
          <table:table-cell office:value-type="float" office:value="9">
            <text:p>9</text:p>
          </table:table-cell>
          <table:table-cell table:number-columns-repeated="2"/>
          <table:table-cell office:value-type="string">
            <text:p>1927-01-11 19:10 EST-0500</text:p>
          </table:table-cell>
          <table:table-cell office:value-type="string">
            <text:p>Tue</text:p>
          </table:table-cell>
          <table:table-cell office:value-type="float" office:value="290.8">
            <text:p>290.8</text:p>
          </table:table-cell>
          <table:table-cell office:value-type="float" office:value="38.805">
            <text:p>38.805</text:p>
          </table:table-cell>
          <table:table-cell office:value-type="float" office:value="97.135">
            <text:p>97.135</text:p>
          </table:table-cell>
          <table:table-cell office:value-type="float" office:value="108.005">
            <text:p>108.005</text:p>
          </table:table-cell>
          <table:table-cell office:value-type="float" office:value="9">
            <text:p>9</text:p>
          </table:table-cell>
          <table:table-cell table:number-columns-repeated="2"/>
          <table:table-cell office:value-type="string">
            <text:p>1927-02-10 05:33 EST-0500</text:p>
          </table:table-cell>
          <table:table-cell office:value-type="string">
            <text:p>Thu</text:p>
          </table:table-cell>
          <table:table-cell office:value-type="float" office:value="320.707">
            <text:p>320.707</text:p>
          </table:table-cell>
          <table:table-cell office:value-type="float" office:value="68.708">
            <text:p>68.708</text:p>
          </table:table-cell>
          <table:table-cell office:value-type="float" office:value="96.356">
            <text:p>96.356</text:p>
          </table:table-cell>
          <table:table-cell office:value-type="float" office:value="108.001">
            <text:p>108.001</text:p>
          </table:table-cell>
          <table:table-cell office:value-type="float" office:value="9">
            <text:p>9</text:p>
          </table:table-cell>
          <table:table-cell table:number-columns-repeated="2"/>
          <table:table-cell office:value-type="string">
            <text:p>1927-03-11 18:15 EST-0500</text:p>
          </table:table-cell>
          <table:table-cell office:value-type="string">
            <text:p>Fri</text:p>
          </table:table-cell>
          <table:table-cell office:value-type="float" office:value="350.397">
            <text:p>350.397</text:p>
          </table:table-cell>
          <table:table-cell office:value-type="float" office:value="98.4">
            <text:p>98.4</text:p>
          </table:table-cell>
          <table:table-cell office:value-type="float" office:value="94.045">
            <text:p>94.045</text:p>
          </table:table-cell>
          <table:table-cell office:value-type="float" office:value="108.003">
            <text:p>108.003</text:p>
          </table:table-cell>
          <table:table-cell office:value-type="float" office:value="9">
            <text:p>9</text:p>
          </table:table-cell>
          <table:table-cell table:number-columns-repeated="2"/>
          <table:table-cell office:value-type="string">
            <text:p>1927-04-10 09:01 EST-0500</text:p>
          </table:table-cell>
          <table:table-cell office:value-type="string">
            <text:p>Sun</text:p>
          </table:table-cell>
          <table:table-cell office:value-type="float" office:value="19.713">
            <text:p>19.713</text:p>
          </table:table-cell>
          <table:table-cell office:value-type="float" office:value="127.713">
            <text:p>127.713</text:p>
          </table:table-cell>
          <table:table-cell office:value-type="float" office:value="90.96">
            <text:p>90.96</text:p>
          </table:table-cell>
          <table:table-cell office:value-type="float" office:value="108">
            <text:p>108</text:p>
          </table:table-cell>
          <table:table-cell office:value-type="float" office:value="9">
            <text:p>9</text:p>
          </table:table-cell>
          <table:table-cell table:number-columns-repeated="2"/>
          <table:table-cell office:value-type="string">
            <text:p>1927-05-10 01:15 EST-0500</text:p>
          </table:table-cell>
          <table:table-cell office:value-type="string">
            <text:p>Tue</text:p>
          </table:table-cell>
          <table:table-cell office:value-type="float" office:value="48.607">
            <text:p>48.607</text:p>
          </table:table-cell>
          <table:table-cell office:value-type="float" office:value="156.609">
            <text:p>156.609</text:p>
          </table:table-cell>
          <table:table-cell office:value-type="float" office:value="88.745">
            <text:p>88.745</text:p>
          </table:table-cell>
          <table:table-cell office:value-type="float" office:value="108.002">
            <text:p>108.002</text:p>
          </table:table-cell>
          <table:table-cell office:value-type="float" office:value="9">
            <text:p>9</text:p>
          </table:table-cell>
          <table:table-cell table:number-columns-repeated="2"/>
          <table:table-cell office:value-type="string">
            <text:p>1927-06-08 18:14 EST-0500</text:p>
          </table:table-cell>
          <table:table-cell office:value-type="string">
            <text:p>Wed</text:p>
          </table:table-cell>
          <table:table-cell table:style-name="ce21" office:value-type="float" office:value="77.151">
            <text:p>77.151</text:p>
          </table:table-cell>
          <table:table-cell office:value-type="float" office:value="185.154">
            <text:p>185.154</text:p>
          </table:table-cell>
          <table:table-cell office:value-type="float" office:value="87.978">
            <text:p>87.978</text:p>
          </table:table-cell>
          <table:table-cell office:value-type="float" office:value="108.003">
            <text:p>108.003</text:p>
          </table:table-cell>
          <table:table-cell office:value-type="float" office:value="9">
            <text:p>9</text:p>
          </table:table-cell>
          <table:table-cell table:number-columns-repeated="2"/>
          <table:table-cell office:value-type="string">
            <text:p>1927-07-08 11:19 EST-0500</text:p>
          </table:table-cell>
          <table:table-cell office:value-type="string">
            <text:p>Fri</text:p>
          </table:table-cell>
          <table:table-cell office:value-type="float" office:value="105.502">
            <text:p>105.502</text:p>
          </table:table-cell>
          <table:table-cell office:value-type="float" office:value="213.506">
            <text:p>213.506</text:p>
          </table:table-cell>
          <table:table-cell office:value-type="float" office:value="87.801">
            <text:p>87.801</text:p>
          </table:table-cell>
          <table:table-cell office:value-type="float" office:value="108.004">
            <text:p>108.004</text:p>
          </table:table-cell>
          <table:table-cell office:value-type="float" office:value="9">
            <text:p>9</text:p>
          </table:table-cell>
          <table:table-cell table:number-columns-repeated="2"/>
          <table:table-cell office:value-type="string">
            <text:p>1927-08-07 03:53 EST-0500</text:p>
          </table:table-cell>
          <table:table-cell office:value-type="string">
            <text:p>Sun</text:p>
          </table:table-cell>
          <table:table-cell office:value-type="float" office:value="133.862">
            <text:p>133.862</text:p>
          </table:table-cell>
          <table:table-cell office:value-type="float" office:value="241.866">
            <text:p>241.866</text:p>
          </table:table-cell>
          <table:table-cell office:value-type="float" office:value="86.891">
            <text:p>86.891</text:p>
          </table:table-cell>
          <table:table-cell office:value-type="float" office:value="108.004">
            <text:p>108.004</text:p>
          </table:table-cell>
          <table:table-cell office:value-type="float" office:value="9">
            <text:p>9</text:p>
          </table:table-cell>
          <table:table-cell table:number-columns-repeated="2"/>
          <table:table-cell office:value-type="string">
            <text:p>1927-09-05 19:16 EST-0500</text:p>
          </table:table-cell>
          <table:table-cell office:value-type="string">
            <text:p>Mon</text:p>
          </table:table-cell>
          <table:table-cell office:value-type="float" office:value="162.426">
            <text:p>162.426</text:p>
          </table:table-cell>
          <table:table-cell office:value-type="float" office:value="270.427">
            <text:p>270.427</text:p>
          </table:table-cell>
          <table:table-cell office:value-type="float" office:value="84.557">
            <text:p>84.557</text:p>
          </table:table-cell>
          <table:table-cell office:value-type="float" office:value="108.001">
            <text:p>108.001</text:p>
          </table:table-cell>
          <table:table-cell office:value-type="float" office:value="9">
            <text:p>9</text:p>
          </table:table-cell>
          <table:table-cell table:number-columns-repeated="2"/>
          <table:table-cell office:value-type="string">
            <text:p>1927-10-05 08:55 EST-0500</text:p>
          </table:table-cell>
          <table:table-cell office:value-type="string">
            <text:p>Wed</text:p>
          </table:table-cell>
          <table:table-cell office:value-type="float" office:value="191.334">
            <text:p>191.334</text:p>
          </table:table-cell>
          <table:table-cell office:value-type="float" office:value="299.338">
            <text:p>299.338</text:p>
          </table:table-cell>
          <table:table-cell office:value-type="float" office:value="81.537">
            <text:p>81.537</text:p>
          </table:table-cell>
          <table:table-cell office:value-type="float" office:value="108.004">
            <text:p>108.004</text:p>
          </table:table-cell>
          <table:table-cell office:value-type="float" office:value="9">
            <text:p>9</text:p>
          </table:table-cell>
          <table:table-cell table:number-columns-repeated="2"/>
          <table:table-cell office:value-type="string">
            <text:p>1927-11-03 20:36 EST-0500</text:p>
          </table:table-cell>
          <table:table-cell office:value-type="string">
            <text:p>Thu</text:p>
          </table:table-cell>
          <table:table-cell office:value-type="float" office:value="220.646">
            <text:p>220.646</text:p>
          </table:table-cell>
          <table:table-cell office:value-type="float" office:value="328.651">
            <text:p>328.651</text:p>
          </table:table-cell>
          <table:table-cell office:value-type="float" office:value="79.403">
            <text:p>79.403</text:p>
          </table:table-cell>
          <table:table-cell office:value-type="float" office:value="108.005">
            <text:p>108.005</text:p>
          </table:table-cell>
          <table:table-cell office:value-type="float" office:value="9">
            <text:p>9</text:p>
          </table:table-cell>
          <table:table-cell table:number-columns-repeated="2"/>
          <table:table-cell office:value-type="string">
            <text:p>1927-12-03 06:30 EST-0500</text:p>
          </table:table-cell>
          <table:table-cell office:value-type="string">
            <text:p>Sat</text:p>
          </table:table-cell>
          <table:table-cell office:value-type="float" office:value="250.315">
            <text:p>250.315</text:p>
          </table:table-cell>
          <table:table-cell office:value-type="float" office:value="358.32">
            <text:p>358.32</text:p>
          </table:table-cell>
          <table:table-cell office:value-type="float" office:value="78.738">
            <text:p>78.738</text:p>
          </table:table-cell>
          <table:table-cell office:value-type="float" office:value="108.005">
            <text:p>108.005</text:p>
          </table:table-cell>
          <table:table-cell office:value-type="float" office:value="9">
            <text:p>9</text:p>
          </table:table-cell>
          <table:table-cell table:number-columns-repeated="2"/>
          <table:table-cell office:value-type="string">
            <text:p>1928-01-01 15:12 EST-0500</text:p>
          </table:table-cell>
          <table:table-cell office:value-type="string">
            <text:p>Sun</text:p>
          </table:table-cell>
          <table:table-cell office:value-type="float" office:value="280.195">
            <text:p>280.195</text:p>
          </table:table-cell>
          <table:table-cell office:value-type="float" office:value="28.197">
            <text:p>28.197</text:p>
          </table:table-cell>
          <table:table-cell office:value-type="float" office:value="78.561">
            <text:p>78.561</text:p>
          </table:table-cell>
          <table:table-cell office:value-type="float" office:value="108.002">
            <text:p>108.002</text:p>
          </table:table-cell>
          <table:table-cell office:value-type="float" office:value="9">
            <text:p>9</text:p>
          </table:table-cell>
          <table:table-cell table:number-columns-repeated="2"/>
          <table:table-cell office:value-type="string">
            <text:p>1928-01-30 23:29 EST-0500</text:p>
          </table:table-cell>
          <table:table-cell office:value-type="string">
            <text:p>Mon</text:p>
          </table:table-cell>
          <table:table-cell office:value-type="float" office:value="310.07">
            <text:p>310.07</text:p>
          </table:table-cell>
          <table:table-cell office:value-type="float" office:value="58.071">
            <text:p>58.071</text:p>
          </table:table-cell>
          <table:table-cell office:value-type="float" office:value="77.403">
            <text:p>77.403</text:p>
          </table:table-cell>
          <table:table-cell office:value-type="float" office:value="108.001">
            <text:p>108.001</text:p>
          </table:table-cell>
          <table:table-cell office:value-type="float" office:value="9">
            <text:p>9</text:p>
          </table:table-cell>
          <table:table-cell table:number-columns-repeated="2"/>
          <table:table-cell office:value-type="string">
            <text:p>1928-02-29 08:04 EST-0500</text:p>
          </table:table-cell>
          <table:table-cell office:value-type="string">
            <text:p>Wed</text:p>
          </table:table-cell>
          <table:table-cell office:value-type="float" office:value="339.722">
            <text:p>339.722</text:p>
          </table:table-cell>
          <table:table-cell office:value-type="float" office:value="87.724">
            <text:p>87.724</text:p>
          </table:table-cell>
          <table:table-cell office:value-type="float" office:value="74.765">
            <text:p>74.765</text:p>
          </table:table-cell>
          <table:table-cell office:value-type="float" office:value="108.002">
            <text:p>108.002</text:p>
          </table:table-cell>
          <table:table-cell office:value-type="float" office:value="9">
            <text:p>9</text:p>
          </table:table-cell>
          <table:table-cell table:number-columns-repeated="2"/>
          <table:table-cell office:value-type="string">
            <text:p>1928-03-29 17:37 EST-0500</text:p>
          </table:table-cell>
          <table:table-cell office:value-type="string">
            <text:p>Thu</text:p>
          </table:table-cell>
          <table:table-cell office:value-type="float" office:value="8.998">
            <text:p>8.998</text:p>
          </table:table-cell>
          <table:table-cell office:value-type="float" office:value="117.003">
            <text:p>117.003</text:p>
          </table:table-cell>
          <table:table-cell office:value-type="float" office:value="71.804">
            <text:p>71.804</text:p>
          </table:table-cell>
          <table:table-cell office:value-type="float" office:value="108.005">
            <text:p>108.005</text:p>
          </table:table-cell>
          <table:table-cell office:value-type="float" office:value="9">
            <text:p>9</text:p>
          </table:table-cell>
          <table:table-cell table:number-columns-repeated="2"/>
          <table:table-cell office:value-type="string">
            <text:p>1928-04-28 04:38 EST-0500</text:p>
          </table:table-cell>
          <table:table-cell office:value-type="string">
            <text:p>Sat</text:p>
          </table:table-cell>
          <table:table-cell office:value-type="float" office:value="37.852">
            <text:p>37.852</text:p>
          </table:table-cell>
          <table:table-cell office:value-type="float" office:value="145.853">
            <text:p>145.853</text:p>
          </table:table-cell>
          <table:table-cell office:value-type="float" office:value="70.012">
            <text:p>70.012</text:p>
          </table:table-cell>
          <table:table-cell office:value-type="float" office:value="108.001">
            <text:p>108.001</text:p>
          </table:table-cell>
          <table:table-cell office:value-type="float" office:value="9">
            <text:p>9</text:p>
          </table:table-cell>
          <table:table-cell table:number-columns-repeated="2"/>
          <table:table-cell office:value-type="string">
            <text:p>1928-05-27 17:33 EST-0500</text:p>
          </table:table-cell>
          <table:table-cell office:value-type="string">
            <text:p>Sun</text:p>
          </table:table-cell>
          <table:table-cell office:value-type="float" office:value="66.357">
            <text:p>66.357</text:p>
          </table:table-cell>
          <table:table-cell office:value-type="float" office:value="174.361">
            <text:p>174.361</text:p>
          </table:table-cell>
          <table:table-cell office:value-type="float" office:value="69.537">
            <text:p>69.537</text:p>
          </table:table-cell>
          <table:table-cell office:value-type="float" office:value="108.004">
            <text:p>108.004</text:p>
          </table:table-cell>
          <table:table-cell office:value-type="float" office:value="9">
            <text:p>9</text:p>
          </table:table-cell>
          <table:table-cell/>
        </table:table-row>
        <table:table-row table:style-name="ro1">
          <table:table-cell office:value-type="string">
            <text:p>1926-08-18 22:24 EST-0500</text:p>
          </table:table-cell>
          <table:table-cell office:value-type="string">
            <text:p>Wed</text:p>
          </table:table-cell>
          <table:table-cell office:value-type="float" office:value="145.399">
            <text:p>145.399</text:p>
          </table:table-cell>
          <table:table-cell office:value-type="float" office:value="265.402">
            <text:p>265.402</text:p>
          </table:table-cell>
          <table:table-cell office:value-type="float" office:value="105.777">
            <text:p>105.777</text:p>
          </table:table-cell>
          <table:table-cell office:value-type="float" office:value="120.003">
            <text:p>120.003</text:p>
          </table:table-cell>
          <table:table-cell office:value-type="float" office:value="10">
            <text:p>10</text:p>
          </table:table-cell>
          <table:table-cell table:number-columns-repeated="2"/>
          <table:table-cell office:value-type="string">
            <text:p>1926-09-17 08:06 EST-0500</text:p>
          </table:table-cell>
          <table:table-cell office:value-type="string">
            <text:p>Fri</text:p>
          </table:table-cell>
          <table:table-cell office:value-type="float" office:value="173.884">
            <text:p>173.884</text:p>
          </table:table-cell>
          <table:table-cell office:value-type="float" office:value="293.885">
            <text:p>293.885</text:p>
          </table:table-cell>
          <table:table-cell office:value-type="float" office:value="103.769">
            <text:p>103.769</text:p>
          </table:table-cell>
          <table:table-cell office:value-type="float" office:value="120.001">
            <text:p>120.001</text:p>
          </table:table-cell>
          <table:table-cell office:value-type="float" office:value="10">
            <text:p>10</text:p>
          </table:table-cell>
          <table:table-cell table:number-columns-repeated="2"/>
          <table:table-cell office:value-type="string">
            <text:p>1926-10-16 16:34 EST-0500</text:p>
          </table:table-cell>
          <table:table-cell office:value-type="string">
            <text:p>Sat</text:p>
          </table:table-cell>
          <table:table-cell office:value-type="float" office:value="202.769">
            <text:p>202.769</text:p>
          </table:table-cell>
          <table:table-cell office:value-type="float" office:value="322.774">
            <text:p>322.774</text:p>
          </table:table-cell>
          <table:table-cell office:value-type="float" office:value="100.735">
            <text:p>100.735</text:p>
          </table:table-cell>
          <table:table-cell office:value-type="float" office:value="120.005">
            <text:p>120.005</text:p>
          </table:table-cell>
          <table:table-cell office:value-type="float" office:value="10">
            <text:p>10</text:p>
          </table:table-cell>
          <table:table-cell table:number-columns-repeated="2"/>
          <table:table-cell office:value-type="string">
            <text:p>1926-11-15 00:23 EST-0500</text:p>
          </table:table-cell>
          <table:table-cell office:value-type="string">
            <text:p>Mon</text:p>
          </table:table-cell>
          <table:table-cell office:value-type="float" office:value="232.1">
            <text:p>232.1</text:p>
          </table:table-cell>
          <table:table-cell office:value-type="float" office:value="352.102">
            <text:p>352.102</text:p>
          </table:table-cell>
          <table:table-cell office:value-type="float" office:value="98.235">
            <text:p>98.235</text:p>
          </table:table-cell>
          <table:table-cell office:value-type="float" office:value="120.002">
            <text:p>120.002</text:p>
          </table:table-cell>
          <table:table-cell office:value-type="float" office:value="10">
            <text:p>10</text:p>
          </table:table-cell>
          <table:table-cell table:number-columns-repeated="2"/>
          <table:table-cell office:value-type="string">
            <text:p>1926-12-14 08:29 EST-0500</text:p>
          </table:table-cell>
          <table:table-cell office:value-type="string">
            <text:p>Tue</text:p>
          </table:table-cell>
          <table:table-cell office:value-type="float" office:value="261.819">
            <text:p>261.819</text:p>
          </table:table-cell>
          <table:table-cell office:value-type="float" office:value="21.821">
            <text:p>21.821</text:p>
          </table:table-cell>
          <table:table-cell office:value-type="float" office:value="97.259">
            <text:p>97.259</text:p>
          </table:table-cell>
          <table:table-cell office:value-type="float" office:value="120.002">
            <text:p>120.002</text:p>
          </table:table-cell>
          <table:table-cell office:value-type="float" office:value="10">
            <text:p>10</text:p>
          </table:table-cell>
          <table:table-cell table:number-columns-repeated="2"/>
          <table:table-cell table:style-name="ce11" office:value-type="string">
            <text:p>1927-01-12 17:53 EST-0500</text:p>
          </table:table-cell>
          <table:table-cell table:style-name="ce11" office:value-type="string">
            <text:p>Wed</text:p>
          </table:table-cell>
          <table:table-cell table:style-name="ce11" office:value-type="float" office:value="291.764">
            <text:p>291.764</text:p>
          </table:table-cell>
          <table:table-cell table:style-name="ce11" office:value-type="float" office:value="51.768">
            <text:p>51.768</text:p>
          </table:table-cell>
          <table:table-cell table:style-name="ce11" office:value-type="float" office:value="97.151">
            <text:p>97.151</text:p>
          </table:table-cell>
          <table:table-cell table:style-name="ce11" office:value-type="float" office:value="120.004">
            <text:p>120.004</text:p>
          </table:table-cell>
          <table:table-cell table:style-name="ce11" office:value-type="float" office:value="10">
            <text:p>10</text:p>
          </table:table-cell>
          <table:table-cell table:number-columns-repeated="2"/>
          <table:table-cell office:value-type="string">
            <text:p>1927-02-11 05:24 EST-0500</text:p>
          </table:table-cell>
          <table:table-cell office:value-type="string">
            <text:p>Fri</text:p>
          </table:table-cell>
          <table:table-cell office:value-type="float" office:value="321.712">
            <text:p>321.712</text:p>
          </table:table-cell>
          <table:table-cell office:value-type="float" office:value="81.714">
            <text:p>81.714</text:p>
          </table:table-cell>
          <table:table-cell office:value-type="float" office:value="96.379">
            <text:p>96.379</text:p>
          </table:table-cell>
          <table:table-cell office:value-type="float" office:value="120.002">
            <text:p>120.002</text:p>
          </table:table-cell>
          <table:table-cell office:value-type="float" office:value="10">
            <text:p>10</text:p>
          </table:table-cell>
          <table:table-cell table:number-columns-repeated="2"/>
          <table:table-cell office:value-type="string">
            <text:p>1927-03-12 19:12 EST-0500</text:p>
          </table:table-cell>
          <table:table-cell office:value-type="string">
            <text:p>Sat</text:p>
          </table:table-cell>
          <table:table-cell office:value-type="float" office:value="351.434">
            <text:p>351.434</text:p>
          </table:table-cell>
          <table:table-cell office:value-type="float" office:value="111.438">
            <text:p>111.438</text:p>
          </table:table-cell>
          <table:table-cell office:value-type="float" office:value="94.025">
            <text:p>94.025</text:p>
          </table:table-cell>
          <table:table-cell office:value-type="float" office:value="120.004">
            <text:p>120.004</text:p>
          </table:table-cell>
          <table:table-cell office:value-type="float" office:value="10">
            <text:p>10</text:p>
          </table:table-cell>
          <table:table-cell table:number-columns-repeated="2"/>
          <table:table-cell office:value-type="string">
            <text:p>1927-04-11 10:50 EST-0500</text:p>
          </table:table-cell>
          <table:table-cell office:value-type="string">
            <text:p>Mon</text:p>
          </table:table-cell>
          <table:table-cell office:value-type="float" office:value="20.768">
            <text:p>20.768</text:p>
          </table:table-cell>
          <table:table-cell office:value-type="float" office:value="140.768">
            <text:p>140.768</text:p>
          </table:table-cell>
          <table:table-cell office:value-type="float" office:value="90.892">
            <text:p>90.892</text:p>
          </table:table-cell>
          <table:table-cell office:value-type="float" office:value="120">
            <text:p>120</text:p>
          </table:table-cell>
          <table:table-cell office:value-type="float" office:value="10">
            <text:p>10</text:p>
          </table:table-cell>
          <table:table-cell table:number-columns-repeated="2"/>
          <table:table-cell office:value-type="string">
            <text:p>1927-05-11 03:33 EST-0500</text:p>
          </table:table-cell>
          <table:table-cell office:value-type="string">
            <text:p>Wed</text:p>
          </table:table-cell>
          <table:table-cell office:value-type="float" office:value="49.666">
            <text:p>49.666</text:p>
          </table:table-cell>
          <table:table-cell office:value-type="float" office:value="169.667">
            <text:p>169.667</text:p>
          </table:table-cell>
          <table:table-cell office:value-type="float" office:value="88.68">
            <text:p>88.68</text:p>
          </table:table-cell>
          <table:table-cell office:value-type="float" office:value="120.001">
            <text:p>120.001</text:p>
          </table:table-cell>
          <table:table-cell office:value-type="float" office:value="10">
            <text:p>10</text:p>
          </table:table-cell>
          <table:table-cell table:number-columns-repeated="2"/>
          <table:table-cell table:style-name="ce20" office:value-type="string">
            <text:p>1927-06-09 20:34 EST-0500</text:p>
          </table:table-cell>
          <table:table-cell table:style-name="ce20" office:value-type="string">
            <text:p>Thu</text:p>
          </table:table-cell>
          <table:table-cell table:style-name="ce20" office:value-type="float" office:value="78.2">
            <text:p>78.2</text:p>
          </table:table-cell>
          <table:table-cell table:style-name="ce20" office:value-type="float" office:value="198.203">
            <text:p>198.203</text:p>
          </table:table-cell>
          <table:table-cell table:style-name="ce20" office:value-type="float" office:value="87.96">
            <text:p>87.96</text:p>
          </table:table-cell>
          <table:table-cell table:style-name="ce20" office:value-type="float" office:value="120.003">
            <text:p>120.003</text:p>
          </table:table-cell>
          <table:table-cell table:style-name="ce20" office:value-type="float" office:value="10">
            <text:p>10</text:p>
          </table:table-cell>
          <table:table-cell table:number-columns-repeated="2"/>
          <table:table-cell office:value-type="string">
            <text:p>1927-07-09 13:15 EST-0500</text:p>
          </table:table-cell>
          <table:table-cell office:value-type="string">
            <text:p>Sat</text:p>
          </table:table-cell>
          <table:table-cell office:value-type="float" office:value="106.532">
            <text:p>106.532</text:p>
          </table:table-cell>
          <table:table-cell office:value-type="float" office:value="226.535">
            <text:p>226.535</text:p>
          </table:table-cell>
          <table:table-cell office:value-type="float" office:value="87.824">
            <text:p>87.824</text:p>
          </table:table-cell>
          <table:table-cell office:value-type="float" office:value="120.003">
            <text:p>120.003</text:p>
          </table:table-cell>
          <table:table-cell office:value-type="float" office:value="10">
            <text:p>10</text:p>
          </table:table-cell>
          <table:table-cell table:number-columns-repeated="2"/>
          <table:table-cell office:value-type="string">
            <text:p>1927-08-08 05:00 EST-0500</text:p>
          </table:table-cell>
          <table:table-cell office:value-type="string">
            <text:p>Mon</text:p>
          </table:table-cell>
          <table:table-cell office:value-type="float" office:value="134.866">
            <text:p>134.866</text:p>
          </table:table-cell>
          <table:table-cell office:value-type="float" office:value="254.871">
            <text:p>254.871</text:p>
          </table:table-cell>
          <table:table-cell office:value-type="float" office:value="86.913">
            <text:p>86.913</text:p>
          </table:table-cell>
          <table:table-cell office:value-type="float" office:value="120.005">
            <text:p>120.005</text:p>
          </table:table-cell>
          <table:table-cell office:value-type="float" office:value="10">
            <text:p>10</text:p>
          </table:table-cell>
          <table:table-cell table:number-columns-repeated="2"/>
          <table:table-cell office:value-type="string">
            <text:p>1927-09-06 19:16 EST-0500</text:p>
          </table:table-cell>
          <table:table-cell office:value-type="string">
            <text:p>Tue</text:p>
          </table:table-cell>
          <table:table-cell office:value-type="float" office:value="163.396">
            <text:p>163.396</text:p>
          </table:table-cell>
          <table:table-cell office:value-type="float" office:value="283.398">
            <text:p>283.398</text:p>
          </table:table-cell>
          <table:table-cell office:value-type="float" office:value="84.538">
            <text:p>84.538</text:p>
          </table:table-cell>
          <table:table-cell office:value-type="float" office:value="120.002">
            <text:p>120.002</text:p>
          </table:table-cell>
          <table:table-cell office:value-type="float" office:value="10">
            <text:p>10</text:p>
          </table:table-cell>
          <table:table-cell table:number-columns-repeated="2"/>
          <table:table-cell office:value-type="string">
            <text:p>1927-10-06 07:46 EST-0500</text:p>
          </table:table-cell>
          <table:table-cell office:value-type="string">
            <text:p>Thu</text:p>
          </table:table-cell>
          <table:table-cell office:value-type="float" office:value="192.272">
            <text:p>192.272</text:p>
          </table:table-cell>
          <table:table-cell office:value-type="float" office:value="312.275">
            <text:p>312.275</text:p>
          </table:table-cell>
          <table:table-cell office:value-type="float" office:value="81.482">
            <text:p>81.482</text:p>
          </table:table-cell>
          <table:table-cell office:value-type="float" office:value="120.003">
            <text:p>120.003</text:p>
          </table:table-cell>
          <table:table-cell office:value-type="float" office:value="10">
            <text:p>10</text:p>
          </table:table-cell>
          <table:table-cell table:number-columns-repeated="2"/>
          <table:table-cell office:value-type="string">
            <text:p>1927-11-04 18:33 EST-0500</text:p>
          </table:table-cell>
          <table:table-cell office:value-type="string">
            <text:p>Fri</text:p>
          </table:table-cell>
          <table:table-cell office:value-type="float" office:value="221.563">
            <text:p>221.563</text:p>
          </table:table-cell>
          <table:table-cell office:value-type="float" office:value="341.569">
            <text:p>341.569</text:p>
          </table:table-cell>
          <table:table-cell office:value-type="float" office:value="79.356">
            <text:p>79.356</text:p>
          </table:table-cell>
          <table:table-cell office:value-type="float" office:value="120.006">
            <text:p>120.006</text:p>
          </table:table-cell>
          <table:table-cell office:value-type="float" office:value="10">
            <text:p>10</text:p>
          </table:table-cell>
          <table:table-cell table:number-columns-repeated="2"/>
          <table:table-cell office:value-type="string">
            <text:p>1927-12-04 04:03 EST-0500</text:p>
          </table:table-cell>
          <table:table-cell office:value-type="string">
            <text:p>Sun</text:p>
          </table:table-cell>
          <table:table-cell office:value-type="float" office:value="251.226">
            <text:p>251.226</text:p>
          </table:table-cell>
          <table:table-cell office:value-type="float" office:value="11.229">
            <text:p>11.229</text:p>
          </table:table-cell>
          <table:table-cell office:value-type="float" office:value="78.728">
            <text:p>78.728</text:p>
          </table:table-cell>
          <table:table-cell office:value-type="float" office:value="120.003">
            <text:p>120.003</text:p>
          </table:table-cell>
          <table:table-cell office:value-type="float" office:value="10">
            <text:p>10</text:p>
          </table:table-cell>
          <table:table-cell table:number-columns-repeated="2"/>
          <table:table-cell office:value-type="string">
            <text:p>1928-01-02 12:52 EST-0500</text:p>
          </table:table-cell>
          <table:table-cell office:value-type="string">
            <text:p>Mon</text:p>
          </table:table-cell>
          <table:table-cell office:value-type="float" office:value="281.114">
            <text:p>281.114</text:p>
          </table:table-cell>
          <table:table-cell office:value-type="float" office:value="41.119">
            <text:p>41.119</text:p>
          </table:table-cell>
          <table:table-cell office:value-type="float" office:value="78.582">
            <text:p>78.582</text:p>
          </table:table-cell>
          <table:table-cell office:value-type="float" office:value="120.005">
            <text:p>120.005</text:p>
          </table:table-cell>
          <table:table-cell office:value-type="float" office:value="10">
            <text:p>10</text:p>
          </table:table-cell>
          <table:table-cell table:number-columns-repeated="2"/>
          <table:table-cell office:value-type="string">
            <text:p>1928-01-31 21:37 EST-0500</text:p>
          </table:table-cell>
          <table:table-cell office:value-type="string">
            <text:p>Tue</text:p>
          </table:table-cell>
          <table:table-cell office:value-type="float" office:value="311.006">
            <text:p>311.006</text:p>
          </table:table-cell>
          <table:table-cell office:value-type="float" office:value="71.01">
            <text:p>71.01</text:p>
          </table:table-cell>
          <table:table-cell office:value-type="float" office:value="77.417">
            <text:p>77.417</text:p>
          </table:table-cell>
          <table:table-cell office:value-type="float" office:value="120.004">
            <text:p>120.004</text:p>
          </table:table-cell>
          <table:table-cell office:value-type="float" office:value="10">
            <text:p>10</text:p>
          </table:table-cell>
          <table:table-cell table:number-columns-repeated="2"/>
          <table:table-cell office:value-type="string">
            <text:p>1928-03-01 06:57 EST-0500</text:p>
          </table:table-cell>
          <table:table-cell office:value-type="string">
            <text:p>Thu</text:p>
          </table:table-cell>
          <table:table-cell office:value-type="float" office:value="340.679">
            <text:p>340.679</text:p>
          </table:table-cell>
          <table:table-cell office:value-type="float" office:value="100.682">
            <text:p>100.682</text:p>
          </table:table-cell>
          <table:table-cell office:value-type="float" office:value="74.736">
            <text:p>74.736</text:p>
          </table:table-cell>
          <table:table-cell office:value-type="float" office:value="120.003">
            <text:p>120.003</text:p>
          </table:table-cell>
          <table:table-cell office:value-type="float" office:value="10">
            <text:p>10</text:p>
          </table:table-cell>
          <table:table-cell table:number-columns-repeated="2"/>
          <table:table-cell office:value-type="string">
            <text:p>1928-03-30 17:23 EST-0500</text:p>
          </table:table-cell>
          <table:table-cell office:value-type="string">
            <text:p>Fri</text:p>
          </table:table-cell>
          <table:table-cell office:value-type="float" office:value="9.976">
            <text:p>9.976</text:p>
          </table:table-cell>
          <table:table-cell office:value-type="float" office:value="129.98">
            <text:p>129.98</text:p>
          </table:table-cell>
          <table:table-cell office:value-type="float" office:value="71.741">
            <text:p>71.741</text:p>
          </table:table-cell>
          <table:table-cell office:value-type="float" office:value="120.004">
            <text:p>120.004</text:p>
          </table:table-cell>
          <table:table-cell office:value-type="float" office:value="10">
            <text:p>10</text:p>
          </table:table-cell>
          <table:table-cell table:number-columns-repeated="2"/>
          <table:table-cell office:value-type="string">
            <text:p>1928-04-29 05:22 EST-0500</text:p>
          </table:table-cell>
          <table:table-cell office:value-type="string">
            <text:p>Sun</text:p>
          </table:table-cell>
          <table:table-cell office:value-type="float" office:value="38.853">
            <text:p>38.853</text:p>
          </table:table-cell>
          <table:table-cell office:value-type="float" office:value="158.854">
            <text:p>158.854</text:p>
          </table:table-cell>
          <table:table-cell office:value-type="float" office:value="69.963">
            <text:p>69.963</text:p>
          </table:table-cell>
          <table:table-cell office:value-type="float" office:value="120.001">
            <text:p>120.001</text:p>
          </table:table-cell>
          <table:table-cell office:value-type="float" office:value="10">
            <text:p>10</text:p>
          </table:table-cell>
          <table:table-cell table:number-columns-repeated="2"/>
          <table:table-cell office:value-type="string">
            <text:p>1928-05-28 19:12 EST-0500</text:p>
          </table:table-cell>
          <table:table-cell office:value-type="string">
            <text:p>Mon</text:p>
          </table:table-cell>
          <table:table-cell office:value-type="float" office:value="67.382">
            <text:p>67.382</text:p>
          </table:table-cell>
          <table:table-cell office:value-type="float" office:value="187.383">
            <text:p>187.383</text:p>
          </table:table-cell>
          <table:table-cell office:value-type="float" office:value="69.533">
            <text:p>69.533</text:p>
          </table:table-cell>
          <table:table-cell office:value-type="float" office:value="120.001">
            <text:p>120.001</text:p>
          </table:table-cell>
          <table:table-cell office:value-type="float" office:value="10">
            <text:p>10</text:p>
          </table:table-cell>
          <table:table-cell/>
        </table:table-row>
        <table:table-row table:style-name="ro1">
          <table:table-cell office:value-type="string">
            <text:p>1926-08-19 20:33 EST-0500</text:p>
          </table:table-cell>
          <table:table-cell office:value-type="string">
            <text:p>Thu</text:p>
          </table:table-cell>
          <table:table-cell office:value-type="float" office:value="146.287">
            <text:p>146.287</text:p>
          </table:table-cell>
          <table:table-cell office:value-type="float" office:value="278.288">
            <text:p>278.288</text:p>
          </table:table-cell>
          <table:table-cell office:value-type="float" office:value="105.794">
            <text:p>105.794</text:p>
          </table:table-cell>
          <table:table-cell office:value-type="float" office:value="132.001">
            <text:p>132.001</text:p>
          </table:table-cell>
          <table:table-cell office:value-type="float" office:value="11">
            <text:p>11</text:p>
          </table:table-cell>
          <table:table-cell table:number-columns-repeated="2"/>
          <table:table-cell office:value-type="string">
            <text:p>1926-09-18 05:35 EST-0500</text:p>
          </table:table-cell>
          <table:table-cell office:value-type="string">
            <text:p>Sat</text:p>
          </table:table-cell>
          <table:table-cell office:value-type="float" office:value="174.758">
            <text:p>174.758</text:p>
          </table:table-cell>
          <table:table-cell office:value-type="float" office:value="306.763">
            <text:p>306.763</text:p>
          </table:table-cell>
          <table:table-cell office:value-type="float" office:value="103.741">
            <text:p>103.741</text:p>
          </table:table-cell>
          <table:table-cell office:value-type="float" office:value="132.005">
            <text:p>132.005</text:p>
          </table:table-cell>
          <table:table-cell office:value-type="float" office:value="11">
            <text:p>11</text:p>
          </table:table-cell>
          <table:table-cell table:number-columns-repeated="2"/>
          <table:table-cell office:value-type="string">
            <text:p>1926-10-17 13:43 EST-0500</text:p>
          </table:table-cell>
          <table:table-cell office:value-type="string">
            <text:p>Sun</text:p>
          </table:table-cell>
          <table:table-cell office:value-type="float" office:value="203.643">
            <text:p>203.643</text:p>
          </table:table-cell>
          <table:table-cell office:value-type="float" office:value="335.647">
            <text:p>335.647</text:p>
          </table:table-cell>
          <table:table-cell office:value-type="float" office:value="100.658">
            <text:p>100.658</text:p>
          </table:table-cell>
          <table:table-cell office:value-type="float" office:value="132.004">
            <text:p>132.004</text:p>
          </table:table-cell>
          <table:table-cell office:value-type="float" office:value="11">
            <text:p>11</text:p>
          </table:table-cell>
          <table:table-cell table:number-columns-repeated="2"/>
          <table:table-cell office:value-type="string">
            <text:p>1926-11-15 21:42 EST-0500</text:p>
          </table:table-cell>
          <table:table-cell office:value-type="string">
            <text:p>Mon</text:p>
          </table:table-cell>
          <table:table-cell office:value-type="float" office:value="232.995">
            <text:p>232.995</text:p>
          </table:table-cell>
          <table:table-cell office:value-type="float" office:value="4.996">
            <text:p>4.996</text:p>
          </table:table-cell>
          <table:table-cell office:value-type="float" office:value="98.159">
            <text:p>98.159</text:p>
          </table:table-cell>
          <table:table-cell office:value-type="float" office:value="132.001">
            <text:p>132.001</text:p>
          </table:table-cell>
          <table:table-cell office:value-type="float" office:value="11">
            <text:p>11</text:p>
          </table:table-cell>
          <table:table-cell table:number-columns-repeated="2"/>
          <table:table-cell office:value-type="string">
            <text:p>1926-12-15 06:29 EST-0500</text:p>
          </table:table-cell>
          <table:table-cell office:value-type="string">
            <text:p>Wed</text:p>
          </table:table-cell>
          <table:table-cell office:value-type="float" office:value="262.752">
            <text:p>262.752</text:p>
          </table:table-cell>
          <table:table-cell office:value-type="float" office:value="34.757">
            <text:p>34.757</text:p>
          </table:table-cell>
          <table:table-cell office:value-type="float" office:value="97.232">
            <text:p>97.232</text:p>
          </table:table-cell>
          <table:table-cell office:value-type="float" office:value="132.005">
            <text:p>132.005</text:p>
          </table:table-cell>
          <table:table-cell office:value-type="float" office:value="11">
            <text:p>11</text:p>
          </table:table-cell>
          <table:table-cell table:number-columns-repeated="2"/>
          <table:table-cell office:value-type="string">
            <text:p>1927-01-13 16:59 EST-0500</text:p>
          </table:table-cell>
          <table:table-cell office:value-type="string">
            <text:p>Thu</text:p>
          </table:table-cell>
          <table:table-cell office:value-type="float" office:value="292.744">
            <text:p>292.744</text:p>
          </table:table-cell>
          <table:table-cell office:value-type="float" office:value="64.747">
            <text:p>64.747</text:p>
          </table:table-cell>
          <table:table-cell office:value-type="float" office:value="97.172">
            <text:p>97.172</text:p>
          </table:table-cell>
          <table:table-cell office:value-type="float" office:value="132.003">
            <text:p>132.003</text:p>
          </table:table-cell>
          <table:table-cell office:value-type="float" office:value="11">
            <text:p>11</text:p>
          </table:table-cell>
          <table:table-cell table:number-columns-repeated="2"/>
          <table:table-cell office:value-type="string">
            <text:p>1927-02-12 05:45 EST-0500</text:p>
          </table:table-cell>
          <table:table-cell office:value-type="string">
            <text:p>Sat</text:p>
          </table:table-cell>
          <table:table-cell office:value-type="float" office:value="322.738">
            <text:p>322.738</text:p>
          </table:table-cell>
          <table:table-cell office:value-type="float" office:value="94.741">
            <text:p>94.741</text:p>
          </table:table-cell>
          <table:table-cell office:value-type="float" office:value="96.393">
            <text:p>96.393</text:p>
          </table:table-cell>
          <table:table-cell office:value-type="float" office:value="132.003">
            <text:p>132.003</text:p>
          </table:table-cell>
          <table:table-cell office:value-type="float" office:value="11">
            <text:p>11</text:p>
          </table:table-cell>
          <table:table-cell table:number-columns-repeated="2"/>
          <table:table-cell office:value-type="string">
            <text:p>1927-03-13 20:40 EST-0500</text:p>
          </table:table-cell>
          <table:table-cell office:value-type="string">
            <text:p>Sun</text:p>
          </table:table-cell>
          <table:table-cell office:value-type="float" office:value="352.492">
            <text:p>352.492</text:p>
          </table:table-cell>
          <table:table-cell office:value-type="float" office:value="124.494">
            <text:p>124.494</text:p>
          </table:table-cell>
          <table:table-cell office:value-type="float" office:value="93.965">
            <text:p>93.965</text:p>
          </table:table-cell>
          <table:table-cell office:value-type="float" office:value="132.002">
            <text:p>132.002</text:p>
          </table:table-cell>
          <table:table-cell office:value-type="float" office:value="11">
            <text:p>11</text:p>
          </table:table-cell>
          <table:table-cell table:number-columns-repeated="2"/>
          <table:table-cell office:value-type="string">
            <text:p>1927-04-12 13:01 EST-0500</text:p>
          </table:table-cell>
          <table:table-cell office:value-type="string">
            <text:p>Tue</text:p>
          </table:table-cell>
          <table:table-cell office:value-type="float" office:value="21.838">
            <text:p>21.838</text:p>
          </table:table-cell>
          <table:table-cell office:value-type="float" office:value="153.84">
            <text:p>153.84</text:p>
          </table:table-cell>
          <table:table-cell office:value-type="float" office:value="90.771">
            <text:p>90.771</text:p>
          </table:table-cell>
          <table:table-cell office:value-type="float" office:value="132.002">
            <text:p>132.002</text:p>
          </table:table-cell>
          <table:table-cell office:value-type="float" office:value="11">
            <text:p>11</text:p>
          </table:table-cell>
          <table:table-cell table:number-columns-repeated="2"/>
          <table:table-cell office:value-type="string">
            <text:p>1927-05-12 05:58 EST-0500</text:p>
          </table:table-cell>
          <table:table-cell office:value-type="string">
            <text:p>Thu</text:p>
          </table:table-cell>
          <table:table-cell office:value-type="float" office:value="50.729">
            <text:p>50.729</text:p>
          </table:table-cell>
          <table:table-cell office:value-type="float" office:value="182.731">
            <text:p>182.731</text:p>
          </table:table-cell>
          <table:table-cell office:value-type="float" office:value="88.585">
            <text:p>88.585</text:p>
          </table:table-cell>
          <table:table-cell office:value-type="float" office:value="132.002">
            <text:p>132.002</text:p>
          </table:table-cell>
          <table:table-cell office:value-type="float" office:value="11">
            <text:p>11</text:p>
          </table:table-cell>
          <table:table-cell table:number-columns-repeated="2"/>
          <table:table-cell office:value-type="string">
            <text:p>1927-06-10 22:45 EST-0500</text:p>
          </table:table-cell>
          <table:table-cell office:value-type="string">
            <text:p>Fri</text:p>
          </table:table-cell>
          <table:table-cell office:value-type="float" office:value="79.242">
            <text:p>79.242</text:p>
          </table:table-cell>
          <table:table-cell office:value-type="float" office:value="211.247">
            <text:p>211.247</text:p>
          </table:table-cell>
          <table:table-cell office:value-type="float" office:value="87.939">
            <text:p>87.939</text:p>
          </table:table-cell>
          <table:table-cell office:value-type="float" office:value="132.005">
            <text:p>132.005</text:p>
          </table:table-cell>
          <table:table-cell office:value-type="float" office:value="11">
            <text:p>11</text:p>
          </table:table-cell>
          <table:table-cell table:number-columns-repeated="2"/>
          <table:table-cell office:value-type="string">
            <text:p>1927-07-10 14:43 EST-0500</text:p>
          </table:table-cell>
          <table:table-cell office:value-type="string">
            <text:p>Sun</text:p>
          </table:table-cell>
          <table:table-cell office:value-type="float" office:value="107.544">
            <text:p>107.544</text:p>
          </table:table-cell>
          <table:table-cell office:value-type="float" office:value="239.545">
            <text:p>239.545</text:p>
          </table:table-cell>
          <table:table-cell office:value-type="float" office:value="87.85">
            <text:p>87.85</text:p>
          </table:table-cell>
          <table:table-cell office:value-type="float" office:value="132.001">
            <text:p>132.001</text:p>
          </table:table-cell>
          <table:table-cell office:value-type="float" office:value="11">
            <text:p>11</text:p>
          </table:table-cell>
          <table:table-cell table:number-columns-repeated="2"/>
          <table:table-cell office:value-type="string">
            <text:p>1927-08-09 05:23 EST-0500</text:p>
          </table:table-cell>
          <table:table-cell office:value-type="string">
            <text:p>Tue</text:p>
          </table:table-cell>
          <table:table-cell office:value-type="float" office:value="135.839">
            <text:p>135.839</text:p>
          </table:table-cell>
          <table:table-cell office:value-type="float" office:value="267.839">
            <text:p>267.839</text:p>
          </table:table-cell>
          <table:table-cell office:value-type="float" office:value="86.922">
            <text:p>86.922</text:p>
          </table:table-cell>
          <table:table-cell office:value-type="float" office:value="132">
            <text:p>132</text:p>
          </table:table-cell>
          <table:table-cell office:value-type="float" office:value="11">
            <text:p>11</text:p>
          </table:table-cell>
          <table:table-cell table:number-columns-repeated="2"/>
          <table:table-cell office:value-type="string">
            <text:p>1927-09-07 18:24 EST-0500</text:p>
          </table:table-cell>
          <table:table-cell office:value-type="string">
            <text:p>Wed</text:p>
          </table:table-cell>
          <table:table-cell office:value-type="float" office:value="164.331">
            <text:p>164.331</text:p>
          </table:table-cell>
          <table:table-cell office:value-type="float" office:value="296.332">
            <text:p>296.332</text:p>
          </table:table-cell>
          <table:table-cell office:value-type="float" office:value="84.488">
            <text:p>84.488</text:p>
          </table:table-cell>
          <table:table-cell office:value-type="float" office:value="132.001">
            <text:p>132.001</text:p>
          </table:table-cell>
          <table:table-cell office:value-type="float" office:value="11">
            <text:p>11</text:p>
          </table:table-cell>
          <table:table-cell table:number-columns-repeated="2"/>
          <table:table-cell office:value-type="string">
            <text:p>1927-10-07 05:47 EST-0500</text:p>
          </table:table-cell>
          <table:table-cell office:value-type="string">
            <text:p>Fri</text:p>
          </table:table-cell>
          <table:table-cell office:value-type="float" office:value="193.177">
            <text:p>193.177</text:p>
          </table:table-cell>
          <table:table-cell office:value-type="float" office:value="325.18">
            <text:p>325.18</text:p>
          </table:table-cell>
          <table:table-cell office:value-type="float" office:value="81.395">
            <text:p>81.395</text:p>
          </table:table-cell>
          <table:table-cell office:value-type="float" office:value="132.003">
            <text:p>132.003</text:p>
          </table:table-cell>
          <table:table-cell office:value-type="float" office:value="11">
            <text:p>11</text:p>
          </table:table-cell>
          <table:table-cell table:number-columns-repeated="2"/>
          <table:table-cell office:value-type="string">
            <text:p>1927-11-05 15:52 EST-0500</text:p>
          </table:table-cell>
          <table:table-cell office:value-type="string">
            <text:p>Sat</text:p>
          </table:table-cell>
          <table:table-cell office:value-type="float" office:value="222.453">
            <text:p>222.453</text:p>
          </table:table-cell>
          <table:table-cell office:value-type="float" office:value="354.458">
            <text:p>354.458</text:p>
          </table:table-cell>
          <table:table-cell office:value-type="float" office:value="79.291">
            <text:p>79.291</text:p>
          </table:table-cell>
          <table:table-cell office:value-type="float" office:value="132.005">
            <text:p>132.005</text:p>
          </table:table-cell>
          <table:table-cell office:value-type="float" office:value="11">
            <text:p>11</text:p>
          </table:table-cell>
          <table:table-cell table:number-columns-repeated="2"/>
          <table:table-cell office:value-type="string">
            <text:p>1927-12-05 01:13 EST-0500</text:p>
          </table:table-cell>
          <table:table-cell office:value-type="string">
            <text:p>Mon</text:p>
          </table:table-cell>
          <table:table-cell office:value-type="float" office:value="252.121">
            <text:p>252.121</text:p>
          </table:table-cell>
          <table:table-cell office:value-type="float" office:value="24.122">
            <text:p>24.122</text:p>
          </table:table-cell>
          <table:table-cell office:value-type="float" office:value="78.716">
            <text:p>78.716</text:p>
          </table:table-cell>
          <table:table-cell office:value-type="float" office:value="132.001">
            <text:p>132.001</text:p>
          </table:table-cell>
          <table:table-cell office:value-type="float" office:value="11">
            <text:p>11</text:p>
          </table:table-cell>
          <table:table-cell table:number-columns-repeated="2"/>
          <table:table-cell office:value-type="string">
            <text:p>1928-01-03 10:23 EST-0500</text:p>
          </table:table-cell>
          <table:table-cell office:value-type="string">
            <text:p>Tue</text:p>
          </table:table-cell>
          <table:table-cell office:value-type="float" office:value="282.028">
            <text:p>282.028</text:p>
          </table:table-cell>
          <table:table-cell office:value-type="float" office:value="54.03">
            <text:p>54.03</text:p>
          </table:table-cell>
          <table:table-cell office:value-type="float" office:value="78.604">
            <text:p>78.604</text:p>
          </table:table-cell>
          <table:table-cell office:value-type="float" office:value="132.002">
            <text:p>132.002</text:p>
          </table:table-cell>
          <table:table-cell office:value-type="float" office:value="11">
            <text:p>11</text:p>
          </table:table-cell>
          <table:table-cell table:number-columns-repeated="2"/>
          <table:table-cell office:value-type="string">
            <text:p>1928-02-01 19:53 EST-0500</text:p>
          </table:table-cell>
          <table:table-cell office:value-type="string">
            <text:p>Wed</text:p>
          </table:table-cell>
          <table:table-cell office:value-type="float" office:value="311.948">
            <text:p>311.948</text:p>
          </table:table-cell>
          <table:table-cell office:value-type="float" office:value="83.95">
            <text:p>83.95</text:p>
          </table:table-cell>
          <table:table-cell office:value-type="float" office:value="77.416">
            <text:p>77.416</text:p>
          </table:table-cell>
          <table:table-cell office:value-type="float" office:value="132.002">
            <text:p>132.002</text:p>
          </table:table-cell>
          <table:table-cell office:value-type="float" office:value="11">
            <text:p>11</text:p>
          </table:table-cell>
          <table:table-cell table:number-columns-repeated="2"/>
          <table:table-cell office:value-type="string">
            <text:p>1928-03-02 06:09 EST-0500</text:p>
          </table:table-cell>
          <table:table-cell office:value-type="string">
            <text:p>Fri</text:p>
          </table:table-cell>
          <table:table-cell office:value-type="float" office:value="341.648">
            <text:p>341.648</text:p>
          </table:table-cell>
          <table:table-cell office:value-type="float" office:value="113.65">
            <text:p>113.65</text:p>
          </table:table-cell>
          <table:table-cell office:value-type="float" office:value="74.668">
            <text:p>74.668</text:p>
          </table:table-cell>
          <table:table-cell office:value-type="float" office:value="132.002">
            <text:p>132.002</text:p>
          </table:table-cell>
          <table:table-cell office:value-type="float" office:value="11">
            <text:p>11</text:p>
          </table:table-cell>
          <table:table-cell table:number-columns-repeated="2"/>
          <table:table-cell office:value-type="string">
            <text:p>1928-03-31 17:37 EST-0500</text:p>
          </table:table-cell>
          <table:table-cell office:value-type="string">
            <text:p>Sat</text:p>
          </table:table-cell>
          <table:table-cell office:value-type="float" office:value="10.972">
            <text:p>10.972</text:p>
          </table:table-cell>
          <table:table-cell office:value-type="float" office:value="142.977">
            <text:p>142.977</text:p>
          </table:table-cell>
          <table:table-cell office:value-type="float" office:value="71.634">
            <text:p>71.634</text:p>
          </table:table-cell>
          <table:table-cell office:value-type="float" office:value="132.005">
            <text:p>132.005</text:p>
          </table:table-cell>
          <table:table-cell office:value-type="float" office:value="11">
            <text:p>11</text:p>
          </table:table-cell>
          <table:table-cell table:number-columns-repeated="2"/>
          <table:table-cell office:value-type="string">
            <text:p>1928-04-30 06:37 EST-0500</text:p>
          </table:table-cell>
          <table:table-cell office:value-type="string">
            <text:p>Mon</text:p>
          </table:table-cell>
          <table:table-cell office:value-type="float" office:value="39.875">
            <text:p>39.875</text:p>
          </table:table-cell>
          <table:table-cell office:value-type="float" office:value="171.88">
            <text:p>171.88</text:p>
          </table:table-cell>
          <table:table-cell office:value-type="float" office:value="69.891">
            <text:p>69.891</text:p>
          </table:table-cell>
          <table:table-cell office:value-type="float" office:value="132.005">
            <text:p>132.005</text:p>
          </table:table-cell>
          <table:table-cell office:value-type="float" office:value="11">
            <text:p>11</text:p>
          </table:table-cell>
          <table:table-cell table:number-columns-repeated="2"/>
          <table:table-cell office:value-type="string">
            <text:p>1928-05-29 21:19 EST-0500</text:p>
          </table:table-cell>
          <table:table-cell office:value-type="string">
            <text:p>Tue</text:p>
          </table:table-cell>
          <table:table-cell office:value-type="float" office:value="68.425">
            <text:p>68.425</text:p>
          </table:table-cell>
          <table:table-cell office:value-type="float" office:value="200.431">
            <text:p>200.431</text:p>
          </table:table-cell>
          <table:table-cell office:value-type="float" office:value="69.529">
            <text:p>69.529</text:p>
          </table:table-cell>
          <table:table-cell office:value-type="float" office:value="132.006">
            <text:p>132.006</text:p>
          </table:table-cell>
          <table:table-cell office:value-type="float" office:value="11">
            <text:p>11</text:p>
          </table:table-cell>
          <table:table-cell/>
        </table:table-row>
        <table:table-row table:style-name="ro1">
          <table:table-cell office:value-type="string">
            <text:p>1926-08-20 18:03 EST-0500</text:p>
          </table:table-cell>
          <table:table-cell office:value-type="string">
            <text:p>Fri</text:p>
          </table:table-cell>
          <table:table-cell office:value-type="float" office:value="147.149">
            <text:p>147.149</text:p>
          </table:table-cell>
          <table:table-cell office:value-type="float" office:value="291.155">
            <text:p>291.155</text:p>
          </table:table-cell>
          <table:table-cell office:value-type="float" office:value="105.795">
            <text:p>105.795</text:p>
          </table:table-cell>
          <table:table-cell office:value-type="float" office:value="144.006">
            <text:p>144.006</text:p>
          </table:table-cell>
          <table:table-cell office:value-type="float" office:value="12">
            <text:p>12</text:p>
          </table:table-cell>
          <table:table-cell table:number-columns-repeated="2"/>
          <table:table-cell office:value-type="string">
            <text:p>1926-09-19 02:29 EST-0500</text:p>
          </table:table-cell>
          <table:table-cell office:value-type="string">
            <text:p>Sun</text:p>
          </table:table-cell>
          <table:table-cell office:value-type="float" office:value="175.608">
            <text:p>175.608</text:p>
          </table:table-cell>
          <table:table-cell office:value-type="float" office:value="319.609">
            <text:p>319.609</text:p>
          </table:table-cell>
          <table:table-cell office:value-type="float" office:value="103.682">
            <text:p>103.682</text:p>
          </table:table-cell>
          <table:table-cell office:value-type="float" office:value="144.001">
            <text:p>144.001</text:p>
          </table:table-cell>
          <table:table-cell office:value-type="float" office:value="12">
            <text:p>12</text:p>
          </table:table-cell>
          <table:table-cell table:number-columns-repeated="2"/>
          <table:table-cell office:value-type="string">
            <text:p>1926-10-18 10:31 EST-0500</text:p>
          </table:table-cell>
          <table:table-cell office:value-type="string">
            <text:p>Mon</text:p>
          </table:table-cell>
          <table:table-cell office:value-type="float" office:value="204.504">
            <text:p>204.504</text:p>
          </table:table-cell>
          <table:table-cell office:value-type="float" office:value="348.51">
            <text:p>348.51</text:p>
          </table:table-cell>
          <table:table-cell office:value-type="float" office:value="100.55">
            <text:p>100.55</text:p>
          </table:table-cell>
          <table:table-cell office:value-type="float" office:value="144.006">
            <text:p>144.006</text:p>
          </table:table-cell>
          <table:table-cell office:value-type="float" office:value="12">
            <text:p>12</text:p>
          </table:table-cell>
          <table:table-cell table:number-columns-repeated="2"/>
          <table:table-cell office:value-type="string">
            <text:p>1926-11-16 18:55 EST-0500</text:p>
          </table:table-cell>
          <table:table-cell office:value-type="string">
            <text:p>Tue</text:p>
          </table:table-cell>
          <table:table-cell office:value-type="float" office:value="233.886">
            <text:p>233.886</text:p>
          </table:table-cell>
          <table:table-cell office:value-type="float" office:value="17.886">
            <text:p>17.886</text:p>
          </table:table-cell>
          <table:table-cell office:value-type="float" office:value="98.064">
            <text:p>98.064</text:p>
          </table:table-cell>
          <table:table-cell office:value-type="float" office:value="144">
            <text:p>144</text:p>
          </table:table-cell>
          <table:table-cell office:value-type="float" office:value="12">
            <text:p>12</text:p>
          </table:table-cell>
          <table:table-cell table:number-columns-repeated="2"/>
          <table:table-cell office:value-type="string">
            <text:p>1926-12-16 04:39 EST-0500</text:p>
          </table:table-cell>
          <table:table-cell office:value-type="string">
            <text:p>Thu</text:p>
          </table:table-cell>
          <table:table-cell office:value-type="float" office:value="263.691">
            <text:p>263.691</text:p>
          </table:table-cell>
          <table:table-cell office:value-type="float" office:value="47.692">
            <text:p>47.692</text:p>
          </table:table-cell>
          <table:table-cell office:value-type="float" office:value="97.202">
            <text:p>97.202</text:p>
          </table:table-cell>
          <table:table-cell office:value-type="float" office:value="144.001">
            <text:p>144.001</text:p>
          </table:table-cell>
          <table:table-cell office:value-type="float" office:value="12">
            <text:p>12</text:p>
          </table:table-cell>
          <table:table-cell table:number-columns-repeated="2"/>
          <table:table-cell office:value-type="string">
            <text:p>1927-01-14 16:29 EST-0500</text:p>
          </table:table-cell>
          <table:table-cell office:value-type="string">
            <text:p>Fri</text:p>
          </table:table-cell>
          <table:table-cell office:value-type="float" office:value="293.742">
            <text:p>293.742</text:p>
          </table:table-cell>
          <table:table-cell office:value-type="float" office:value="77.745">
            <text:p>77.745</text:p>
          </table:table-cell>
          <table:table-cell office:value-type="float" office:value="97.192">
            <text:p>97.192</text:p>
          </table:table-cell>
          <table:table-cell office:value-type="float" office:value="144.003">
            <text:p>144.003</text:p>
          </table:table-cell>
          <table:table-cell office:value-type="float" office:value="12">
            <text:p>12</text:p>
          </table:table-cell>
          <table:table-cell table:number-columns-repeated="2"/>
          <table:table-cell office:value-type="string">
            <text:p>1927-02-13 06:35 EST-0500</text:p>
          </table:table-cell>
          <table:table-cell office:value-type="string">
            <text:p>Sun</text:p>
          </table:table-cell>
          <table:table-cell office:value-type="float" office:value="323.784">
            <text:p>323.784</text:p>
          </table:table-cell>
          <table:table-cell office:value-type="float" office:value="107.787">
            <text:p>107.787</text:p>
          </table:table-cell>
          <table:table-cell office:value-type="float" office:value="96.381">
            <text:p>96.381</text:p>
          </table:table-cell>
          <table:table-cell office:value-type="float" office:value="144.003">
            <text:p>144.003</text:p>
          </table:table-cell>
          <table:table-cell office:value-type="float" office:value="12">
            <text:p>12</text:p>
          </table:table-cell>
          <table:table-cell table:number-columns-repeated="2"/>
          <table:table-cell table:style-name="ce11" office:value-type="string">
            <text:p>1927-03-14 22:32 EST-0500</text:p>
          </table:table-cell>
          <table:table-cell table:style-name="ce11" office:value-type="string">
            <text:p>Mon</text:p>
          </table:table-cell>
          <table:table-cell table:style-name="ce11" office:value-type="float" office:value="353.566">
            <text:p>353.566</text:p>
          </table:table-cell>
          <table:table-cell table:style-name="ce11" office:value-type="float" office:value="137.567">
            <text:p>137.567</text:p>
          </table:table-cell>
          <table:table-cell table:style-name="ce11" office:value-type="float" office:value="93.849">
            <text:p>93.849</text:p>
          </table:table-cell>
          <table:table-cell table:style-name="ce11" office:value-type="float" office:value="144.001">
            <text:p>144.001</text:p>
          </table:table-cell>
          <table:table-cell table:style-name="ce11" office:value-type="float" office:value="12">
            <text:p>12</text:p>
          </table:table-cell>
          <table:table-cell table:number-columns-repeated="2"/>
          <table:table-cell office:value-type="string">
            <text:p>1927-04-13 15:25 EST-0500</text:p>
          </table:table-cell>
          <table:table-cell office:value-type="string">
            <text:p>Wed</text:p>
          </table:table-cell>
          <table:table-cell office:value-type="float" office:value="22.915">
            <text:p>22.915</text:p>
          </table:table-cell>
          <table:table-cell office:value-type="float" office:value="166.917">
            <text:p>166.917</text:p>
          </table:table-cell>
          <table:table-cell office:value-type="float" office:value="90.599">
            <text:p>90.599</text:p>
          </table:table-cell>
          <table:table-cell office:value-type="float" office:value="144.002">
            <text:p>144.002</text:p>
          </table:table-cell>
          <table:table-cell office:value-type="float" office:value="12">
            <text:p>12</text:p>
          </table:table-cell>
          <table:table-cell table:number-columns-repeated="2"/>
          <table:table-cell office:value-type="string">
            <text:p>1927-05-13 08:21 EST-0500</text:p>
          </table:table-cell>
          <table:table-cell office:value-type="string">
            <text:p>Fri</text:p>
          </table:table-cell>
          <table:table-cell office:value-type="float" office:value="51.789">
            <text:p>51.789</text:p>
          </table:table-cell>
          <table:table-cell office:value-type="float" office:value="195.791">
            <text:p>195.791</text:p>
          </table:table-cell>
          <table:table-cell office:value-type="float" office:value="88.471">
            <text:p>88.471</text:p>
          </table:table-cell>
          <table:table-cell office:value-type="float" office:value="144.002">
            <text:p>144.002</text:p>
          </table:table-cell>
          <table:table-cell office:value-type="float" office:value="12">
            <text:p>12</text:p>
          </table:table-cell>
          <table:table-cell table:number-columns-repeated="2"/>
          <table:table-cell office:value-type="string">
            <text:p>1927-06-12 00:36 EST-0500</text:p>
          </table:table-cell>
          <table:table-cell office:value-type="string">
            <text:p>Sun</text:p>
          </table:table-cell>
          <table:table-cell table:style-name="ce21" office:value-type="float" office:value="80.272">
            <text:p>80.272</text:p>
          </table:table-cell>
          <table:table-cell office:value-type="float" office:value="224.277">
            <text:p>224.277</text:p>
          </table:table-cell>
          <table:table-cell office:value-type="float" office:value="87.919">
            <text:p>87.919</text:p>
          </table:table-cell>
          <table:table-cell office:value-type="float" office:value="144.005">
            <text:p>144.005</text:p>
          </table:table-cell>
          <table:table-cell office:value-type="float" office:value="12">
            <text:p>12</text:p>
          </table:table-cell>
          <table:table-cell table:number-columns-repeated="2"/>
          <table:table-cell office:value-type="string">
            <text:p>1927-07-11 15:36 EST-0500</text:p>
          </table:table-cell>
          <table:table-cell office:value-type="string">
            <text:p>Mon</text:p>
          </table:table-cell>
          <table:table-cell office:value-type="float" office:value="108.532">
            <text:p>108.532</text:p>
          </table:table-cell>
          <table:table-cell office:value-type="float" office:value="252.536">
            <text:p>252.536</text:p>
          </table:table-cell>
          <table:table-cell office:value-type="float" office:value="87.872">
            <text:p>87.872</text:p>
          </table:table-cell>
          <table:table-cell office:value-type="float" office:value="144.004">
            <text:p>144.004</text:p>
          </table:table-cell>
          <table:table-cell office:value-type="float" office:value="12">
            <text:p>12</text:p>
          </table:table-cell>
          <table:table-cell table:number-columns-repeated="2"/>
          <table:table-cell office:value-type="string">
            <text:p>1927-08-10 05:00 EST-0500</text:p>
          </table:table-cell>
          <table:table-cell office:value-type="string">
            <text:p>Wed</text:p>
          </table:table-cell>
          <table:table-cell office:value-type="float" office:value="136.782">
            <text:p>136.782</text:p>
          </table:table-cell>
          <table:table-cell office:value-type="float" office:value="280.788">
            <text:p>280.788</text:p>
          </table:table-cell>
          <table:table-cell office:value-type="float" office:value="86.907">
            <text:p>86.907</text:p>
          </table:table-cell>
          <table:table-cell office:value-type="float" office:value="144.006">
            <text:p>144.006</text:p>
          </table:table-cell>
          <table:table-cell office:value-type="float" office:value="12">
            <text:p>12</text:p>
          </table:table-cell>
          <table:table-cell table:number-columns-repeated="2"/>
          <table:table-cell office:value-type="string">
            <text:p>1927-09-08 16:43 EST-0500</text:p>
          </table:table-cell>
          <table:table-cell office:value-type="string">
            <text:p>Thu</text:p>
          </table:table-cell>
          <table:table-cell office:value-type="float" office:value="165.234">
            <text:p>165.234</text:p>
          </table:table-cell>
          <table:table-cell office:value-type="float" office:value="309.236">
            <text:p>309.236</text:p>
          </table:table-cell>
          <table:table-cell office:value-type="float" office:value="84.401">
            <text:p>84.401</text:p>
          </table:table-cell>
          <table:table-cell office:value-type="float" office:value="144.002">
            <text:p>144.002</text:p>
          </table:table-cell>
          <table:table-cell office:value-type="float" office:value="12">
            <text:p>12</text:p>
          </table:table-cell>
          <table:table-cell table:number-columns-repeated="2"/>
          <table:table-cell office:value-type="string">
            <text:p>1927-10-08 03:05 EST-0500</text:p>
          </table:table-cell>
          <table:table-cell office:value-type="string">
            <text:p>Sat</text:p>
          </table:table-cell>
          <table:table-cell office:value-type="float" office:value="194.053">
            <text:p>194.053</text:p>
          </table:table-cell>
          <table:table-cell office:value-type="float" office:value="338.058">
            <text:p>338.058</text:p>
          </table:table-cell>
          <table:table-cell office:value-type="float" office:value="81.28">
            <text:p>81.28</text:p>
          </table:table-cell>
          <table:table-cell office:value-type="float" office:value="144.005">
            <text:p>144.005</text:p>
          </table:table-cell>
          <table:table-cell office:value-type="float" office:value="12">
            <text:p>12</text:p>
          </table:table-cell>
          <table:table-cell table:number-columns-repeated="2"/>
          <table:table-cell office:value-type="string">
            <text:p>1927-11-06 12:40 EST-0500</text:p>
          </table:table-cell>
          <table:table-cell office:value-type="string">
            <text:p>Sun</text:p>
          </table:table-cell>
          <table:table-cell office:value-type="float" office:value="223.322">
            <text:p>223.322</text:p>
          </table:table-cell>
          <table:table-cell office:value-type="float" office:value="7.325">
            <text:p>7.325</text:p>
          </table:table-cell>
          <table:table-cell office:value-type="float" office:value="79.216">
            <text:p>79.216</text:p>
          </table:table-cell>
          <table:table-cell office:value-type="float" office:value="144.003">
            <text:p>144.003</text:p>
          </table:table-cell>
          <table:table-cell office:value-type="float" office:value="12">
            <text:p>12</text:p>
          </table:table-cell>
          <table:table-cell table:number-columns-repeated="2"/>
          <table:table-cell office:value-type="string">
            <text:p>1927-12-05 22:06 EST-0500</text:p>
          </table:table-cell>
          <table:table-cell office:value-type="string">
            <text:p>Mon</text:p>
          </table:table-cell>
          <table:table-cell office:value-type="float" office:value="253.004">
            <text:p>253.004</text:p>
          </table:table-cell>
          <table:table-cell office:value-type="float" office:value="37.004">
            <text:p>37.004</text:p>
          </table:table-cell>
          <table:table-cell office:value-type="float" office:value="78.706">
            <text:p>78.706</text:p>
          </table:table-cell>
          <table:table-cell office:value-type="float" office:value="144">
            <text:p>144</text:p>
          </table:table-cell>
          <table:table-cell office:value-type="float" office:value="12">
            <text:p>12</text:p>
          </table:table-cell>
          <table:table-cell table:number-columns-repeated="2"/>
          <table:table-cell office:value-type="string">
            <text:p>1928-01-04 07:53 EST-0500</text:p>
          </table:table-cell>
          <table:table-cell office:value-type="string">
            <text:p>Wed</text:p>
          </table:table-cell>
          <table:table-cell office:value-type="float" office:value="282.941">
            <text:p>282.941</text:p>
          </table:table-cell>
          <table:table-cell office:value-type="float" office:value="66.948">
            <text:p>66.948</text:p>
          </table:table-cell>
          <table:table-cell office:value-type="float" office:value="78.622">
            <text:p>78.622</text:p>
          </table:table-cell>
          <table:table-cell office:value-type="float" office:value="144.007">
            <text:p>144.007</text:p>
          </table:table-cell>
          <table:table-cell office:value-type="float" office:value="12">
            <text:p>12</text:p>
          </table:table-cell>
          <table:table-cell table:number-columns-repeated="2"/>
          <table:table-cell office:value-type="string">
            <text:p>1928-02-02 18:19 EST-0500</text:p>
          </table:table-cell>
          <table:table-cell office:value-type="string">
            <text:p>Thu</text:p>
          </table:table-cell>
          <table:table-cell office:value-type="float" office:value="312.896">
            <text:p>312.896</text:p>
          </table:table-cell>
          <table:table-cell office:value-type="float" office:value="96.899">
            <text:p>96.899</text:p>
          </table:table-cell>
          <table:table-cell office:value-type="float" office:value="77.388">
            <text:p>77.388</text:p>
          </table:table-cell>
          <table:table-cell office:value-type="float" office:value="144.003">
            <text:p>144.003</text:p>
          </table:table-cell>
          <table:table-cell office:value-type="float" office:value="12">
            <text:p>12</text:p>
          </table:table-cell>
          <table:table-cell table:number-columns-repeated="2"/>
          <table:table-cell office:value-type="string">
            <text:p>1928-03-03 05:41 EST-0500</text:p>
          </table:table-cell>
          <table:table-cell office:value-type="string">
            <text:p>Sat</text:p>
          </table:table-cell>
          <table:table-cell office:value-type="float" office:value="342.631">
            <text:p>342.631</text:p>
          </table:table-cell>
          <table:table-cell office:value-type="float" office:value="126.635">
            <text:p>126.635</text:p>
          </table:table-cell>
          <table:table-cell office:value-type="float" office:value="74.551">
            <text:p>74.551</text:p>
          </table:table-cell>
          <table:table-cell office:value-type="float" office:value="144.004">
            <text:p>144.004</text:p>
          </table:table-cell>
          <table:table-cell office:value-type="float" office:value="12">
            <text:p>12</text:p>
          </table:table-cell>
          <table:table-cell table:number-columns-repeated="2"/>
          <table:table-cell office:value-type="string">
            <text:p>1928-04-01 18:17 EST-0500</text:p>
          </table:table-cell>
          <table:table-cell office:value-type="string">
            <text:p>Sun</text:p>
          </table:table-cell>
          <table:table-cell office:value-type="float" office:value="11.985">
            <text:p>11.985</text:p>
          </table:table-cell>
          <table:table-cell office:value-type="float" office:value="155.991">
            <text:p>155.991</text:p>
          </table:table-cell>
          <table:table-cell office:value-type="float" office:value="71.486">
            <text:p>71.486</text:p>
          </table:table-cell>
          <table:table-cell office:value-type="float" office:value="144.006">
            <text:p>144.006</text:p>
          </table:table-cell>
          <table:table-cell office:value-type="float" office:value="12">
            <text:p>12</text:p>
          </table:table-cell>
          <table:table-cell table:number-columns-repeated="2"/>
          <table:table-cell office:value-type="string">
            <text:p>1928-05-01 08:19 EST-0500</text:p>
          </table:table-cell>
          <table:table-cell office:value-type="string">
            <text:p>Tue</text:p>
          </table:table-cell>
          <table:table-cell office:value-type="float" office:value="40.913">
            <text:p>40.913</text:p>
          </table:table-cell>
          <table:table-cell office:value-type="float" office:value="184.916">
            <text:p>184.916</text:p>
          </table:table-cell>
          <table:table-cell office:value-type="float" office:value="69.805">
            <text:p>69.805</text:p>
          </table:table-cell>
          <table:table-cell office:value-type="float" office:value="144.003">
            <text:p>144.003</text:p>
          </table:table-cell>
          <table:table-cell office:value-type="float" office:value="12">
            <text:p>12</text:p>
          </table:table-cell>
          <table:table-cell table:number-columns-repeated="2"/>
          <table:table-cell office:value-type="string">
            <text:p>1928-05-30 23:43 EST-0500</text:p>
          </table:table-cell>
          <table:table-cell office:value-type="string">
            <text:p>Wed</text:p>
          </table:table-cell>
          <table:table-cell office:value-type="float" office:value="69.479">
            <text:p>69.479</text:p>
          </table:table-cell>
          <table:table-cell office:value-type="float" office:value="213.482">
            <text:p>213.482</text:p>
          </table:table-cell>
          <table:table-cell office:value-type="float" office:value="69.528">
            <text:p>69.528</text:p>
          </table:table-cell>
          <table:table-cell office:value-type="float" office:value="144.003">
            <text:p>144.003</text:p>
          </table:table-cell>
          <table:table-cell office:value-type="float" office:value="12">
            <text:p>12</text:p>
          </table:table-cell>
          <table:table-cell/>
        </table:table-row>
        <table:table-row table:style-name="ro1">
          <table:table-cell office:value-type="string">
            <text:p>1926-08-21 14:57 EST-0500</text:p>
          </table:table-cell>
          <table:table-cell office:value-type="string">
            <text:p>Sat</text:p>
          </table:table-cell>
          <table:table-cell office:value-type="float" office:value="147.988">
            <text:p>147.988</text:p>
          </table:table-cell>
          <table:table-cell office:value-type="float" office:value="303.993">
            <text:p>303.993</text:p>
          </table:table-cell>
          <table:table-cell office:value-type="float" office:value="105.776">
            <text:p>105.776</text:p>
          </table:table-cell>
          <table:table-cell office:value-type="float" office:value="156.005">
            <text:p>156.005</text:p>
          </table:table-cell>
          <table:table-cell office:value-type="float" office:value="13">
            <text:p>13</text:p>
          </table:table-cell>
          <table:table-cell table:number-columns-repeated="2"/>
          <table:table-cell office:value-type="string">
            <text:p>1926-09-19 22:59 EST-0500</text:p>
          </table:table-cell>
          <table:table-cell office:value-type="string">
            <text:p>Sun</text:p>
          </table:table-cell>
          <table:table-cell office:value-type="float" office:value="176.442">
            <text:p>176.442</text:p>
          </table:table-cell>
          <table:table-cell office:value-type="float" office:value="332.449">
            <text:p>332.449</text:p>
          </table:table-cell>
          <table:table-cell office:value-type="float" office:value="103.592">
            <text:p>103.592</text:p>
          </table:table-cell>
          <table:table-cell office:value-type="float" office:value="156.007">
            <text:p>156.007</text:p>
          </table:table-cell>
          <table:table-cell office:value-type="float" office:value="13">
            <text:p>13</text:p>
          </table:table-cell>
          <table:table-cell table:number-columns-repeated="2"/>
          <table:table-cell office:value-type="string">
            <text:p>1926-10-19 07:06 EST-0500</text:p>
          </table:table-cell>
          <table:table-cell office:value-type="string">
            <text:p>Tue</text:p>
          </table:table-cell>
          <table:table-cell office:value-type="float" office:value="205.355">
            <text:p>205.355</text:p>
          </table:table-cell>
          <table:table-cell office:value-type="float" office:value="1.361">
            <text:p>1.361</text:p>
          </table:table-cell>
          <table:table-cell office:value-type="float" office:value="100.414">
            <text:p>100.414</text:p>
          </table:table-cell>
          <table:table-cell office:value-type="float" office:value="156.006">
            <text:p>156.006</text:p>
          </table:table-cell>
          <table:table-cell office:value-type="float" office:value="13">
            <text:p>13</text:p>
          </table:table-cell>
          <table:table-cell table:number-columns-repeated="2"/>
          <table:table-cell office:value-type="string">
            <text:p>1926-11-17 16:11 EST-0500</text:p>
          </table:table-cell>
          <table:table-cell office:value-type="string">
            <text:p>Wed</text:p>
          </table:table-cell>
          <table:table-cell office:value-type="float" office:value="234.779">
            <text:p>234.779</text:p>
          </table:table-cell>
          <table:table-cell office:value-type="float" office:value="30.781">
            <text:p>30.781</text:p>
          </table:table-cell>
          <table:table-cell office:value-type="float" office:value="97.959">
            <text:p>97.959</text:p>
          </table:table-cell>
          <table:table-cell office:value-type="float" office:value="156.002">
            <text:p>156.002</text:p>
          </table:table-cell>
          <table:table-cell office:value-type="float" office:value="13">
            <text:p>13</text:p>
          </table:table-cell>
          <table:table-cell table:number-columns-repeated="2"/>
          <table:table-cell office:value-type="string">
            <text:p>1926-12-17 03:07 EST-0500</text:p>
          </table:table-cell>
          <table:table-cell office:value-type="string">
            <text:p>Fri</text:p>
          </table:table-cell>
          <table:table-cell office:value-type="float" office:value="264.643">
            <text:p>264.643</text:p>
          </table:table-cell>
          <table:table-cell office:value-type="float" office:value="60.647">
            <text:p>60.647</text:p>
          </table:table-cell>
          <table:table-cell office:value-type="float" office:value="97.175">
            <text:p>97.175</text:p>
          </table:table-cell>
          <table:table-cell office:value-type="float" office:value="156.004">
            <text:p>156.004</text:p>
          </table:table-cell>
          <table:table-cell office:value-type="float" office:value="13">
            <text:p>13</text:p>
          </table:table-cell>
          <table:table-cell table:number-columns-repeated="2"/>
          <table:table-cell table:style-name="ce11" office:value-type="string">
            <text:p>1927-01-15 16:22 EST-0500</text:p>
          </table:table-cell>
          <table:table-cell table:style-name="ce11" office:value-type="string">
            <text:p>Sat</text:p>
          </table:table-cell>
          <table:table-cell table:style-name="ce11" office:value-type="float" office:value="294.755">
            <text:p>294.755</text:p>
          </table:table-cell>
          <table:table-cell table:style-name="ce11" office:value-type="float" office:value="90.757">
            <text:p>90.757</text:p>
          </table:table-cell>
          <table:table-cell table:style-name="ce11" office:value-type="float" office:value="97.205">
            <text:p>97.205</text:p>
          </table:table-cell>
          <table:table-cell table:style-name="ce11" office:value-type="float" office:value="156.002">
            <text:p>156.002</text:p>
          </table:table-cell>
          <table:table-cell table:style-name="ce11" office:value-type="float" office:value="13">
            <text:p>13</text:p>
          </table:table-cell>
          <table:table-cell table:number-columns-repeated="2"/>
          <table:table-cell office:value-type="string">
            <text:p>1927-02-14 07:50 EST-0500</text:p>
          </table:table-cell>
          <table:table-cell office:value-type="string">
            <text:p>Mon</text:p>
          </table:table-cell>
          <table:table-cell office:value-type="float" office:value="324.846">
            <text:p>324.846</text:p>
          </table:table-cell>
          <table:table-cell office:value-type="float" office:value="120.851">
            <text:p>120.851</text:p>
          </table:table-cell>
          <table:table-cell office:value-type="float" office:value="96.33">
            <text:p>96.33</text:p>
          </table:table-cell>
          <table:table-cell office:value-type="float" office:value="156.005">
            <text:p>156.005</text:p>
          </table:table-cell>
          <table:table-cell office:value-type="float" office:value="13">
            <text:p>13</text:p>
          </table:table-cell>
          <table:table-cell table:number-columns-repeated="2"/>
          <table:table-cell office:value-type="string">
            <text:p>1927-03-16 00:40 EST-0500</text:p>
          </table:table-cell>
          <table:table-cell office:value-type="string">
            <text:p>Wed</text:p>
          </table:table-cell>
          <table:table-cell office:value-type="float" office:value="354.651">
            <text:p>354.651</text:p>
          </table:table-cell>
          <table:table-cell office:value-type="float" office:value="150.654">
            <text:p>150.654</text:p>
          </table:table-cell>
          <table:table-cell office:value-type="float" office:value="93.674">
            <text:p>93.674</text:p>
          </table:table-cell>
          <table:table-cell office:value-type="float" office:value="156.003">
            <text:p>156.003</text:p>
          </table:table-cell>
          <table:table-cell office:value-type="float" office:value="13">
            <text:p>13</text:p>
          </table:table-cell>
          <table:table-cell table:number-columns-repeated="2"/>
          <table:table-cell office:value-type="string">
            <text:p>1927-04-14 17:52 EST-0500</text:p>
          </table:table-cell>
          <table:table-cell office:value-type="string">
            <text:p>Thu</text:p>
          </table:table-cell>
          <table:table-cell office:value-type="float" office:value="23.995">
            <text:p>23.995</text:p>
          </table:table-cell>
          <table:table-cell office:value-type="float" office:value="179.996">
            <text:p>179.996</text:p>
          </table:table-cell>
          <table:table-cell office:value-type="float" office:value="90.389">
            <text:p>90.389</text:p>
          </table:table-cell>
          <table:table-cell office:value-type="float" office:value="156.001">
            <text:p>156.001</text:p>
          </table:table-cell>
          <table:table-cell office:value-type="float" office:value="13">
            <text:p>13</text:p>
          </table:table-cell>
          <table:table-cell table:number-columns-repeated="2"/>
          <table:table-cell office:value-type="string">
            <text:p>1927-05-14 10:33 EST-0500</text:p>
          </table:table-cell>
          <table:table-cell office:value-type="string">
            <text:p>Sat</text:p>
          </table:table-cell>
          <table:table-cell office:value-type="float" office:value="52.842">
            <text:p>52.842</text:p>
          </table:table-cell>
          <table:table-cell office:value-type="float" office:value="208.847">
            <text:p>208.847</text:p>
          </table:table-cell>
          <table:table-cell office:value-type="float" office:value="88.352">
            <text:p>88.352</text:p>
          </table:table-cell>
          <table:table-cell office:value-type="float" office:value="156.005">
            <text:p>156.005</text:p>
          </table:table-cell>
          <table:table-cell office:value-type="float" office:value="13">
            <text:p>13</text:p>
          </table:table-cell>
          <table:table-cell table:number-columns-repeated="2"/>
          <table:table-cell table:style-name="ce14" office:value-type="string">
            <text:p>1927-06-13 02:00 EST-0500</text:p>
          </table:table-cell>
          <table:table-cell table:style-name="ce14" office:value-type="string">
            <text:p>Mon</text:p>
          </table:table-cell>
          <table:table-cell table:style-name="ce14" office:value-type="float" office:value="81.283">
            <text:p>81.283</text:p>
          </table:table-cell>
          <table:table-cell table:style-name="ce14" office:value-type="float" office:value="237.285">
            <text:p>237.285</text:p>
          </table:table-cell>
          <table:table-cell table:style-name="ce14" office:value-type="float" office:value="87.904">
            <text:p>87.904</text:p>
          </table:table-cell>
          <table:table-cell table:style-name="ce14" office:value-type="float" office:value="156.002">
            <text:p>156.002</text:p>
          </table:table-cell>
          <table:table-cell table:style-name="ce14" office:value-type="float" office:value="13">
            <text:p>13</text:p>
          </table:table-cell>
          <table:table-cell table:number-columns-repeated="2"/>
          <table:table-cell office:value-type="string">
            <text:p>1927-07-12 15:49 EST-0500</text:p>
          </table:table-cell>
          <table:table-cell office:value-type="string">
            <text:p>Tue</text:p>
          </table:table-cell>
          <table:table-cell office:value-type="float" office:value="109.494">
            <text:p>109.494</text:p>
          </table:table-cell>
          <table:table-cell office:value-type="float" office:value="265.498">
            <text:p>265.498</text:p>
          </table:table-cell>
          <table:table-cell office:value-type="float" office:value="87.882">
            <text:p>87.882</text:p>
          </table:table-cell>
          <table:table-cell office:value-type="float" office:value="156.004">
            <text:p>156.004</text:p>
          </table:table-cell>
          <table:table-cell office:value-type="float" office:value="13">
            <text:p>13</text:p>
          </table:table-cell>
          <table:table-cell table:number-columns-repeated="2"/>
          <table:table-cell office:value-type="string">
            <text:p>1927-08-11 03:50 EST-0500</text:p>
          </table:table-cell>
          <table:table-cell office:value-type="string">
            <text:p>Thu</text:p>
          </table:table-cell>
          <table:table-cell office:value-type="float" office:value="137.695">
            <text:p>137.695</text:p>
          </table:table-cell>
          <table:table-cell office:value-type="float" office:value="293.696">
            <text:p>293.696</text:p>
          </table:table-cell>
          <table:table-cell office:value-type="float" office:value="86.861">
            <text:p>86.861</text:p>
          </table:table-cell>
          <table:table-cell office:value-type="float" office:value="156.001">
            <text:p>156.001</text:p>
          </table:table-cell>
          <table:table-cell office:value-type="float" office:value="13">
            <text:p>13</text:p>
          </table:table-cell>
          <table:table-cell table:number-columns-repeated="2"/>
          <table:table-cell office:value-type="string">
            <text:p>1927-09-09 14:18 EST-0500</text:p>
          </table:table-cell>
          <table:table-cell office:value-type="string">
            <text:p>Fri</text:p>
          </table:table-cell>
          <table:table-cell office:value-type="float" office:value="166.107">
            <text:p>166.107</text:p>
          </table:table-cell>
          <table:table-cell office:value-type="float" office:value="322.109">
            <text:p>322.109</text:p>
          </table:table-cell>
          <table:table-cell office:value-type="float" office:value="84.282">
            <text:p>84.282</text:p>
          </table:table-cell>
          <table:table-cell office:value-type="float" office:value="156.002">
            <text:p>156.002</text:p>
          </table:table-cell>
          <table:table-cell office:value-type="float" office:value="13">
            <text:p>13</text:p>
          </table:table-cell>
          <table:table-cell table:number-columns-repeated="2"/>
          <table:table-cell office:value-type="string">
            <text:p>1927-10-08 23:48 EST-0500</text:p>
          </table:table-cell>
          <table:table-cell office:value-type="string">
            <text:p>Sat</text:p>
          </table:table-cell>
          <table:table-cell office:value-type="float" office:value="194.905">
            <text:p>194.905</text:p>
          </table:table-cell>
          <table:table-cell office:value-type="float" office:value="350.906">
            <text:p>350.906</text:p>
          </table:table-cell>
          <table:table-cell office:value-type="float" office:value="81.147">
            <text:p>81.147</text:p>
          </table:table-cell>
          <table:table-cell office:value-type="float" office:value="156.001">
            <text:p>156.001</text:p>
          </table:table-cell>
          <table:table-cell office:value-type="float" office:value="13">
            <text:p>13</text:p>
          </table:table-cell>
          <table:table-cell table:number-columns-repeated="2"/>
          <table:table-cell office:value-type="string">
            <text:p>1927-11-07 09:07 EST-0500</text:p>
          </table:table-cell>
          <table:table-cell office:value-type="string">
            <text:p>Mon</text:p>
          </table:table-cell>
          <table:table-cell office:value-type="float" office:value="224.177">
            <text:p>224.177</text:p>
          </table:table-cell>
          <table:table-cell office:value-type="float" office:value="20.183">
            <text:p>20.183</text:p>
          </table:table-cell>
          <table:table-cell office:value-type="float" office:value="79.14">
            <text:p>79.14</text:p>
          </table:table-cell>
          <table:table-cell office:value-type="float" office:value="156.006">
            <text:p>156.006</text:p>
          </table:table-cell>
          <table:table-cell office:value-type="float" office:value="13">
            <text:p>13</text:p>
          </table:table-cell>
          <table:table-cell table:number-columns-repeated="2"/>
          <table:table-cell office:value-type="string">
            <text:p>1927-12-06 18:52 EST-0500</text:p>
          </table:table-cell>
          <table:table-cell office:value-type="string">
            <text:p>Tue</text:p>
          </table:table-cell>
          <table:table-cell office:value-type="float" office:value="253.882">
            <text:p>253.882</text:p>
          </table:table-cell>
          <table:table-cell office:value-type="float" office:value="49.888">
            <text:p>49.888</text:p>
          </table:table-cell>
          <table:table-cell office:value-type="float" office:value="78.698">
            <text:p>78.698</text:p>
          </table:table-cell>
          <table:table-cell office:value-type="float" office:value="156.006">
            <text:p>156.006</text:p>
          </table:table-cell>
          <table:table-cell office:value-type="float" office:value="13">
            <text:p>13</text:p>
          </table:table-cell>
          <table:table-cell table:number-columns-repeated="2"/>
          <table:table-cell office:value-type="string">
            <text:p>1928-01-05 05:26 EST-0500</text:p>
          </table:table-cell>
          <table:table-cell office:value-type="string">
            <text:p>Thu</text:p>
          </table:table-cell>
          <table:table-cell office:value-type="float" office:value="283.856">
            <text:p>283.856</text:p>
          </table:table-cell>
          <table:table-cell office:value-type="float" office:value="79.857">
            <text:p>79.857</text:p>
          </table:table-cell>
          <table:table-cell office:value-type="float" office:value="78.628">
            <text:p>78.628</text:p>
          </table:table-cell>
          <table:table-cell office:value-type="float" office:value="156.001">
            <text:p>156.001</text:p>
          </table:table-cell>
          <table:table-cell office:value-type="float" office:value="13">
            <text:p>13</text:p>
          </table:table-cell>
          <table:table-cell table:number-columns-repeated="2"/>
          <table:table-cell office:value-type="string">
            <text:p>1928-02-03 16:58 EST-0500</text:p>
          </table:table-cell>
          <table:table-cell office:value-type="string">
            <text:p>Fri</text:p>
          </table:table-cell>
          <table:table-cell office:value-type="float" office:value="313.853">
            <text:p>313.853</text:p>
          </table:table-cell>
          <table:table-cell office:value-type="float" office:value="109.855">
            <text:p>109.855</text:p>
          </table:table-cell>
          <table:table-cell office:value-type="float" office:value="77.322">
            <text:p>77.322</text:p>
          </table:table-cell>
          <table:table-cell office:value-type="float" office:value="156.002">
            <text:p>156.002</text:p>
          </table:table-cell>
          <table:table-cell office:value-type="float" office:value="13">
            <text:p>13</text:p>
          </table:table-cell>
          <table:table-cell table:number-columns-repeated="2"/>
          <table:table-cell office:value-type="string">
            <text:p>1928-03-04 05:33 EST-0500</text:p>
          </table:table-cell>
          <table:table-cell office:value-type="string">
            <text:p>Sun</text:p>
          </table:table-cell>
          <table:table-cell office:value-type="float" office:value="343.627">
            <text:p>343.627</text:p>
          </table:table-cell>
          <table:table-cell office:value-type="float" office:value="139.632">
            <text:p>139.632</text:p>
          </table:table-cell>
          <table:table-cell office:value-type="float" office:value="74.384">
            <text:p>74.384</text:p>
          </table:table-cell>
          <table:table-cell office:value-type="float" office:value="156.005">
            <text:p>156.005</text:p>
          </table:table-cell>
          <table:table-cell office:value-type="float" office:value="13">
            <text:p>13</text:p>
          </table:table-cell>
          <table:table-cell table:number-columns-repeated="2"/>
          <table:table-cell office:value-type="string">
            <text:p>1928-04-02 19:21 EST-0500</text:p>
          </table:table-cell>
          <table:table-cell office:value-type="string">
            <text:p>Mon</text:p>
          </table:table-cell>
          <table:table-cell office:value-type="float" office:value="13.014">
            <text:p>13.014</text:p>
          </table:table-cell>
          <table:table-cell office:value-type="float" office:value="169.015">
            <text:p>169.015</text:p>
          </table:table-cell>
          <table:table-cell office:value-type="float" office:value="71.306">
            <text:p>71.306</text:p>
          </table:table-cell>
          <table:table-cell office:value-type="float" office:value="156.001">
            <text:p>156.001</text:p>
          </table:table-cell>
          <table:table-cell office:value-type="float" office:value="13">
            <text:p>13</text:p>
          </table:table-cell>
          <table:table-cell table:number-columns-repeated="2"/>
          <table:table-cell office:value-type="string">
            <text:p>1928-05-02 10:23 EST-0500</text:p>
          </table:table-cell>
          <table:table-cell office:value-type="string">
            <text:p>Wed</text:p>
          </table:table-cell>
          <table:table-cell office:value-type="float" office:value="41.966">
            <text:p>41.966</text:p>
          </table:table-cell>
          <table:table-cell office:value-type="float" office:value="197.971">
            <text:p>197.971</text:p>
          </table:table-cell>
          <table:table-cell office:value-type="float" office:value="69.716">
            <text:p>69.716</text:p>
          </table:table-cell>
          <table:table-cell office:value-type="float" office:value="156.005">
            <text:p>156.005</text:p>
          </table:table-cell>
          <table:table-cell office:value-type="float" office:value="13">
            <text:p>13</text:p>
          </table:table-cell>
          <table:table-cell table:number-columns-repeated="2"/>
          <table:table-cell office:value-type="string">
            <text:p>1928-06-01 02:16 EST-0500</text:p>
          </table:table-cell>
          <table:table-cell office:value-type="string">
            <text:p>Fri</text:p>
          </table:table-cell>
          <table:table-cell office:value-type="float" office:value="70.539">
            <text:p>70.539</text:p>
          </table:table-cell>
          <table:table-cell office:value-type="float" office:value="226.539">
            <text:p>226.539</text:p>
          </table:table-cell>
          <table:table-cell office:value-type="float" office:value="69.529">
            <text:p>69.529</text:p>
          </table:table-cell>
          <table:table-cell office:value-type="float" office:value="156">
            <text:p>156</text:p>
          </table:table-cell>
          <table:table-cell office:value-type="float" office:value="13">
            <text:p>13</text:p>
          </table:table-cell>
          <table:table-cell/>
        </table:table-row>
        <table:table-row table:style-name="ro1">
          <table:table-cell office:value-type="string">
            <text:p>1926-08-22 11:26 EST-0500</text:p>
          </table:table-cell>
          <table:table-cell office:value-type="string">
            <text:p>Sun</text:p>
          </table:table-cell>
          <table:table-cell office:value-type="float" office:value="148.809">
            <text:p>148.809</text:p>
          </table:table-cell>
          <table:table-cell office:value-type="float" office:value="316.813">
            <text:p>316.813</text:p>
          </table:table-cell>
          <table:table-cell office:value-type="float" office:value="105.733">
            <text:p>105.733</text:p>
          </table:table-cell>
          <table:table-cell office:value-type="float" office:value="168.004">
            <text:p>168.004</text:p>
          </table:table-cell>
          <table:table-cell office:value-type="float" office:value="14">
            <text:p>14</text:p>
          </table:table-cell>
          <table:table-cell table:number-columns-repeated="2"/>
          <table:table-cell office:value-type="string">
            <text:p>1926-09-20 19:12 EST-0500</text:p>
          </table:table-cell>
          <table:table-cell office:value-type="string">
            <text:p>Mon</text:p>
          </table:table-cell>
          <table:table-cell office:value-type="float" office:value="177.265">
            <text:p>177.265</text:p>
          </table:table-cell>
          <table:table-cell office:value-type="float" office:value="345.271">
            <text:p>345.271</text:p>
          </table:table-cell>
          <table:table-cell office:value-type="float" office:value="103.473">
            <text:p>103.473</text:p>
          </table:table-cell>
          <table:table-cell office:value-type="float" office:value="168.006">
            <text:p>168.006</text:p>
          </table:table-cell>
          <table:table-cell office:value-type="float" office:value="14">
            <text:p>14</text:p>
          </table:table-cell>
          <table:table-cell table:number-columns-repeated="2"/>
          <table:table-cell office:value-type="string">
            <text:p>1926-10-20 03:37 EST-0500</text:p>
          </table:table-cell>
          <table:table-cell office:value-type="string">
            <text:p>Wed</text:p>
          </table:table-cell>
          <table:table-cell office:value-type="float" office:value="206.205">
            <text:p>206.205</text:p>
          </table:table-cell>
          <table:table-cell office:value-type="float" office:value="14.208">
            <text:p>14.208</text:p>
          </table:table-cell>
          <table:table-cell office:value-type="float" office:value="100.262">
            <text:p>100.262</text:p>
          </table:table-cell>
          <table:table-cell office:value-type="float" office:value="168.003">
            <text:p>168.003</text:p>
          </table:table-cell>
          <table:table-cell office:value-type="float" office:value="14">
            <text:p>14</text:p>
          </table:table-cell>
          <table:table-cell table:number-columns-repeated="2"/>
          <table:table-cell office:value-type="string">
            <text:p>1926-11-18 13:37 EST-0500</text:p>
          </table:table-cell>
          <table:table-cell office:value-type="string">
            <text:p>Thu</text:p>
          </table:table-cell>
          <table:table-cell office:value-type="float" office:value="235.68">
            <text:p>235.68</text:p>
          </table:table-cell>
          <table:table-cell office:value-type="float" office:value="43.684">
            <text:p>43.684</text:p>
          </table:table-cell>
          <table:table-cell office:value-type="float" office:value="97.856">
            <text:p>97.856</text:p>
          </table:table-cell>
          <table:table-cell office:value-type="float" office:value="168.004">
            <text:p>168.004</text:p>
          </table:table-cell>
          <table:table-cell office:value-type="float" office:value="14">
            <text:p>14</text:p>
          </table:table-cell>
          <table:table-cell table:number-columns-repeated="2"/>
          <table:table-cell office:value-type="string">
            <text:p>1926-12-18 01:55 EST-0500</text:p>
          </table:table-cell>
          <table:table-cell office:value-type="string">
            <text:p>Sat</text:p>
          </table:table-cell>
          <table:table-cell office:value-type="float" office:value="265.61">
            <text:p>265.61</text:p>
          </table:table-cell>
          <table:table-cell office:value-type="float" office:value="73.616">
            <text:p>73.616</text:p>
          </table:table-cell>
          <table:table-cell office:value-type="float" office:value="97.154">
            <text:p>97.154</text:p>
          </table:table-cell>
          <table:table-cell office:value-type="float" office:value="168.006">
            <text:p>168.006</text:p>
          </table:table-cell>
          <table:table-cell office:value-type="float" office:value="14">
            <text:p>14</text:p>
          </table:table-cell>
          <table:table-cell table:number-columns-repeated="2"/>
          <table:table-cell office:value-type="string">
            <text:p>1927-01-16 16:42 EST-0500</text:p>
          </table:table-cell>
          <table:table-cell office:value-type="string">
            <text:p>Sun</text:p>
          </table:table-cell>
          <table:table-cell office:value-type="float" office:value="295.787">
            <text:p>295.787</text:p>
          </table:table-cell>
          <table:table-cell office:value-type="float" office:value="103.792">
            <text:p>103.792</text:p>
          </table:table-cell>
          <table:table-cell office:value-type="float" office:value="97.205">
            <text:p>97.205</text:p>
          </table:table-cell>
          <table:table-cell office:value-type="float" office:value="168.005">
            <text:p>168.005</text:p>
          </table:table-cell>
          <table:table-cell office:value-type="float" office:value="14">
            <text:p>14</text:p>
          </table:table-cell>
          <table:table-cell table:number-columns-repeated="2"/>
          <table:table-cell office:value-type="string">
            <text:p>1927-02-15 09:25 EST-0500</text:p>
          </table:table-cell>
          <table:table-cell office:value-type="string">
            <text:p>Tue</text:p>
          </table:table-cell>
          <table:table-cell office:value-type="float" office:value="325.923">
            <text:p>325.923</text:p>
          </table:table-cell>
          <table:table-cell office:value-type="float" office:value="133.924">
            <text:p>133.924</text:p>
          </table:table-cell>
          <table:table-cell office:value-type="float" office:value="96.233">
            <text:p>96.233</text:p>
          </table:table-cell>
          <table:table-cell office:value-type="float" office:value="168.001">
            <text:p>168.001</text:p>
          </table:table-cell>
          <table:table-cell office:value-type="float" office:value="14">
            <text:p>14</text:p>
          </table:table-cell>
          <table:table-cell table:number-columns-repeated="2"/>
          <table:table-cell table:style-name="ce11" office:value-type="string">
            <text:p>1927-03-17 03:00 EST-0500</text:p>
          </table:table-cell>
          <table:table-cell table:style-name="ce11" office:value-type="string">
            <text:p>Thu</text:p>
          </table:table-cell>
          <table:table-cell table:style-name="ce11" office:value-type="float" office:value="355.742">
            <text:p>355.742</text:p>
          </table:table-cell>
          <table:table-cell table:style-name="ce11" office:value-type="float" office:value="163.746">
            <text:p>163.746</text:p>
          </table:table-cell>
          <table:table-cell table:style-name="ce11" office:value-type="float" office:value="93.446">
            <text:p>93.446</text:p>
          </table:table-cell>
          <table:table-cell table:style-name="ce11" office:value-type="float" office:value="168.004">
            <text:p>168.004</text:p>
          </table:table-cell>
          <table:table-cell table:style-name="ce11" office:value-type="float" office:value="14">
            <text:p>14</text:p>
          </table:table-cell>
          <table:table-cell table:number-columns-repeated="2"/>
          <table:table-cell office:value-type="string">
            <text:p>1927-04-15 20:18 EST-0500</text:p>
          </table:table-cell>
          <table:table-cell office:value-type="string">
            <text:p>Fri</text:p>
          </table:table-cell>
          <table:table-cell office:value-type="float" office:value="25.072">
            <text:p>25.072</text:p>
          </table:table-cell>
          <table:table-cell office:value-type="float" office:value="193.076">
            <text:p>193.076</text:p>
          </table:table-cell>
          <table:table-cell office:value-type="float" office:value="90.16">
            <text:p>90.16</text:p>
          </table:table-cell>
          <table:table-cell office:value-type="float" office:value="168.004">
            <text:p>168.004</text:p>
          </table:table-cell>
          <table:table-cell office:value-type="float" office:value="14">
            <text:p>14</text:p>
          </table:table-cell>
          <table:table-cell table:number-columns-repeated="2"/>
          <table:table-cell office:value-type="string">
            <text:p>1927-05-15 12:28 EST-0500</text:p>
          </table:table-cell>
          <table:table-cell office:value-type="string">
            <text:p>Sun</text:p>
          </table:table-cell>
          <table:table-cell office:value-type="float" office:value="53.884">
            <text:p>53.884</text:p>
          </table:table-cell>
          <table:table-cell office:value-type="float" office:value="221.888">
            <text:p>221.888</text:p>
          </table:table-cell>
          <table:table-cell office:value-type="float" office:value="88.243">
            <text:p>88.243</text:p>
          </table:table-cell>
          <table:table-cell office:value-type="float" office:value="168.004">
            <text:p>168.004</text:p>
          </table:table-cell>
          <table:table-cell office:value-type="float" office:value="14">
            <text:p>14</text:p>
          </table:table-cell>
          <table:table-cell table:number-columns-repeated="2"/>
          <table:table-cell office:value-type="string">
            <text:p>1927-06-14 02:55 EST-0500</text:p>
          </table:table-cell>
          <table:table-cell office:value-type="string">
            <text:p>Tue</text:p>
          </table:table-cell>
          <table:table-cell office:value-type="float" office:value="82.274">
            <text:p>82.274</text:p>
          </table:table-cell>
          <table:table-cell office:value-type="float" office:value="250.275">
            <text:p>250.275</text:p>
          </table:table-cell>
          <table:table-cell office:value-type="float" office:value="87.894">
            <text:p>87.894</text:p>
          </table:table-cell>
          <table:table-cell office:value-type="float" office:value="168.001">
            <text:p>168.001</text:p>
          </table:table-cell>
          <table:table-cell office:value-type="float" office:value="14">
            <text:p>14</text:p>
          </table:table-cell>
          <table:table-cell table:number-columns-repeated="2"/>
          <table:table-cell office:value-type="string">
            <text:p>1927-07-13 15:24 EST-0500</text:p>
          </table:table-cell>
          <table:table-cell office:value-type="string">
            <text:p>Wed</text:p>
          </table:table-cell>
          <table:table-cell office:value-type="float" office:value="110.43">
            <text:p>110.43</text:p>
          </table:table-cell>
          <table:table-cell office:value-type="float" office:value="278.435">
            <text:p>278.435</text:p>
          </table:table-cell>
          <table:table-cell office:value-type="float" office:value="87.877">
            <text:p>87.877</text:p>
          </table:table-cell>
          <table:table-cell office:value-type="float" office:value="168.005">
            <text:p>168.005</text:p>
          </table:table-cell>
          <table:table-cell office:value-type="float" office:value="14">
            <text:p>14</text:p>
          </table:table-cell>
          <table:table-cell table:number-columns-repeated="2"/>
          <table:table-cell office:value-type="string">
            <text:p>1927-08-12 02:00 EST-0500</text:p>
          </table:table-cell>
          <table:table-cell office:value-type="string">
            <text:p>Fri</text:p>
          </table:table-cell>
          <table:table-cell office:value-type="float" office:value="138.581">
            <text:p>138.581</text:p>
          </table:table-cell>
          <table:table-cell office:value-type="float" office:value="306.583">
            <text:p>306.583</text:p>
          </table:table-cell>
          <table:table-cell office:value-type="float" office:value="86.786">
            <text:p>86.786</text:p>
          </table:table-cell>
          <table:table-cell office:value-type="float" office:value="168.002">
            <text:p>168.002</text:p>
          </table:table-cell>
          <table:table-cell office:value-type="float" office:value="14">
            <text:p>14</text:p>
          </table:table-cell>
          <table:table-cell table:number-columns-repeated="2"/>
          <table:table-cell office:value-type="string">
            <text:p>1927-09-10 11:19 EST-0500</text:p>
          </table:table-cell>
          <table:table-cell office:value-type="string">
            <text:p>Sat</text:p>
          </table:table-cell>
          <table:table-cell office:value-type="float" office:value="166.958">
            <text:p>166.958</text:p>
          </table:table-cell>
          <table:table-cell office:value-type="float" office:value="334.963">
            <text:p>334.963</text:p>
          </table:table-cell>
          <table:table-cell office:value-type="float" office:value="84.139">
            <text:p>84.139</text:p>
          </table:table-cell>
          <table:table-cell office:value-type="float" office:value="168.005">
            <text:p>168.005</text:p>
          </table:table-cell>
          <table:table-cell office:value-type="float" office:value="14">
            <text:p>14</text:p>
          </table:table-cell>
          <table:table-cell table:number-columns-repeated="2"/>
          <table:table-cell office:value-type="string">
            <text:p>1927-10-09 20:08 EST-0500</text:p>
          </table:table-cell>
          <table:table-cell office:value-type="string">
            <text:p>Sun</text:p>
          </table:table-cell>
          <table:table-cell office:value-type="float" office:value="195.742">
            <text:p>195.742</text:p>
          </table:table-cell>
          <table:table-cell office:value-type="float" office:value="3.746">
            <text:p>3.746</text:p>
          </table:table-cell>
          <table:table-cell office:value-type="float" office:value="81.007">
            <text:p>81.007</text:p>
          </table:table-cell>
          <table:table-cell office:value-type="float" office:value="168.004">
            <text:p>168.004</text:p>
          </table:table-cell>
          <table:table-cell office:value-type="float" office:value="14">
            <text:p>14</text:p>
          </table:table-cell>
          <table:table-cell table:number-columns-repeated="2"/>
          <table:table-cell office:value-type="string">
            <text:p>1927-11-08 05:22 EST-0500</text:p>
          </table:table-cell>
          <table:table-cell office:value-type="string">
            <text:p>Tue</text:p>
          </table:table-cell>
          <table:table-cell office:value-type="float" office:value="225.024">
            <text:p>225.024</text:p>
          </table:table-cell>
          <table:table-cell office:value-type="float" office:value="33.029">
            <text:p>33.029</text:p>
          </table:table-cell>
          <table:table-cell office:value-type="float" office:value="79.069">
            <text:p>79.069</text:p>
          </table:table-cell>
          <table:table-cell office:value-type="float" office:value="168.005">
            <text:p>168.005</text:p>
          </table:table-cell>
          <table:table-cell office:value-type="float" office:value="14">
            <text:p>14</text:p>
          </table:table-cell>
          <table:table-cell table:number-columns-repeated="2"/>
          <table:table-cell office:value-type="string">
            <text:p>1927-12-07 15:37 EST-0500</text:p>
          </table:table-cell>
          <table:table-cell office:value-type="string">
            <text:p>Wed</text:p>
          </table:table-cell>
          <table:table-cell office:value-type="float" office:value="254.76">
            <text:p>254.76</text:p>
          </table:table-cell>
          <table:table-cell office:value-type="float" office:value="62.763">
            <text:p>62.763</text:p>
          </table:table-cell>
          <table:table-cell office:value-type="float" office:value="78.693">
            <text:p>78.693</text:p>
          </table:table-cell>
          <table:table-cell office:value-type="float" office:value="168.003">
            <text:p>168.003</text:p>
          </table:table-cell>
          <table:table-cell office:value-type="float" office:value="14">
            <text:p>14</text:p>
          </table:table-cell>
          <table:table-cell table:number-columns-repeated="2"/>
          <table:table-cell office:value-type="string">
            <text:p>1928-01-06 03:09 EST-0500</text:p>
          </table:table-cell>
          <table:table-cell office:value-type="string">
            <text:p>Fri</text:p>
          </table:table-cell>
          <table:table-cell office:value-type="float" office:value="284.778">
            <text:p>284.778</text:p>
          </table:table-cell>
          <table:table-cell office:value-type="float" office:value="92.781">
            <text:p>92.781</text:p>
          </table:table-cell>
          <table:table-cell office:value-type="float" office:value="78.617">
            <text:p>78.617</text:p>
          </table:table-cell>
          <table:table-cell office:value-type="float" office:value="168.003">
            <text:p>168.003</text:p>
          </table:table-cell>
          <table:table-cell office:value-type="float" office:value="14">
            <text:p>14</text:p>
          </table:table-cell>
          <table:table-cell table:number-columns-repeated="2"/>
          <table:table-cell office:value-type="string">
            <text:p>1928-02-04 15:54 EST-0500</text:p>
          </table:table-cell>
          <table:table-cell office:value-type="string">
            <text:p>Sat</text:p>
          </table:table-cell>
          <table:table-cell office:value-type="float" office:value="314.821">
            <text:p>314.821</text:p>
          </table:table-cell>
          <table:table-cell office:value-type="float" office:value="122.826">
            <text:p>122.826</text:p>
          </table:table-cell>
          <table:table-cell office:value-type="float" office:value="77.215">
            <text:p>77.215</text:p>
          </table:table-cell>
          <table:table-cell office:value-type="float" office:value="168.005">
            <text:p>168.005</text:p>
          </table:table-cell>
          <table:table-cell office:value-type="float" office:value="14">
            <text:p>14</text:p>
          </table:table-cell>
          <table:table-cell table:number-columns-repeated="2"/>
          <table:table-cell office:value-type="string">
            <text:p>1928-03-05 05:48 EST-0500</text:p>
          </table:table-cell>
          <table:table-cell office:value-type="string">
            <text:p>Mon</text:p>
          </table:table-cell>
          <table:table-cell office:value-type="float" office:value="344.638">
            <text:p>344.638</text:p>
          </table:table-cell>
          <table:table-cell office:value-type="float" office:value="152.638">
            <text:p>152.638</text:p>
          </table:table-cell>
          <table:table-cell office:value-type="float" office:value="74.174">
            <text:p>74.174</text:p>
          </table:table-cell>
          <table:table-cell office:value-type="float" office:value="168">
            <text:p>168</text:p>
          </table:table-cell>
          <table:table-cell office:value-type="float" office:value="14">
            <text:p>14</text:p>
          </table:table-cell>
          <table:table-cell table:number-columns-repeated="2"/>
          <table:table-cell office:value-type="string">
            <text:p>1928-04-03 20:49 EST-0500</text:p>
          </table:table-cell>
          <table:table-cell office:value-type="string">
            <text:p>Tue</text:p>
          </table:table-cell>
          <table:table-cell office:value-type="float" office:value="14.059">
            <text:p>14.059</text:p>
          </table:table-cell>
          <table:table-cell office:value-type="float" office:value="182.061">
            <text:p>182.061</text:p>
          </table:table-cell>
          <table:table-cell office:value-type="float" office:value="71.113">
            <text:p>71.113</text:p>
          </table:table-cell>
          <table:table-cell office:value-type="float" office:value="168.002">
            <text:p>168.002</text:p>
          </table:table-cell>
          <table:table-cell office:value-type="float" office:value="14">
            <text:p>14</text:p>
          </table:table-cell>
          <table:table-cell table:number-columns-repeated="2"/>
          <table:table-cell office:value-type="string">
            <text:p>1928-05-03 12:42 EST-0500</text:p>
          </table:table-cell>
          <table:table-cell office:value-type="string">
            <text:p>Thu</text:p>
          </table:table-cell>
          <table:table-cell office:value-type="float" office:value="43.029">
            <text:p>43.029</text:p>
          </table:table-cell>
          <table:table-cell office:value-type="float" office:value="211.032">
            <text:p>211.032</text:p>
          </table:table-cell>
          <table:table-cell office:value-type="float" office:value="69.636">
            <text:p>69.636</text:p>
          </table:table-cell>
          <table:table-cell office:value-type="float" office:value="168.003">
            <text:p>168.003</text:p>
          </table:table-cell>
          <table:table-cell office:value-type="float" office:value="14">
            <text:p>14</text:p>
          </table:table-cell>
          <table:table-cell table:number-columns-repeated="2"/>
          <table:table-cell office:value-type="string">
            <text:p>1928-06-02 04:49 EST-0500</text:p>
          </table:table-cell>
          <table:table-cell office:value-type="string">
            <text:p>Sat</text:p>
          </table:table-cell>
          <table:table-cell office:value-type="float" office:value="71.598">
            <text:p>71.598</text:p>
          </table:table-cell>
          <table:table-cell office:value-type="float" office:value="239.603">
            <text:p>239.603</text:p>
          </table:table-cell>
          <table:table-cell office:value-type="float" office:value="69.531">
            <text:p>69.531</text:p>
          </table:table-cell>
          <table:table-cell office:value-type="float" office:value="168.005">
            <text:p>168.005</text:p>
          </table:table-cell>
          <table:table-cell office:value-type="float" office:value="14">
            <text:p>14</text:p>
          </table:table-cell>
          <table:table-cell/>
        </table:table-row>
        <table:table-row table:style-name="ro1">
          <table:table-cell office:value-type="string">
            <text:p>1926-08-23 07:38 EST-0500</text:p>
          </table:table-cell>
          <table:table-cell office:value-type="string">
            <text:p>Mon</text:p>
          </table:table-cell>
          <table:table-cell office:value-type="float" office:value="149.62">
            <text:p>149.62</text:p>
          </table:table-cell>
          <table:table-cell office:value-type="float" office:value="329.623">
            <text:p>329.623</text:p>
          </table:table-cell>
          <table:table-cell office:value-type="float" office:value="105.668">
            <text:p>105.668</text:p>
          </table:table-cell>
          <table:table-cell office:value-type="float" office:value="180.003">
            <text:p>180.003</text:p>
          </table:table-cell>
          <table:table-cell office:value-type="float" office:value="15">
            <text:p>15</text:p>
          </table:table-cell>
          <table:table-cell table:number-columns-repeated="2"/>
          <table:table-cell office:value-type="string">
            <text:p>1926-09-21 15:19 EST-0500</text:p>
          </table:table-cell>
          <table:table-cell office:value-type="string">
            <text:p>Tue</text:p>
          </table:table-cell>
          <table:table-cell office:value-type="float" office:value="178.085">
            <text:p>178.085</text:p>
          </table:table-cell>
          <table:table-cell office:value-type="float" office:value="358.088">
            <text:p>358.088</text:p>
          </table:table-cell>
          <table:table-cell office:value-type="float" office:value="103.334">
            <text:p>103.334</text:p>
          </table:table-cell>
          <table:table-cell office:value-type="float" office:value="180.003">
            <text:p>180.003</text:p>
          </table:table-cell>
          <table:table-cell office:value-type="float" office:value="15">
            <text:p>15</text:p>
          </table:table-cell>
          <table:table-cell table:number-columns-repeated="2"/>
          <table:table-cell table:style-name="ce14" office:value-type="string">
            <text:p>1926-10-21 00:16 EST-0500</text:p>
          </table:table-cell>
          <table:table-cell table:style-name="ce14" office:value-type="string">
            <text:p>Thu</text:p>
          </table:table-cell>
          <table:table-cell table:style-name="ce14" office:value-type="float" office:value="207.06">
            <text:p>207.06</text:p>
          </table:table-cell>
          <table:table-cell table:style-name="ce14" office:value-type="float" office:value="27.065">
            <text:p>27.065</text:p>
          </table:table-cell>
          <table:table-cell table:style-name="ce14" office:value-type="float" office:value="100.103">
            <text:p>100.103</text:p>
          </table:table-cell>
          <table:table-cell table:style-name="ce14" office:value-type="float" office:value="180.005">
            <text:p>180.005</text:p>
          </table:table-cell>
          <table:table-cell table:style-name="ce14" office:value-type="float" office:value="15">
            <text:p>15</text:p>
          </table:table-cell>
          <table:table-cell table:number-columns-repeated="2"/>
          <table:table-cell office:value-type="string">
            <text:p>1926-11-19 11:22 EST-0500</text:p>
          </table:table-cell>
          <table:table-cell office:value-type="string">
            <text:p>Fri</text:p>
          </table:table-cell>
          <table:table-cell office:value-type="float" office:value="236.594">
            <text:p>236.594</text:p>
          </table:table-cell>
          <table:table-cell office:value-type="float" office:value="56.598">
            <text:p>56.598</text:p>
          </table:table-cell>
          <table:table-cell office:value-type="float" office:value="97.763">
            <text:p>97.763</text:p>
          </table:table-cell>
          <table:table-cell office:value-type="float" office:value="180.004">
            <text:p>180.004</text:p>
          </table:table-cell>
          <table:table-cell office:value-type="float" office:value="15">
            <text:p>15</text:p>
          </table:table-cell>
          <table:table-cell table:number-columns-repeated="2"/>
          <table:table-cell office:value-type="string">
            <text:p>1926-12-19 01:09 EST-0500</text:p>
          </table:table-cell>
          <table:table-cell office:value-type="string">
            <text:p>Sun</text:p>
          </table:table-cell>
          <table:table-cell office:value-type="float" office:value="266.596">
            <text:p>266.596</text:p>
          </table:table-cell>
          <table:table-cell office:value-type="float" office:value="86.598">
            <text:p>86.598</text:p>
          </table:table-cell>
          <table:table-cell office:value-type="float" office:value="97.142">
            <text:p>97.142</text:p>
          </table:table-cell>
          <table:table-cell office:value-type="float" office:value="180.002">
            <text:p>180.002</text:p>
          </table:table-cell>
          <table:table-cell office:value-type="float" office:value="15">
            <text:p>15</text:p>
          </table:table-cell>
          <table:table-cell table:number-columns-repeated="2"/>
          <table:table-cell office:value-type="string">
            <text:p>1927-01-17 17:27 EST-0500</text:p>
          </table:table-cell>
          <table:table-cell office:value-type="string">
            <text:p>Mon</text:p>
          </table:table-cell>
          <table:table-cell office:value-type="float" office:value="296.837">
            <text:p>296.837</text:p>
          </table:table-cell>
          <table:table-cell office:value-type="float" office:value="116.839">
            <text:p>116.839</text:p>
          </table:table-cell>
          <table:table-cell office:value-type="float" office:value="97.187">
            <text:p>97.187</text:p>
          </table:table-cell>
          <table:table-cell office:value-type="float" office:value="180.002">
            <text:p>180.002</text:p>
          </table:table-cell>
          <table:table-cell office:value-type="float" office:value="15">
            <text:p>15</text:p>
          </table:table-cell>
          <table:table-cell table:number-columns-repeated="2"/>
          <table:table-cell office:value-type="string">
            <text:p>1927-02-16 11:19 EST-0500</text:p>
          </table:table-cell>
          <table:table-cell office:value-type="string">
            <text:p>Wed</text:p>
          </table:table-cell>
          <table:table-cell office:value-type="float" office:value="327.012">
            <text:p>327.012</text:p>
          </table:table-cell>
          <table:table-cell office:value-type="float" office:value="147.016">
            <text:p>147.016</text:p>
          </table:table-cell>
          <table:table-cell office:value-type="float" office:value="96.091">
            <text:p>96.091</text:p>
          </table:table-cell>
          <table:table-cell office:value-type="float" office:value="180.004">
            <text:p>180.004</text:p>
          </table:table-cell>
          <table:table-cell office:value-type="float" office:value="15">
            <text:p>15</text:p>
          </table:table-cell>
          <table:table-cell table:number-columns-repeated="2"/>
          <table:table-cell office:value-type="string">
            <text:p>1927-03-18 05:24 EST-0500</text:p>
          </table:table-cell>
          <table:table-cell office:value-type="string">
            <text:p>Fri</text:p>
          </table:table-cell>
          <table:table-cell office:value-type="float" office:value="356.836">
            <text:p>356.836</text:p>
          </table:table-cell>
          <table:table-cell office:value-type="float" office:value="176.837">
            <text:p>176.837</text:p>
          </table:table-cell>
          <table:table-cell office:value-type="float" office:value="93.186">
            <text:p>93.186</text:p>
          </table:table-cell>
          <table:table-cell office:value-type="float" office:value="180.001">
            <text:p>180.001</text:p>
          </table:table-cell>
          <table:table-cell office:value-type="float" office:value="15">
            <text:p>15</text:p>
          </table:table-cell>
          <table:table-cell table:number-columns-repeated="2"/>
          <table:table-cell table:style-name="ce14" office:value-type="string">
            <text:p>1927-04-16 22:36 EST-0500</text:p>
          </table:table-cell>
          <table:table-cell table:style-name="ce14" office:value-type="string">
            <text:p>Sat</text:p>
          </table:table-cell>
          <table:table-cell table:style-name="ce14" office:value-type="float" office:value="26.143">
            <text:p>26.143</text:p>
          </table:table-cell>
          <table:table-cell table:style-name="ce14" office:value-type="float" office:value="206.146">
            <text:p>206.146</text:p>
          </table:table-cell>
          <table:table-cell table:style-name="ce14" office:value-type="float" office:value="89.938">
            <text:p>89.938</text:p>
          </table:table-cell>
          <table:table-cell table:style-name="ce14" office:value-type="float" office:value="180.003">
            <text:p>180.003</text:p>
          </table:table-cell>
          <table:table-cell table:style-name="ce17" office:value-type="float" office:value="15">
            <text:p>15</text:p>
          </table:table-cell>
          <table:table-cell table:number-columns-repeated="2"/>
          <table:table-cell office:value-type="string">
            <text:p>1927-05-16 14:03 EST-0500</text:p>
          </table:table-cell>
          <table:table-cell office:value-type="string">
            <text:p>Mon</text:p>
          </table:table-cell>
          <table:table-cell office:value-type="float" office:value="54.911">
            <text:p>54.911</text:p>
          </table:table-cell>
          <table:table-cell office:value-type="float" office:value="234.914">
            <text:p>234.914</text:p>
          </table:table-cell>
          <table:table-cell office:value-type="float" office:value="88.157">
            <text:p>88.157</text:p>
          </table:table-cell>
          <table:table-cell office:value-type="float" office:value="180.003">
            <text:p>180.003</text:p>
          </table:table-cell>
          <table:table-cell office:value-type="float" office:value="15">
            <text:p>15</text:p>
          </table:table-cell>
          <table:table-cell table:number-columns-repeated="2"/>
          <table:table-cell table:style-name="ce14" office:value-type="string">
            <text:p>1927-06-15 03:20 EST-0500</text:p>
          </table:table-cell>
          <table:table-cell table:style-name="ce14" office:value-type="string">
            <text:p>Wed</text:p>
          </table:table-cell>
          <table:table-cell table:style-name="ce14" office:value-type="float" office:value="83.245">
            <text:p>83.245</text:p>
          </table:table-cell>
          <table:table-cell table:style-name="ce14" office:value-type="float" office:value="263.25">
            <text:p>263.25</text:p>
          </table:table-cell>
          <table:table-cell table:style-name="ce14" office:value-type="float" office:value="87.891">
            <text:p>87.891</text:p>
          </table:table-cell>
          <table:table-cell table:style-name="ce14" office:value-type="float" office:value="180.005">
            <text:p>180.005</text:p>
          </table:table-cell>
          <table:table-cell table:style-name="ce14" office:value-type="float" office:value="15">
            <text:p>15</text:p>
          </table:table-cell>
          <table:table-cell table:number-columns-repeated="2"/>
          <table:table-cell office:value-type="string">
            <text:p>1927-07-14 14:23 EST-0500</text:p>
          </table:table-cell>
          <table:table-cell office:value-type="string">
            <text:p>Thu</text:p>
          </table:table-cell>
          <table:table-cell office:value-type="float" office:value="111.343">
            <text:p>111.343</text:p>
          </table:table-cell>
          <table:table-cell office:value-type="float" office:value="291.348">
            <text:p>291.348</text:p>
          </table:table-cell>
          <table:table-cell office:value-type="float" office:value="87.854">
            <text:p>87.854</text:p>
          </table:table-cell>
          <table:table-cell office:value-type="float" office:value="180.005">
            <text:p>180.005</text:p>
          </table:table-cell>
          <table:table-cell office:value-type="float" office:value="15">
            <text:p>15</text:p>
          </table:table-cell>
          <table:table-cell table:number-columns-repeated="2"/>
          <table:table-cell office:value-type="string">
            <text:p>1927-08-12 23:38 EST-0500</text:p>
          </table:table-cell>
          <table:table-cell office:value-type="string">
            <text:p>Fri</text:p>
          </table:table-cell>
          <table:table-cell office:value-type="float" office:value="139.446">
            <text:p>139.446</text:p>
          </table:table-cell>
          <table:table-cell office:value-type="float" office:value="319.45">
            <text:p>319.45</text:p>
          </table:table-cell>
          <table:table-cell office:value-type="float" office:value="86.687">
            <text:p>86.687</text:p>
          </table:table-cell>
          <table:table-cell office:value-type="float" office:value="180.004">
            <text:p>180.004</text:p>
          </table:table-cell>
          <table:table-cell office:value-type="float" office:value="15">
            <text:p>15</text:p>
          </table:table-cell>
          <table:table-cell table:number-columns-repeated="2"/>
          <table:table-cell office:value-type="string">
            <text:p>1927-09-11 07:54 EST-0500</text:p>
          </table:table-cell>
          <table:table-cell office:value-type="string">
            <text:p>Sun</text:p>
          </table:table-cell>
          <table:table-cell office:value-type="float" office:value="167.792">
            <text:p>167.792</text:p>
          </table:table-cell>
          <table:table-cell office:value-type="float" office:value="347.795">
            <text:p>347.795</text:p>
          </table:table-cell>
          <table:table-cell office:value-type="float" office:value="83.982">
            <text:p>83.982</text:p>
          </table:table-cell>
          <table:table-cell office:value-type="float" office:value="180.003">
            <text:p>180.003</text:p>
          </table:table-cell>
          <table:table-cell office:value-type="float" office:value="15">
            <text:p>15</text:p>
          </table:table-cell>
          <table:table-cell table:number-columns-repeated="2"/>
          <table:table-cell office:value-type="string">
            <text:p>1927-10-10 16:15 EST-0500</text:p>
          </table:table-cell>
          <table:table-cell office:value-type="string">
            <text:p>Mon</text:p>
          </table:table-cell>
          <table:table-cell office:value-type="float" office:value="196.57">
            <text:p>196.57</text:p>
          </table:table-cell>
          <table:table-cell office:value-type="float" office:value="16.572">
            <text:p>16.572</text:p>
          </table:table-cell>
          <table:table-cell office:value-type="float" office:value="80.872">
            <text:p>80.872</text:p>
          </table:table-cell>
          <table:table-cell office:value-type="float" office:value="180.002">
            <text:p>180.002</text:p>
          </table:table-cell>
          <table:table-cell office:value-type="float" office:value="15">
            <text:p>15</text:p>
          </table:table-cell>
          <table:table-cell table:number-columns-repeated="2"/>
          <table:table-cell office:value-type="string">
            <text:p>1927-11-09 01:37 EST-0500</text:p>
          </table:table-cell>
          <table:table-cell office:value-type="string">
            <text:p>Wed</text:p>
          </table:table-cell>
          <table:table-cell office:value-type="float" office:value="225.87">
            <text:p>225.87</text:p>
          </table:table-cell>
          <table:table-cell office:value-type="float" office:value="45.875">
            <text:p>45.875</text:p>
          </table:table-cell>
          <table:table-cell office:value-type="float" office:value="79.012">
            <text:p>79.012</text:p>
          </table:table-cell>
          <table:table-cell office:value-type="float" office:value="180.005">
            <text:p>180.005</text:p>
          </table:table-cell>
          <table:table-cell office:value-type="float" office:value="15">
            <text:p>15</text:p>
          </table:table-cell>
          <table:table-cell table:number-columns-repeated="2"/>
          <table:table-cell office:value-type="string">
            <text:p>1927-12-08 12:33 EST-0500</text:p>
          </table:table-cell>
          <table:table-cell office:value-type="string">
            <text:p>Thu</text:p>
          </table:table-cell>
          <table:table-cell office:value-type="float" office:value="255.645">
            <text:p>255.645</text:p>
          </table:table-cell>
          <table:table-cell office:value-type="float" office:value="75.651">
            <text:p>75.651</text:p>
          </table:table-cell>
          <table:table-cell office:value-type="float" office:value="78.691">
            <text:p>78.691</text:p>
          </table:table-cell>
          <table:table-cell office:value-type="float" office:value="180.006">
            <text:p>180.006</text:p>
          </table:table-cell>
          <table:table-cell office:value-type="float" office:value="15">
            <text:p>15</text:p>
          </table:table-cell>
          <table:table-cell table:number-columns-repeated="2"/>
          <table:table-cell office:value-type="string">
            <text:p>1928-01-07 01:08 EST-0500</text:p>
          </table:table-cell>
          <table:table-cell office:value-type="string">
            <text:p>Sat</text:p>
          </table:table-cell>
          <table:table-cell office:value-type="float" office:value="285.711">
            <text:p>285.711</text:p>
          </table:table-cell>
          <table:table-cell office:value-type="float" office:value="105.711">
            <text:p>105.711</text:p>
          </table:table-cell>
          <table:table-cell office:value-type="float" office:value="78.586">
            <text:p>78.586</text:p>
          </table:table-cell>
          <table:table-cell office:value-type="float" office:value="180">
            <text:p>180</text:p>
          </table:table-cell>
          <table:table-cell office:value-type="float" office:value="15">
            <text:p>15</text:p>
          </table:table-cell>
          <table:table-cell table:number-columns-repeated="2"/>
          <table:table-cell office:value-type="string">
            <text:p>1928-02-05 15:11 EST-0500</text:p>
          </table:table-cell>
          <table:table-cell office:value-type="string">
            <text:p>Sun</text:p>
          </table:table-cell>
          <table:table-cell office:value-type="float" office:value="315.805">
            <text:p>315.805</text:p>
          </table:table-cell>
          <table:table-cell office:value-type="float" office:value="135.809">
            <text:p>135.809</text:p>
          </table:table-cell>
          <table:table-cell office:value-type="float" office:value="77.069">
            <text:p>77.069</text:p>
          </table:table-cell>
          <table:table-cell office:value-type="float" office:value="180.004">
            <text:p>180.004</text:p>
          </table:table-cell>
          <table:table-cell office:value-type="float" office:value="15">
            <text:p>15</text:p>
          </table:table-cell>
          <table:table-cell table:number-columns-repeated="2"/>
          <table:table-cell office:value-type="string">
            <text:p>1928-03-06 06:28 EST-0500</text:p>
          </table:table-cell>
          <table:table-cell office:value-type="string">
            <text:p>Tue</text:p>
          </table:table-cell>
          <table:table-cell office:value-type="float" office:value="345.666">
            <text:p>345.666</text:p>
          </table:table-cell>
          <table:table-cell office:value-type="float" office:value="165.671">
            <text:p>165.671</text:p>
          </table:table-cell>
          <table:table-cell office:value-type="float" office:value="73.937">
            <text:p>73.937</text:p>
          </table:table-cell>
          <table:table-cell office:value-type="float" office:value="180.005">
            <text:p>180.005</text:p>
          </table:table-cell>
          <table:table-cell office:value-type="float" office:value="15">
            <text:p>15</text:p>
          </table:table-cell>
          <table:table-cell table:number-columns-repeated="2"/>
          <table:table-cell office:value-type="string">
            <text:p>1928-04-04 22:39 EST-0500</text:p>
          </table:table-cell>
          <table:table-cell office:value-type="string">
            <text:p>Wed</text:p>
          </table:table-cell>
          <table:table-cell office:value-type="float" office:value="15.118">
            <text:p>15.118</text:p>
          </table:table-cell>
          <table:table-cell office:value-type="float" office:value="195.12">
            <text:p>195.12</text:p>
          </table:table-cell>
          <table:table-cell office:value-type="float" office:value="70.925">
            <text:p>70.925</text:p>
          </table:table-cell>
          <table:table-cell office:value-type="float" office:value="180.002">
            <text:p>180.002</text:p>
          </table:table-cell>
          <table:table-cell office:value-type="float" office:value="15">
            <text:p>15</text:p>
          </table:table-cell>
          <table:table-cell table:number-columns-repeated="2"/>
          <table:table-cell office:value-type="string">
            <text:p>1928-05-04 15:12 EST-0500</text:p>
          </table:table-cell>
          <table:table-cell office:value-type="string">
            <text:p>Fri</text:p>
          </table:table-cell>
          <table:table-cell office:value-type="float" office:value="44.098">
            <text:p>44.098</text:p>
          </table:table-cell>
          <table:table-cell office:value-type="float" office:value="224.099">
            <text:p>224.099</text:p>
          </table:table-cell>
          <table:table-cell office:value-type="float" office:value="69.575">
            <text:p>69.575</text:p>
          </table:table-cell>
          <table:table-cell office:value-type="float" office:value="180.001">
            <text:p>180.001</text:p>
          </table:table-cell>
          <table:table-cell office:value-type="float" office:value="15">
            <text:p>15</text:p>
          </table:table-cell>
          <table:table-cell table:number-columns-repeated="2"/>
          <table:table-cell office:value-type="string">
            <text:p>1928-06-03 07:14 EST-0500</text:p>
          </table:table-cell>
          <table:table-cell office:value-type="string">
            <text:p>Sun</text:p>
          </table:table-cell>
          <table:table-cell office:value-type="float" office:value="72.652">
            <text:p>72.652</text:p>
          </table:table-cell>
          <table:table-cell office:value-type="float" office:value="252.655">
            <text:p>252.655</text:p>
          </table:table-cell>
          <table:table-cell office:value-type="float" office:value="69.532">
            <text:p>69.532</text:p>
          </table:table-cell>
          <table:table-cell office:value-type="float" office:value="180.003">
            <text:p>180.003</text:p>
          </table:table-cell>
          <table:table-cell office:value-type="float" office:value="15">
            <text:p>15</text:p>
          </table:table-cell>
          <table:table-cell/>
        </table:table-row>
        <table:table-row table:style-name="ro1">
          <table:table-cell office:value-type="string">
            <text:p>1926-08-24 03:45 EST-0500</text:p>
          </table:table-cell>
          <table:table-cell office:value-type="string">
            <text:p>Tue</text:p>
          </table:table-cell>
          <table:table-cell office:value-type="float" office:value="150.428">
            <text:p>150.428</text:p>
          </table:table-cell>
          <table:table-cell office:value-type="float" office:value="342.431">
            <text:p>342.431</text:p>
          </table:table-cell>
          <table:table-cell office:value-type="float" office:value="105.586">
            <text:p>105.586</text:p>
          </table:table-cell>
          <table:table-cell office:value-type="float" office:value="192.003">
            <text:p>192.003</text:p>
          </table:table-cell>
          <table:table-cell office:value-type="float" office:value="16">
            <text:p>16</text:p>
          </table:table-cell>
          <table:table-cell table:number-columns-repeated="2"/>
          <table:table-cell office:value-type="string">
            <text:p>1926-09-22 11:33 EST-0500</text:p>
          </table:table-cell>
          <table:table-cell office:value-type="string">
            <text:p>Wed</text:p>
          </table:table-cell>
          <table:table-cell office:value-type="float" office:value="178.909">
            <text:p>178.909</text:p>
          </table:table-cell>
          <table:table-cell office:value-type="float" office:value="10.914">
            <text:p>10.914</text:p>
          </table:table-cell>
          <table:table-cell office:value-type="float" office:value="103.183">
            <text:p>103.183</text:p>
          </table:table-cell>
          <table:table-cell office:value-type="float" office:value="192.005">
            <text:p>192.005</text:p>
          </table:table-cell>
          <table:table-cell office:value-type="float" office:value="16">
            <text:p>16</text:p>
          </table:table-cell>
          <table:table-cell table:number-columns-repeated="2"/>
          <table:table-cell office:value-type="string">
            <text:p>1926-10-21 21:12 EST-0500</text:p>
          </table:table-cell>
          <table:table-cell office:value-type="string">
            <text:p>Thu</text:p>
          </table:table-cell>
          <table:table-cell office:value-type="float" office:value="207.928">
            <text:p>207.928</text:p>
          </table:table-cell>
          <table:table-cell office:value-type="float" office:value="39.929">
            <text:p>39.929</text:p>
          </table:table-cell>
          <table:table-cell office:value-type="float" office:value="99.953">
            <text:p>99.953</text:p>
          </table:table-cell>
          <table:table-cell office:value-type="float" office:value="192.001">
            <text:p>192.001</text:p>
          </table:table-cell>
          <table:table-cell office:value-type="float" office:value="16">
            <text:p>16</text:p>
          </table:table-cell>
          <table:table-cell table:number-columns-repeated="2"/>
          <table:table-cell office:value-type="string">
            <text:p>1926-11-20 09:35 EST-0500</text:p>
          </table:table-cell>
          <table:table-cell office:value-type="string">
            <text:p>Sat</text:p>
          </table:table-cell>
          <table:table-cell office:value-type="float" office:value="237.528">
            <text:p>237.528</text:p>
          </table:table-cell>
          <table:table-cell office:value-type="float" office:value="69.534">
            <text:p>69.534</text:p>
          </table:table-cell>
          <table:table-cell office:value-type="float" office:value="97.69">
            <text:p>97.69</text:p>
          </table:table-cell>
          <table:table-cell office:value-type="float" office:value="192.006">
            <text:p>192.006</text:p>
          </table:table-cell>
          <table:table-cell office:value-type="float" office:value="16">
            <text:p>16</text:p>
          </table:table-cell>
          <table:table-cell table:number-columns-repeated="2"/>
          <table:table-cell office:value-type="string">
            <text:p>1926-12-20 00:55 EST-0500</text:p>
          </table:table-cell>
          <table:table-cell office:value-type="string">
            <text:p>Mon</text:p>
          </table:table-cell>
          <table:table-cell office:value-type="float" office:value="267.603">
            <text:p>267.603</text:p>
          </table:table-cell>
          <table:table-cell office:value-type="float" office:value="99.605">
            <text:p>99.605</text:p>
          </table:table-cell>
          <table:table-cell office:value-type="float" office:value="97.139">
            <text:p>97.139</text:p>
          </table:table-cell>
          <table:table-cell office:value-type="float" office:value="192.002">
            <text:p>192.002</text:p>
          </table:table-cell>
          <table:table-cell office:value-type="float" office:value="16">
            <text:p>16</text:p>
          </table:table-cell>
          <table:table-cell table:number-columns-repeated="2"/>
          <table:table-cell office:value-type="string">
            <text:p>1927-01-18 18:39 EST-0500</text:p>
          </table:table-cell>
          <table:table-cell office:value-type="string">
            <text:p>Tue</text:p>
          </table:table-cell>
          <table:table-cell office:value-type="float" office:value="297.905">
            <text:p>297.905</text:p>
          </table:table-cell>
          <table:table-cell office:value-type="float" office:value="129.906">
            <text:p>129.906</text:p>
          </table:table-cell>
          <table:table-cell office:value-type="float" office:value="97.148">
            <text:p>97.148</text:p>
          </table:table-cell>
          <table:table-cell office:value-type="float" office:value="192.001">
            <text:p>192.001</text:p>
          </table:table-cell>
          <table:table-cell office:value-type="float" office:value="16">
            <text:p>16</text:p>
          </table:table-cell>
          <table:table-cell table:number-columns-repeated="2"/>
          <table:table-cell office:value-type="string">
            <text:p>1927-02-17 13:27 EST-0500</text:p>
          </table:table-cell>
          <table:table-cell office:value-type="string">
            <text:p>Thu</text:p>
          </table:table-cell>
          <table:table-cell office:value-type="float" office:value="328.111">
            <text:p>328.111</text:p>
          </table:table-cell>
          <table:table-cell office:value-type="float" office:value="160.113">
            <text:p>160.113</text:p>
          </table:table-cell>
          <table:table-cell office:value-type="float" office:value="95.913">
            <text:p>95.913</text:p>
          </table:table-cell>
          <table:table-cell office:value-type="float" office:value="192.002">
            <text:p>192.002</text:p>
          </table:table-cell>
          <table:table-cell office:value-type="float" office:value="16">
            <text:p>16</text:p>
          </table:table-cell>
          <table:table-cell table:number-columns-repeated="2"/>
          <table:table-cell office:value-type="string">
            <text:p>1927-03-19 07:52 EST-0500</text:p>
          </table:table-cell>
          <table:table-cell office:value-type="string">
            <text:p>Sat</text:p>
          </table:table-cell>
          <table:table-cell office:value-type="float" office:value="357.932">
            <text:p>357.932</text:p>
          </table:table-cell>
          <table:table-cell office:value-type="float" office:value="189.934">
            <text:p>189.934</text:p>
          </table:table-cell>
          <table:table-cell office:value-type="float" office:value="92.917">
            <text:p>92.917</text:p>
          </table:table-cell>
          <table:table-cell office:value-type="float" office:value="192.002">
            <text:p>192.002</text:p>
          </table:table-cell>
          <table:table-cell office:value-type="float" office:value="16">
            <text:p>16</text:p>
          </table:table-cell>
          <table:table-cell table:number-columns-repeated="2"/>
          <table:table-cell office:value-type="string">
            <text:p>1927-04-18 00:43 EST-0500</text:p>
          </table:table-cell>
          <table:table-cell office:value-type="string">
            <text:p>Mon</text:p>
          </table:table-cell>
          <table:table-cell office:value-type="float" office:value="27.207">
            <text:p>27.207</text:p>
          </table:table-cell>
          <table:table-cell office:value-type="float" office:value="219.211">
            <text:p>219.211</text:p>
          </table:table-cell>
          <table:table-cell office:value-type="float" office:value="89.745">
            <text:p>89.745</text:p>
          </table:table-cell>
          <table:table-cell office:value-type="float" office:value="192.004">
            <text:p>192.004</text:p>
          </table:table-cell>
          <table:table-cell office:value-type="float" office:value="16">
            <text:p>16</text:p>
          </table:table-cell>
          <table:table-cell table:number-columns-repeated="2"/>
          <table:table-cell office:value-type="string">
            <text:p>1927-05-17 15:16 EST-0500</text:p>
          </table:table-cell>
          <table:table-cell office:value-type="string">
            <text:p>Tue</text:p>
          </table:table-cell>
          <table:table-cell office:value-type="float" office:value="55.922">
            <text:p>55.922</text:p>
          </table:table-cell>
          <table:table-cell office:value-type="float" office:value="247.925">
            <text:p>247.925</text:p>
          </table:table-cell>
          <table:table-cell office:value-type="float" office:value="88.099">
            <text:p>88.099</text:p>
          </table:table-cell>
          <table:table-cell office:value-type="float" office:value="192.003">
            <text:p>192.003</text:p>
          </table:table-cell>
          <table:table-cell office:value-type="float" office:value="16">
            <text:p>16</text:p>
          </table:table-cell>
          <table:table-cell table:number-columns-repeated="2"/>
          <table:table-cell office:value-type="string">
            <text:p>1927-06-16 03:14 EST-0500</text:p>
          </table:table-cell>
          <table:table-cell office:value-type="string">
            <text:p>Thu</text:p>
          </table:table-cell>
          <table:table-cell office:value-type="float" office:value="84.196">
            <text:p>84.196</text:p>
          </table:table-cell>
          <table:table-cell office:value-type="float" office:value="276.196">
            <text:p>276.196</text:p>
          </table:table-cell>
          <table:table-cell office:value-type="float" office:value="87.891">
            <text:p>87.891</text:p>
          </table:table-cell>
          <table:table-cell office:value-type="float" office:value="192">
            <text:p>192</text:p>
          </table:table-cell>
          <table:table-cell office:value-type="float" office:value="16">
            <text:p>16</text:p>
          </table:table-cell>
          <table:table-cell table:number-columns-repeated="2"/>
          <table:table-cell office:value-type="string">
            <text:p>1927-07-15 12:51 EST-0500</text:p>
          </table:table-cell>
          <table:table-cell office:value-type="string">
            <text:p>Fri</text:p>
          </table:table-cell>
          <table:table-cell office:value-type="float" office:value="112.236">
            <text:p>112.236</text:p>
          </table:table-cell>
          <table:table-cell office:value-type="float" office:value="304.238">
            <text:p>304.238</text:p>
          </table:table-cell>
          <table:table-cell office:value-type="float" office:value="87.817">
            <text:p>87.817</text:p>
          </table:table-cell>
          <table:table-cell office:value-type="float" office:value="192.002">
            <text:p>192.002</text:p>
          </table:table-cell>
          <table:table-cell office:value-type="float" office:value="16">
            <text:p>16</text:p>
          </table:table-cell>
          <table:table-cell table:number-columns-repeated="2"/>
          <table:table-cell office:value-type="string">
            <text:p>1927-08-13 20:50 EST-0500</text:p>
          </table:table-cell>
          <table:table-cell office:value-type="string">
            <text:p>Sat</text:p>
          </table:table-cell>
          <table:table-cell office:value-type="float" office:value="140.294">
            <text:p>140.294</text:p>
          </table:table-cell>
          <table:table-cell office:value-type="float" office:value="332.294">
            <text:p>332.294</text:p>
          </table:table-cell>
          <table:table-cell office:value-type="float" office:value="86.571">
            <text:p>86.571</text:p>
          </table:table-cell>
          <table:table-cell office:value-type="float" office:value="192">
            <text:p>192</text:p>
          </table:table-cell>
          <table:table-cell office:value-type="float" office:value="16">
            <text:p>16</text:p>
          </table:table-cell>
          <table:table-cell table:number-columns-repeated="2"/>
          <table:table-cell office:value-type="string">
            <text:p>1927-09-12 04:16 EST-0500</text:p>
          </table:table-cell>
          <table:table-cell office:value-type="string">
            <text:p>Mon</text:p>
          </table:table-cell>
          <table:table-cell office:value-type="float" office:value="168.617">
            <text:p>168.617</text:p>
          </table:table-cell>
          <table:table-cell office:value-type="float" office:value="0.621">
            <text:p>0.621</text:p>
          </table:table-cell>
          <table:table-cell office:value-type="float" office:value="83.825">
            <text:p>83.825</text:p>
          </table:table-cell>
          <table:table-cell office:value-type="float" office:value="192.004">
            <text:p>192.004</text:p>
          </table:table-cell>
          <table:table-cell office:value-type="float" office:value="16">
            <text:p>16</text:p>
          </table:table-cell>
          <table:table-cell table:number-columns-repeated="2"/>
          <table:table-cell office:value-type="string">
            <text:p>1927-10-11 12:21 EST-0500</text:p>
          </table:table-cell>
          <table:table-cell office:value-type="string">
            <text:p>Tue</text:p>
          </table:table-cell>
          <table:table-cell office:value-type="float" office:value="197.398">
            <text:p>197.398</text:p>
          </table:table-cell>
          <table:table-cell office:value-type="float" office:value="29.404">
            <text:p>29.404</text:p>
          </table:table-cell>
          <table:table-cell office:value-type="float" office:value="80.752">
            <text:p>80.752</text:p>
          </table:table-cell>
          <table:table-cell office:value-type="float" office:value="192.006">
            <text:p>192.006</text:p>
          </table:table-cell>
          <table:table-cell office:value-type="float" office:value="16">
            <text:p>16</text:p>
          </table:table-cell>
          <table:table-cell table:number-columns-repeated="2"/>
          <table:table-cell office:value-type="string">
            <text:p>1927-11-09 22:01 EST-0500</text:p>
          </table:table-cell>
          <table:table-cell office:value-type="string">
            <text:p>Wed</text:p>
          </table:table-cell>
          <table:table-cell office:value-type="float" office:value="226.724">
            <text:p>226.724</text:p>
          </table:table-cell>
          <table:table-cell office:value-type="float" office:value="58.729">
            <text:p>58.729</text:p>
          </table:table-cell>
          <table:table-cell office:value-type="float" office:value="78.971">
            <text:p>78.971</text:p>
          </table:table-cell>
          <table:table-cell office:value-type="float" office:value="192.005">
            <text:p>192.005</text:p>
          </table:table-cell>
          <table:table-cell office:value-type="float" office:value="16">
            <text:p>16</text:p>
          </table:table-cell>
          <table:table-cell table:number-columns-repeated="2"/>
          <table:table-cell office:value-type="string">
            <text:p>1927-12-09 09:45 EST-0500</text:p>
          </table:table-cell>
          <table:table-cell office:value-type="string">
            <text:p>Fri</text:p>
          </table:table-cell>
          <table:table-cell office:value-type="float" office:value="256.543">
            <text:p>256.543</text:p>
          </table:table-cell>
          <table:table-cell office:value-type="float" office:value="88.544">
            <text:p>88.544</text:p>
          </table:table-cell>
          <table:table-cell office:value-type="float" office:value="78.692">
            <text:p>78.692</text:p>
          </table:table-cell>
          <table:table-cell office:value-type="float" office:value="192.001">
            <text:p>192.001</text:p>
          </table:table-cell>
          <table:table-cell office:value-type="float" office:value="16">
            <text:p>16</text:p>
          </table:table-cell>
          <table:table-cell table:number-columns-repeated="2"/>
          <table:table-cell office:value-type="string">
            <text:p>1928-01-07 23:31 EST-0500</text:p>
          </table:table-cell>
          <table:table-cell office:value-type="string">
            <text:p>Sat</text:p>
          </table:table-cell>
          <table:table-cell office:value-type="float" office:value="286.662">
            <text:p>286.662</text:p>
          </table:table-cell>
          <table:table-cell office:value-type="float" office:value="118.663">
            <text:p>118.663</text:p>
          </table:table-cell>
          <table:table-cell office:value-type="float" office:value="78.534">
            <text:p>78.534</text:p>
          </table:table-cell>
          <table:table-cell office:value-type="float" office:value="192.001">
            <text:p>192.001</text:p>
          </table:table-cell>
          <table:table-cell office:value-type="float" office:value="16">
            <text:p>16</text:p>
          </table:table-cell>
          <table:table-cell table:number-columns-repeated="2"/>
          <table:table-cell office:value-type="string">
            <text:p>1928-02-06 14:57 EST-0500</text:p>
          </table:table-cell>
          <table:table-cell office:value-type="string">
            <text:p>Mon</text:p>
          </table:table-cell>
          <table:table-cell office:value-type="float" office:value="316.808">
            <text:p>316.808</text:p>
          </table:table-cell>
          <table:table-cell office:value-type="float" office:value="148.809">
            <text:p>148.809</text:p>
          </table:table-cell>
          <table:table-cell office:value-type="float" office:value="76.892">
            <text:p>76.892</text:p>
          </table:table-cell>
          <table:table-cell office:value-type="float" office:value="192.001">
            <text:p>192.001</text:p>
          </table:table-cell>
          <table:table-cell office:value-type="float" office:value="16">
            <text:p>16</text:p>
          </table:table-cell>
          <table:table-cell table:number-columns-repeated="2"/>
          <table:table-cell office:value-type="string">
            <text:p>1928-03-07 07:34 EST-0500</text:p>
          </table:table-cell>
          <table:table-cell office:value-type="string">
            <text:p>Wed</text:p>
          </table:table-cell>
          <table:table-cell office:value-type="float" office:value="346.712">
            <text:p>346.712</text:p>
          </table:table-cell>
          <table:table-cell office:value-type="float" office:value="178.712">
            <text:p>178.712</text:p>
          </table:table-cell>
          <table:table-cell office:value-type="float" office:value="73.693">
            <text:p>73.693</text:p>
          </table:table-cell>
          <table:table-cell office:value-type="float" office:value="192">
            <text:p>192</text:p>
          </table:table-cell>
          <table:table-cell office:value-type="float" office:value="16">
            <text:p>16</text:p>
          </table:table-cell>
          <table:table-cell table:number-columns-repeated="2"/>
          <table:table-cell office:value-type="string">
            <text:p>1928-04-06 00:49 EST-0500</text:p>
          </table:table-cell>
          <table:table-cell office:value-type="string">
            <text:p>Fri</text:p>
          </table:table-cell>
          <table:table-cell office:value-type="float" office:value="16.19">
            <text:p>16.19</text:p>
          </table:table-cell>
          <table:table-cell office:value-type="float" office:value="208.195">
            <text:p>208.195</text:p>
          </table:table-cell>
          <table:table-cell office:value-type="float" office:value="70.763">
            <text:p>70.763</text:p>
          </table:table-cell>
          <table:table-cell office:value-type="float" office:value="192.005">
            <text:p>192.005</text:p>
          </table:table-cell>
          <table:table-cell office:value-type="float" office:value="16">
            <text:p>16</text:p>
          </table:table-cell>
          <table:table-cell table:number-columns-repeated="2"/>
          <table:table-cell office:value-type="string">
            <text:p>1928-05-05 17:47 EST-0500</text:p>
          </table:table-cell>
          <table:table-cell office:value-type="string">
            <text:p>Sat</text:p>
          </table:table-cell>
          <table:table-cell office:value-type="float" office:value="45.17">
            <text:p>45.17</text:p>
          </table:table-cell>
          <table:table-cell office:value-type="float" office:value="237.172">
            <text:p>237.172</text:p>
          </table:table-cell>
          <table:table-cell office:value-type="float" office:value="69.539">
            <text:p>69.539</text:p>
          </table:table-cell>
          <table:table-cell office:value-type="float" office:value="192.002">
            <text:p>192.002</text:p>
          </table:table-cell>
          <table:table-cell office:value-type="float" office:value="16">
            <text:p>16</text:p>
          </table:table-cell>
          <table:table-cell table:number-columns-repeated="2"/>
          <table:table-cell office:value-type="string">
            <text:p>1928-06-04 09:25 EST-0500</text:p>
          </table:table-cell>
          <table:table-cell office:value-type="string">
            <text:p>Mon</text:p>
          </table:table-cell>
          <table:table-cell office:value-type="float" office:value="73.696">
            <text:p>73.696</text:p>
          </table:table-cell>
          <table:table-cell office:value-type="float" office:value="265.698">
            <text:p>265.698</text:p>
          </table:table-cell>
          <table:table-cell office:value-type="float" office:value="69.529">
            <text:p>69.529</text:p>
          </table:table-cell>
          <table:table-cell office:value-type="float" office:value="192.002">
            <text:p>192.002</text:p>
          </table:table-cell>
          <table:table-cell office:value-type="float" office:value="16">
            <text:p>16</text:p>
          </table:table-cell>
          <table:table-cell/>
        </table:table-row>
        <table:table-row table:style-name="ro1">
          <table:table-cell office:value-type="string">
            <text:p>1926-08-24 23:56 EST-0500</text:p>
          </table:table-cell>
          <table:table-cell office:value-type="string">
            <text:p>Tue</text:p>
          </table:table-cell>
          <table:table-cell office:value-type="float" office:value="151.239">
            <text:p>151.239</text:p>
          </table:table-cell>
          <table:table-cell office:value-type="float" office:value="355.242">
            <text:p>355.242</text:p>
          </table:table-cell>
          <table:table-cell office:value-type="float" office:value="105.493">
            <text:p>105.493</text:p>
          </table:table-cell>
          <table:table-cell office:value-type="float" office:value="204.003">
            <text:p>204.003</text:p>
          </table:table-cell>
          <table:table-cell office:value-type="float" office:value="17">
            <text:p>17</text:p>
          </table:table-cell>
          <table:table-cell table:number-columns-repeated="2"/>
          <table:table-cell office:value-type="string">
            <text:p>1926-09-23 08:03 EST-0500</text:p>
          </table:table-cell>
          <table:table-cell office:value-type="string">
            <text:p>Thu</text:p>
          </table:table-cell>
          <table:table-cell office:value-type="float" office:value="179.745">
            <text:p>179.745</text:p>
          </table:table-cell>
          <table:table-cell office:value-type="float" office:value="23.748">
            <text:p>23.748</text:p>
          </table:table-cell>
          <table:table-cell office:value-type="float" office:value="103.033">
            <text:p>103.033</text:p>
          </table:table-cell>
          <table:table-cell office:value-type="float" office:value="204.003">
            <text:p>204.003</text:p>
          </table:table-cell>
          <table:table-cell office:value-type="float" office:value="17">
            <text:p>17</text:p>
          </table:table-cell>
          <table:table-cell table:number-columns-repeated="2"/>
          <table:table-cell office:value-type="string">
            <text:p>1926-10-22 18:38 EST-0500</text:p>
          </table:table-cell>
          <table:table-cell office:value-type="string">
            <text:p>Fri</text:p>
          </table:table-cell>
          <table:table-cell office:value-type="float" office:value="208.817">
            <text:p>208.817</text:p>
          </table:table-cell>
          <table:table-cell office:value-type="float" office:value="52.821">
            <text:p>52.821</text:p>
          </table:table-cell>
          <table:table-cell office:value-type="float" office:value="99.821">
            <text:p>99.821</text:p>
          </table:table-cell>
          <table:table-cell office:value-type="float" office:value="204.004">
            <text:p>204.004</text:p>
          </table:table-cell>
          <table:table-cell office:value-type="float" office:value="17">
            <text:p>17</text:p>
          </table:table-cell>
          <table:table-cell table:number-columns-repeated="2"/>
          <table:table-cell office:value-type="string">
            <text:p>1926-11-21 08:23 EST-0500</text:p>
          </table:table-cell>
          <table:table-cell office:value-type="string">
            <text:p>Sun</text:p>
          </table:table-cell>
          <table:table-cell office:value-type="float" office:value="238.488">
            <text:p>238.488</text:p>
          </table:table-cell>
          <table:table-cell office:value-type="float" office:value="82.488">
            <text:p>82.488</text:p>
          </table:table-cell>
          <table:table-cell office:value-type="float" office:value="97.643">
            <text:p>97.643</text:p>
          </table:table-cell>
          <table:table-cell office:value-type="float" office:value="204">
            <text:p>204</text:p>
          </table:table-cell>
          <table:table-cell office:value-type="float" office:value="17">
            <text:p>17</text:p>
          </table:table-cell>
          <table:table-cell table:number-columns-repeated="2"/>
          <table:table-cell office:value-type="string">
            <text:p>1926-12-21 01:16 EST-0500</text:p>
          </table:table-cell>
          <table:table-cell office:value-type="string">
            <text:p>Tue</text:p>
          </table:table-cell>
          <table:table-cell office:value-type="float" office:value="268.636">
            <text:p>268.636</text:p>
          </table:table-cell>
          <table:table-cell office:value-type="float" office:value="112.639">
            <text:p>112.639</text:p>
          </table:table-cell>
          <table:table-cell office:value-type="float" office:value="97.144">
            <text:p>97.144</text:p>
          </table:table-cell>
          <table:table-cell office:value-type="float" office:value="204.003">
            <text:p>204.003</text:p>
          </table:table-cell>
          <table:table-cell office:value-type="float" office:value="17">
            <text:p>17</text:p>
          </table:table-cell>
          <table:table-cell table:number-columns-repeated="2"/>
          <table:table-cell office:value-type="string">
            <text:p>1927-01-19 20:17 EST-0500</text:p>
          </table:table-cell>
          <table:table-cell office:value-type="string">
            <text:p>Wed</text:p>
          </table:table-cell>
          <table:table-cell office:value-type="float" office:value="298.992">
            <text:p>298.992</text:p>
          </table:table-cell>
          <table:table-cell office:value-type="float" office:value="142.993">
            <text:p>142.993</text:p>
          </table:table-cell>
          <table:table-cell office:value-type="float" office:value="97.09">
            <text:p>97.09</text:p>
          </table:table-cell>
          <table:table-cell office:value-type="float" office:value="204.001">
            <text:p>204.001</text:p>
          </table:table-cell>
          <table:table-cell office:value-type="float" office:value="17">
            <text:p>17</text:p>
          </table:table-cell>
          <table:table-cell table:number-columns-repeated="2"/>
          <table:table-cell office:value-type="string">
            <text:p>1927-02-18 15:49 EST-0500</text:p>
          </table:table-cell>
          <table:table-cell office:value-type="string">
            <text:p>Fri</text:p>
          </table:table-cell>
          <table:table-cell office:value-type="float" office:value="329.218">
            <text:p>329.218</text:p>
          </table:table-cell>
          <table:table-cell office:value-type="float" office:value="173.218">
            <text:p>173.218</text:p>
          </table:table-cell>
          <table:table-cell office:value-type="float" office:value="95.715">
            <text:p>95.715</text:p>
          </table:table-cell>
          <table:table-cell office:value-type="float" office:value="204">
            <text:p>204</text:p>
          </table:table-cell>
          <table:table-cell office:value-type="float" office:value="17">
            <text:p>17</text:p>
          </table:table-cell>
          <table:table-cell table:number-columns-repeated="2"/>
          <table:table-cell office:value-type="string">
            <text:p>1927-03-20 10:18 EST-0500</text:p>
          </table:table-cell>
          <table:table-cell office:value-type="string">
            <text:p>Sun</text:p>
          </table:table-cell>
          <table:table-cell office:value-type="float" office:value="359.027">
            <text:p>359.027</text:p>
          </table:table-cell>
          <table:table-cell office:value-type="float" office:value="203.03">
            <text:p>203.03</text:p>
          </table:table-cell>
          <table:table-cell office:value-type="float" office:value="92.667">
            <text:p>92.667</text:p>
          </table:table-cell>
          <table:table-cell office:value-type="float" office:value="204.003">
            <text:p>204.003</text:p>
          </table:table-cell>
          <table:table-cell office:value-type="float" office:value="17">
            <text:p>17</text:p>
          </table:table-cell>
          <table:table-cell table:number-columns-repeated="2"/>
          <table:table-cell office:value-type="string">
            <text:p>1927-04-19 02:36 EST-0500</text:p>
          </table:table-cell>
          <table:table-cell office:value-type="string">
            <text:p>Tue</text:p>
          </table:table-cell>
          <table:table-cell office:value-type="float" office:value="28.26">
            <text:p>28.26</text:p>
          </table:table-cell>
          <table:table-cell office:value-type="float" office:value="232.263">
            <text:p>232.263</text:p>
          </table:table-cell>
          <table:table-cell office:value-type="float" office:value="89.597">
            <text:p>89.597</text:p>
          </table:table-cell>
          <table:table-cell office:value-type="float" office:value="204.003">
            <text:p>204.003</text:p>
          </table:table-cell>
          <table:table-cell office:value-type="float" office:value="17">
            <text:p>17</text:p>
          </table:table-cell>
          <table:table-cell table:number-columns-repeated="2"/>
          <table:table-cell office:value-type="string">
            <text:p>1927-05-18 16:04 EST-0500</text:p>
          </table:table-cell>
          <table:table-cell office:value-type="string">
            <text:p>Wed</text:p>
          </table:table-cell>
          <table:table-cell office:value-type="float" office:value="56.917">
            <text:p>56.917</text:p>
          </table:table-cell>
          <table:table-cell office:value-type="float" office:value="260.92">
            <text:p>260.92</text:p>
          </table:table-cell>
          <table:table-cell office:value-type="float" office:value="88.072">
            <text:p>88.072</text:p>
          </table:table-cell>
          <table:table-cell office:value-type="float" office:value="204.003">
            <text:p>204.003</text:p>
          </table:table-cell>
          <table:table-cell office:value-type="float" office:value="17">
            <text:p>17</text:p>
          </table:table-cell>
          <table:table-cell table:number-columns-repeated="2"/>
          <table:table-cell office:value-type="string">
            <text:p>1927-06-17 02:41 EST-0500</text:p>
          </table:table-cell>
          <table:table-cell office:value-type="string">
            <text:p>Fri</text:p>
          </table:table-cell>
          <table:table-cell office:value-type="float" office:value="85.128">
            <text:p>85.128</text:p>
          </table:table-cell>
          <table:table-cell office:value-type="float" office:value="289.134">
            <text:p>289.134</text:p>
          </table:table-cell>
          <table:table-cell office:value-type="float" office:value="87.894">
            <text:p>87.894</text:p>
          </table:table-cell>
          <table:table-cell office:value-type="float" office:value="204.006">
            <text:p>204.006</text:p>
          </table:table-cell>
          <table:table-cell office:value-type="float" office:value="17">
            <text:p>17</text:p>
          </table:table-cell>
          <table:table-cell table:number-columns-repeated="2"/>
          <table:table-cell table:style-name="ce11" office:value-type="string">
            <text:p>1927-07-16 10:55 EST-0500</text:p>
          </table:table-cell>
          <table:table-cell table:style-name="ce11" office:value-type="string">
            <text:p>Sat</text:p>
          </table:table-cell>
          <table:table-cell table:style-name="ce11" office:value-type="float" office:value="113.113">
            <text:p>113.113</text:p>
          </table:table-cell>
          <table:table-cell table:style-name="ce11" office:value-type="float" office:value="317.119">
            <text:p>317.119</text:p>
          </table:table-cell>
          <table:table-cell table:style-name="ce11" office:value-type="float" office:value="87.768">
            <text:p>87.768</text:p>
          </table:table-cell>
          <table:table-cell table:style-name="ce11" office:value-type="float" office:value="204.006">
            <text:p>204.006</text:p>
          </table:table-cell>
          <table:table-cell table:style-name="ce11" office:value-type="float" office:value="17">
            <text:p>17</text:p>
          </table:table-cell>
          <table:table-cell table:number-columns-repeated="2"/>
          <table:table-cell office:value-type="string">
            <text:p>1927-08-14 17:47 EST-0500</text:p>
          </table:table-cell>
          <table:table-cell office:value-type="string">
            <text:p>Sun</text:p>
          </table:table-cell>
          <table:table-cell office:value-type="float" office:value="141.132">
            <text:p>141.132</text:p>
          </table:table-cell>
          <table:table-cell office:value-type="float" office:value="345.132">
            <text:p>345.132</text:p>
          </table:table-cell>
          <table:table-cell office:value-type="float" office:value="86.45">
            <text:p>86.45</text:p>
          </table:table-cell>
          <table:table-cell office:value-type="float" office:value="204">
            <text:p>204</text:p>
          </table:table-cell>
          <table:table-cell office:value-type="float" office:value="17">
            <text:p>17</text:p>
          </table:table-cell>
          <table:table-cell table:number-columns-repeated="2"/>
          <table:table-cell office:value-type="string">
            <text:p>1927-09-13 00:35 EST-0500</text:p>
          </table:table-cell>
          <table:table-cell office:value-type="string">
            <text:p>Tue</text:p>
          </table:table-cell>
          <table:table-cell office:value-type="float" office:value="169.441">
            <text:p>169.441</text:p>
          </table:table-cell>
          <table:table-cell office:value-type="float" office:value="13.444">
            <text:p>13.444</text:p>
          </table:table-cell>
          <table:table-cell office:value-type="float" office:value="83.678">
            <text:p>83.678</text:p>
          </table:table-cell>
          <table:table-cell office:value-type="float" office:value="204.003">
            <text:p>204.003</text:p>
          </table:table-cell>
          <table:table-cell office:value-type="float" office:value="17">
            <text:p>17</text:p>
          </table:table-cell>
          <table:table-cell table:number-columns-repeated="2"/>
          <table:table-cell office:value-type="string">
            <text:p>1927-10-12 08:36 EST-0500</text:p>
          </table:table-cell>
          <table:table-cell office:value-type="string">
            <text:p>Wed</text:p>
          </table:table-cell>
          <table:table-cell office:value-type="float" office:value="198.232">
            <text:p>198.232</text:p>
          </table:table-cell>
          <table:table-cell office:value-type="float" office:value="42.234">
            <text:p>42.234</text:p>
          </table:table-cell>
          <table:table-cell office:value-type="float" office:value="80.656">
            <text:p>80.656</text:p>
          </table:table-cell>
          <table:table-cell office:value-type="float" office:value="204.002">
            <text:p>204.002</text:p>
          </table:table-cell>
          <table:table-cell office:value-type="float" office:value="17">
            <text:p>17</text:p>
          </table:table-cell>
          <table:table-cell table:number-columns-repeated="2"/>
          <table:table-cell office:value-type="string">
            <text:p>1927-11-10 18:45 EST-0500</text:p>
          </table:table-cell>
          <table:table-cell office:value-type="string">
            <text:p>Thu</text:p>
          </table:table-cell>
          <table:table-cell office:value-type="float" office:value="227.593">
            <text:p>227.593</text:p>
          </table:table-cell>
          <table:table-cell office:value-type="float" office:value="71.598">
            <text:p>71.598</text:p>
          </table:table-cell>
          <table:table-cell office:value-type="float" office:value="78.951">
            <text:p>78.951</text:p>
          </table:table-cell>
          <table:table-cell office:value-type="float" office:value="204.005">
            <text:p>204.005</text:p>
          </table:table-cell>
          <table:table-cell office:value-type="float" office:value="17">
            <text:p>17</text:p>
          </table:table-cell>
          <table:table-cell table:number-columns-repeated="2"/>
          <table:table-cell office:value-type="string">
            <text:p>1927-12-10 07:26 EST-0500</text:p>
          </table:table-cell>
          <table:table-cell office:value-type="string">
            <text:p>Sat</text:p>
          </table:table-cell>
          <table:table-cell office:value-type="float" office:value="257.461">
            <text:p>257.461</text:p>
          </table:table-cell>
          <table:table-cell office:value-type="float" office:value="101.464">
            <text:p>101.464</text:p>
          </table:table-cell>
          <table:table-cell office:value-type="float" office:value="78.693">
            <text:p>78.693</text:p>
          </table:table-cell>
          <table:table-cell office:value-type="float" office:value="204.003">
            <text:p>204.003</text:p>
          </table:table-cell>
          <table:table-cell office:value-type="float" office:value="17">
            <text:p>17</text:p>
          </table:table-cell>
          <table:table-cell table:number-columns-repeated="2"/>
          <table:table-cell office:value-type="string">
            <text:p>1928-01-08 22:27 EST-0500</text:p>
          </table:table-cell>
          <table:table-cell office:value-type="string">
            <text:p>Sun</text:p>
          </table:table-cell>
          <table:table-cell office:value-type="float" office:value="287.635">
            <text:p>287.635</text:p>
          </table:table-cell>
          <table:table-cell office:value-type="float" office:value="131.64">
            <text:p>131.64</text:p>
          </table:table-cell>
          <table:table-cell office:value-type="float" office:value="78.463">
            <text:p>78.463</text:p>
          </table:table-cell>
          <table:table-cell office:value-type="float" office:value="204.005">
            <text:p>204.005</text:p>
          </table:table-cell>
          <table:table-cell office:value-type="float" office:value="17">
            <text:p>17</text:p>
          </table:table-cell>
          <table:table-cell table:number-columns-repeated="2"/>
          <table:table-cell office:value-type="string">
            <text:p>1928-02-07 15:15 EST-0500</text:p>
          </table:table-cell>
          <table:table-cell office:value-type="string">
            <text:p>Tue</text:p>
          </table:table-cell>
          <table:table-cell office:value-type="float" office:value="317.833">
            <text:p>317.833</text:p>
          </table:table-cell>
          <table:table-cell office:value-type="float" office:value="161.838">
            <text:p>161.838</text:p>
          </table:table-cell>
          <table:table-cell office:value-type="float" office:value="76.7">
            <text:p>76.7</text:p>
          </table:table-cell>
          <table:table-cell office:value-type="float" office:value="204.005">
            <text:p>204.005</text:p>
          </table:table-cell>
          <table:table-cell office:value-type="float" office:value="17">
            <text:p>17</text:p>
          </table:table-cell>
          <table:table-cell table:number-columns-repeated="2"/>
          <table:table-cell office:value-type="string">
            <text:p>1928-03-08 09:09 EST-0500</text:p>
          </table:table-cell>
          <table:table-cell office:value-type="string">
            <text:p>Thu</text:p>
          </table:table-cell>
          <table:table-cell office:value-type="float" office:value="347.778">
            <text:p>347.778</text:p>
          </table:table-cell>
          <table:table-cell office:value-type="float" office:value="191.782">
            <text:p>191.782</text:p>
          </table:table-cell>
          <table:table-cell office:value-type="float" office:value="73.467">
            <text:p>73.467</text:p>
          </table:table-cell>
          <table:table-cell office:value-type="float" office:value="204.004">
            <text:p>204.004</text:p>
          </table:table-cell>
          <table:table-cell office:value-type="float" office:value="17">
            <text:p>17</text:p>
          </table:table-cell>
          <table:table-cell table:number-columns-repeated="2"/>
          <table:table-cell office:value-type="string">
            <text:p>1928-04-07 03:14 EST-0500</text:p>
          </table:table-cell>
          <table:table-cell office:value-type="string">
            <text:p>Sat</text:p>
          </table:table-cell>
          <table:table-cell office:value-type="float" office:value="17.273">
            <text:p>17.273</text:p>
          </table:table-cell>
          <table:table-cell office:value-type="float" office:value="221.274">
            <text:p>221.274</text:p>
          </table:table-cell>
          <table:table-cell office:value-type="float" office:value="70.642">
            <text:p>70.642</text:p>
          </table:table-cell>
          <table:table-cell office:value-type="float" office:value="204.001">
            <text:p>204.001</text:p>
          </table:table-cell>
          <table:table-cell office:value-type="float" office:value="17">
            <text:p>17</text:p>
          </table:table-cell>
          <table:table-cell table:number-columns-repeated="2"/>
          <table:table-cell office:value-type="string">
            <text:p>1928-05-06 20:19 EST-0500</text:p>
          </table:table-cell>
          <table:table-cell office:value-type="string">
            <text:p>Sun</text:p>
          </table:table-cell>
          <table:table-cell office:value-type="float" office:value="46.239">
            <text:p>46.239</text:p>
          </table:table-cell>
          <table:table-cell office:value-type="float" office:value="250.242">
            <text:p>250.242</text:p>
          </table:table-cell>
          <table:table-cell office:value-type="float" office:value="69.529">
            <text:p>69.529</text:p>
          </table:table-cell>
          <table:table-cell office:value-type="float" office:value="204.003">
            <text:p>204.003</text:p>
          </table:table-cell>
          <table:table-cell office:value-type="float" office:value="17">
            <text:p>17</text:p>
          </table:table-cell>
          <table:table-cell table:number-columns-repeated="2"/>
          <table:table-cell office:value-type="string">
            <text:p>1928-06-05 11:17 EST-0500</text:p>
          </table:table-cell>
          <table:table-cell office:value-type="string">
            <text:p>Tue</text:p>
          </table:table-cell>
          <table:table-cell office:value-type="float" office:value="74.727">
            <text:p>74.727</text:p>
          </table:table-cell>
          <table:table-cell office:value-type="float" office:value="278.729">
            <text:p>278.729</text:p>
          </table:table-cell>
          <table:table-cell office:value-type="float" office:value="69.522">
            <text:p>69.522</text:p>
          </table:table-cell>
          <table:table-cell office:value-type="float" office:value="204.002">
            <text:p>204.002</text:p>
          </table:table-cell>
          <table:table-cell office:value-type="float" office:value="17">
            <text:p>17</text:p>
          </table:table-cell>
          <table:table-cell/>
        </table:table-row>
        <table:table-row table:style-name="ro1">
          <table:table-cell office:value-type="string">
            <text:p>1926-08-25 20:24 EST-0500</text:p>
          </table:table-cell>
          <table:table-cell office:value-type="string">
            <text:p>Wed</text:p>
          </table:table-cell>
          <table:table-cell office:value-type="float" office:value="152.062">
            <text:p>152.062</text:p>
          </table:table-cell>
          <table:table-cell office:value-type="float" office:value="8.067">
            <text:p>8.067</text:p>
          </table:table-cell>
          <table:table-cell office:value-type="float" office:value="105.397">
            <text:p>105.397</text:p>
          </table:table-cell>
          <table:table-cell office:value-type="float" office:value="216.005">
            <text:p>216.005</text:p>
          </table:table-cell>
          <table:table-cell office:value-type="float" office:value="18">
            <text:p>18</text:p>
          </table:table-cell>
          <table:table-cell table:number-columns-repeated="2"/>
          <table:table-cell office:value-type="string">
            <text:p>1926-09-24 05:03 EST-0500</text:p>
          </table:table-cell>
          <table:table-cell office:value-type="string">
            <text:p>Fri</text:p>
          </table:table-cell>
          <table:table-cell office:value-type="float" office:value="180.602">
            <text:p>180.602</text:p>
          </table:table-cell>
          <table:table-cell office:value-type="float" office:value="36.607">
            <text:p>36.607</text:p>
          </table:table-cell>
          <table:table-cell office:value-type="float" office:value="102.896">
            <text:p>102.896</text:p>
          </table:table-cell>
          <table:table-cell office:value-type="float" office:value="216.005">
            <text:p>216.005</text:p>
          </table:table-cell>
          <table:table-cell office:value-type="float" office:value="18">
            <text:p>18</text:p>
          </table:table-cell>
          <table:table-cell table:number-columns-repeated="2"/>
          <table:table-cell table:style-name="ce11" office:value-type="string">
            <text:p>1926-10-23 16:42 EST-0500</text:p>
          </table:table-cell>
          <table:table-cell table:style-name="ce11" office:value-type="string">
            <text:p>Sat</text:p>
          </table:table-cell>
          <table:table-cell table:style-name="ce11" office:value-type="float" office:value="209.732">
            <text:p>209.732</text:p>
          </table:table-cell>
          <table:table-cell table:style-name="ce11" office:value-type="float" office:value="65.737">
            <text:p>65.737</text:p>
          </table:table-cell>
          <table:table-cell table:style-name="ce11" office:value-type="float" office:value="99.719">
            <text:p>99.719</text:p>
          </table:table-cell>
          <table:table-cell table:style-name="ce11" office:value-type="float" office:value="216.005">
            <text:p>216.005</text:p>
          </table:table-cell>
          <table:table-cell table:style-name="ce11" office:value-type="float" office:value="18">
            <text:p>18</text:p>
          </table:table-cell>
          <table:table-cell table:number-columns-repeated="2"/>
          <table:table-cell office:value-type="string">
            <text:p>1926-11-22 07:54 EST-0500</text:p>
          </table:table-cell>
          <table:table-cell office:value-type="string">
            <text:p>Mon</text:p>
          </table:table-cell>
          <table:table-cell office:value-type="float" office:value="239.477">
            <text:p>239.477</text:p>
          </table:table-cell>
          <table:table-cell office:value-type="float" office:value="95.482">
            <text:p>95.482</text:p>
          </table:table-cell>
          <table:table-cell office:value-type="float" office:value="97.625">
            <text:p>97.625</text:p>
          </table:table-cell>
          <table:table-cell office:value-type="float" office:value="216.005">
            <text:p>216.005</text:p>
          </table:table-cell>
          <table:table-cell office:value-type="float" office:value="18">
            <text:p>18</text:p>
          </table:table-cell>
          <table:table-cell table:number-columns-repeated="2"/>
          <table:table-cell office:value-type="string">
            <text:p>1926-12-22 02:14 EST-0500</text:p>
          </table:table-cell>
          <table:table-cell office:value-type="string">
            <text:p>Wed</text:p>
          </table:table-cell>
          <table:table-cell office:value-type="float" office:value="269.695">
            <text:p>269.695</text:p>
          </table:table-cell>
          <table:table-cell office:value-type="float" office:value="125.701">
            <text:p>125.701</text:p>
          </table:table-cell>
          <table:table-cell office:value-type="float" office:value="97.156">
            <text:p>97.156</text:p>
          </table:table-cell>
          <table:table-cell office:value-type="float" office:value="216.006">
            <text:p>216.006</text:p>
          </table:table-cell>
          <table:table-cell office:value-type="float" office:value="18">
            <text:p>18</text:p>
          </table:table-cell>
          <table:table-cell table:number-columns-repeated="2"/>
          <table:table-cell office:value-type="string">
            <text:p>1927-01-20 22:18 EST-0500</text:p>
          </table:table-cell>
          <table:table-cell office:value-type="string">
            <text:p>Thu</text:p>
          </table:table-cell>
          <table:table-cell office:value-type="float" office:value="300.095">
            <text:p>300.095</text:p>
          </table:table-cell>
          <table:table-cell office:value-type="float" office:value="156.098">
            <text:p>156.098</text:p>
          </table:table-cell>
          <table:table-cell office:value-type="float" office:value="97.019">
            <text:p>97.019</text:p>
          </table:table-cell>
          <table:table-cell office:value-type="float" office:value="216.003">
            <text:p>216.003</text:p>
          </table:table-cell>
          <table:table-cell office:value-type="float" office:value="18">
            <text:p>18</text:p>
          </table:table-cell>
          <table:table-cell table:number-columns-repeated="2"/>
          <table:table-cell office:value-type="string">
            <text:p>1927-02-19 18:19 EST-0500</text:p>
          </table:table-cell>
          <table:table-cell office:value-type="string">
            <text:p>Sat</text:p>
          </table:table-cell>
          <table:table-cell office:value-type="float" office:value="330.332">
            <text:p>330.332</text:p>
          </table:table-cell>
          <table:table-cell office:value-type="float" office:value="186.336">
            <text:p>186.336</text:p>
          </table:table-cell>
          <table:table-cell office:value-type="float" office:value="95.521">
            <text:p>95.521</text:p>
          </table:table-cell>
          <table:table-cell office:value-type="float" office:value="216.004">
            <text:p>216.004</text:p>
          </table:table-cell>
          <table:table-cell office:value-type="float" office:value="18">
            <text:p>18</text:p>
          </table:table-cell>
          <table:table-cell table:number-columns-repeated="2"/>
          <table:table-cell table:style-name="ce14" office:value-type="string">
            <text:p>1927-03-21 12:38 EST-0500</text:p>
          </table:table-cell>
          <table:table-cell table:style-name="ce14" office:value-type="string">
            <text:p>Mon</text:p>
          </table:table-cell>
          <table:table-cell table:style-name="ce14" office:value-type="float" office:value="0.116">
            <text:p>0.116</text:p>
          </table:table-cell>
          <table:table-cell table:style-name="ce14" office:value-type="float" office:value="216.12">
            <text:p>216.12</text:p>
          </table:table-cell>
          <table:table-cell table:style-name="ce14" office:value-type="float" office:value="92.46">
            <text:p>92.46</text:p>
          </table:table-cell>
          <table:table-cell table:style-name="ce14" office:value-type="float" office:value="216.004">
            <text:p>216.004</text:p>
          </table:table-cell>
          <table:table-cell table:style-name="ce14" office:value-type="float" office:value="18">
            <text:p>18</text:p>
          </table:table-cell>
          <table:table-cell table:number-columns-repeated="2"/>
          <table:table-cell table:style-name="ce16" office:value-type="string">
            <text:p>1927-04-20 04:10 EST-0500</text:p>
          </table:table-cell>
          <table:table-cell table:style-name="ce16" office:value-type="string">
            <text:p>Wed</text:p>
          </table:table-cell>
          <table:table-cell table:style-name="ce16" office:value-type="float" office:value="29.3">
            <text:p>29.3</text:p>
          </table:table-cell>
          <table:table-cell table:style-name="ce16" office:value-type="float" office:value="245.301">
            <text:p>245.301</text:p>
          </table:table-cell>
          <table:table-cell table:style-name="ce16" office:value-type="float" office:value="89.501">
            <text:p>89.501</text:p>
          </table:table-cell>
          <table:table-cell table:style-name="ce16" office:value-type="float" office:value="216.001">
            <text:p>216.001</text:p>
          </table:table-cell>
          <table:table-cell table:style-name="ce17" office:value-type="float" office:value="18">
            <text:p>18</text:p>
          </table:table-cell>
          <table:table-cell table:number-columns-repeated="2"/>
          <table:table-cell office:value-type="string">
            <text:p>1927-05-19 16:27 EST-0500</text:p>
          </table:table-cell>
          <table:table-cell office:value-type="string">
            <text:p>Thu</text:p>
          </table:table-cell>
          <table:table-cell office:value-type="float" office:value="57.895">
            <text:p>57.895</text:p>
          </table:table-cell>
          <table:table-cell office:value-type="float" office:value="273.898">
            <text:p>273.898</text:p>
          </table:table-cell>
          <table:table-cell office:value-type="float" office:value="88.071">
            <text:p>88.071</text:p>
          </table:table-cell>
          <table:table-cell office:value-type="float" office:value="216.003">
            <text:p>216.003</text:p>
          </table:table-cell>
          <table:table-cell office:value-type="float" office:value="18">
            <text:p>18</text:p>
          </table:table-cell>
          <table:table-cell table:number-columns-repeated="2"/>
          <table:table-cell office:value-type="string">
            <text:p>1927-06-18 01:41 EST-0500</text:p>
          </table:table-cell>
          <table:table-cell office:value-type="string">
            <text:p>Sat</text:p>
          </table:table-cell>
          <table:table-cell office:value-type="float" office:value="86.043">
            <text:p>86.043</text:p>
          </table:table-cell>
          <table:table-cell office:value-type="float" office:value="302.047">
            <text:p>302.047</text:p>
          </table:table-cell>
          <table:table-cell office:value-type="float" office:value="87.897">
            <text:p>87.897</text:p>
          </table:table-cell>
          <table:table-cell office:value-type="float" office:value="216.004">
            <text:p>216.004</text:p>
          </table:table-cell>
          <table:table-cell office:value-type="float" office:value="18">
            <text:p>18</text:p>
          </table:table-cell>
          <table:table-cell table:number-columns-repeated="2"/>
          <table:table-cell office:value-type="string">
            <text:p>1927-07-17 08:41 EST-0500</text:p>
          </table:table-cell>
          <table:table-cell office:value-type="string">
            <text:p>Sun</text:p>
          </table:table-cell>
          <table:table-cell office:value-type="float" office:value="113.977">
            <text:p>113.977</text:p>
          </table:table-cell>
          <table:table-cell office:value-type="float" office:value="329.983">
            <text:p>329.983</text:p>
          </table:table-cell>
          <table:table-cell office:value-type="float" office:value="87.713">
            <text:p>87.713</text:p>
          </table:table-cell>
          <table:table-cell office:value-type="float" office:value="216.006">
            <text:p>216.006</text:p>
          </table:table-cell>
          <table:table-cell office:value-type="float" office:value="18">
            <text:p>18</text:p>
          </table:table-cell>
          <table:table-cell table:number-columns-repeated="2"/>
          <table:table-cell office:value-type="string">
            <text:p>1927-08-15 14:39 EST-0500</text:p>
          </table:table-cell>
          <table:table-cell office:value-type="string">
            <text:p>Mon</text:p>
          </table:table-cell>
          <table:table-cell office:value-type="float" office:value="141.967">
            <text:p>141.967</text:p>
          </table:table-cell>
          <table:table-cell office:value-type="float" office:value="357.974">
            <text:p>357.974</text:p>
          </table:table-cell>
          <table:table-cell office:value-type="float" office:value="86.334">
            <text:p>86.334</text:p>
          </table:table-cell>
          <table:table-cell office:value-type="float" office:value="216.007">
            <text:p>216.007</text:p>
          </table:table-cell>
          <table:table-cell office:value-type="float" office:value="18">
            <text:p>18</text:p>
          </table:table-cell>
          <table:table-cell table:number-columns-repeated="2"/>
          <table:table-cell office:value-type="string">
            <text:p>1927-09-13 21:03 EST-0500</text:p>
          </table:table-cell>
          <table:table-cell office:value-type="string">
            <text:p>Tue</text:p>
          </table:table-cell>
          <table:table-cell office:value-type="float" office:value="170.27">
            <text:p>170.27</text:p>
          </table:table-cell>
          <table:table-cell office:value-type="float" office:value="26.276">
            <text:p>26.276</text:p>
          </table:table-cell>
          <table:table-cell office:value-type="float" office:value="83.553">
            <text:p>83.553</text:p>
          </table:table-cell>
          <table:table-cell office:value-type="float" office:value="216.006">
            <text:p>216.006</text:p>
          </table:table-cell>
          <table:table-cell office:value-type="float" office:value="18">
            <text:p>18</text:p>
          </table:table-cell>
          <table:table-cell table:number-columns-repeated="2"/>
          <table:table-cell office:value-type="string">
            <text:p>1927-10-13 05:12 EST-0500</text:p>
          </table:table-cell>
          <table:table-cell office:value-type="string">
            <text:p>Thu</text:p>
          </table:table-cell>
          <table:table-cell office:value-type="float" office:value="199.082">
            <text:p>199.082</text:p>
          </table:table-cell>
          <table:table-cell office:value-type="float" office:value="55.085">
            <text:p>55.085</text:p>
          </table:table-cell>
          <table:table-cell office:value-type="float" office:value="80.588">
            <text:p>80.588</text:p>
          </table:table-cell>
          <table:table-cell office:value-type="float" office:value="216.003">
            <text:p>216.003</text:p>
          </table:table-cell>
          <table:table-cell office:value-type="float" office:value="18">
            <text:p>18</text:p>
          </table:table-cell>
          <table:table-cell table:number-columns-repeated="2"/>
          <table:table-cell office:value-type="string">
            <text:p>1927-11-11 15:59 EST-0500</text:p>
          </table:table-cell>
          <table:table-cell office:value-type="string">
            <text:p>Fri</text:p>
          </table:table-cell>
          <table:table-cell office:value-type="float" office:value="228.482">
            <text:p>228.482</text:p>
          </table:table-cell>
          <table:table-cell office:value-type="float" office:value="84.485">
            <text:p>84.485</text:p>
          </table:table-cell>
          <table:table-cell office:value-type="float" office:value="78.949">
            <text:p>78.949</text:p>
          </table:table-cell>
          <table:table-cell office:value-type="float" office:value="216.003">
            <text:p>216.003</text:p>
          </table:table-cell>
          <table:table-cell office:value-type="float" office:value="18">
            <text:p>18</text:p>
          </table:table-cell>
          <table:table-cell table:number-columns-repeated="2"/>
          <table:table-cell office:value-type="string">
            <text:p>1927-12-11 05:42 EST-0500</text:p>
          </table:table-cell>
          <table:table-cell office:value-type="string">
            <text:p>Sun</text:p>
          </table:table-cell>
          <table:table-cell office:value-type="float" office:value="258.403">
            <text:p>258.403</text:p>
          </table:table-cell>
          <table:table-cell office:value-type="float" office:value="114.408">
            <text:p>114.408</text:p>
          </table:table-cell>
          <table:table-cell office:value-type="float" office:value="78.695">
            <text:p>78.695</text:p>
          </table:table-cell>
          <table:table-cell office:value-type="float" office:value="216.005">
            <text:p>216.005</text:p>
          </table:table-cell>
          <table:table-cell office:value-type="float" office:value="18">
            <text:p>18</text:p>
          </table:table-cell>
          <table:table-cell table:number-columns-repeated="2"/>
          <table:table-cell office:value-type="string">
            <text:p>1928-01-09 21:59 EST-0500</text:p>
          </table:table-cell>
          <table:table-cell office:value-type="string">
            <text:p>Mon</text:p>
          </table:table-cell>
          <table:table-cell office:value-type="float" office:value="288.634">
            <text:p>288.634</text:p>
          </table:table-cell>
          <table:table-cell office:value-type="float" office:value="144.64">
            <text:p>144.64</text:p>
          </table:table-cell>
          <table:table-cell office:value-type="float" office:value="78.38">
            <text:p>78.38</text:p>
          </table:table-cell>
          <table:table-cell office:value-type="float" office:value="216.006">
            <text:p>216.006</text:p>
          </table:table-cell>
          <table:table-cell office:value-type="float" office:value="18">
            <text:p>18</text:p>
          </table:table-cell>
          <table:table-cell table:number-columns-repeated="2"/>
          <table:table-cell office:value-type="string">
            <text:p>1928-02-08 16:08 EST-0500</text:p>
          </table:table-cell>
          <table:table-cell office:value-type="string">
            <text:p>Wed</text:p>
          </table:table-cell>
          <table:table-cell office:value-type="float" office:value="318.883">
            <text:p>318.883</text:p>
          </table:table-cell>
          <table:table-cell office:value-type="float" office:value="174.886">
            <text:p>174.886</text:p>
          </table:table-cell>
          <table:table-cell office:value-type="float" office:value="76.511">
            <text:p>76.511</text:p>
          </table:table-cell>
          <table:table-cell office:value-type="float" office:value="216.003">
            <text:p>216.003</text:p>
          </table:table-cell>
          <table:table-cell office:value-type="float" office:value="18">
            <text:p>18</text:p>
          </table:table-cell>
          <table:table-cell table:number-columns-repeated="2"/>
          <table:table-cell office:value-type="string">
            <text:p>1928-03-09 11:11 EST-0500</text:p>
          </table:table-cell>
          <table:table-cell office:value-type="string">
            <text:p>Fri</text:p>
          </table:table-cell>
          <table:table-cell office:value-type="float" office:value="348.861">
            <text:p>348.861</text:p>
          </table:table-cell>
          <table:table-cell office:value-type="float" office:value="204.862">
            <text:p>204.862</text:p>
          </table:table-cell>
          <table:table-cell office:value-type="float" office:value="73.279">
            <text:p>73.279</text:p>
          </table:table-cell>
          <table:table-cell office:value-type="float" office:value="216.001">
            <text:p>216.001</text:p>
          </table:table-cell>
          <table:table-cell office:value-type="float" office:value="18">
            <text:p>18</text:p>
          </table:table-cell>
          <table:table-cell table:number-columns-repeated="2"/>
          <table:table-cell office:value-type="string">
            <text:p>1928-04-08 05:51 EST-0500</text:p>
          </table:table-cell>
          <table:table-cell office:value-type="string">
            <text:p>Sun</text:p>
          </table:table-cell>
          <table:table-cell office:value-type="float" office:value="18.362">
            <text:p>18.362</text:p>
          </table:table-cell>
          <table:table-cell office:value-type="float" office:value="234.365">
            <text:p>234.365</text:p>
          </table:table-cell>
          <table:table-cell office:value-type="float" office:value="70.57">
            <text:p>70.57</text:p>
          </table:table-cell>
          <table:table-cell office:value-type="float" office:value="216.003">
            <text:p>216.003</text:p>
          </table:table-cell>
          <table:table-cell office:value-type="float" office:value="18">
            <text:p>18</text:p>
          </table:table-cell>
          <table:table-cell table:number-columns-repeated="2"/>
          <table:table-cell office:value-type="string">
            <text:p>1928-05-07 22:43 EST-0500</text:p>
          </table:table-cell>
          <table:table-cell office:value-type="string">
            <text:p>Mon</text:p>
          </table:table-cell>
          <table:table-cell office:value-type="float" office:value="47.303">
            <text:p>47.303</text:p>
          </table:table-cell>
          <table:table-cell office:value-type="float" office:value="263.308">
            <text:p>263.308</text:p>
          </table:table-cell>
          <table:table-cell office:value-type="float" office:value="69.54">
            <text:p>69.54</text:p>
          </table:table-cell>
          <table:table-cell office:value-type="float" office:value="216.005">
            <text:p>216.005</text:p>
          </table:table-cell>
          <table:table-cell office:value-type="float" office:value="18">
            <text:p>18</text:p>
          </table:table-cell>
          <table:table-cell table:number-columns-repeated="2"/>
          <table:table-cell office:value-type="string">
            <text:p>1928-06-06 12:45 EST-0500</text:p>
          </table:table-cell>
          <table:table-cell office:value-type="string">
            <text:p>Wed</text:p>
          </table:table-cell>
          <table:table-cell office:value-type="float" office:value="75.741">
            <text:p>75.741</text:p>
          </table:table-cell>
          <table:table-cell office:value-type="float" office:value="291.746">
            <text:p>291.746</text:p>
          </table:table-cell>
          <table:table-cell office:value-type="float" office:value="69.51">
            <text:p>69.51</text:p>
          </table:table-cell>
          <table:table-cell office:value-type="float" office:value="216.005">
            <text:p>216.005</text:p>
          </table:table-cell>
          <table:table-cell office:value-type="float" office:value="18">
            <text:p>18</text:p>
          </table:table-cell>
          <table:table-cell/>
        </table:table-row>
        <table:table-row table:style-name="ro1">
          <table:table-cell office:value-type="string">
            <text:p>1926-08-26 17:17 EST-0500</text:p>
          </table:table-cell>
          <table:table-cell office:value-type="string">
            <text:p>Thu</text:p>
          </table:table-cell>
          <table:table-cell office:value-type="float" office:value="152.901">
            <text:p>152.901</text:p>
          </table:table-cell>
          <table:table-cell office:value-type="float" office:value="20.904">
            <text:p>20.904</text:p>
          </table:table-cell>
          <table:table-cell office:value-type="float" office:value="105.306">
            <text:p>105.306</text:p>
          </table:table-cell>
          <table:table-cell office:value-type="float" office:value="228.003">
            <text:p>228.003</text:p>
          </table:table-cell>
          <table:table-cell office:value-type="float" office:value="19">
            <text:p>19</text:p>
          </table:table-cell>
          <table:table-cell table:number-columns-repeated="2"/>
          <table:table-cell office:value-type="string">
            <text:p>1926-09-25 02:40 EST-0500</text:p>
          </table:table-cell>
          <table:table-cell office:value-type="string">
            <text:p>Sat</text:p>
          </table:table-cell>
          <table:table-cell office:value-type="float" office:value="181.484">
            <text:p>181.484</text:p>
          </table:table-cell>
          <table:table-cell office:value-type="float" office:value="49.49">
            <text:p>49.49</text:p>
          </table:table-cell>
          <table:table-cell office:value-type="float" office:value="102.782">
            <text:p>102.782</text:p>
          </table:table-cell>
          <table:table-cell office:value-type="float" office:value="228.006">
            <text:p>228.006</text:p>
          </table:table-cell>
          <table:table-cell office:value-type="float" office:value="19">
            <text:p>19</text:p>
          </table:table-cell>
          <table:table-cell table:number-columns-repeated="2"/>
          <table:table-cell office:value-type="string">
            <text:p>1926-10-24 15:32 EST-0500</text:p>
          </table:table-cell>
          <table:table-cell office:value-type="string">
            <text:p>Sun</text:p>
          </table:table-cell>
          <table:table-cell office:value-type="float" office:value="210.68">
            <text:p>210.68</text:p>
          </table:table-cell>
          <table:table-cell office:value-type="float" office:value="78.682">
            <text:p>78.682</text:p>
          </table:table-cell>
          <table:table-cell office:value-type="float" office:value="99.653">
            <text:p>99.653</text:p>
          </table:table-cell>
          <table:table-cell office:value-type="float" office:value="228.002">
            <text:p>228.002</text:p>
          </table:table-cell>
          <table:table-cell office:value-type="float" office:value="19">
            <text:p>19</text:p>
          </table:table-cell>
          <table:table-cell table:number-columns-repeated="2"/>
          <table:table-cell office:value-type="string">
            <text:p>1926-11-23 08:10 EST-0500</text:p>
          </table:table-cell>
          <table:table-cell office:value-type="string">
            <text:p>Tue</text:p>
          </table:table-cell>
          <table:table-cell office:value-type="float" office:value="240.499">
            <text:p>240.499</text:p>
          </table:table-cell>
          <table:table-cell office:value-type="float" office:value="108.5">
            <text:p>108.5</text:p>
          </table:table-cell>
          <table:table-cell office:value-type="float" office:value="97.633">
            <text:p>97.633</text:p>
          </table:table-cell>
          <table:table-cell office:value-type="float" office:value="228.001">
            <text:p>228.001</text:p>
          </table:table-cell>
          <table:table-cell office:value-type="float" office:value="19">
            <text:p>19</text:p>
          </table:table-cell>
          <table:table-cell table:number-columns-repeated="2"/>
          <table:table-cell office:value-type="string">
            <text:p>1926-12-23 03:46 EST-0500</text:p>
          </table:table-cell>
          <table:table-cell office:value-type="string">
            <text:p>Thu</text:p>
          </table:table-cell>
          <table:table-cell office:value-type="float" office:value="270.779">
            <text:p>270.779</text:p>
          </table:table-cell>
          <table:table-cell office:value-type="float" office:value="138.783">
            <text:p>138.783</text:p>
          </table:table-cell>
          <table:table-cell office:value-type="float" office:value="97.169">
            <text:p>97.169</text:p>
          </table:table-cell>
          <table:table-cell office:value-type="float" office:value="228.004">
            <text:p>228.004</text:p>
          </table:table-cell>
          <table:table-cell office:value-type="float" office:value="19">
            <text:p>19</text:p>
          </table:table-cell>
          <table:table-cell table:number-columns-repeated="2"/>
          <table:table-cell office:value-type="string">
            <text:p>1927-01-22 00:39 EST-0500</text:p>
          </table:table-cell>
          <table:table-cell office:value-type="string">
            <text:p>Sat</text:p>
          </table:table-cell>
          <table:table-cell office:value-type="float" office:value="301.212">
            <text:p>301.212</text:p>
          </table:table-cell>
          <table:table-cell office:value-type="float" office:value="169.217">
            <text:p>169.217</text:p>
          </table:table-cell>
          <table:table-cell office:value-type="float" office:value="96.943">
            <text:p>96.943</text:p>
          </table:table-cell>
          <table:table-cell office:value-type="float" office:value="228.005">
            <text:p>228.005</text:p>
          </table:table-cell>
          <table:table-cell office:value-type="float" office:value="19">
            <text:p>19</text:p>
          </table:table-cell>
          <table:table-cell table:number-columns-repeated="2"/>
          <table:table-cell office:value-type="string">
            <text:p>1927-02-20 20:51 EST-0500</text:p>
          </table:table-cell>
          <table:table-cell office:value-type="string">
            <text:p>Sun</text:p>
          </table:table-cell>
          <table:table-cell office:value-type="float" office:value="331.445">
            <text:p>331.445</text:p>
          </table:table-cell>
          <table:table-cell office:value-type="float" office:value="199.45">
            <text:p>199.45</text:p>
          </table:table-cell>
          <table:table-cell office:value-type="float" office:value="95.352">
            <text:p>95.352</text:p>
          </table:table-cell>
          <table:table-cell office:value-type="float" office:value="228.005">
            <text:p>228.005</text:p>
          </table:table-cell>
          <table:table-cell office:value-type="float" office:value="19">
            <text:p>19</text:p>
          </table:table-cell>
          <table:table-cell table:number-columns-repeated="2"/>
          <table:table-cell office:value-type="string">
            <text:p>1927-03-22 14:45 EST-0500</text:p>
          </table:table-cell>
          <table:table-cell office:value-type="string">
            <text:p>Tue</text:p>
          </table:table-cell>
          <table:table-cell office:value-type="float" office:value="1.195">
            <text:p>1.195</text:p>
          </table:table-cell>
          <table:table-cell office:value-type="float" office:value="229.195">
            <text:p>229.195</text:p>
          </table:table-cell>
          <table:table-cell office:value-type="float" office:value="92.309">
            <text:p>92.309</text:p>
          </table:table-cell>
          <table:table-cell office:value-type="float" office:value="228">
            <text:p>228</text:p>
          </table:table-cell>
          <table:table-cell office:value-type="float" office:value="19">
            <text:p>19</text:p>
          </table:table-cell>
          <table:table-cell table:number-columns-repeated="2"/>
          <table:table-cell office:value-type="string">
            <text:p>1927-04-21 05:22 EST-0500</text:p>
          </table:table-cell>
          <table:table-cell office:value-type="string">
            <text:p>Thu</text:p>
          </table:table-cell>
          <table:table-cell office:value-type="float" office:value="30.324">
            <text:p>30.324</text:p>
          </table:table-cell>
          <table:table-cell office:value-type="float" office:value="258.326">
            <text:p>258.326</text:p>
          </table:table-cell>
          <table:table-cell office:value-type="float" office:value="89.453">
            <text:p>89.453</text:p>
          </table:table-cell>
          <table:table-cell office:value-type="float" office:value="228.002">
            <text:p>228.002</text:p>
          </table:table-cell>
          <table:table-cell office:value-type="float" office:value="19">
            <text:p>19</text:p>
          </table:table-cell>
          <table:table-cell table:number-columns-repeated="2"/>
          <table:table-cell office:value-type="string">
            <text:p>1927-05-20 16:25 EST-0500</text:p>
          </table:table-cell>
          <table:table-cell office:value-type="string">
            <text:p>Fri</text:p>
          </table:table-cell>
          <table:table-cell office:value-type="float" office:value="58.855">
            <text:p>58.855</text:p>
          </table:table-cell>
          <table:table-cell office:value-type="float" office:value="286.861">
            <text:p>286.861</text:p>
          </table:table-cell>
          <table:table-cell office:value-type="float" office:value="88.087">
            <text:p>88.087</text:p>
          </table:table-cell>
          <table:table-cell office:value-type="float" office:value="228.006">
            <text:p>228.006</text:p>
          </table:table-cell>
          <table:table-cell office:value-type="float" office:value="19">
            <text:p>19</text:p>
          </table:table-cell>
          <table:table-cell table:number-columns-repeated="2"/>
          <table:table-cell office:value-type="string">
            <text:p>1927-06-19 00:21 EST-0500</text:p>
          </table:table-cell>
          <table:table-cell office:value-type="string">
            <text:p>Sun</text:p>
          </table:table-cell>
          <table:table-cell office:value-type="float" office:value="86.944">
            <text:p>86.944</text:p>
          </table:table-cell>
          <table:table-cell office:value-type="float" office:value="314.947">
            <text:p>314.947</text:p>
          </table:table-cell>
          <table:table-cell office:value-type="float" office:value="87.899">
            <text:p>87.899</text:p>
          </table:table-cell>
          <table:table-cell office:value-type="float" office:value="228.003">
            <text:p>228.003</text:p>
          </table:table-cell>
          <table:table-cell office:value-type="float" office:value="19">
            <text:p>19</text:p>
          </table:table-cell>
          <table:table-cell table:number-columns-repeated="2"/>
          <table:table-cell office:value-type="string">
            <text:p>1927-07-18 06:15 EST-0500</text:p>
          </table:table-cell>
          <table:table-cell office:value-type="string">
            <text:p>Mon</text:p>
          </table:table-cell>
          <table:table-cell office:value-type="float" office:value="114.835">
            <text:p>114.835</text:p>
          </table:table-cell>
          <table:table-cell office:value-type="float" office:value="342.838">
            <text:p>342.838</text:p>
          </table:table-cell>
          <table:table-cell office:value-type="float" office:value="87.659">
            <text:p>87.659</text:p>
          </table:table-cell>
          <table:table-cell office:value-type="float" office:value="228.003">
            <text:p>228.003</text:p>
          </table:table-cell>
          <table:table-cell office:value-type="float" office:value="19">
            <text:p>19</text:p>
          </table:table-cell>
          <table:table-cell table:number-columns-repeated="2"/>
          <table:table-cell office:value-type="string">
            <text:p>1927-08-16 11:33 EST-0500</text:p>
          </table:table-cell>
          <table:table-cell office:value-type="string">
            <text:p>Tue</text:p>
          </table:table-cell>
          <table:table-cell office:value-type="float" office:value="142.804">
            <text:p>142.804</text:p>
          </table:table-cell>
          <table:table-cell office:value-type="float" office:value="10.806">
            <text:p>10.806</text:p>
          </table:table-cell>
          <table:table-cell office:value-type="float" office:value="86.233">
            <text:p>86.233</text:p>
          </table:table-cell>
          <table:table-cell office:value-type="float" office:value="228.002">
            <text:p>228.002</text:p>
          </table:table-cell>
          <table:table-cell office:value-type="float" office:value="19">
            <text:p>19</text:p>
          </table:table-cell>
          <table:table-cell table:number-columns-repeated="2"/>
          <table:table-cell office:value-type="string">
            <text:p>1927-09-14 17:48 EST-0500</text:p>
          </table:table-cell>
          <table:table-cell office:value-type="string">
            <text:p>Wed</text:p>
          </table:table-cell>
          <table:table-cell office:value-type="float" office:value="171.113">
            <text:p>171.113</text:p>
          </table:table-cell>
          <table:table-cell office:value-type="float" office:value="39.117">
            <text:p>39.117</text:p>
          </table:table-cell>
          <table:table-cell office:value-type="float" office:value="83.458">
            <text:p>83.458</text:p>
          </table:table-cell>
          <table:table-cell office:value-type="float" office:value="228.004">
            <text:p>228.004</text:p>
          </table:table-cell>
          <table:table-cell office:value-type="float" office:value="19">
            <text:p>19</text:p>
          </table:table-cell>
          <table:table-cell table:number-columns-repeated="2"/>
          <table:table-cell office:value-type="string">
            <text:p>1927-10-14 02:17 EST-0500</text:p>
          </table:table-cell>
          <table:table-cell office:value-type="string">
            <text:p>Fri</text:p>
          </table:table-cell>
          <table:table-cell office:value-type="float" office:value="199.952">
            <text:p>199.952</text:p>
          </table:table-cell>
          <table:table-cell office:value-type="float" office:value="67.953">
            <text:p>67.953</text:p>
          </table:table-cell>
          <table:table-cell office:value-type="float" office:value="80.551">
            <text:p>80.551</text:p>
          </table:table-cell>
          <table:table-cell office:value-type="float" office:value="228.001">
            <text:p>228.001</text:p>
          </table:table-cell>
          <table:table-cell office:value-type="float" office:value="19">
            <text:p>19</text:p>
          </table:table-cell>
          <table:table-cell table:number-columns-repeated="2"/>
          <table:table-cell office:value-type="string">
            <text:p>1927-11-12 13:51 EST-0500</text:p>
          </table:table-cell>
          <table:table-cell office:value-type="string">
            <text:p>Sat</text:p>
          </table:table-cell>
          <table:table-cell office:value-type="float" office:value="229.399">
            <text:p>229.399</text:p>
          </table:table-cell>
          <table:table-cell office:value-type="float" office:value="97.4">
            <text:p>97.4</text:p>
          </table:table-cell>
          <table:table-cell office:value-type="float" office:value="78.964">
            <text:p>78.964</text:p>
          </table:table-cell>
          <table:table-cell office:value-type="float" office:value="228.001">
            <text:p>228.001</text:p>
          </table:table-cell>
          <table:table-cell office:value-type="float" office:value="19">
            <text:p>19</text:p>
          </table:table-cell>
          <table:table-cell table:number-columns-repeated="2"/>
          <table:table-cell office:value-type="string">
            <text:p>1927-12-12 04:39 EST-0500</text:p>
          </table:table-cell>
          <table:table-cell office:value-type="string">
            <text:p>Mon</text:p>
          </table:table-cell>
          <table:table-cell office:value-type="float" office:value="259.375">
            <text:p>259.375</text:p>
          </table:table-cell>
          <table:table-cell office:value-type="float" office:value="127.378">
            <text:p>127.378</text:p>
          </table:table-cell>
          <table:table-cell office:value-type="float" office:value="78.694">
            <text:p>78.694</text:p>
          </table:table-cell>
          <table:table-cell office:value-type="float" office:value="228.003">
            <text:p>228.003</text:p>
          </table:table-cell>
          <table:table-cell office:value-type="float" office:value="19">
            <text:p>19</text:p>
          </table:table-cell>
          <table:table-cell table:number-columns-repeated="2"/>
          <table:table-cell office:value-type="string">
            <text:p>1928-01-10 22:13 EST-0500</text:p>
          </table:table-cell>
          <table:table-cell office:value-type="string">
            <text:p>Tue</text:p>
          </table:table-cell>
          <table:table-cell office:value-type="float" office:value="289.663">
            <text:p>289.663</text:p>
          </table:table-cell>
          <table:table-cell office:value-type="float" office:value="157.666">
            <text:p>157.666</text:p>
          </table:table-cell>
          <table:table-cell office:value-type="float" office:value="78.293">
            <text:p>78.293</text:p>
          </table:table-cell>
          <table:table-cell office:value-type="float" office:value="228.003">
            <text:p>228.003</text:p>
          </table:table-cell>
          <table:table-cell office:value-type="float" office:value="19">
            <text:p>19</text:p>
          </table:table-cell>
          <table:table-cell table:number-columns-repeated="2"/>
          <table:table-cell office:value-type="string">
            <text:p>1928-02-09 17:38 EST-0500</text:p>
          </table:table-cell>
          <table:table-cell office:value-type="string">
            <text:p>Thu</text:p>
          </table:table-cell>
          <table:table-cell office:value-type="float" office:value="319.958">
            <text:p>319.958</text:p>
          </table:table-cell>
          <table:table-cell office:value-type="float" office:value="187.963">
            <text:p>187.963</text:p>
          </table:table-cell>
          <table:table-cell office:value-type="float" office:value="76.345">
            <text:p>76.345</text:p>
          </table:table-cell>
          <table:table-cell office:value-type="float" office:value="228.005">
            <text:p>228.005</text:p>
          </table:table-cell>
          <table:table-cell office:value-type="float" office:value="19">
            <text:p>19</text:p>
          </table:table-cell>
          <table:table-cell table:number-columns-repeated="2"/>
          <table:table-cell office:value-type="string">
            <text:p>1928-03-10 13:36 EST-0500</text:p>
          </table:table-cell>
          <table:table-cell office:value-type="string">
            <text:p>Sat</text:p>
          </table:table-cell>
          <table:table-cell office:value-type="float" office:value="349.96">
            <text:p>349.96</text:p>
          </table:table-cell>
          <table:table-cell office:value-type="float" office:value="217.964">
            <text:p>217.964</text:p>
          </table:table-cell>
          <table:table-cell office:value-type="float" office:value="73.144">
            <text:p>73.144</text:p>
          </table:table-cell>
          <table:table-cell office:value-type="float" office:value="228.004">
            <text:p>228.004</text:p>
          </table:table-cell>
          <table:table-cell office:value-type="float" office:value="19">
            <text:p>19</text:p>
          </table:table-cell>
          <table:table-cell table:number-columns-repeated="2"/>
          <table:table-cell office:value-type="string">
            <text:p>1928-04-09 08:29 EST-0500</text:p>
          </table:table-cell>
          <table:table-cell office:value-type="string">
            <text:p>Mon</text:p>
          </table:table-cell>
          <table:table-cell office:value-type="float" office:value="19.451">
            <text:p>19.451</text:p>
          </table:table-cell>
          <table:table-cell office:value-type="float" office:value="247.455">
            <text:p>247.455</text:p>
          </table:table-cell>
          <table:table-cell office:value-type="float" office:value="70.543">
            <text:p>70.543</text:p>
          </table:table-cell>
          <table:table-cell office:value-type="float" office:value="228.004">
            <text:p>228.004</text:p>
          </table:table-cell>
          <table:table-cell office:value-type="float" office:value="19">
            <text:p>19</text:p>
          </table:table-cell>
          <table:table-cell table:number-columns-repeated="2"/>
          <table:table-cell office:value-type="string">
            <text:p>1928-05-09 00:48 EST-0500</text:p>
          </table:table-cell>
          <table:table-cell office:value-type="string">
            <text:p>Wed</text:p>
          </table:table-cell>
          <table:table-cell office:value-type="float" office:value="48.353">
            <text:p>48.353</text:p>
          </table:table-cell>
          <table:table-cell office:value-type="float" office:value="276.356">
            <text:p>276.356</text:p>
          </table:table-cell>
          <table:table-cell office:value-type="float" office:value="69.564">
            <text:p>69.564</text:p>
          </table:table-cell>
          <table:table-cell office:value-type="float" office:value="228.003">
            <text:p>228.003</text:p>
          </table:table-cell>
          <table:table-cell office:value-type="float" office:value="19">
            <text:p>19</text:p>
          </table:table-cell>
          <table:table-cell table:number-columns-repeated="2"/>
          <table:table-cell office:value-type="string">
            <text:p>1928-06-07 13:44 EST-0500</text:p>
          </table:table-cell>
          <table:table-cell office:value-type="string">
            <text:p>Thu</text:p>
          </table:table-cell>
          <table:table-cell office:value-type="float" office:value="76.737">
            <text:p>76.737</text:p>
          </table:table-cell>
          <table:table-cell office:value-type="float" office:value="304.741">
            <text:p>304.741</text:p>
          </table:table-cell>
          <table:table-cell office:value-type="float" office:value="69.495">
            <text:p>69.495</text:p>
          </table:table-cell>
          <table:table-cell office:value-type="float" office:value="228.004">
            <text:p>228.004</text:p>
          </table:table-cell>
          <table:table-cell office:value-type="float" office:value="19">
            <text:p>19</text:p>
          </table:table-cell>
          <table:table-cell/>
        </table:table-row>
        <table:table-row table:style-name="ro4">
          <table:table-cell office:value-type="string">
            <text:p>1926-08-27 14:45 EST-0500</text:p>
          </table:table-cell>
          <table:table-cell office:value-type="string">
            <text:p>Fri</text:p>
          </table:table-cell>
          <table:table-cell office:value-type="float" office:value="153.765">
            <text:p>153.765</text:p>
          </table:table-cell>
          <table:table-cell office:value-type="float" office:value="33.765">
            <text:p>33.765</text:p>
          </table:table-cell>
          <table:table-cell office:value-type="float" office:value="105.232">
            <text:p>105.232</text:p>
          </table:table-cell>
          <table:table-cell office:value-type="float" office:value="240">
            <text:p>240</text:p>
          </table:table-cell>
          <table:table-cell office:value-type="float" office:value="20">
            <text:p>20</text:p>
          </table:table-cell>
          <table:table-cell table:number-columns-repeated="2"/>
          <table:table-cell office:value-type="string">
            <text:p>1926-09-26 01:03 EST-0500</text:p>
          </table:table-cell>
          <table:table-cell office:value-type="string">
            <text:p>Sun</text:p>
          </table:table-cell>
          <table:table-cell office:value-type="float" office:value="182.398">
            <text:p>182.398</text:p>
          </table:table-cell>
          <table:table-cell office:value-type="float" office:value="62.399">
            <text:p>62.399</text:p>
          </table:table-cell>
          <table:table-cell office:value-type="float" office:value="102.701">
            <text:p>102.701</text:p>
          </table:table-cell>
          <table:table-cell office:value-type="float" office:value="240.001">
            <text:p>240.001</text:p>
          </table:table-cell>
          <table:table-cell office:value-type="float" office:value="20">
            <text:p>20</text:p>
          </table:table-cell>
          <table:table-cell table:number-columns-repeated="2"/>
          <table:table-cell office:value-type="string">
            <text:p>1926-10-25 15:12 EST-0500</text:p>
          </table:table-cell>
          <table:table-cell office:value-type="string">
            <text:p>Mon</text:p>
          </table:table-cell>
          <table:table-cell office:value-type="float" office:value="211.663">
            <text:p>211.663</text:p>
          </table:table-cell>
          <table:table-cell office:value-type="float" office:value="91.663">
            <text:p>91.663</text:p>
          </table:table-cell>
          <table:table-cell office:value-type="float" office:value="99.622">
            <text:p>99.622</text:p>
          </table:table-cell>
          <table:table-cell office:value-type="float" office:value="240">
            <text:p>240</text:p>
          </table:table-cell>
          <table:table-cell office:value-type="float" office:value="20">
            <text:p>20</text:p>
          </table:table-cell>
          <table:table-cell table:number-columns-repeated="2"/>
          <table:table-cell office:value-type="string">
            <text:p>1926-11-24 09:10 EST-0500</text:p>
          </table:table-cell>
          <table:table-cell office:value-type="string">
            <text:p>Wed</text:p>
          </table:table-cell>
          <table:table-cell office:value-type="float" office:value="241.552">
            <text:p>241.552</text:p>
          </table:table-cell>
          <table:table-cell office:value-type="float" office:value="121.552">
            <text:p>121.552</text:p>
          </table:table-cell>
          <table:table-cell office:value-type="float" office:value="97.658">
            <text:p>97.658</text:p>
          </table:table-cell>
          <table:table-cell office:value-type="float" office:value="240">
            <text:p>240</text:p>
          </table:table-cell>
          <table:table-cell office:value-type="float" office:value="20">
            <text:p>20</text:p>
          </table:table-cell>
          <table:table-cell table:number-columns-repeated="2"/>
          <table:table-cell office:value-type="string">
            <text:p>1926-12-24 05:48 EST-0500</text:p>
          </table:table-cell>
          <table:table-cell office:value-type="string">
            <text:p>Fri</text:p>
          </table:table-cell>
          <table:table-cell office:value-type="float" office:value="271.884">
            <text:p>271.884</text:p>
          </table:table-cell>
          <table:table-cell office:value-type="float" office:value="151.889">
            <text:p>151.889</text:p>
          </table:table-cell>
          <table:table-cell office:value-type="float" office:value="97.181">
            <text:p>97.181</text:p>
          </table:table-cell>
          <table:table-cell office:value-type="float" office:value="240.005">
            <text:p>240.005</text:p>
          </table:table-cell>
          <table:table-cell office:value-type="float" office:value="20">
            <text:p>20</text:p>
          </table:table-cell>
          <table:table-cell table:number-columns-repeated="2"/>
          <table:table-cell office:value-type="string">
            <text:p>1927-01-23 03:10 EST-0500</text:p>
          </table:table-cell>
          <table:table-cell office:value-type="string">
            <text:p>Sun</text:p>
          </table:table-cell>
          <table:table-cell office:value-type="float" office:value="302.336">
            <text:p>302.336</text:p>
          </table:table-cell>
          <table:table-cell office:value-type="float" office:value="182.338">
            <text:p>182.338</text:p>
          </table:table-cell>
          <table:table-cell office:value-type="float" office:value="96.875">
            <text:p>96.875</text:p>
          </table:table-cell>
          <table:table-cell office:value-type="float" office:value="240.002">
            <text:p>240.002</text:p>
          </table:table-cell>
          <table:table-cell office:value-type="float" office:value="20">
            <text:p>20</text:p>
          </table:table-cell>
          <table:table-cell table:number-columns-repeated="2"/>
          <table:table-cell office:value-type="string">
            <text:p>1927-02-21 23:17 EST-0500</text:p>
          </table:table-cell>
          <table:table-cell office:value-type="string">
            <text:p>Mon</text:p>
          </table:table-cell>
          <table:table-cell office:value-type="float" office:value="332.554">
            <text:p>332.554</text:p>
          </table:table-cell>
          <table:table-cell office:value-type="float" office:value="212.559">
            <text:p>212.559</text:p>
          </table:table-cell>
          <table:table-cell office:value-type="float" office:value="95.225">
            <text:p>95.225</text:p>
          </table:table-cell>
          <table:table-cell office:value-type="float" office:value="240.005">
            <text:p>240.005</text:p>
          </table:table-cell>
          <table:table-cell office:value-type="float" office:value="20">
            <text:p>20</text:p>
          </table:table-cell>
          <table:table-cell table:number-columns-repeated="2"/>
          <table:table-cell office:value-type="string">
            <text:p>1927-03-23 16:32 EST-0500</text:p>
          </table:table-cell>
          <table:table-cell office:value-type="string">
            <text:p>Wed</text:p>
          </table:table-cell>
          <table:table-cell office:value-type="float" office:value="2.261">
            <text:p>2.261</text:p>
          </table:table-cell>
          <table:table-cell office:value-type="float" office:value="242.266">
            <text:p>242.266</text:p>
          </table:table-cell>
          <table:table-cell office:value-type="float" office:value="92.218">
            <text:p>92.218</text:p>
          </table:table-cell>
          <table:table-cell office:value-type="float" office:value="240.005">
            <text:p>240.005</text:p>
          </table:table-cell>
          <table:table-cell office:value-type="float" office:value="20">
            <text:p>20</text:p>
          </table:table-cell>
          <table:table-cell table:number-columns-repeated="2"/>
          <table:table-cell office:value-type="string">
            <text:p>1927-04-22 06:05 EST-0500</text:p>
          </table:table-cell>
          <table:table-cell office:value-type="string">
            <text:p>Fri</text:p>
          </table:table-cell>
          <table:table-cell office:value-type="float" office:value="31.329">
            <text:p>31.329</text:p>
          </table:table-cell>
          <table:table-cell office:value-type="float" office:value="271.33">
            <text:p>271.33</text:p>
          </table:table-cell>
          <table:table-cell office:value-type="float" office:value="89.443">
            <text:p>89.443</text:p>
          </table:table-cell>
          <table:table-cell office:value-type="float" office:value="240.001">
            <text:p>240.001</text:p>
          </table:table-cell>
          <table:table-cell office:value-type="float" office:value="20">
            <text:p>20</text:p>
          </table:table-cell>
          <table:table-cell table:number-columns-repeated="2"/>
          <table:table-cell table:style-name="ce11" office:value-type="string">
            <text:p>1927-05-21 15:54 EST-0500</text:p>
          </table:table-cell>
          <table:table-cell table:style-name="ce11" office:value-type="string">
            <text:p>Sat</text:p>
          </table:table-cell>
          <table:table-cell table:style-name="ce11" office:value-type="float" office:value="59.796">
            <text:p>59.796</text:p>
          </table:table-cell>
          <table:table-cell table:style-name="ce13" office:value-type="float" office:value="299.799">
            <text:p>299.799</text:p>
          </table:table-cell>
          <table:table-cell table:style-name="ce11" office:value-type="float" office:value="88.112">
            <text:p>88.112</text:p>
          </table:table-cell>
          <table:table-cell table:style-name="ce11" office:value-type="float" office:value="240.003">
            <text:p>240.003</text:p>
          </table:table-cell>
          <table:table-cell table:style-name="ce11" office:value-type="float" office:value="20">
            <text:p>20</text:p>
          </table:table-cell>
          <table:table-cell office:value-type="string">
            <text:p>pg. 105. <text:s/>RG red-letter day. <text:s/>Lindbergh lands in Paris.</text:p>
          </table:table-cell>
          <table:table-cell/>
          <table:table-cell office:value-type="string">
            <text:p>1927-06-19 22:41 EST-0500</text:p>
          </table:table-cell>
          <table:table-cell office:value-type="string">
            <text:p>Sun</text:p>
          </table:table-cell>
          <table:table-cell office:value-type="float" office:value="87.832">
            <text:p>87.832</text:p>
          </table:table-cell>
          <table:table-cell office:value-type="float" office:value="327.833">
            <text:p>327.833</text:p>
          </table:table-cell>
          <table:table-cell office:value-type="float" office:value="87.9">
            <text:p>87.9</text:p>
          </table:table-cell>
          <table:table-cell office:value-type="float" office:value="240.001">
            <text:p>240.001</text:p>
          </table:table-cell>
          <table:table-cell office:value-type="float" office:value="20">
            <text:p>20</text:p>
          </table:table-cell>
          <table:table-cell table:number-columns-repeated="2"/>
          <table:table-cell office:value-type="string">
            <text:p>1927-07-19 03:45 EST-0500</text:p>
          </table:table-cell>
          <table:table-cell office:value-type="string">
            <text:p>Tue</text:p>
          </table:table-cell>
          <table:table-cell office:value-type="float" office:value="115.689">
            <text:p>115.689</text:p>
          </table:table-cell>
          <table:table-cell office:value-type="float" office:value="355.695">
            <text:p>355.695</text:p>
          </table:table-cell>
          <table:table-cell office:value-type="float" office:value="87.613">
            <text:p>87.613</text:p>
          </table:table-cell>
          <table:table-cell office:value-type="float" office:value="240.006">
            <text:p>240.006</text:p>
          </table:table-cell>
          <table:table-cell office:value-type="float" office:value="20">
            <text:p>20</text:p>
          </table:table-cell>
          <table:table-cell table:number-columns-repeated="2"/>
          <table:table-cell office:value-type="string">
            <text:p>1927-08-17 08:40 EST-0500</text:p>
          </table:table-cell>
          <table:table-cell office:value-type="string">
            <text:p>Wed</text:p>
          </table:table-cell>
          <table:table-cell office:value-type="float" office:value="143.649">
            <text:p>143.649</text:p>
          </table:table-cell>
          <table:table-cell office:value-type="float" office:value="23.652">
            <text:p>23.652</text:p>
          </table:table-cell>
          <table:table-cell office:value-type="float" office:value="86.156">
            <text:p>86.156</text:p>
          </table:table-cell>
          <table:table-cell office:value-type="float" office:value="240.003">
            <text:p>240.003</text:p>
          </table:table-cell>
          <table:table-cell office:value-type="float" office:value="20">
            <text:p>20</text:p>
          </table:table-cell>
          <table:table-cell table:number-columns-repeated="2"/>
          <table:table-cell office:value-type="string">
            <text:p>1927-09-15 15:00 EST-0500</text:p>
          </table:table-cell>
          <table:table-cell office:value-type="string">
            <text:p>Thu</text:p>
          </table:table-cell>
          <table:table-cell office:value-type="float" office:value="171.973">
            <text:p>171.973</text:p>
          </table:table-cell>
          <table:table-cell office:value-type="float" office:value="51.975">
            <text:p>51.975</text:p>
          </table:table-cell>
          <table:table-cell office:value-type="float" office:value="83.395">
            <text:p>83.395</text:p>
          </table:table-cell>
          <table:table-cell office:value-type="float" office:value="240.002">
            <text:p>240.002</text:p>
          </table:table-cell>
          <table:table-cell office:value-type="float" office:value="20">
            <text:p>20</text:p>
          </table:table-cell>
          <table:table-cell table:number-columns-repeated="2"/>
          <table:table-cell office:value-type="string">
            <text:p>1927-10-15 00:01 EST-0500</text:p>
          </table:table-cell>
          <table:table-cell office:value-type="string">
            <text:p>Sat</text:p>
          </table:table-cell>
          <table:table-cell office:value-type="float" office:value="200.849">
            <text:p>200.849</text:p>
          </table:table-cell>
          <table:table-cell office:value-type="float" office:value="80.852">
            <text:p>80.852</text:p>
          </table:table-cell>
          <table:table-cell office:value-type="float" office:value="80.54">
            <text:p>80.54</text:p>
          </table:table-cell>
          <table:table-cell office:value-type="float" office:value="240.003">
            <text:p>240.003</text:p>
          </table:table-cell>
          <table:table-cell office:value-type="float" office:value="20">
            <text:p>20</text:p>
          </table:table-cell>
          <table:table-cell table:number-columns-repeated="2"/>
          <table:table-cell office:value-type="string">
            <text:p>1927-11-13 12:28 EST-0500</text:p>
          </table:table-cell>
          <table:table-cell office:value-type="string">
            <text:p>Sun</text:p>
          </table:table-cell>
          <table:table-cell office:value-type="float" office:value="230.347">
            <text:p>230.347</text:p>
          </table:table-cell>
          <table:table-cell office:value-type="float" office:value="110.353">
            <text:p>110.353</text:p>
          </table:table-cell>
          <table:table-cell office:value-type="float" office:value="78.988">
            <text:p>78.988</text:p>
          </table:table-cell>
          <table:table-cell office:value-type="float" office:value="240.006">
            <text:p>240.006</text:p>
          </table:table-cell>
          <table:table-cell office:value-type="float" office:value="20">
            <text:p>20</text:p>
          </table:table-cell>
          <table:table-cell table:number-columns-repeated="2"/>
          <table:table-cell office:value-type="string">
            <text:p>1927-12-13 04:23 EST-0500</text:p>
          </table:table-cell>
          <table:table-cell office:value-type="string">
            <text:p>Tue</text:p>
          </table:table-cell>
          <table:table-cell office:value-type="float" office:value="260.381">
            <text:p>260.381</text:p>
          </table:table-cell>
          <table:table-cell office:value-type="float" office:value="140.381">
            <text:p>140.381</text:p>
          </table:table-cell>
          <table:table-cell office:value-type="float" office:value="78.692">
            <text:p>78.692</text:p>
          </table:table-cell>
          <table:table-cell office:value-type="float" office:value="240">
            <text:p>240</text:p>
          </table:table-cell>
          <table:table-cell office:value-type="float" office:value="20">
            <text:p>20</text:p>
          </table:table-cell>
          <table:table-cell table:number-columns-repeated="2"/>
          <table:table-cell office:value-type="string">
            <text:p>1928-01-11 23:11 EST-0500</text:p>
          </table:table-cell>
          <table:table-cell office:value-type="string">
            <text:p>Wed</text:p>
          </table:table-cell>
          <table:table-cell office:value-type="float" office:value="290.723">
            <text:p>290.723</text:p>
          </table:table-cell>
          <table:table-cell office:value-type="float" office:value="170.727">
            <text:p>170.727</text:p>
          </table:table-cell>
          <table:table-cell office:value-type="float" office:value="78.215">
            <text:p>78.215</text:p>
          </table:table-cell>
          <table:table-cell office:value-type="float" office:value="240.004">
            <text:p>240.004</text:p>
          </table:table-cell>
          <table:table-cell office:value-type="float" office:value="20">
            <text:p>20</text:p>
          </table:table-cell>
          <table:table-cell table:number-columns-repeated="2"/>
          <table:table-cell office:value-type="string">
            <text:p>1928-02-10 19:41 EST-0500</text:p>
          </table:table-cell>
          <table:table-cell office:value-type="string">
            <text:p>Fri</text:p>
          </table:table-cell>
          <table:table-cell office:value-type="float" office:value="321.056">
            <text:p>321.056</text:p>
          </table:table-cell>
          <table:table-cell office:value-type="float" office:value="201.06">
            <text:p>201.06</text:p>
          </table:table-cell>
          <table:table-cell office:value-type="float" office:value="76.218">
            <text:p>76.218</text:p>
          </table:table-cell>
          <table:table-cell office:value-type="float" office:value="240.004">
            <text:p>240.004</text:p>
          </table:table-cell>
          <table:table-cell office:value-type="float" office:value="20">
            <text:p>20</text:p>
          </table:table-cell>
          <table:table-cell table:number-columns-repeated="2"/>
          <table:table-cell office:value-type="string">
            <text:p>1928-03-11 16:14 EST-0500</text:p>
          </table:table-cell>
          <table:table-cell office:value-type="string">
            <text:p>Sun</text:p>
          </table:table-cell>
          <table:table-cell office:value-type="float" office:value="351.068">
            <text:p>351.068</text:p>
          </table:table-cell>
          <table:table-cell office:value-type="float" office:value="231.073">
            <text:p>231.073</text:p>
          </table:table-cell>
          <table:table-cell office:value-type="float" office:value="73.066">
            <text:p>73.066</text:p>
          </table:table-cell>
          <table:table-cell office:value-type="float" office:value="240.005">
            <text:p>240.005</text:p>
          </table:table-cell>
          <table:table-cell office:value-type="float" office:value="20">
            <text:p>20</text:p>
          </table:table-cell>
          <table:table-cell table:number-columns-repeated="2"/>
          <table:table-cell office:value-type="string">
            <text:p>1928-04-10 10:58 EST-0500</text:p>
          </table:table-cell>
          <table:table-cell office:value-type="string">
            <text:p>Tue</text:p>
          </table:table-cell>
          <table:table-cell office:value-type="float" office:value="20.534">
            <text:p>20.534</text:p>
          </table:table-cell>
          <table:table-cell office:value-type="float" office:value="260.539">
            <text:p>260.539</text:p>
          </table:table-cell>
          <table:table-cell office:value-type="float" office:value="70.549">
            <text:p>70.549</text:p>
          </table:table-cell>
          <table:table-cell office:value-type="float" office:value="240.005">
            <text:p>240.005</text:p>
          </table:table-cell>
          <table:table-cell office:value-type="float" office:value="20">
            <text:p>20</text:p>
          </table:table-cell>
          <table:table-cell table:number-columns-repeated="2"/>
          <table:table-cell office:value-type="string">
            <text:p>1928-05-10 02:27 EST-0500</text:p>
          </table:table-cell>
          <table:table-cell office:value-type="string">
            <text:p>Thu</text:p>
          </table:table-cell>
          <table:table-cell office:value-type="float" office:value="49.386">
            <text:p>49.386</text:p>
          </table:table-cell>
          <table:table-cell office:value-type="float" office:value="289.39">
            <text:p>289.39</text:p>
          </table:table-cell>
          <table:table-cell office:value-type="float" office:value="69.592">
            <text:p>69.592</text:p>
          </table:table-cell>
          <table:table-cell office:value-type="float" office:value="240.004">
            <text:p>240.004</text:p>
          </table:table-cell>
          <table:table-cell office:value-type="float" office:value="20">
            <text:p>20</text:p>
          </table:table-cell>
          <table:table-cell table:number-columns-repeated="2"/>
          <table:table-cell office:value-type="string">
            <text:p>1928-06-08 14:12 EST-0500</text:p>
          </table:table-cell>
          <table:table-cell office:value-type="string">
            <text:p>Fri</text:p>
          </table:table-cell>
          <table:table-cell office:value-type="float" office:value="77.712">
            <text:p>77.712</text:p>
          </table:table-cell>
          <table:table-cell office:value-type="float" office:value="317.715">
            <text:p>317.715</text:p>
          </table:table-cell>
          <table:table-cell office:value-type="float" office:value="69.479">
            <text:p>69.479</text:p>
          </table:table-cell>
          <table:table-cell office:value-type="float" office:value="240.003">
            <text:p>240.003</text:p>
          </table:table-cell>
          <table:table-cell office:value-type="float" office:value="20">
            <text:p>20</text:p>
          </table:table-cell>
          <table:table-cell/>
        </table:table-row>
        <table:table-row table:style-name="ro4">
          <table:table-cell office:value-type="string">
            <text:p>1926-08-28 12:56 EST-0500</text:p>
          </table:table-cell>
          <table:table-cell office:value-type="string">
            <text:p>Sat</text:p>
          </table:table-cell>
          <table:table-cell office:value-type="float" office:value="154.657">
            <text:p>154.657</text:p>
          </table:table-cell>
          <table:table-cell office:value-type="float" office:value="46.66">
            <text:p>46.66</text:p>
          </table:table-cell>
          <table:table-cell office:value-type="float" office:value="105.18">
            <text:p>105.18</text:p>
          </table:table-cell>
          <table:table-cell office:value-type="float" office:value="252.003">
            <text:p>252.003</text:p>
          </table:table-cell>
          <table:table-cell office:value-type="float" office:value="21">
            <text:p>21</text:p>
          </table:table-cell>
          <table:table-cell table:number-columns-repeated="2"/>
          <table:table-cell office:value-type="string">
            <text:p>1926-09-27 00:18 EST-0500</text:p>
          </table:table-cell>
          <table:table-cell office:value-type="string">
            <text:p>Mon</text:p>
          </table:table-cell>
          <table:table-cell office:value-type="float" office:value="183.348">
            <text:p>183.348</text:p>
          </table:table-cell>
          <table:table-cell office:value-type="float" office:value="75.35">
            <text:p>75.35</text:p>
          </table:table-cell>
          <table:table-cell office:value-type="float" office:value="102.654">
            <text:p>102.654</text:p>
          </table:table-cell>
          <table:table-cell office:value-type="float" office:value="252.002">
            <text:p>252.002</text:p>
          </table:table-cell>
          <table:table-cell office:value-type="float" office:value="21">
            <text:p>21</text:p>
          </table:table-cell>
          <table:table-cell table:number-columns-repeated="2"/>
          <table:table-cell office:value-type="string">
            <text:p>1926-10-26 15:45 EST-0500</text:p>
          </table:table-cell>
          <table:table-cell office:value-type="string">
            <text:p>Tue</text:p>
          </table:table-cell>
          <table:table-cell office:value-type="float" office:value="212.683">
            <text:p>212.683</text:p>
          </table:table-cell>
          <table:table-cell office:value-type="float" office:value="104.688">
            <text:p>104.688</text:p>
          </table:table-cell>
          <table:table-cell office:value-type="float" office:value="99.619">
            <text:p>99.619</text:p>
          </table:table-cell>
          <table:table-cell office:value-type="float" office:value="252.005">
            <text:p>252.005</text:p>
          </table:table-cell>
          <table:table-cell office:value-type="float" office:value="21">
            <text:p>21</text:p>
          </table:table-cell>
          <table:table-cell table:number-columns-repeated="2"/>
          <table:table-cell office:value-type="string">
            <text:p>1926-11-25 10:51 EST-0500</text:p>
          </table:table-cell>
          <table:table-cell office:value-type="string">
            <text:p>Thu</text:p>
          </table:table-cell>
          <table:table-cell office:value-type="float" office:value="242.635">
            <text:p>242.635</text:p>
          </table:table-cell>
          <table:table-cell office:value-type="float" office:value="134.64">
            <text:p>134.64</text:p>
          </table:table-cell>
          <table:table-cell office:value-type="float" office:value="97.69">
            <text:p>97.69</text:p>
          </table:table-cell>
          <table:table-cell office:value-type="float" office:value="252.005">
            <text:p>252.005</text:p>
          </table:table-cell>
          <table:table-cell office:value-type="float" office:value="21">
            <text:p>21</text:p>
          </table:table-cell>
          <table:table-cell table:number-columns-repeated="2"/>
          <table:table-cell table:style-name="ce11" office:value-type="string">
            <text:p>1926-12-25 08:11 EST-0500</text:p>
          </table:table-cell>
          <table:table-cell table:style-name="ce11" office:value-type="string">
            <text:p>Sat</text:p>
          </table:table-cell>
          <table:table-cell table:style-name="ce11" office:value-type="float" office:value="273.004">
            <text:p>273.004</text:p>
          </table:table-cell>
          <table:table-cell table:style-name="ce11" office:value-type="float" office:value="165.004">
            <text:p>165.004</text:p>
          </table:table-cell>
          <table:table-cell table:style-name="ce11" office:value-type="float" office:value="97.19">
            <text:p>97.19</text:p>
          </table:table-cell>
          <table:table-cell table:style-name="ce11" office:value-type="float" office:value="252">
            <text:p>252</text:p>
          </table:table-cell>
          <table:table-cell table:style-name="ce11" office:value-type="float" office:value="21">
            <text:p>21</text:p>
          </table:table-cell>
          <table:table-cell table:number-columns-repeated="2"/>
          <table:table-cell table:style-name="ce11" office:value-type="string">
            <text:p>1927-01-24 05:43 EST-0500</text:p>
          </table:table-cell>
          <table:table-cell table:style-name="ce11" office:value-type="string">
            <text:p>Mon</text:p>
          </table:table-cell>
          <table:table-cell table:style-name="ce11" office:value-type="float" office:value="303.461">
            <text:p>303.461</text:p>
          </table:table-cell>
          <table:table-cell table:style-name="ce11" office:value-type="float" office:value="195.464">
            <text:p>195.464</text:p>
          </table:table-cell>
          <table:table-cell table:style-name="ce11" office:value-type="float" office:value="96.824">
            <text:p>96.824</text:p>
          </table:table-cell>
          <table:table-cell table:style-name="ce11" office:value-type="float" office:value="252.003">
            <text:p>252.003</text:p>
          </table:table-cell>
          <table:table-cell table:style-name="ce11" office:value-type="float" office:value="21">
            <text:p>21</text:p>
          </table:table-cell>
          <table:table-cell table:number-columns-repeated="2"/>
          <table:table-cell table:style-name="ce11" office:value-type="string">
            <text:p>1927-02-23 01:25 EST-0500</text:p>
          </table:table-cell>
          <table:table-cell table:style-name="ce11" office:value-type="string">
            <text:p>Wed</text:p>
          </table:table-cell>
          <table:table-cell table:style-name="ce11" office:value-type="float" office:value="333.651">
            <text:p>333.651</text:p>
          </table:table-cell>
          <table:table-cell table:style-name="ce11" office:value-type="float" office:value="225.655">
            <text:p>225.655</text:p>
          </table:table-cell>
          <table:table-cell table:style-name="ce11" office:value-type="float" office:value="95.146">
            <text:p>95.146</text:p>
          </table:table-cell>
          <table:table-cell table:style-name="ce11" office:value-type="float" office:value="252.004">
            <text:p>252.004</text:p>
          </table:table-cell>
          <table:table-cell table:style-name="ce11" office:value-type="float" office:value="21">
            <text:p>21</text:p>
          </table:table-cell>
          <table:table-cell table:number-columns-repeated="2"/>
          <table:table-cell office:value-type="string">
            <text:p>1927-03-24 17:50 EST-0500</text:p>
          </table:table-cell>
          <table:table-cell office:value-type="string">
            <text:p>Thu</text:p>
          </table:table-cell>
          <table:table-cell office:value-type="float" office:value="3.306">
            <text:p>3.306</text:p>
          </table:table-cell>
          <table:table-cell office:value-type="float" office:value="255.31">
            <text:p>255.31</text:p>
          </table:table-cell>
          <table:table-cell office:value-type="float" office:value="92.177">
            <text:p>92.177</text:p>
          </table:table-cell>
          <table:table-cell office:value-type="float" office:value="252.004">
            <text:p>252.004</text:p>
          </table:table-cell>
          <table:table-cell office:value-type="float" office:value="21">
            <text:p>21</text:p>
          </table:table-cell>
          <table:table-cell table:number-columns-repeated="2"/>
          <table:table-cell office:value-type="string">
            <text:p>1927-04-23 06:16 EST-0500</text:p>
          </table:table-cell>
          <table:table-cell office:value-type="string">
            <text:p>Sat</text:p>
          </table:table-cell>
          <table:table-cell office:value-type="float" office:value="32.311">
            <text:p>32.311</text:p>
          </table:table-cell>
          <table:table-cell office:value-type="float" office:value="284.311">
            <text:p>284.311</text:p>
          </table:table-cell>
          <table:table-cell office:value-type="float" office:value="89.454">
            <text:p>89.454</text:p>
          </table:table-cell>
          <table:table-cell office:value-type="float" office:value="252">
            <text:p>252</text:p>
          </table:table-cell>
          <table:table-cell office:value-type="float" office:value="21">
            <text:p>21</text:p>
          </table:table-cell>
          <table:table-cell table:number-columns-repeated="2"/>
          <table:table-cell office:value-type="string">
            <text:p>1927-05-22 14:55 EST-0500</text:p>
          </table:table-cell>
          <table:table-cell office:value-type="string">
            <text:p>Sun</text:p>
          </table:table-cell>
          <table:table-cell office:value-type="float" office:value="60.718">
            <text:p>60.718</text:p>
          </table:table-cell>
          <table:table-cell office:value-type="float" office:value="312.719">
            <text:p>312.719</text:p>
          </table:table-cell>
          <table:table-cell office:value-type="float" office:value="88.135">
            <text:p>88.135</text:p>
          </table:table-cell>
          <table:table-cell office:value-type="float" office:value="252.001">
            <text:p>252.001</text:p>
          </table:table-cell>
          <table:table-cell office:value-type="float" office:value="21">
            <text:p>21</text:p>
          </table:table-cell>
          <table:table-cell table:number-columns-repeated="2"/>
          <table:table-cell office:value-type="string">
            <text:p>1927-06-20 20:45 EST-0500</text:p>
          </table:table-cell>
          <table:table-cell office:value-type="string">
            <text:p>Mon</text:p>
          </table:table-cell>
          <table:table-cell office:value-type="float" office:value="88.71">
            <text:p>88.71</text:p>
          </table:table-cell>
          <table:table-cell office:value-type="float" office:value="340.712">
            <text:p>340.712</text:p>
          </table:table-cell>
          <table:table-cell office:value-type="float" office:value="87.9">
            <text:p>87.9</text:p>
          </table:table-cell>
          <table:table-cell office:value-type="float" office:value="252.002">
            <text:p>252.002</text:p>
          </table:table-cell>
          <table:table-cell office:value-type="float" office:value="21">
            <text:p>21</text:p>
          </table:table-cell>
          <table:table-cell table:number-columns-repeated="2"/>
          <table:table-cell table:style-name="ce11" office:value-type="string">
            <text:p>1927-07-20 01:16 EST-0500</text:p>
          </table:table-cell>
          <table:table-cell table:style-name="ce11" office:value-type="string">
            <text:p>Wed</text:p>
          </table:table-cell>
          <table:table-cell table:style-name="ce11" office:value-type="float" office:value="116.545">
            <text:p>116.545</text:p>
          </table:table-cell>
          <table:table-cell table:style-name="ce11" office:value-type="float" office:value="8.551">
            <text:p>8.551</text:p>
          </table:table-cell>
          <table:table-cell table:style-name="ce11" office:value-type="float" office:value="87.579">
            <text:p>87.579</text:p>
          </table:table-cell>
          <table:table-cell table:style-name="ce11" office:value-type="float" office:value="252.006">
            <text:p>252.006</text:p>
          </table:table-cell>
          <table:table-cell table:style-name="ce11" office:value-type="float" office:value="21">
            <text:p>21</text:p>
          </table:table-cell>
          <table:table-cell office:value-type="string">
            <text:p>[G.Moon/G.Sun moved 600 degrees since 1927-05-31.]</text:p>
          </table:table-cell>
          <table:table-cell/>
          <table:table-cell office:value-type="string">
            <text:p>1927-08-18 06:04 EST-0500</text:p>
          </table:table-cell>
          <table:table-cell office:value-type="string">
            <text:p>Thu</text:p>
          </table:table-cell>
          <table:table-cell office:value-type="float" office:value="144.507">
            <text:p>144.507</text:p>
          </table:table-cell>
          <table:table-cell office:value-type="float" office:value="36.513">
            <text:p>36.513</text:p>
          </table:table-cell>
          <table:table-cell office:value-type="float" office:value="86.106">
            <text:p>86.106</text:p>
          </table:table-cell>
          <table:table-cell office:value-type="float" office:value="252.006">
            <text:p>252.006</text:p>
          </table:table-cell>
          <table:table-cell office:value-type="float" office:value="21">
            <text:p>21</text:p>
          </table:table-cell>
          <table:table-cell table:number-columns-repeated="2"/>
          <table:table-cell office:value-type="string">
            <text:p>1927-09-16 12:44 EST-0500</text:p>
          </table:table-cell>
          <table:table-cell office:value-type="string">
            <text:p>Fri</text:p>
          </table:table-cell>
          <table:table-cell office:value-type="float" office:value="172.856">
            <text:p>172.856</text:p>
          </table:table-cell>
          <table:table-cell office:value-type="float" office:value="64.858">
            <text:p>64.858</text:p>
          </table:table-cell>
          <table:table-cell office:value-type="float" office:value="83.364">
            <text:p>83.364</text:p>
          </table:table-cell>
          <table:table-cell office:value-type="float" office:value="252.002">
            <text:p>252.002</text:p>
          </table:table-cell>
          <table:table-cell office:value-type="float" office:value="21">
            <text:p>21</text:p>
          </table:table-cell>
          <table:table-cell table:number-columns-repeated="2"/>
          <table:table-cell office:value-type="string">
            <text:p>1927-10-15 22:27 EST-0500</text:p>
          </table:table-cell>
          <table:table-cell office:value-type="string">
            <text:p>Sat</text:p>
          </table:table-cell>
          <table:table-cell office:value-type="float" office:value="201.776">
            <text:p>201.776</text:p>
          </table:table-cell>
          <table:table-cell office:value-type="float" office:value="93.78">
            <text:p>93.78</text:p>
          </table:table-cell>
          <table:table-cell office:value-type="float" office:value="80.548">
            <text:p>80.548</text:p>
          </table:table-cell>
          <table:table-cell office:value-type="float" office:value="252.004">
            <text:p>252.004</text:p>
          </table:table-cell>
          <table:table-cell office:value-type="float" office:value="21">
            <text:p>21</text:p>
          </table:table-cell>
          <table:table-cell table:number-columns-repeated="2"/>
          <table:table-cell office:value-type="string">
            <text:p>1927-11-14 11:52 EST-0500</text:p>
          </table:table-cell>
          <table:table-cell office:value-type="string">
            <text:p>Mon</text:p>
          </table:table-cell>
          <table:table-cell office:value-type="float" office:value="231.329">
            <text:p>231.329</text:p>
          </table:table-cell>
          <table:table-cell office:value-type="float" office:value="123.332">
            <text:p>123.332</text:p>
          </table:table-cell>
          <table:table-cell office:value-type="float" office:value="79.014">
            <text:p>79.014</text:p>
          </table:table-cell>
          <table:table-cell office:value-type="float" office:value="252.003">
            <text:p>252.003</text:p>
          </table:table-cell>
          <table:table-cell office:value-type="float" office:value="21">
            <text:p>21</text:p>
          </table:table-cell>
          <table:table-cell table:number-columns-repeated="2"/>
          <table:table-cell office:value-type="string">
            <text:p>1927-12-14 04:55 EST-0500</text:p>
          </table:table-cell>
          <table:table-cell office:value-type="string">
            <text:p>Wed</text:p>
          </table:table-cell>
          <table:table-cell office:value-type="float" office:value="261.42">
            <text:p>261.42</text:p>
          </table:table-cell>
          <table:table-cell office:value-type="float" office:value="153.422">
            <text:p>153.422</text:p>
          </table:table-cell>
          <table:table-cell office:value-type="float" office:value="78.688">
            <text:p>78.688</text:p>
          </table:table-cell>
          <table:table-cell office:value-type="float" office:value="252.002">
            <text:p>252.002</text:p>
          </table:table-cell>
          <table:table-cell office:value-type="float" office:value="21">
            <text:p>21</text:p>
          </table:table-cell>
          <table:table-cell table:number-columns-repeated="2"/>
          <table:table-cell office:value-type="string">
            <text:p>1928-01-13 00:49 EST-0500</text:p>
          </table:table-cell>
          <table:table-cell office:value-type="string">
            <text:p>Fri</text:p>
          </table:table-cell>
          <table:table-cell office:value-type="float" office:value="291.811">
            <text:p>291.811</text:p>
          </table:table-cell>
          <table:table-cell office:value-type="float" office:value="183.813">
            <text:p>183.813</text:p>
          </table:table-cell>
          <table:table-cell office:value-type="float" office:value="78.157">
            <text:p>78.157</text:p>
          </table:table-cell>
          <table:table-cell office:value-type="float" office:value="252.002">
            <text:p>252.002</text:p>
          </table:table-cell>
          <table:table-cell office:value-type="float" office:value="21">
            <text:p>21</text:p>
          </table:table-cell>
          <table:table-cell table:number-columns-repeated="2"/>
          <table:table-cell office:value-type="string">
            <text:p>1928-02-11 22:08 EST-0500</text:p>
          </table:table-cell>
          <table:table-cell office:value-type="string">
            <text:p>Sat</text:p>
          </table:table-cell>
          <table:table-cell office:value-type="float" office:value="322.171">
            <text:p>322.171</text:p>
          </table:table-cell>
          <table:table-cell office:value-type="float" office:value="214.175">
            <text:p>214.175</text:p>
          </table:table-cell>
          <table:table-cell office:value-type="float" office:value="76.14">
            <text:p>76.14</text:p>
          </table:table-cell>
          <table:table-cell office:value-type="float" office:value="252.004">
            <text:p>252.004</text:p>
          </table:table-cell>
          <table:table-cell office:value-type="float" office:value="21">
            <text:p>21</text:p>
          </table:table-cell>
          <table:table-cell table:number-columns-repeated="2"/>
          <table:table-cell office:value-type="string">
            <text:p>1928-03-12 18:53 EST-0500</text:p>
          </table:table-cell>
          <table:table-cell office:value-type="string">
            <text:p>Mon</text:p>
          </table:table-cell>
          <table:table-cell office:value-type="float" office:value="352.175">
            <text:p>352.175</text:p>
          </table:table-cell>
          <table:table-cell office:value-type="float" office:value="244.179">
            <text:p>244.179</text:p>
          </table:table-cell>
          <table:table-cell office:value-type="float" office:value="73.035">
            <text:p>73.035</text:p>
          </table:table-cell>
          <table:table-cell office:value-type="float" office:value="252.004">
            <text:p>252.004</text:p>
          </table:table-cell>
          <table:table-cell office:value-type="float" office:value="21">
            <text:p>21</text:p>
          </table:table-cell>
          <table:table-cell table:number-columns-repeated="2"/>
          <table:table-cell office:value-type="string">
            <text:p>1928-04-11 13:05 EST-0500</text:p>
          </table:table-cell>
          <table:table-cell office:value-type="string">
            <text:p>Wed</text:p>
          </table:table-cell>
          <table:table-cell office:value-type="float" office:value="21.601">
            <text:p>21.601</text:p>
          </table:table-cell>
          <table:table-cell office:value-type="float" office:value="273.601">
            <text:p>273.601</text:p>
          </table:table-cell>
          <table:table-cell office:value-type="float" office:value="70.572">
            <text:p>70.572</text:p>
          </table:table-cell>
          <table:table-cell office:value-type="float" office:value="252">
            <text:p>252</text:p>
          </table:table-cell>
          <table:table-cell office:value-type="float" office:value="21">
            <text:p>21</text:p>
          </table:table-cell>
          <table:table-cell table:number-columns-repeated="2"/>
          <table:table-cell office:value-type="string">
            <text:p>1928-05-11 03:32 EST-0500</text:p>
          </table:table-cell>
          <table:table-cell office:value-type="string">
            <text:p>Fri</text:p>
          </table:table-cell>
          <table:table-cell office:value-type="float" office:value="50.395">
            <text:p>50.395</text:p>
          </table:table-cell>
          <table:table-cell office:value-type="float" office:value="302.399">
            <text:p>302.399</text:p>
          </table:table-cell>
          <table:table-cell office:value-type="float" office:value="69.615">
            <text:p>69.615</text:p>
          </table:table-cell>
          <table:table-cell office:value-type="float" office:value="252.004">
            <text:p>252.004</text:p>
          </table:table-cell>
          <table:table-cell office:value-type="float" office:value="21">
            <text:p>21</text:p>
          </table:table-cell>
          <table:table-cell table:number-columns-repeated="2"/>
          <table:table-cell table:style-name="ce11" office:value-type="string">
            <text:p>1928-06-09 14:07 EST-0500</text:p>
          </table:table-cell>
          <table:table-cell table:style-name="ce11" office:value-type="string">
            <text:p>Sat</text:p>
          </table:table-cell>
          <table:table-cell table:style-name="ce11" office:value-type="float" office:value="78.664">
            <text:p>78.664</text:p>
          </table:table-cell>
          <table:table-cell table:style-name="ce11" office:value-type="float" office:value="330.667">
            <text:p>330.667</text:p>
          </table:table-cell>
          <table:table-cell table:style-name="ce11" office:value-type="float" office:value="69.467">
            <text:p>69.467</text:p>
          </table:table-cell>
          <table:table-cell table:style-name="ce11" office:value-type="float" office:value="252.003">
            <text:p>252.003</text:p>
          </table:table-cell>
          <table:table-cell table:style-name="ce11" office:value-type="float" office:value="21">
            <text:p>21</text:p>
          </table:table-cell>
          <table:table-cell/>
        </table:table-row>
        <table:table-row table:style-name="ro1">
          <table:table-cell office:value-type="string">
            <text:p>1926-08-29 11:54 EST-0500</text:p>
          </table:table-cell>
          <table:table-cell office:value-type="string">
            <text:p>Sun</text:p>
          </table:table-cell>
          <table:table-cell office:value-type="float" office:value="155.582">
            <text:p>155.582</text:p>
          </table:table-cell>
          <table:table-cell office:value-type="float" office:value="59.588">
            <text:p>59.588</text:p>
          </table:table-cell>
          <table:table-cell office:value-type="float" office:value="105.155">
            <text:p>105.155</text:p>
          </table:table-cell>
          <table:table-cell office:value-type="float" office:value="264.006">
            <text:p>264.006</text:p>
          </table:table-cell>
          <table:table-cell office:value-type="float" office:value="22">
            <text:p>22</text:p>
          </table:table-cell>
          <table:table-cell table:number-columns-repeated="2"/>
          <table:table-cell office:value-type="string">
            <text:p>1926-09-28 00:26 EST-0500</text:p>
          </table:table-cell>
          <table:table-cell office:value-type="string">
            <text:p>Tue</text:p>
          </table:table-cell>
          <table:table-cell office:value-type="float" office:value="184.335">
            <text:p>184.335</text:p>
          </table:table-cell>
          <table:table-cell office:value-type="float" office:value="88.338">
            <text:p>88.338</text:p>
          </table:table-cell>
          <table:table-cell office:value-type="float" office:value="102.637">
            <text:p>102.637</text:p>
          </table:table-cell>
          <table:table-cell office:value-type="float" office:value="264.003">
            <text:p>264.003</text:p>
          </table:table-cell>
          <table:table-cell office:value-type="float" office:value="22">
            <text:p>22</text:p>
          </table:table-cell>
          <table:table-cell table:number-columns-repeated="2"/>
          <table:table-cell office:value-type="string">
            <text:p>1926-10-27 17:03 EST-0500</text:p>
          </table:table-cell>
          <table:table-cell office:value-type="string">
            <text:p>Wed</text:p>
          </table:table-cell>
          <table:table-cell office:value-type="float" office:value="213.735">
            <text:p>213.735</text:p>
          </table:table-cell>
          <table:table-cell office:value-type="float" office:value="117.74">
            <text:p>117.74</text:p>
          </table:table-cell>
          <table:table-cell office:value-type="float" office:value="99.628">
            <text:p>99.628</text:p>
          </table:table-cell>
          <table:table-cell office:value-type="float" office:value="264.005">
            <text:p>264.005</text:p>
          </table:table-cell>
          <table:table-cell office:value-type="float" office:value="22">
            <text:p>22</text:p>
          </table:table-cell>
          <table:table-cell table:number-columns-repeated="2"/>
          <table:table-cell office:value-type="string">
            <text:p>1926-11-26 13:02 EST-0500</text:p>
          </table:table-cell>
          <table:table-cell office:value-type="string">
            <text:p>Fri</text:p>
          </table:table-cell>
          <table:table-cell office:value-type="float" office:value="243.739">
            <text:p>243.739</text:p>
          </table:table-cell>
          <table:table-cell office:value-type="float" office:value="147.739">
            <text:p>147.739</text:p>
          </table:table-cell>
          <table:table-cell office:value-type="float" office:value="97.712">
            <text:p>97.712</text:p>
          </table:table-cell>
          <table:table-cell office:value-type="float" office:value="264">
            <text:p>264</text:p>
          </table:table-cell>
          <table:table-cell office:value-type="float" office:value="22">
            <text:p>22</text:p>
          </table:table-cell>
          <table:table-cell table:number-columns-repeated="2"/>
          <table:table-cell office:value-type="string">
            <text:p>1926-12-26 10:44 EST-0500</text:p>
          </table:table-cell>
          <table:table-cell office:value-type="string">
            <text:p>Sun</text:p>
          </table:table-cell>
          <table:table-cell office:value-type="float" office:value="274.13">
            <text:p>274.13</text:p>
          </table:table-cell>
          <table:table-cell office:value-type="float" office:value="178.131">
            <text:p>178.131</text:p>
          </table:table-cell>
          <table:table-cell office:value-type="float" office:value="97.193">
            <text:p>97.193</text:p>
          </table:table-cell>
          <table:table-cell office:value-type="float" office:value="264.001">
            <text:p>264.001</text:p>
          </table:table-cell>
          <table:table-cell office:value-type="float" office:value="22">
            <text:p>22</text:p>
          </table:table-cell>
          <table:table-cell table:number-columns-repeated="2"/>
          <table:table-cell office:value-type="string">
            <text:p>1927-01-25 08:03 EST-0500</text:p>
          </table:table-cell>
          <table:table-cell office:value-type="string">
            <text:p>Tue</text:p>
          </table:table-cell>
          <table:table-cell office:value-type="float" office:value="304.577">
            <text:p>304.577</text:p>
          </table:table-cell>
          <table:table-cell office:value-type="float" office:value="208.578">
            <text:p>208.578</text:p>
          </table:table-cell>
          <table:table-cell office:value-type="float" office:value="96.798">
            <text:p>96.798</text:p>
          </table:table-cell>
          <table:table-cell office:value-type="float" office:value="264.001">
            <text:p>264.001</text:p>
          </table:table-cell>
          <table:table-cell office:value-type="float" office:value="22">
            <text:p>22</text:p>
          </table:table-cell>
          <table:table-cell table:number-columns-repeated="2"/>
          <table:table-cell office:value-type="string">
            <text:p>1927-02-24 03:06 EST-0500</text:p>
          </table:table-cell>
          <table:table-cell office:value-type="string">
            <text:p>Thu</text:p>
          </table:table-cell>
          <table:table-cell office:value-type="float" office:value="334.727">
            <text:p>334.727</text:p>
          </table:table-cell>
          <table:table-cell office:value-type="float" office:value="238.728">
            <text:p>238.728</text:p>
          </table:table-cell>
          <table:table-cell office:value-type="float" office:value="95.114">
            <text:p>95.114</text:p>
          </table:table-cell>
          <table:table-cell office:value-type="float" office:value="264.001">
            <text:p>264.001</text:p>
          </table:table-cell>
          <table:table-cell office:value-type="float" office:value="22">
            <text:p>22</text:p>
          </table:table-cell>
          <table:table-cell table:number-columns-repeated="2"/>
          <table:table-cell office:value-type="string">
            <text:p>1927-03-25 18:31 EST-0500</text:p>
          </table:table-cell>
          <table:table-cell office:value-type="string">
            <text:p>Fri</text:p>
          </table:table-cell>
          <table:table-cell office:value-type="float" office:value="4.324">
            <text:p>4.324</text:p>
          </table:table-cell>
          <table:table-cell office:value-type="float" office:value="268.327">
            <text:p>268.327</text:p>
          </table:table-cell>
          <table:table-cell office:value-type="float" office:value="92.167">
            <text:p>92.167</text:p>
          </table:table-cell>
          <table:table-cell office:value-type="float" office:value="264.003">
            <text:p>264.003</text:p>
          </table:table-cell>
          <table:table-cell office:value-type="float" office:value="22">
            <text:p>22</text:p>
          </table:table-cell>
          <table:table-cell table:number-columns-repeated="2"/>
          <table:table-cell office:value-type="string">
            <text:p>1927-04-24 05:50 EST-0500</text:p>
          </table:table-cell>
          <table:table-cell office:value-type="string">
            <text:p>Sun</text:p>
          </table:table-cell>
          <table:table-cell office:value-type="float" office:value="33.267">
            <text:p>33.267</text:p>
          </table:table-cell>
          <table:table-cell office:value-type="float" office:value="297.273">
            <text:p>297.273</text:p>
          </table:table-cell>
          <table:table-cell office:value-type="float" office:value="89.467">
            <text:p>89.467</text:p>
          </table:table-cell>
          <table:table-cell office:value-type="float" office:value="264.006">
            <text:p>264.006</text:p>
          </table:table-cell>
          <table:table-cell office:value-type="float" office:value="22">
            <text:p>22</text:p>
          </table:table-cell>
          <table:table-cell table:number-columns-repeated="2"/>
          <table:table-cell office:value-type="string">
            <text:p>1927-05-23 13:28 EST-0500</text:p>
          </table:table-cell>
          <table:table-cell office:value-type="string">
            <text:p>Mon</text:p>
          </table:table-cell>
          <table:table-cell office:value-type="float" office:value="61.622">
            <text:p>61.622</text:p>
          </table:table-cell>
          <table:table-cell office:value-type="float" office:value="325.627">
            <text:p>325.627</text:p>
          </table:table-cell>
          <table:table-cell office:value-type="float" office:value="88.149">
            <text:p>88.149</text:p>
          </table:table-cell>
          <table:table-cell office:value-type="float" office:value="264.005">
            <text:p>264.005</text:p>
          </table:table-cell>
          <table:table-cell office:value-type="float" office:value="22">
            <text:p>22</text:p>
          </table:table-cell>
          <table:table-cell table:number-columns-repeated="2"/>
          <table:table-cell office:value-type="string">
            <text:p>1927-06-21 18:37 EST-0500</text:p>
          </table:table-cell>
          <table:table-cell office:value-type="string">
            <text:p>Tue</text:p>
          </table:table-cell>
          <table:table-cell office:value-type="float" office:value="89.579">
            <text:p>89.579</text:p>
          </table:table-cell>
          <table:table-cell office:value-type="float" office:value="353.582">
            <text:p>353.582</text:p>
          </table:table-cell>
          <table:table-cell office:value-type="float" office:value="87.899">
            <text:p>87.899</text:p>
          </table:table-cell>
          <table:table-cell office:value-type="float" office:value="264.003">
            <text:p>264.003</text:p>
          </table:table-cell>
          <table:table-cell office:value-type="float" office:value="22">
            <text:p>22</text:p>
          </table:table-cell>
          <table:table-cell table:number-columns-repeated="2"/>
          <table:table-cell office:value-type="string">
            <text:p>1927-07-20 22:52 EST-0500</text:p>
          </table:table-cell>
          <table:table-cell office:value-type="string">
            <text:p>Wed</text:p>
          </table:table-cell>
          <table:table-cell office:value-type="float" office:value="117.404">
            <text:p>117.404</text:p>
          </table:table-cell>
          <table:table-cell office:value-type="float" office:value="21.405">
            <text:p>21.405</text:p>
          </table:table-cell>
          <table:table-cell office:value-type="float" office:value="87.562">
            <text:p>87.562</text:p>
          </table:table-cell>
          <table:table-cell office:value-type="float" office:value="264.001">
            <text:p>264.001</text:p>
          </table:table-cell>
          <table:table-cell office:value-type="float" office:value="22">
            <text:p>22</text:p>
          </table:table-cell>
          <table:table-cell table:number-columns-repeated="2"/>
          <table:table-cell office:value-type="string">
            <text:p>1927-08-19 03:52 EST-0500</text:p>
          </table:table-cell>
          <table:table-cell office:value-type="string">
            <text:p>Fri</text:p>
          </table:table-cell>
          <table:table-cell office:value-type="float" office:value="145.38">
            <text:p>145.38</text:p>
          </table:table-cell>
          <table:table-cell office:value-type="float" office:value="49.384">
            <text:p>49.384</text:p>
          </table:table-cell>
          <table:table-cell office:value-type="float" office:value="86.084">
            <text:p>86.084</text:p>
          </table:table-cell>
          <table:table-cell office:value-type="float" office:value="264.004">
            <text:p>264.004</text:p>
          </table:table-cell>
          <table:table-cell office:value-type="float" office:value="22">
            <text:p>22</text:p>
          </table:table-cell>
          <table:table-cell table:number-columns-repeated="2"/>
          <table:table-cell office:value-type="string">
            <text:p>1927-09-17 11:05 EST-0500</text:p>
          </table:table-cell>
          <table:table-cell office:value-type="string">
            <text:p>Sat</text:p>
          </table:table-cell>
          <table:table-cell office:value-type="float" office:value="173.764">
            <text:p>173.764</text:p>
          </table:table-cell>
          <table:table-cell office:value-type="float" office:value="77.765">
            <text:p>77.765</text:p>
          </table:table-cell>
          <table:table-cell office:value-type="float" office:value="83.355">
            <text:p>83.355</text:p>
          </table:table-cell>
          <table:table-cell office:value-type="float" office:value="264.001">
            <text:p>264.001</text:p>
          </table:table-cell>
          <table:table-cell office:value-type="float" office:value="22">
            <text:p>22</text:p>
          </table:table-cell>
          <table:table-cell table:number-columns-repeated="2"/>
          <table:table-cell office:value-type="string">
            <text:p>1927-10-16 21:39 EST-0500</text:p>
          </table:table-cell>
          <table:table-cell office:value-type="string">
            <text:p>Sun</text:p>
          </table:table-cell>
          <table:table-cell office:value-type="float" office:value="202.735">
            <text:p>202.735</text:p>
          </table:table-cell>
          <table:table-cell office:value-type="float" office:value="106.736">
            <text:p>106.736</text:p>
          </table:table-cell>
          <table:table-cell office:value-type="float" office:value="80.56">
            <text:p>80.56</text:p>
          </table:table-cell>
          <table:table-cell office:value-type="float" office:value="264.001">
            <text:p>264.001</text:p>
          </table:table-cell>
          <table:table-cell office:value-type="float" office:value="22">
            <text:p>22</text:p>
          </table:table-cell>
          <table:table-cell table:number-columns-repeated="2"/>
          <table:table-cell office:value-type="string">
            <text:p>1927-11-15 12:05 EST-0500</text:p>
          </table:table-cell>
          <table:table-cell office:value-type="string">
            <text:p>Tue</text:p>
          </table:table-cell>
          <table:table-cell office:value-type="float" office:value="232.345">
            <text:p>232.345</text:p>
          </table:table-cell>
          <table:table-cell office:value-type="float" office:value="136.349">
            <text:p>136.349</text:p>
          </table:table-cell>
          <table:table-cell office:value-type="float" office:value="79.031">
            <text:p>79.031</text:p>
          </table:table-cell>
          <table:table-cell office:value-type="float" office:value="264.004">
            <text:p>264.004</text:p>
          </table:table-cell>
          <table:table-cell office:value-type="float" office:value="22">
            <text:p>22</text:p>
          </table:table-cell>
          <table:table-cell table:number-columns-repeated="2"/>
          <table:table-cell office:value-type="string">
            <text:p>1927-12-15 06:11 EST-0500</text:p>
          </table:table-cell>
          <table:table-cell office:value-type="string">
            <text:p>Thu</text:p>
          </table:table-cell>
          <table:table-cell office:value-type="float" office:value="262.491">
            <text:p>262.491</text:p>
          </table:table-cell>
          <table:table-cell office:value-type="float" office:value="166.497">
            <text:p>166.497</text:p>
          </table:table-cell>
          <table:table-cell office:value-type="float" office:value="78.686">
            <text:p>78.686</text:p>
          </table:table-cell>
          <table:table-cell office:value-type="float" office:value="264.006">
            <text:p>264.006</text:p>
          </table:table-cell>
          <table:table-cell office:value-type="float" office:value="22">
            <text:p>22</text:p>
          </table:table-cell>
          <table:table-cell table:number-columns-repeated="2"/>
          <table:table-cell office:value-type="string">
            <text:p>1928-01-14 03:00 EST-0500</text:p>
          </table:table-cell>
          <table:table-cell office:value-type="string">
            <text:p>Sat</text:p>
          </table:table-cell>
          <table:table-cell office:value-type="float" office:value="292.922">
            <text:p>292.922</text:p>
          </table:table-cell>
          <table:table-cell office:value-type="float" office:value="196.922">
            <text:p>196.922</text:p>
          </table:table-cell>
          <table:table-cell office:value-type="float" office:value="78.127">
            <text:p>78.127</text:p>
          </table:table-cell>
          <table:table-cell office:value-type="float" office:value="264">
            <text:p>264</text:p>
          </table:table-cell>
          <table:table-cell office:value-type="float" office:value="22">
            <text:p>22</text:p>
          </table:table-cell>
          <table:table-cell table:number-columns-repeated="2"/>
          <table:table-cell office:value-type="string">
            <text:p>1928-02-13 00:47 EST-0500</text:p>
          </table:table-cell>
          <table:table-cell office:value-type="string">
            <text:p>Mon</text:p>
          </table:table-cell>
          <table:table-cell office:value-type="float" office:value="323.293">
            <text:p>323.293</text:p>
          </table:table-cell>
          <table:table-cell office:value-type="float" office:value="227.297">
            <text:p>227.297</text:p>
          </table:table-cell>
          <table:table-cell office:value-type="float" office:value="76.108">
            <text:p>76.108</text:p>
          </table:table-cell>
          <table:table-cell office:value-type="float" office:value="264.004">
            <text:p>264.004</text:p>
          </table:table-cell>
          <table:table-cell office:value-type="float" office:value="22">
            <text:p>22</text:p>
          </table:table-cell>
          <table:table-cell table:number-columns-repeated="2"/>
          <table:table-cell office:value-type="string">
            <text:p>1928-03-13 21:18 EST-0500</text:p>
          </table:table-cell>
          <table:table-cell office:value-type="string">
            <text:p>Tue</text:p>
          </table:table-cell>
          <table:table-cell office:value-type="float" office:value="353.272">
            <text:p>353.272</text:p>
          </table:table-cell>
          <table:table-cell office:value-type="float" office:value="257.274">
            <text:p>257.274</text:p>
          </table:table-cell>
          <table:table-cell office:value-type="float" office:value="73.032">
            <text:p>73.032</text:p>
          </table:table-cell>
          <table:table-cell office:value-type="float" office:value="264.002">
            <text:p>264.002</text:p>
          </table:table-cell>
          <table:table-cell office:value-type="float" office:value="22">
            <text:p>22</text:p>
          </table:table-cell>
          <table:table-cell table:number-columns-repeated="2"/>
          <table:table-cell office:value-type="string">
            <text:p>1928-04-12 14:38 EST-0500</text:p>
          </table:table-cell>
          <table:table-cell office:value-type="string">
            <text:p>Thu</text:p>
          </table:table-cell>
          <table:table-cell office:value-type="float" office:value="22.645">
            <text:p>22.645</text:p>
          </table:table-cell>
          <table:table-cell office:value-type="float" office:value="286.648">
            <text:p>286.648</text:p>
          </table:table-cell>
          <table:table-cell office:value-type="float" office:value="70.59">
            <text:p>70.59</text:p>
          </table:table-cell>
          <table:table-cell office:value-type="float" office:value="264.003">
            <text:p>264.003</text:p>
          </table:table-cell>
          <table:table-cell office:value-type="float" office:value="22">
            <text:p>22</text:p>
          </table:table-cell>
          <table:table-cell table:number-columns-repeated="2"/>
          <table:table-cell office:value-type="string">
            <text:p>1928-05-12 03:56 EST-0500</text:p>
          </table:table-cell>
          <table:table-cell office:value-type="string">
            <text:p>Sat</text:p>
          </table:table-cell>
          <table:table-cell office:value-type="float" office:value="51.376">
            <text:p>51.376</text:p>
          </table:table-cell>
          <table:table-cell office:value-type="float" office:value="315.381">
            <text:p>315.381</text:p>
          </table:table-cell>
          <table:table-cell office:value-type="float" office:value="69.628">
            <text:p>69.628</text:p>
          </table:table-cell>
          <table:table-cell office:value-type="float" office:value="264.005">
            <text:p>264.005</text:p>
          </table:table-cell>
          <table:table-cell office:value-type="float" office:value="22">
            <text:p>22</text:p>
          </table:table-cell>
          <table:table-cell table:number-columns-repeated="2"/>
          <table:table-cell office:value-type="string">
            <text:p>1928-06-10 13:25 EST-0500</text:p>
          </table:table-cell>
          <table:table-cell office:value-type="string">
            <text:p>Sun</text:p>
          </table:table-cell>
          <table:table-cell office:value-type="float" office:value="79.592">
            <text:p>79.592</text:p>
          </table:table-cell>
          <table:table-cell office:value-type="float" office:value="343.594">
            <text:p>343.594</text:p>
          </table:table-cell>
          <table:table-cell office:value-type="float" office:value="69.459">
            <text:p>69.459</text:p>
          </table:table-cell>
          <table:table-cell office:value-type="float" office:value="264.002">
            <text:p>264.002</text:p>
          </table:table-cell>
          <table:table-cell office:value-type="float" office:value="22">
            <text:p>22</text:p>
          </table:table-cell>
          <table:table-cell/>
        </table:table-row>
        <table:table-row table:style-name="ro1">
          <table:table-cell office:value-type="string">
            <text:p>1926-08-30 11:40 EST-0500</text:p>
          </table:table-cell>
          <table:table-cell office:value-type="string">
            <text:p>Mon</text:p>
          </table:table-cell>
          <table:table-cell office:value-type="float" office:value="156.54">
            <text:p>156.54</text:p>
          </table:table-cell>
          <table:table-cell office:value-type="float" office:value="72.543">
            <text:p>72.543</text:p>
          </table:table-cell>
          <table:table-cell office:value-type="float" office:value="105.154">
            <text:p>105.154</text:p>
          </table:table-cell>
          <table:table-cell office:value-type="float" office:value="276.003">
            <text:p>276.003</text:p>
          </table:table-cell>
          <table:table-cell office:value-type="float" office:value="23">
            <text:p>23</text:p>
          </table:table-cell>
          <table:table-cell table:number-columns-repeated="2"/>
          <table:table-cell office:value-type="string">
            <text:p>1926-09-29 01:22 EST-0500</text:p>
          </table:table-cell>
          <table:table-cell office:value-type="string">
            <text:p>Wed</text:p>
          </table:table-cell>
          <table:table-cell office:value-type="float" office:value="185.356">
            <text:p>185.356</text:p>
          </table:table-cell>
          <table:table-cell office:value-type="float" office:value="101.36">
            <text:p>101.36</text:p>
          </table:table-cell>
          <table:table-cell office:value-type="float" office:value="102.636">
            <text:p>102.636</text:p>
          </table:table-cell>
          <table:table-cell office:value-type="float" office:value="276.004">
            <text:p>276.004</text:p>
          </table:table-cell>
          <table:table-cell office:value-type="float" office:value="23">
            <text:p>23</text:p>
          </table:table-cell>
          <table:table-cell table:number-columns-repeated="2"/>
          <table:table-cell office:value-type="string">
            <text:p>1926-10-28 19:00 EST-0500</text:p>
          </table:table-cell>
          <table:table-cell office:value-type="string">
            <text:p>Thu</text:p>
          </table:table-cell>
          <table:table-cell office:value-type="float" office:value="214.815">
            <text:p>214.815</text:p>
          </table:table-cell>
          <table:table-cell office:value-type="float" office:value="130.818">
            <text:p>130.818</text:p>
          </table:table-cell>
          <table:table-cell office:value-type="float" office:value="99.627">
            <text:p>99.627</text:p>
          </table:table-cell>
          <table:table-cell office:value-type="float" office:value="276.003">
            <text:p>276.003</text:p>
          </table:table-cell>
          <table:table-cell office:value-type="float" office:value="23">
            <text:p>23</text:p>
          </table:table-cell>
          <table:table-cell table:number-columns-repeated="2"/>
          <table:table-cell office:value-type="string">
            <text:p>1926-11-27 15:32 EST-0500</text:p>
          </table:table-cell>
          <table:table-cell office:value-type="string">
            <text:p>Sat</text:p>
          </table:table-cell>
          <table:table-cell office:value-type="float" office:value="244.856">
            <text:p>244.856</text:p>
          </table:table-cell>
          <table:table-cell office:value-type="float" office:value="160.86">
            <text:p>160.86</text:p>
          </table:table-cell>
          <table:table-cell office:value-type="float" office:value="97.711">
            <text:p>97.711</text:p>
          </table:table-cell>
          <table:table-cell office:value-type="float" office:value="276.004">
            <text:p>276.004</text:p>
          </table:table-cell>
          <table:table-cell office:value-type="float" office:value="23">
            <text:p>23</text:p>
          </table:table-cell>
          <table:table-cell table:number-columns-repeated="2"/>
          <table:table-cell office:value-type="string">
            <text:p>1926-12-27 13:12 EST-0500</text:p>
          </table:table-cell>
          <table:table-cell office:value-type="string">
            <text:p>Mon</text:p>
          </table:table-cell>
          <table:table-cell office:value-type="float" office:value="275.254">
            <text:p>275.254</text:p>
          </table:table-cell>
          <table:table-cell office:value-type="float" office:value="191.258">
            <text:p>191.258</text:p>
          </table:table-cell>
          <table:table-cell office:value-type="float" office:value="97.194">
            <text:p>97.194</text:p>
          </table:table-cell>
          <table:table-cell office:value-type="float" office:value="276.004">
            <text:p>276.004</text:p>
          </table:table-cell>
          <table:table-cell office:value-type="float" office:value="23">
            <text:p>23</text:p>
          </table:table-cell>
          <table:table-cell table:number-columns-repeated="2"/>
          <table:table-cell table:style-name="ce11" office:value-type="string">
            <text:p>1927-01-26 10:00 EST-0500</text:p>
          </table:table-cell>
          <table:table-cell table:style-name="ce11" office:value-type="string">
            <text:p>Wed</text:p>
          </table:table-cell>
          <table:table-cell table:style-name="ce11" office:value-type="float" office:value="305.676">
            <text:p>305.676</text:p>
          </table:table-cell>
          <table:table-cell table:style-name="ce11" office:value-type="float" office:value="221.678">
            <text:p>221.678</text:p>
          </table:table-cell>
          <table:table-cell table:style-name="ce11" office:value-type="float" office:value="96.798">
            <text:p>96.798</text:p>
          </table:table-cell>
          <table:table-cell table:style-name="ce11" office:value-type="float" office:value="276.002">
            <text:p>276.002</text:p>
          </table:table-cell>
          <table:table-cell table:style-name="ce11" office:value-type="float" office:value="23">
            <text:p>23</text:p>
          </table:table-cell>
          <table:table-cell table:number-columns-repeated="2"/>
          <table:table-cell office:value-type="string">
            <text:p>1927-02-25 04:09 EST-0500</text:p>
          </table:table-cell>
          <table:table-cell office:value-type="string">
            <text:p>Fri</text:p>
          </table:table-cell>
          <table:table-cell table:style-name="ce13" office:value-type="float" office:value="335.777">
            <text:p>335.777</text:p>
          </table:table-cell>
          <table:table-cell office:value-type="float" office:value="251.781">
            <text:p>251.781</text:p>
          </table:table-cell>
          <table:table-cell office:value-type="float" office:value="95.113">
            <text:p>95.113</text:p>
          </table:table-cell>
          <table:table-cell office:value-type="float" office:value="276.004">
            <text:p>276.004</text:p>
          </table:table-cell>
          <table:table-cell office:value-type="float" office:value="23">
            <text:p>23</text:p>
          </table:table-cell>
          <table:table-cell table:number-columns-repeated="2"/>
          <table:table-cell office:value-type="string">
            <text:p>1927-03-26 18:28 EST-0500</text:p>
          </table:table-cell>
          <table:table-cell office:value-type="string">
            <text:p>Sat</text:p>
          </table:table-cell>
          <table:table-cell office:value-type="float" office:value="5.313">
            <text:p>5.313</text:p>
          </table:table-cell>
          <table:table-cell office:value-type="float" office:value="281.315">
            <text:p>281.315</text:p>
          </table:table-cell>
          <table:table-cell office:value-type="float" office:value="92.166">
            <text:p>92.166</text:p>
          </table:table-cell>
          <table:table-cell office:value-type="float" office:value="276.002">
            <text:p>276.002</text:p>
          </table:table-cell>
          <table:table-cell office:value-type="float" office:value="23">
            <text:p>23</text:p>
          </table:table-cell>
          <table:table-cell table:number-columns-repeated="2"/>
          <table:table-cell office:value-type="string">
            <text:p>1927-04-25 04:43 EST-0500</text:p>
          </table:table-cell>
          <table:table-cell office:value-type="string">
            <text:p>Mon</text:p>
          </table:table-cell>
          <table:table-cell office:value-type="float" office:value="34.196">
            <text:p>34.196</text:p>
          </table:table-cell>
          <table:table-cell office:value-type="float" office:value="310.197">
            <text:p>310.197</text:p>
          </table:table-cell>
          <table:table-cell office:value-type="float" office:value="89.466">
            <text:p>89.466</text:p>
          </table:table-cell>
          <table:table-cell office:value-type="float" office:value="276.001">
            <text:p>276.001</text:p>
          </table:table-cell>
          <table:table-cell office:value-type="float" office:value="23">
            <text:p>23</text:p>
          </table:table-cell>
          <table:table-cell table:number-columns-repeated="2"/>
          <table:table-cell office:value-type="string">
            <text:p>1927-05-24 11:34 EST-0500</text:p>
          </table:table-cell>
          <table:table-cell office:value-type="string">
            <text:p>Tue</text:p>
          </table:table-cell>
          <table:table-cell office:value-type="float" office:value="62.506">
            <text:p>62.506</text:p>
          </table:table-cell>
          <table:table-cell office:value-type="float" office:value="338.512">
            <text:p>338.512</text:p>
          </table:table-cell>
          <table:table-cell office:value-type="float" office:value="88.149">
            <text:p>88.149</text:p>
          </table:table-cell>
          <table:table-cell office:value-type="float" office:value="276.006">
            <text:p>276.006</text:p>
          </table:table-cell>
          <table:table-cell office:value-type="float" office:value="23">
            <text:p>23</text:p>
          </table:table-cell>
          <table:table-cell table:number-columns-repeated="2"/>
          <table:table-cell office:value-type="string">
            <text:p>1927-06-22 16:20 EST-0500</text:p>
          </table:table-cell>
          <table:table-cell office:value-type="string">
            <text:p>Wed</text:p>
          </table:table-cell>
          <table:table-cell office:value-type="float" office:value="90.442">
            <text:p>90.442</text:p>
          </table:table-cell>
          <table:table-cell office:value-type="float" office:value="6.442">
            <text:p>6.442</text:p>
          </table:table-cell>
          <table:table-cell office:value-type="float" office:value="87.899">
            <text:p>87.899</text:p>
          </table:table-cell>
          <table:table-cell office:value-type="float" office:value="276">
            <text:p>276</text:p>
          </table:table-cell>
          <table:table-cell office:value-type="float" office:value="23">
            <text:p>23</text:p>
          </table:table-cell>
          <table:table-cell table:number-columns-repeated="2"/>
          <table:table-cell office:value-type="string">
            <text:p>1927-07-21 20:38 EST-0500</text:p>
          </table:table-cell>
          <table:table-cell office:value-type="string">
            <text:p>Thu</text:p>
          </table:table-cell>
          <table:table-cell office:value-type="float" office:value="118.269">
            <text:p>118.269</text:p>
          </table:table-cell>
          <table:table-cell office:value-type="float" office:value="34.27">
            <text:p>34.27</text:p>
          </table:table-cell>
          <table:table-cell office:value-type="float" office:value="87.562">
            <text:p>87.562</text:p>
          </table:table-cell>
          <table:table-cell office:value-type="float" office:value="276.001">
            <text:p>276.001</text:p>
          </table:table-cell>
          <table:table-cell office:value-type="float" office:value="23">
            <text:p>23</text:p>
          </table:table-cell>
          <table:table-cell table:number-columns-repeated="2"/>
          <table:table-cell office:value-type="string">
            <text:p>1927-08-20 02:05 EST-0500</text:p>
          </table:table-cell>
          <table:table-cell office:value-type="string">
            <text:p>Sat</text:p>
          </table:table-cell>
          <table:table-cell office:value-type="float" office:value="146.271">
            <text:p>146.271</text:p>
          </table:table-cell>
          <table:table-cell office:value-type="float" office:value="62.273">
            <text:p>62.273</text:p>
          </table:table-cell>
          <table:table-cell office:value-type="float" office:value="86.083">
            <text:p>86.083</text:p>
          </table:table-cell>
          <table:table-cell office:value-type="float" office:value="276.002">
            <text:p>276.002</text:p>
          </table:table-cell>
          <table:table-cell office:value-type="float" office:value="23">
            <text:p>23</text:p>
          </table:table-cell>
          <table:table-cell table:number-columns-repeated="2"/>
          <table:table-cell office:value-type="string">
            <text:p>1927-09-18 10:04 EST-0500</text:p>
          </table:table-cell>
          <table:table-cell office:value-type="string">
            <text:p>Sun</text:p>
          </table:table-cell>
          <table:table-cell office:value-type="float" office:value="174.7">
            <text:p>174.7</text:p>
          </table:table-cell>
          <table:table-cell office:value-type="float" office:value="90.7">
            <text:p>90.7</text:p>
          </table:table-cell>
          <table:table-cell office:value-type="float" office:value="83.354">
            <text:p>83.354</text:p>
          </table:table-cell>
          <table:table-cell office:value-type="float" office:value="276">
            <text:p>276</text:p>
          </table:table-cell>
          <table:table-cell office:value-type="float" office:value="23">
            <text:p>23</text:p>
          </table:table-cell>
          <table:table-cell table:number-columns-repeated="2"/>
          <table:table-cell office:value-type="string">
            <text:p>1927-10-17 21:36 EST-0500</text:p>
          </table:table-cell>
          <table:table-cell office:value-type="string">
            <text:p>Mon</text:p>
          </table:table-cell>
          <table:table-cell office:value-type="float" office:value="203.726">
            <text:p>203.726</text:p>
          </table:table-cell>
          <table:table-cell office:value-type="float" office:value="119.73">
            <text:p>119.73</text:p>
          </table:table-cell>
          <table:table-cell office:value-type="float" office:value="80.559">
            <text:p>80.559</text:p>
          </table:table-cell>
          <table:table-cell office:value-type="float" office:value="276.004">
            <text:p>276.004</text:p>
          </table:table-cell>
          <table:table-cell office:value-type="float" office:value="23">
            <text:p>23</text:p>
          </table:table-cell>
          <table:table-cell table:number-columns-repeated="2"/>
          <table:table-cell office:value-type="string">
            <text:p>1927-11-16 13:03 EST-0500</text:p>
          </table:table-cell>
          <table:table-cell office:value-type="string">
            <text:p>Wed</text:p>
          </table:table-cell>
          <table:table-cell office:value-type="float" office:value="233.393">
            <text:p>233.393</text:p>
          </table:table-cell>
          <table:table-cell office:value-type="float" office:value="149.396">
            <text:p>149.396</text:p>
          </table:table-cell>
          <table:table-cell office:value-type="float" office:value="79.031">
            <text:p>79.031</text:p>
          </table:table-cell>
          <table:table-cell office:value-type="float" office:value="276.003">
            <text:p>276.003</text:p>
          </table:table-cell>
          <table:table-cell office:value-type="float" office:value="23">
            <text:p>23</text:p>
          </table:table-cell>
          <table:table-cell table:number-columns-repeated="2"/>
          <table:table-cell office:value-type="string">
            <text:p>1927-12-16 08:05 EST-0500</text:p>
          </table:table-cell>
          <table:table-cell office:value-type="string">
            <text:p>Fri</text:p>
          </table:table-cell>
          <table:table-cell office:value-type="float" office:value="263.589">
            <text:p>263.589</text:p>
          </table:table-cell>
          <table:table-cell office:value-type="float" office:value="179.592">
            <text:p>179.592</text:p>
          </table:table-cell>
          <table:table-cell office:value-type="float" office:value="78.686">
            <text:p>78.686</text:p>
          </table:table-cell>
          <table:table-cell office:value-type="float" office:value="276.003">
            <text:p>276.003</text:p>
          </table:table-cell>
          <table:table-cell office:value-type="float" office:value="23">
            <text:p>23</text:p>
          </table:table-cell>
          <table:table-cell table:number-columns-repeated="2"/>
          <table:table-cell office:value-type="string">
            <text:p>1928-01-15 05:32 EST-0500</text:p>
          </table:table-cell>
          <table:table-cell office:value-type="string">
            <text:p>Sun</text:p>
          </table:table-cell>
          <table:table-cell office:value-type="float" office:value="294.048">
            <text:p>294.048</text:p>
          </table:table-cell>
          <table:table-cell office:value-type="float" office:value="210.05">
            <text:p>210.05</text:p>
          </table:table-cell>
          <table:table-cell office:value-type="float" office:value="78.126">
            <text:p>78.126</text:p>
          </table:table-cell>
          <table:table-cell office:value-type="float" office:value="276.002">
            <text:p>276.002</text:p>
          </table:table-cell>
          <table:table-cell office:value-type="float" office:value="23">
            <text:p>23</text:p>
          </table:table-cell>
          <table:table-cell table:number-columns-repeated="2"/>
          <table:table-cell office:value-type="string">
            <text:p>1928-02-14 03:22 EST-0500</text:p>
          </table:table-cell>
          <table:table-cell office:value-type="string">
            <text:p>Tue</text:p>
          </table:table-cell>
          <table:table-cell office:value-type="float" office:value="324.413">
            <text:p>324.413</text:p>
          </table:table-cell>
          <table:table-cell office:value-type="float" office:value="240.418">
            <text:p>240.418</text:p>
          </table:table-cell>
          <table:table-cell office:value-type="float" office:value="76.107">
            <text:p>76.107</text:p>
          </table:table-cell>
          <table:table-cell office:value-type="float" office:value="276.005">
            <text:p>276.005</text:p>
          </table:table-cell>
          <table:table-cell office:value-type="float" office:value="23">
            <text:p>23</text:p>
          </table:table-cell>
          <table:table-cell table:number-columns-repeated="2"/>
          <table:table-cell office:value-type="string">
            <text:p>1928-03-14 23:15 EST-0500</text:p>
          </table:table-cell>
          <table:table-cell office:value-type="string">
            <text:p>Wed</text:p>
          </table:table-cell>
          <table:table-cell office:value-type="float" office:value="354.349">
            <text:p>354.349</text:p>
          </table:table-cell>
          <table:table-cell office:value-type="float" office:value="270.355">
            <text:p>270.355</text:p>
          </table:table-cell>
          <table:table-cell office:value-type="float" office:value="73.031">
            <text:p>73.031</text:p>
          </table:table-cell>
          <table:table-cell office:value-type="float" office:value="276.006">
            <text:p>276.006</text:p>
          </table:table-cell>
          <table:table-cell office:value-type="float" office:value="23">
            <text:p>23</text:p>
          </table:table-cell>
          <table:table-cell table:number-columns-repeated="2"/>
          <table:table-cell office:value-type="string">
            <text:p>1928-04-13 15:28 EST-0500</text:p>
          </table:table-cell>
          <table:table-cell office:value-type="string">
            <text:p>Fri</text:p>
          </table:table-cell>
          <table:table-cell office:value-type="float" office:value="23.658">
            <text:p>23.658</text:p>
          </table:table-cell>
          <table:table-cell office:value-type="float" office:value="299.658">
            <text:p>299.658</text:p>
          </table:table-cell>
          <table:table-cell office:value-type="float" office:value="70.59">
            <text:p>70.59</text:p>
          </table:table-cell>
          <table:table-cell office:value-type="float" office:value="276">
            <text:p>276</text:p>
          </table:table-cell>
          <table:table-cell office:value-type="float" office:value="23">
            <text:p>23</text:p>
          </table:table-cell>
          <table:table-cell table:number-columns-repeated="2"/>
          <table:table-cell office:value-type="string">
            <text:p>1928-05-13 03:35 EST-0500</text:p>
          </table:table-cell>
          <table:table-cell office:value-type="string">
            <text:p>Sun</text:p>
          </table:table-cell>
          <table:table-cell office:value-type="float" office:value="52.327">
            <text:p>52.327</text:p>
          </table:table-cell>
          <table:table-cell office:value-type="float" office:value="328.331">
            <text:p>328.331</text:p>
          </table:table-cell>
          <table:table-cell office:value-type="float" office:value="69.628">
            <text:p>69.628</text:p>
          </table:table-cell>
          <table:table-cell office:value-type="float" office:value="276.004">
            <text:p>276.004</text:p>
          </table:table-cell>
          <table:table-cell office:value-type="float" office:value="23">
            <text:p>23</text:p>
          </table:table-cell>
          <table:table-cell table:number-columns-repeated="2"/>
          <table:table-cell office:value-type="string">
            <text:p>1928-06-11 12:09 EST-0500</text:p>
          </table:table-cell>
          <table:table-cell office:value-type="string">
            <text:p>Mon</text:p>
          </table:table-cell>
          <table:table-cell office:value-type="float" office:value="80.497">
            <text:p>80.497</text:p>
          </table:table-cell>
          <table:table-cell office:value-type="float" office:value="356.501">
            <text:p>356.501</text:p>
          </table:table-cell>
          <table:table-cell office:value-type="float" office:value="69.459">
            <text:p>69.459</text:p>
          </table:table-cell>
          <table:table-cell office:value-type="float" office:value="276.004">
            <text:p>276.004</text:p>
          </table:table-cell>
          <table:table-cell office:value-type="float" office:value="23">
            <text:p>23</text:p>
          </table:table-cell>
          <table:table-cell/>
        </table:table-row>
        <table:table-row table:style-name="ro1">
          <table:table-cell office:value-type="string">
            <text:p>1926-08-31 12:12 EST-0500</text:p>
          </table:table-cell>
          <table:table-cell office:value-type="string">
            <text:p>Tue</text:p>
          </table:table-cell>
          <table:table-cell office:value-type="float" office:value="157.529">
            <text:p>157.529</text:p>
          </table:table-cell>
          <table:table-cell office:value-type="float" office:value="85.531">
            <text:p>85.531</text:p>
          </table:table-cell>
          <table:table-cell office:value-type="float" office:value="105.17">
            <text:p>105.17</text:p>
          </table:table-cell>
          <table:table-cell office:value-type="float" office:value="288.002">
            <text:p>288.002</text:p>
          </table:table-cell>
          <table:table-cell office:value-type="float" office:value="24">
            <text:p>24</text:p>
          </table:table-cell>
          <table:table-cell table:number-columns-repeated="2"/>
          <table:table-cell office:value-type="string">
            <text:p>1926-09-30 03:01 EST-0500</text:p>
          </table:table-cell>
          <table:table-cell office:value-type="string">
            <text:p>Thu</text:p>
          </table:table-cell>
          <table:table-cell office:value-type="float" office:value="186.406">
            <text:p>186.406</text:p>
          </table:table-cell>
          <table:table-cell office:value-type="float" office:value="114.407">
            <text:p>114.407</text:p>
          </table:table-cell>
          <table:table-cell office:value-type="float" office:value="102.63">
            <text:p>102.63</text:p>
          </table:table-cell>
          <table:table-cell office:value-type="float" office:value="288.001">
            <text:p>288.001</text:p>
          </table:table-cell>
          <table:table-cell office:value-type="float" office:value="24">
            <text:p>24</text:p>
          </table:table-cell>
          <table:table-cell table:number-columns-repeated="2"/>
          <table:table-cell office:value-type="string">
            <text:p>1926-10-29 21:23 EST-0500</text:p>
          </table:table-cell>
          <table:table-cell office:value-type="string">
            <text:p>Fri</text:p>
          </table:table-cell>
          <table:table-cell office:value-type="float" office:value="215.913">
            <text:p>215.913</text:p>
          </table:table-cell>
          <table:table-cell office:value-type="float" office:value="143.916">
            <text:p>143.916</text:p>
          </table:table-cell>
          <table:table-cell office:value-type="float" office:value="99.595">
            <text:p>99.595</text:p>
          </table:table-cell>
          <table:table-cell office:value-type="float" office:value="288.003">
            <text:p>288.003</text:p>
          </table:table-cell>
          <table:table-cell office:value-type="float" office:value="24">
            <text:p>24</text:p>
          </table:table-cell>
          <table:table-cell table:number-columns-repeated="2"/>
          <table:table-cell table:style-name="ce14" office:value-type="string">
            <text:p>1926-11-28 18:04 EST-0500</text:p>
          </table:table-cell>
          <table:table-cell table:style-name="ce14" office:value-type="string">
            <text:p>Sun</text:p>
          </table:table-cell>
          <table:table-cell table:style-name="ce14" office:value-type="float" office:value="245.976">
            <text:p>245.976</text:p>
          </table:table-cell>
          <table:table-cell table:style-name="ce14" office:value-type="float" office:value="173.978">
            <text:p>173.978</text:p>
          </table:table-cell>
          <table:table-cell table:style-name="ce14" office:value-type="float" office:value="97.682">
            <text:p>97.682</text:p>
          </table:table-cell>
          <table:table-cell table:style-name="ce14" office:value-type="float" office:value="288.002">
            <text:p>288.002</text:p>
          </table:table-cell>
          <table:table-cell table:style-name="ce14" office:value-type="float" office:value="24">
            <text:p>24</text:p>
          </table:table-cell>
          <table:table-cell table:number-columns-repeated="2"/>
          <table:table-cell office:value-type="string">
            <text:p>1926-12-28 15:21 EST-0500</text:p>
          </table:table-cell>
          <table:table-cell office:value-type="string">
            <text:p>Tue</text:p>
          </table:table-cell>
          <table:table-cell office:value-type="float" office:value="276.365">
            <text:p>276.365</text:p>
          </table:table-cell>
          <table:table-cell office:value-type="float" office:value="204.366">
            <text:p>204.366</text:p>
          </table:table-cell>
          <table:table-cell office:value-type="float" office:value="97.192">
            <text:p>97.192</text:p>
          </table:table-cell>
          <table:table-cell office:value-type="float" office:value="288.001">
            <text:p>288.001</text:p>
          </table:table-cell>
          <table:table-cell office:value-type="float" office:value="24">
            <text:p>24</text:p>
          </table:table-cell>
          <table:table-cell table:number-columns-repeated="2"/>
          <table:table-cell table:style-name="ce11" office:value-type="string">
            <text:p>1927-01-27 11:21 EST-0500</text:p>
          </table:table-cell>
          <table:table-cell table:style-name="ce11" office:value-type="string">
            <text:p>Thu</text:p>
          </table:table-cell>
          <table:table-cell table:style-name="ce11" office:value-type="float" office:value="306.749">
            <text:p>306.749</text:p>
          </table:table-cell>
          <table:table-cell table:style-name="ce11" office:value-type="float" office:value="234.751">
            <text:p>234.751</text:p>
          </table:table-cell>
          <table:table-cell table:style-name="ce11" office:value-type="float" office:value="96.817">
            <text:p>96.817</text:p>
          </table:table-cell>
          <table:table-cell table:style-name="ce11" office:value-type="float" office:value="288.002">
            <text:p>288.002</text:p>
          </table:table-cell>
          <table:table-cell table:style-name="ce11" office:value-type="float" office:value="24">
            <text:p>24</text:p>
          </table:table-cell>
          <table:table-cell table:number-columns-repeated="2"/>
          <table:table-cell office:value-type="string">
            <text:p>1927-02-26 04:26 EST-0500</text:p>
          </table:table-cell>
          <table:table-cell office:value-type="string">
            <text:p>Sat</text:p>
          </table:table-cell>
          <table:table-cell office:value-type="float" office:value="336.795">
            <text:p>336.795</text:p>
          </table:table-cell>
          <table:table-cell office:value-type="float" office:value="264.799">
            <text:p>264.799</text:p>
          </table:table-cell>
          <table:table-cell office:value-type="float" office:value="95.124">
            <text:p>95.124</text:p>
          </table:table-cell>
          <table:table-cell office:value-type="float" office:value="288.004">
            <text:p>288.004</text:p>
          </table:table-cell>
          <table:table-cell office:value-type="float" office:value="24">
            <text:p>24</text:p>
          </table:table-cell>
          <table:table-cell table:number-columns-repeated="2"/>
          <table:table-cell office:value-type="string">
            <text:p>1927-03-27 17:38 EST-0500</text:p>
          </table:table-cell>
          <table:table-cell office:value-type="string">
            <text:p>Sun</text:p>
          </table:table-cell>
          <table:table-cell office:value-type="float" office:value="6.268">
            <text:p>6.268</text:p>
          </table:table-cell>
          <table:table-cell office:value-type="float" office:value="294.273">
            <text:p>294.273</text:p>
          </table:table-cell>
          <table:table-cell office:value-type="float" office:value="92.154">
            <text:p>92.154</text:p>
          </table:table-cell>
          <table:table-cell office:value-type="float" office:value="288.005">
            <text:p>288.005</text:p>
          </table:table-cell>
          <table:table-cell office:value-type="float" office:value="24">
            <text:p>24</text:p>
          </table:table-cell>
          <table:table-cell table:number-columns-repeated="2"/>
          <table:table-cell office:value-type="string">
            <text:p>1927-04-26 02:57 EST-0500</text:p>
          </table:table-cell>
          <table:table-cell office:value-type="string">
            <text:p>Tue</text:p>
          </table:table-cell>
          <table:table-cell office:value-type="float" office:value="35.098">
            <text:p>35.098</text:p>
          </table:table-cell>
          <table:table-cell office:value-type="float" office:value="323.101">
            <text:p>323.101</text:p>
          </table:table-cell>
          <table:table-cell office:value-type="float" office:value="89.443">
            <text:p>89.443</text:p>
          </table:table-cell>
          <table:table-cell office:value-type="float" office:value="288.003">
            <text:p>288.003</text:p>
          </table:table-cell>
          <table:table-cell office:value-type="float" office:value="24">
            <text:p>24</text:p>
          </table:table-cell>
          <table:table-cell table:number-columns-repeated="2"/>
          <table:table-cell office:value-type="string">
            <text:p>1927-05-25 09:16 EST-0500</text:p>
          </table:table-cell>
          <table:table-cell office:value-type="string">
            <text:p>Wed</text:p>
          </table:table-cell>
          <table:table-cell office:value-type="float" office:value="63.375">
            <text:p>63.375</text:p>
          </table:table-cell>
          <table:table-cell office:value-type="float" office:value="351.379">
            <text:p>351.379</text:p>
          </table:table-cell>
          <table:table-cell office:value-type="float" office:value="88.134">
            <text:p>88.134</text:p>
          </table:table-cell>
          <table:table-cell office:value-type="float" office:value="288.004">
            <text:p>288.004</text:p>
          </table:table-cell>
          <table:table-cell office:value-type="float" office:value="24">
            <text:p>24</text:p>
          </table:table-cell>
          <table:table-cell table:number-columns-repeated="2"/>
          <table:table-cell office:value-type="string">
            <text:p>1927-06-23 13:56 EST-0500</text:p>
          </table:table-cell>
          <table:table-cell office:value-type="string">
            <text:p>Thu</text:p>
          </table:table-cell>
          <table:table-cell office:value-type="float" office:value="91.3">
            <text:p>91.3</text:p>
          </table:table-cell>
          <table:table-cell office:value-type="float" office:value="19.301">
            <text:p>19.301</text:p>
          </table:table-cell>
          <table:table-cell office:value-type="float" office:value="87.901">
            <text:p>87.901</text:p>
          </table:table-cell>
          <table:table-cell office:value-type="float" office:value="288.001">
            <text:p>288.001</text:p>
          </table:table-cell>
          <table:table-cell office:value-type="float" office:value="24">
            <text:p>24</text:p>
          </table:table-cell>
          <table:table-cell table:number-columns-repeated="2"/>
          <table:table-cell office:value-type="string">
            <text:p>1927-07-22 18:36 EST-0500</text:p>
          </table:table-cell>
          <table:table-cell office:value-type="string">
            <text:p>Fri</text:p>
          </table:table-cell>
          <table:table-cell office:value-type="float" office:value="119.143">
            <text:p>119.143</text:p>
          </table:table-cell>
          <table:table-cell office:value-type="float" office:value="47.146">
            <text:p>47.146</text:p>
          </table:table-cell>
          <table:table-cell office:value-type="float" office:value="87.576">
            <text:p>87.576</text:p>
          </table:table-cell>
          <table:table-cell office:value-type="float" office:value="288.003">
            <text:p>288.003</text:p>
          </table:table-cell>
          <table:table-cell office:value-type="float" office:value="24">
            <text:p>24</text:p>
          </table:table-cell>
          <table:table-cell table:number-columns-repeated="2"/>
          <table:table-cell office:value-type="string">
            <text:p>1927-08-21 00:46 EST-0500</text:p>
          </table:table-cell>
          <table:table-cell office:value-type="string">
            <text:p>Sun</text:p>
          </table:table-cell>
          <table:table-cell office:value-type="float" office:value="147.182">
            <text:p>147.182</text:p>
          </table:table-cell>
          <table:table-cell office:value-type="float" office:value="75.186">
            <text:p>75.186</text:p>
          </table:table-cell>
          <table:table-cell office:value-type="float" office:value="86.093">
            <text:p>86.093</text:p>
          </table:table-cell>
          <table:table-cell office:value-type="float" office:value="288.004">
            <text:p>288.004</text:p>
          </table:table-cell>
          <table:table-cell office:value-type="float" office:value="24">
            <text:p>24</text:p>
          </table:table-cell>
          <table:table-cell table:number-columns-repeated="2"/>
          <table:table-cell office:value-type="string">
            <text:p>1927-09-19 09:42 EST-0500</text:p>
          </table:table-cell>
          <table:table-cell office:value-type="string">
            <text:p>Mon</text:p>
          </table:table-cell>
          <table:table-cell office:value-type="float" office:value="175.661">
            <text:p>175.661</text:p>
          </table:table-cell>
          <table:table-cell office:value-type="float" office:value="103.666">
            <text:p>103.666</text:p>
          </table:table-cell>
          <table:table-cell office:value-type="float" office:value="83.342">
            <text:p>83.342</text:p>
          </table:table-cell>
          <table:table-cell office:value-type="float" office:value="288.005">
            <text:p>288.005</text:p>
          </table:table-cell>
          <table:table-cell office:value-type="float" office:value="24">
            <text:p>24</text:p>
          </table:table-cell>
          <table:table-cell table:number-columns-repeated="2"/>
          <table:table-cell office:value-type="string">
            <text:p>1927-10-18 22:14 EST-0500</text:p>
          </table:table-cell>
          <table:table-cell office:value-type="string">
            <text:p>Tue</text:p>
          </table:table-cell>
          <table:table-cell office:value-type="float" office:value="204.745">
            <text:p>204.745</text:p>
          </table:table-cell>
          <table:table-cell office:value-type="float" office:value="132.747">
            <text:p>132.747</text:p>
          </table:table-cell>
          <table:table-cell office:value-type="float" office:value="80.529">
            <text:p>80.529</text:p>
          </table:table-cell>
          <table:table-cell office:value-type="float" office:value="288.002">
            <text:p>288.002</text:p>
          </table:table-cell>
          <table:table-cell office:value-type="float" office:value="24">
            <text:p>24</text:p>
          </table:table-cell>
          <table:table-cell table:number-columns-repeated="2"/>
          <table:table-cell office:value-type="string">
            <text:p>1927-11-17 14:39 EST-0500</text:p>
          </table:table-cell>
          <table:table-cell office:value-type="string">
            <text:p>Thu</text:p>
          </table:table-cell>
          <table:table-cell office:value-type="float" office:value="234.469">
            <text:p>234.469</text:p>
          </table:table-cell>
          <table:table-cell office:value-type="float" office:value="162.47">
            <text:p>162.47</text:p>
          </table:table-cell>
          <table:table-cell office:value-type="float" office:value="79.008">
            <text:p>79.008</text:p>
          </table:table-cell>
          <table:table-cell office:value-type="float" office:value="288.001">
            <text:p>288.001</text:p>
          </table:table-cell>
          <table:table-cell office:value-type="float" office:value="24">
            <text:p>24</text:p>
          </table:table-cell>
          <table:table-cell table:number-columns-repeated="2"/>
          <table:table-cell office:value-type="string">
            <text:p>1927-12-17 10:27 EST-0500</text:p>
          </table:table-cell>
          <table:table-cell office:value-type="string">
            <text:p>Sat</text:p>
          </table:table-cell>
          <table:table-cell office:value-type="float" office:value="264.708">
            <text:p>264.708</text:p>
          </table:table-cell>
          <table:table-cell office:value-type="float" office:value="192.712">
            <text:p>192.712</text:p>
          </table:table-cell>
          <table:table-cell office:value-type="float" office:value="78.691">
            <text:p>78.691</text:p>
          </table:table-cell>
          <table:table-cell office:value-type="float" office:value="288.004">
            <text:p>288.004</text:p>
          </table:table-cell>
          <table:table-cell office:value-type="float" office:value="24">
            <text:p>24</text:p>
          </table:table-cell>
          <table:table-cell table:number-columns-repeated="2"/>
          <table:table-cell office:value-type="string">
            <text:p>1928-01-16 08:11 EST-0500</text:p>
          </table:table-cell>
          <table:table-cell office:value-type="string">
            <text:p>Mon</text:p>
          </table:table-cell>
          <table:table-cell office:value-type="float" office:value="295.179">
            <text:p>295.179</text:p>
          </table:table-cell>
          <table:table-cell office:value-type="float" office:value="223.18">
            <text:p>223.18</text:p>
          </table:table-cell>
          <table:table-cell office:value-type="float" office:value="78.149">
            <text:p>78.149</text:p>
          </table:table-cell>
          <table:table-cell office:value-type="float" office:value="288.001">
            <text:p>288.001</text:p>
          </table:table-cell>
          <table:table-cell office:value-type="float" office:value="24">
            <text:p>24</text:p>
          </table:table-cell>
          <table:table-cell table:number-columns-repeated="2"/>
          <table:table-cell office:value-type="string">
            <text:p>1928-02-15 05:37 EST-0500</text:p>
          </table:table-cell>
          <table:table-cell office:value-type="string">
            <text:p>Wed</text:p>
          </table:table-cell>
          <table:table-cell office:value-type="float" office:value="325.518">
            <text:p>325.518</text:p>
          </table:table-cell>
          <table:table-cell office:value-type="float" office:value="253.52">
            <text:p>253.52</text:p>
          </table:table-cell>
          <table:table-cell office:value-type="float" office:value="76.114">
            <text:p>76.114</text:p>
          </table:table-cell>
          <table:table-cell office:value-type="float" office:value="288.002">
            <text:p>288.002</text:p>
          </table:table-cell>
          <table:table-cell office:value-type="float" office:value="24">
            <text:p>24</text:p>
          </table:table-cell>
          <table:table-cell table:number-columns-repeated="2"/>
          <table:table-cell office:value-type="string">
            <text:p>1928-03-16 00:29 EST-0500</text:p>
          </table:table-cell>
          <table:table-cell office:value-type="string">
            <text:p>Fri</text:p>
          </table:table-cell>
          <table:table-cell office:value-type="float" office:value="355.396">
            <text:p>355.396</text:p>
          </table:table-cell>
          <table:table-cell office:value-type="float" office:value="283.398">
            <text:p>283.398</text:p>
          </table:table-cell>
          <table:table-cell office:value-type="float" office:value="73.01">
            <text:p>73.01</text:p>
          </table:table-cell>
          <table:table-cell office:value-type="float" office:value="288.002">
            <text:p>288.002</text:p>
          </table:table-cell>
          <table:table-cell office:value-type="float" office:value="24">
            <text:p>24</text:p>
          </table:table-cell>
          <table:table-cell table:number-columns-repeated="2"/>
          <table:table-cell office:value-type="string">
            <text:p>1928-04-14 15:28 EST-0500</text:p>
          </table:table-cell>
          <table:table-cell office:value-type="string">
            <text:p>Sat</text:p>
          </table:table-cell>
          <table:table-cell office:value-type="float" office:value="24.637">
            <text:p>24.637</text:p>
          </table:table-cell>
          <table:table-cell office:value-type="float" office:value="312.64">
            <text:p>312.64</text:p>
          </table:table-cell>
          <table:table-cell office:value-type="float" office:value="70.563">
            <text:p>70.563</text:p>
          </table:table-cell>
          <table:table-cell office:value-type="float" office:value="288.003">
            <text:p>288.003</text:p>
          </table:table-cell>
          <table:table-cell office:value-type="float" office:value="24">
            <text:p>24</text:p>
          </table:table-cell>
          <table:table-cell table:number-columns-repeated="2"/>
          <table:table-cell office:value-type="string">
            <text:p>1928-05-14 02:28 EST-0500</text:p>
          </table:table-cell>
          <table:table-cell office:value-type="string">
            <text:p>Mon</text:p>
          </table:table-cell>
          <table:table-cell office:value-type="float" office:value="53.247">
            <text:p>53.247</text:p>
          </table:table-cell>
          <table:table-cell office:value-type="float" office:value="341.25">
            <text:p>341.25</text:p>
          </table:table-cell>
          <table:table-cell office:value-type="float" office:value="69.616">
            <text:p>69.616</text:p>
          </table:table-cell>
          <table:table-cell office:value-type="float" office:value="288.003">
            <text:p>288.003</text:p>
          </table:table-cell>
          <table:table-cell office:value-type="float" office:value="24">
            <text:p>24</text:p>
          </table:table-cell>
          <table:table-cell table:number-columns-repeated="2"/>
          <table:table-cell office:value-type="string">
            <text:p>1928-06-12 10:18 EST-0500</text:p>
          </table:table-cell>
          <table:table-cell office:value-type="string">
            <text:p>Tue</text:p>
          </table:table-cell>
          <table:table-cell office:value-type="float" office:value="81.379">
            <text:p>81.379</text:p>
          </table:table-cell>
          <table:table-cell office:value-type="float" office:value="9.384">
            <text:p>9.384</text:p>
          </table:table-cell>
          <table:table-cell office:value-type="float" office:value="69.466">
            <text:p>69.466</text:p>
          </table:table-cell>
          <table:table-cell office:value-type="float" office:value="288.005">
            <text:p>288.005</text:p>
          </table:table-cell>
          <table:table-cell office:value-type="float" office:value="24">
            <text:p>24</text:p>
          </table:table-cell>
          <table:table-cell/>
        </table:table-row>
        <table:table-row table:style-name="ro2">
          <table:table-cell office:value-type="string">
            <text:p>1926-09-01 13:25 EST-0500</text:p>
          </table:table-cell>
          <table:table-cell office:value-type="string">
            <text:p>Wed</text:p>
          </table:table-cell>
          <table:table-cell office:value-type="float" office:value="158.546">
            <text:p>158.546</text:p>
          </table:table-cell>
          <table:table-cell office:value-type="float" office:value="98.547">
            <text:p>98.547</text:p>
          </table:table-cell>
          <table:table-cell office:value-type="float" office:value="105.187">
            <text:p>105.187</text:p>
          </table:table-cell>
          <table:table-cell office:value-type="float" office:value="300.001">
            <text:p>300.001</text:p>
          </table:table-cell>
          <table:table-cell office:value-type="float" office:value="25">
            <text:p>25</text:p>
          </table:table-cell>
          <table:table-cell table:number-columns-repeated="2"/>
          <table:table-cell office:value-type="string">
            <text:p>1926-10-01 05:11 EST-0500</text:p>
          </table:table-cell>
          <table:table-cell office:value-type="string">
            <text:p>Fri</text:p>
          </table:table-cell>
          <table:table-cell office:value-type="float" office:value="187.478">
            <text:p>187.478</text:p>
          </table:table-cell>
          <table:table-cell office:value-type="float" office:value="127.483">
            <text:p>127.483</text:p>
          </table:table-cell>
          <table:table-cell office:value-type="float" office:value="102.595">
            <text:p>102.595</text:p>
          </table:table-cell>
          <table:table-cell office:value-type="float" office:value="300.005">
            <text:p>300.005</text:p>
          </table:table-cell>
          <table:table-cell office:value-type="float" office:value="25">
            <text:p>25</text:p>
          </table:table-cell>
          <table:table-cell table:number-columns-repeated="2"/>
          <table:table-cell office:value-type="string">
            <text:p>1926-10-30 23:57 EST-0500</text:p>
          </table:table-cell>
          <table:table-cell office:value-type="string">
            <text:p>Sat</text:p>
          </table:table-cell>
          <table:table-cell office:value-type="float" office:value="217.021">
            <text:p>217.021</text:p>
          </table:table-cell>
          <table:table-cell office:value-type="float" office:value="157.025">
            <text:p>157.025</text:p>
          </table:table-cell>
          <table:table-cell office:value-type="float" office:value="99.517">
            <text:p>99.517</text:p>
          </table:table-cell>
          <table:table-cell office:value-type="float" office:value="300.004">
            <text:p>300.004</text:p>
          </table:table-cell>
          <table:table-cell office:value-type="float" office:value="25">
            <text:p>25</text:p>
          </table:table-cell>
          <table:table-cell table:number-columns-repeated="2"/>
          <table:table-cell office:value-type="string">
            <text:p>1926-11-29 20:27 EST-0500</text:p>
          </table:table-cell>
          <table:table-cell office:value-type="string">
            <text:p>Mon</text:p>
          </table:table-cell>
          <table:table-cell office:value-type="float" office:value="247.09">
            <text:p>247.09</text:p>
          </table:table-cell>
          <table:table-cell office:value-type="float" office:value="187.093">
            <text:p>187.093</text:p>
          </table:table-cell>
          <table:table-cell office:value-type="float" office:value="97.624">
            <text:p>97.624</text:p>
          </table:table-cell>
          <table:table-cell office:value-type="float" office:value="300.003">
            <text:p>300.003</text:p>
          </table:table-cell>
          <table:table-cell office:value-type="float" office:value="25">
            <text:p>25</text:p>
          </table:table-cell>
          <table:table-cell table:number-columns-repeated="2"/>
          <table:table-cell office:value-type="string">
            <text:p>1926-12-29 17:01 EST-0500</text:p>
          </table:table-cell>
          <table:table-cell office:value-type="string">
            <text:p>Wed</text:p>
          </table:table-cell>
          <table:table-cell office:value-type="float" office:value="277.455">
            <text:p>277.455</text:p>
          </table:table-cell>
          <table:table-cell office:value-type="float" office:value="217.456">
            <text:p>217.456</text:p>
          </table:table-cell>
          <table:table-cell office:value-type="float" office:value="97.192">
            <text:p>97.192</text:p>
          </table:table-cell>
          <table:table-cell office:value-type="float" office:value="300.001">
            <text:p>300.001</text:p>
          </table:table-cell>
          <table:table-cell office:value-type="float" office:value="25">
            <text:p>25</text:p>
          </table:table-cell>
          <table:table-cell table:number-columns-repeated="2"/>
          <table:table-cell office:value-type="string">
            <text:p>1927-01-28 11:58 EST-0500</text:p>
          </table:table-cell>
          <table:table-cell office:value-type="string">
            <text:p>Fri</text:p>
          </table:table-cell>
          <table:table-cell office:value-type="float" office:value="307.792">
            <text:p>307.792</text:p>
          </table:table-cell>
          <table:table-cell office:value-type="float" office:value="247.793">
            <text:p>247.793</text:p>
          </table:table-cell>
          <table:table-cell office:value-type="float" office:value="96.846">
            <text:p>96.846</text:p>
          </table:table-cell>
          <table:table-cell office:value-type="float" office:value="300.001">
            <text:p>300.001</text:p>
          </table:table-cell>
          <table:table-cell office:value-type="float" office:value="25">
            <text:p>25</text:p>
          </table:table-cell>
          <table:table-cell office:value-type="string">
            <text:p>pg. 75. <text:s/>Future cycles article</text:p>
          </table:table-cell>
          <table:table-cell/>
          <table:table-cell office:value-type="string">
            <text:p>1927-02-27 03:52 EST-0500</text:p>
          </table:table-cell>
          <table:table-cell office:value-type="string">
            <text:p>Sun</text:p>
          </table:table-cell>
          <table:table-cell office:value-type="float" office:value="337.776">
            <text:p>337.776</text:p>
          </table:table-cell>
          <table:table-cell office:value-type="float" office:value="277.778">
            <text:p>277.778</text:p>
          </table:table-cell>
          <table:table-cell office:value-type="float" office:value="95.129">
            <text:p>95.129</text:p>
          </table:table-cell>
          <table:table-cell office:value-type="float" office:value="300.002">
            <text:p>300.002</text:p>
          </table:table-cell>
          <table:table-cell office:value-type="float" office:value="25">
            <text:p>25</text:p>
          </table:table-cell>
          <table:table-cell table:number-columns-repeated="2"/>
          <table:table-cell office:value-type="string">
            <text:p>1927-03-28 16:01 EST-0500</text:p>
          </table:table-cell>
          <table:table-cell office:value-type="string">
            <text:p>Mon</text:p>
          </table:table-cell>
          <table:table-cell office:value-type="float" office:value="7.19">
            <text:p>7.19</text:p>
          </table:table-cell>
          <table:table-cell office:value-type="float" office:value="307.196">
            <text:p>307.196</text:p>
          </table:table-cell>
          <table:table-cell office:value-type="float" office:value="92.115">
            <text:p>92.115</text:p>
          </table:table-cell>
          <table:table-cell office:value-type="float" office:value="300.006">
            <text:p>300.006</text:p>
          </table:table-cell>
          <table:table-cell office:value-type="float" office:value="25">
            <text:p>25</text:p>
          </table:table-cell>
          <table:table-cell table:number-columns-repeated="2"/>
          <table:table-cell office:value-type="string">
            <text:p>1927-04-27 00:35 EST-0500</text:p>
          </table:table-cell>
          <table:table-cell office:value-type="string">
            <text:p>Wed</text:p>
          </table:table-cell>
          <table:table-cell office:value-type="float" office:value="35.975">
            <text:p>35.975</text:p>
          </table:table-cell>
          <table:table-cell office:value-type="float" office:value="335.98">
            <text:p>335.98</text:p>
          </table:table-cell>
          <table:table-cell office:value-type="float" office:value="89.391">
            <text:p>89.391</text:p>
          </table:table-cell>
          <table:table-cell office:value-type="float" office:value="300.005">
            <text:p>300.005</text:p>
          </table:table-cell>
          <table:table-cell office:value-type="float" office:value="25">
            <text:p>25</text:p>
          </table:table-cell>
          <table:table-cell table:number-columns-repeated="2"/>
          <table:table-cell office:value-type="string">
            <text:p>1927-05-26 06:37 EST-0500</text:p>
          </table:table-cell>
          <table:table-cell office:value-type="string">
            <text:p>Thu</text:p>
          </table:table-cell>
          <table:table-cell office:value-type="float" office:value="64.229">
            <text:p>64.229</text:p>
          </table:table-cell>
          <table:table-cell office:value-type="float" office:value="4.232">
            <text:p>4.232</text:p>
          </table:table-cell>
          <table:table-cell office:value-type="float" office:value="88.105">
            <text:p>88.105</text:p>
          </table:table-cell>
          <table:table-cell office:value-type="float" office:value="300.003">
            <text:p>300.003</text:p>
          </table:table-cell>
          <table:table-cell office:value-type="float" office:value="25">
            <text:p>25</text:p>
          </table:table-cell>
          <table:table-cell table:number-columns-repeated="2"/>
          <table:table-cell office:value-type="string">
            <text:p>1927-06-24 11:31 EST-0500</text:p>
          </table:table-cell>
          <table:table-cell office:value-type="string">
            <text:p>Fri</text:p>
          </table:table-cell>
          <table:table-cell office:value-type="float" office:value="92.158">
            <text:p>92.158</text:p>
          </table:table-cell>
          <table:table-cell office:value-type="float" office:value="32.159">
            <text:p>32.159</text:p>
          </table:table-cell>
          <table:table-cell office:value-type="float" office:value="87.905">
            <text:p>87.905</text:p>
          </table:table-cell>
          <table:table-cell office:value-type="float" office:value="300.001">
            <text:p>300.001</text:p>
          </table:table-cell>
          <table:table-cell office:value-type="float" office:value="25">
            <text:p>25</text:p>
          </table:table-cell>
          <table:table-cell table:number-columns-repeated="2"/>
          <table:table-cell office:value-type="string">
            <text:p>1927-07-23 16:48 EST-0500</text:p>
          </table:table-cell>
          <table:table-cell office:value-type="string">
            <text:p>Sat</text:p>
          </table:table-cell>
          <table:table-cell office:value-type="float" office:value="120.027">
            <text:p>120.027</text:p>
          </table:table-cell>
          <table:table-cell office:value-type="float" office:value="60.029">
            <text:p>60.029</text:p>
          </table:table-cell>
          <table:table-cell office:value-type="float" office:value="87.598">
            <text:p>87.598</text:p>
          </table:table-cell>
          <table:table-cell office:value-type="float" office:value="300.002">
            <text:p>300.002</text:p>
          </table:table-cell>
          <table:table-cell office:value-type="float" office:value="25">
            <text:p>25</text:p>
          </table:table-cell>
          <table:table-cell table:number-columns-repeated="2"/>
          <table:table-cell office:value-type="string">
            <text:p>1927-08-21 23:54 EST-0500</text:p>
          </table:table-cell>
          <table:table-cell office:value-type="string">
            <text:p>Sun</text:p>
          </table:table-cell>
          <table:table-cell office:value-type="float" office:value="148.11">
            <text:p>148.11</text:p>
          </table:table-cell>
          <table:table-cell office:value-type="float" office:value="88.113">
            <text:p>88.113</text:p>
          </table:table-cell>
          <table:table-cell office:value-type="float" office:value="86.098">
            <text:p>86.098</text:p>
          </table:table-cell>
          <table:table-cell office:value-type="float" office:value="300.003">
            <text:p>300.003</text:p>
          </table:table-cell>
          <table:table-cell office:value-type="float" office:value="25">
            <text:p>25</text:p>
          </table:table-cell>
          <table:table-cell table:number-columns-repeated="2"/>
          <table:table-cell office:value-type="string">
            <text:p>1927-09-20 09:53 EST-0500</text:p>
          </table:table-cell>
          <table:table-cell office:value-type="string">
            <text:p>Tue</text:p>
          </table:table-cell>
          <table:table-cell office:value-type="float" office:value="176.646">
            <text:p>176.646</text:p>
          </table:table-cell>
          <table:table-cell office:value-type="float" office:value="116.647">
            <text:p>116.647</text:p>
          </table:table-cell>
          <table:table-cell office:value-type="float" office:value="83.301">
            <text:p>83.301</text:p>
          </table:table-cell>
          <table:table-cell office:value-type="float" office:value="300.001">
            <text:p>300.001</text:p>
          </table:table-cell>
          <table:table-cell office:value-type="float" office:value="25">
            <text:p>25</text:p>
          </table:table-cell>
          <table:table-cell table:number-columns-repeated="2"/>
          <table:table-cell office:value-type="string">
            <text:p>1927-10-19 23:28 EST-0500</text:p>
          </table:table-cell>
          <table:table-cell office:value-type="string">
            <text:p>Wed</text:p>
          </table:table-cell>
          <table:table-cell office:value-type="float" office:value="205.79">
            <text:p>205.79</text:p>
          </table:table-cell>
          <table:table-cell office:value-type="float" office:value="145.79">
            <text:p>145.79</text:p>
          </table:table-cell>
          <table:table-cell office:value-type="float" office:value="80.458">
            <text:p>80.458</text:p>
          </table:table-cell>
          <table:table-cell office:value-type="float" office:value="300">
            <text:p>300</text:p>
          </table:table-cell>
          <table:table-cell office:value-type="float" office:value="25">
            <text:p>25</text:p>
          </table:table-cell>
          <table:table-cell table:number-columns-repeated="2"/>
          <table:table-cell office:value-type="string">
            <text:p>1927-11-18 16:46 EST-0500</text:p>
          </table:table-cell>
          <table:table-cell office:value-type="string">
            <text:p>Fri</text:p>
          </table:table-cell>
          <table:table-cell office:value-type="float" office:value="235.567">
            <text:p>235.567</text:p>
          </table:table-cell>
          <table:table-cell office:value-type="float" office:value="175.569">
            <text:p>175.569</text:p>
          </table:table-cell>
          <table:table-cell office:value-type="float" office:value="78.964">
            <text:p>78.964</text:p>
          </table:table-cell>
          <table:table-cell office:value-type="float" office:value="300.002">
            <text:p>300.002</text:p>
          </table:table-cell>
          <table:table-cell office:value-type="float" office:value="25">
            <text:p>25</text:p>
          </table:table-cell>
          <table:table-cell table:number-columns-repeated="2"/>
          <table:table-cell office:value-type="string">
            <text:p>1927-12-18 13:03 EST-0500</text:p>
          </table:table-cell>
          <table:table-cell office:value-type="string">
            <text:p>Sun</text:p>
          </table:table-cell>
          <table:table-cell office:value-type="float" office:value="265.836">
            <text:p>265.836</text:p>
          </table:table-cell>
          <table:table-cell office:value-type="float" office:value="205.837">
            <text:p>205.837</text:p>
          </table:table-cell>
          <table:table-cell office:value-type="float" office:value="78.702">
            <text:p>78.702</text:p>
          </table:table-cell>
          <table:table-cell office:value-type="float" office:value="300.001">
            <text:p>300.001</text:p>
          </table:table-cell>
          <table:table-cell office:value-type="float" office:value="25">
            <text:p>25</text:p>
          </table:table-cell>
          <table:table-cell table:number-columns-repeated="2"/>
          <table:table-cell office:value-type="string">
            <text:p>1928-01-17 10:41 EST-0500</text:p>
          </table:table-cell>
          <table:table-cell office:value-type="string">
            <text:p>Tue</text:p>
          </table:table-cell>
          <table:table-cell office:value-type="float" office:value="296.304">
            <text:p>296.304</text:p>
          </table:table-cell>
          <table:table-cell office:value-type="float" office:value="236.307">
            <text:p>236.307</text:p>
          </table:table-cell>
          <table:table-cell office:value-type="float" office:value="78.182">
            <text:p>78.182</text:p>
          </table:table-cell>
          <table:table-cell office:value-type="float" office:value="300.003">
            <text:p>300.003</text:p>
          </table:table-cell>
          <table:table-cell office:value-type="float" office:value="25">
            <text:p>25</text:p>
          </table:table-cell>
          <table:table-cell table:number-columns-repeated="2"/>
          <table:table-cell office:value-type="string">
            <text:p>1928-02-16 07:19 EST-0500</text:p>
          </table:table-cell>
          <table:table-cell office:value-type="string">
            <text:p>Thu</text:p>
          </table:table-cell>
          <table:table-cell office:value-type="float" office:value="326.6">
            <text:p>326.6</text:p>
          </table:table-cell>
          <table:table-cell office:value-type="float" office:value="266.602">
            <text:p>266.602</text:p>
          </table:table-cell>
          <table:table-cell office:value-type="float" office:value="76.107">
            <text:p>76.107</text:p>
          </table:table-cell>
          <table:table-cell office:value-type="float" office:value="300.002">
            <text:p>300.002</text:p>
          </table:table-cell>
          <table:table-cell office:value-type="float" office:value="25">
            <text:p>25</text:p>
          </table:table-cell>
          <table:table-cell table:number-columns-repeated="2"/>
          <table:table-cell office:value-type="string">
            <text:p>1928-03-17 00:55 EST-0500</text:p>
          </table:table-cell>
          <table:table-cell office:value-type="string">
            <text:p>Sat</text:p>
          </table:table-cell>
          <table:table-cell office:value-type="float" office:value="356.41">
            <text:p>356.41</text:p>
          </table:table-cell>
          <table:table-cell office:value-type="float" office:value="296.414">
            <text:p>296.414</text:p>
          </table:table-cell>
          <table:table-cell office:value-type="float" office:value="72.954">
            <text:p>72.954</text:p>
          </table:table-cell>
          <table:table-cell office:value-type="float" office:value="300.004">
            <text:p>300.004</text:p>
          </table:table-cell>
          <table:table-cell office:value-type="float" office:value="25">
            <text:p>25</text:p>
          </table:table-cell>
          <table:table-cell table:number-columns-repeated="2"/>
          <table:table-cell office:value-type="string">
            <text:p>1928-04-15 14:36 EST-0500</text:p>
          </table:table-cell>
          <table:table-cell office:value-type="string">
            <text:p>Sun</text:p>
          </table:table-cell>
          <table:table-cell office:value-type="float" office:value="25.58">
            <text:p>25.58</text:p>
          </table:table-cell>
          <table:table-cell office:value-type="float" office:value="325.582">
            <text:p>325.582</text:p>
          </table:table-cell>
          <table:table-cell office:value-type="float" office:value="70.507">
            <text:p>70.507</text:p>
          </table:table-cell>
          <table:table-cell office:value-type="float" office:value="300.002">
            <text:p>300.002</text:p>
          </table:table-cell>
          <table:table-cell office:value-type="float" office:value="25">
            <text:p>25</text:p>
          </table:table-cell>
          <table:table-cell table:number-columns-repeated="2"/>
          <table:table-cell office:value-type="string">
            <text:p>1928-05-15 00:37 EST-0500</text:p>
          </table:table-cell>
          <table:table-cell office:value-type="string">
            <text:p>Tue</text:p>
          </table:table-cell>
          <table:table-cell office:value-type="float" office:value="54.137">
            <text:p>54.137</text:p>
          </table:table-cell>
          <table:table-cell office:value-type="float" office:value="354.141">
            <text:p>354.141</text:p>
          </table:table-cell>
          <table:table-cell office:value-type="float" office:value="69.596">
            <text:p>69.596</text:p>
          </table:table-cell>
          <table:table-cell office:value-type="float" office:value="300.004">
            <text:p>300.004</text:p>
          </table:table-cell>
          <table:table-cell office:value-type="float" office:value="25">
            <text:p>25</text:p>
          </table:table-cell>
          <table:table-cell table:number-columns-repeated="2"/>
          <table:table-cell office:value-type="string">
            <text:p>1928-06-13 07:55 EST-0500</text:p>
          </table:table-cell>
          <table:table-cell office:value-type="string">
            <text:p>Wed</text:p>
          </table:table-cell>
          <table:table-cell office:value-type="float" office:value="82.24">
            <text:p>82.24</text:p>
          </table:table-cell>
          <table:table-cell office:value-type="float" office:value="22.241">
            <text:p>22.241</text:p>
          </table:table-cell>
          <table:table-cell office:value-type="float" office:value="69.479">
            <text:p>69.479</text:p>
          </table:table-cell>
          <table:table-cell office:value-type="float" office:value="300.001">
            <text:p>300.001</text:p>
          </table:table-cell>
          <table:table-cell office:value-type="float" office:value="25">
            <text:p>25</text:p>
          </table:table-cell>
          <table:table-cell/>
        </table:table-row>
        <table:table-row table:style-name="ro1">
          <table:table-cell office:value-type="string">
            <text:p>1926-09-02 15:11 EST-0500</text:p>
          </table:table-cell>
          <table:table-cell office:value-type="string">
            <text:p>Thu</text:p>
          </table:table-cell>
          <table:table-cell office:value-type="float" office:value="159.586">
            <text:p>159.586</text:p>
          </table:table-cell>
          <table:table-cell office:value-type="float" office:value="111.589">
            <text:p>111.589</text:p>
          </table:table-cell>
          <table:table-cell office:value-type="float" office:value="105.186">
            <text:p>105.186</text:p>
          </table:table-cell>
          <table:table-cell office:value-type="float" office:value="312.003">
            <text:p>312.003</text:p>
          </table:table-cell>
          <table:table-cell office:value-type="float" office:value="26">
            <text:p>26</text:p>
          </table:table-cell>
          <table:table-cell table:number-columns-repeated="2"/>
          <table:table-cell office:value-type="string">
            <text:p>1926-10-02 07:39 EST-0500</text:p>
          </table:table-cell>
          <table:table-cell office:value-type="string">
            <text:p>Sat</text:p>
          </table:table-cell>
          <table:table-cell office:value-type="float" office:value="188.563">
            <text:p>188.563</text:p>
          </table:table-cell>
          <table:table-cell office:value-type="float" office:value="140.563">
            <text:p>140.563</text:p>
          </table:table-cell>
          <table:table-cell office:value-type="float" office:value="102.512">
            <text:p>102.512</text:p>
          </table:table-cell>
          <table:table-cell office:value-type="float" office:value="312">
            <text:p>312</text:p>
          </table:table-cell>
          <table:table-cell office:value-type="float" office:value="26">
            <text:p>26</text:p>
          </table:table-cell>
          <table:table-cell table:number-columns-repeated="2"/>
          <table:table-cell office:value-type="string">
            <text:p>1926-11-01 02:30 EST-0500</text:p>
          </table:table-cell>
          <table:table-cell office:value-type="string">
            <text:p>Mon</text:p>
          </table:table-cell>
          <table:table-cell office:value-type="float" office:value="218.127">
            <text:p>218.127</text:p>
          </table:table-cell>
          <table:table-cell office:value-type="float" office:value="170.131">
            <text:p>170.131</text:p>
          </table:table-cell>
          <table:table-cell office:value-type="float" office:value="99.387">
            <text:p>99.387</text:p>
          </table:table-cell>
          <table:table-cell office:value-type="float" office:value="312.004">
            <text:p>312.004</text:p>
          </table:table-cell>
          <table:table-cell office:value-type="float" office:value="26">
            <text:p>26</text:p>
          </table:table-cell>
          <table:table-cell table:number-columns-repeated="2"/>
          <table:table-cell office:value-type="string">
            <text:p>1926-11-30 22:27 EST-0500</text:p>
          </table:table-cell>
          <table:table-cell office:value-type="string">
            <text:p>Tue</text:p>
          </table:table-cell>
          <table:table-cell office:value-type="float" office:value="248.189">
            <text:p>248.189</text:p>
          </table:table-cell>
          <table:table-cell office:value-type="float" office:value="200.189">
            <text:p>200.189</text:p>
          </table:table-cell>
          <table:table-cell office:value-type="float" office:value="97.545">
            <text:p>97.545</text:p>
          </table:table-cell>
          <table:table-cell office:value-type="float" office:value="312">
            <text:p>312</text:p>
          </table:table-cell>
          <table:table-cell office:value-type="float" office:value="26">
            <text:p>26</text:p>
          </table:table-cell>
          <table:table-cell table:number-columns-repeated="2"/>
          <table:table-cell office:value-type="string">
            <text:p>1926-12-30 18:04 EST-0500</text:p>
          </table:table-cell>
          <table:table-cell office:value-type="string">
            <text:p>Thu</text:p>
          </table:table-cell>
          <table:table-cell office:value-type="float" office:value="278.519">
            <text:p>278.519</text:p>
          </table:table-cell>
          <table:table-cell office:value-type="float" office:value="230.524">
            <text:p>230.524</text:p>
          </table:table-cell>
          <table:table-cell office:value-type="float" office:value="97.194">
            <text:p>97.194</text:p>
          </table:table-cell>
          <table:table-cell office:value-type="float" office:value="312.005">
            <text:p>312.005</text:p>
          </table:table-cell>
          <table:table-cell office:value-type="float" office:value="26">
            <text:p>26</text:p>
          </table:table-cell>
          <table:table-cell table:number-columns-repeated="2"/>
          <table:table-cell office:value-type="string">
            <text:p>1927-01-29 11:48 EST-0500</text:p>
          </table:table-cell>
          <table:table-cell office:value-type="string">
            <text:p>Sat</text:p>
          </table:table-cell>
          <table:table-cell office:value-type="float" office:value="308.8">
            <text:p>308.8</text:p>
          </table:table-cell>
          <table:table-cell office:value-type="float" office:value="260.802">
            <text:p>260.802</text:p>
          </table:table-cell>
          <table:table-cell office:value-type="float" office:value="96.873">
            <text:p>96.873</text:p>
          </table:table-cell>
          <table:table-cell office:value-type="float" office:value="312.002">
            <text:p>312.002</text:p>
          </table:table-cell>
          <table:table-cell office:value-type="float" office:value="26">
            <text:p>26</text:p>
          </table:table-cell>
          <table:table-cell table:number-columns-repeated="2"/>
          <table:table-cell office:value-type="string">
            <text:p>1927-02-28 02:29 EST-0500</text:p>
          </table:table-cell>
          <table:table-cell office:value-type="string">
            <text:p>Mon</text:p>
          </table:table-cell>
          <table:table-cell office:value-type="float" office:value="338.722">
            <text:p>338.722</text:p>
          </table:table-cell>
          <table:table-cell office:value-type="float" office:value="290.725">
            <text:p>290.725</text:p>
          </table:table-cell>
          <table:table-cell office:value-type="float" office:value="95.112">
            <text:p>95.112</text:p>
          </table:table-cell>
          <table:table-cell office:value-type="float" office:value="312.003">
            <text:p>312.003</text:p>
          </table:table-cell>
          <table:table-cell office:value-type="float" office:value="26">
            <text:p>26</text:p>
          </table:table-cell>
          <table:table-cell table:number-columns-repeated="2"/>
          <table:table-cell office:value-type="string">
            <text:p>1927-03-29 13:38 EST-0500</text:p>
          </table:table-cell>
          <table:table-cell office:value-type="string">
            <text:p>Tue</text:p>
          </table:table-cell>
          <table:table-cell office:value-type="float" office:value="8.081">
            <text:p>8.081</text:p>
          </table:table-cell>
          <table:table-cell office:value-type="float" office:value="320.081">
            <text:p>320.081</text:p>
          </table:table-cell>
          <table:table-cell office:value-type="float" office:value="92.044">
            <text:p>92.044</text:p>
          </table:table-cell>
          <table:table-cell office:value-type="float" office:value="312">
            <text:p>312</text:p>
          </table:table-cell>
          <table:table-cell office:value-type="float" office:value="26">
            <text:p>26</text:p>
          </table:table-cell>
          <table:table-cell table:number-columns-repeated="2"/>
          <table:table-cell office:value-type="string">
            <text:p>1927-04-27 21:42 EST-0500</text:p>
          </table:table-cell>
          <table:table-cell office:value-type="string">
            <text:p>Wed</text:p>
          </table:table-cell>
          <table:table-cell office:value-type="float" office:value="36.831">
            <text:p>36.831</text:p>
          </table:table-cell>
          <table:table-cell office:value-type="float" office:value="348.837">
            <text:p>348.837</text:p>
          </table:table-cell>
          <table:table-cell office:value-type="float" office:value="89.314">
            <text:p>89.314</text:p>
          </table:table-cell>
          <table:table-cell office:value-type="float" office:value="312.006">
            <text:p>312.006</text:p>
          </table:table-cell>
          <table:table-cell office:value-type="float" office:value="26">
            <text:p>26</text:p>
          </table:table-cell>
          <table:table-cell table:number-columns-repeated="2"/>
          <table:table-cell office:value-type="string">
            <text:p>1927-05-27 03:43 EST-0500</text:p>
          </table:table-cell>
          <table:table-cell office:value-type="string">
            <text:p>Fri</text:p>
          </table:table-cell>
          <table:table-cell office:value-type="float" office:value="65.073">
            <text:p>65.073</text:p>
          </table:table-cell>
          <table:table-cell office:value-type="float" office:value="17.075">
            <text:p>17.075</text:p>
          </table:table-cell>
          <table:table-cell office:value-type="float" office:value="88.067">
            <text:p>88.067</text:p>
          </table:table-cell>
          <table:table-cell office:value-type="float" office:value="312.002">
            <text:p>312.002</text:p>
          </table:table-cell>
          <table:table-cell office:value-type="float" office:value="26">
            <text:p>26</text:p>
          </table:table-cell>
          <table:table-cell table:number-columns-repeated="2"/>
          <table:table-cell office:value-type="string">
            <text:p>1927-06-25 09:07 EST-0500</text:p>
          </table:table-cell>
          <table:table-cell office:value-type="string">
            <text:p>Sat</text:p>
          </table:table-cell>
          <table:table-cell office:value-type="float" office:value="93.017">
            <text:p>93.017</text:p>
          </table:table-cell>
          <table:table-cell office:value-type="float" office:value="45.02">
            <text:p>45.02</text:p>
          </table:table-cell>
          <table:table-cell office:value-type="float" office:value="87.911">
            <text:p>87.911</text:p>
          </table:table-cell>
          <table:table-cell office:value-type="float" office:value="312.003">
            <text:p>312.003</text:p>
          </table:table-cell>
          <table:table-cell office:value-type="float" office:value="26">
            <text:p>26</text:p>
          </table:table-cell>
          <table:table-cell table:number-columns-repeated="2"/>
          <table:table-cell office:value-type="string">
            <text:p>1927-07-24 15:18 EST-0500</text:p>
          </table:table-cell>
          <table:table-cell office:value-type="string">
            <text:p>Sun</text:p>
          </table:table-cell>
          <table:table-cell office:value-type="float" office:value="120.922">
            <text:p>120.922</text:p>
          </table:table-cell>
          <table:table-cell office:value-type="float" office:value="72.926">
            <text:p>72.926</text:p>
          </table:table-cell>
          <table:table-cell office:value-type="float" office:value="87.619">
            <text:p>87.619</text:p>
          </table:table-cell>
          <table:table-cell office:value-type="float" office:value="312.004">
            <text:p>312.004</text:p>
          </table:table-cell>
          <table:table-cell office:value-type="float" office:value="26">
            <text:p>26</text:p>
          </table:table-cell>
          <table:table-cell table:number-columns-repeated="2"/>
          <table:table-cell office:value-type="string">
            <text:p>1927-08-22 23:29 EST-0500</text:p>
          </table:table-cell>
          <table:table-cell office:value-type="string">
            <text:p>Mon</text:p>
          </table:table-cell>
          <table:table-cell office:value-type="float" office:value="149.057">
            <text:p>149.057</text:p>
          </table:table-cell>
          <table:table-cell office:value-type="float" office:value="101.062">
            <text:p>101.062</text:p>
          </table:table-cell>
          <table:table-cell office:value-type="float" office:value="86.081">
            <text:p>86.081</text:p>
          </table:table-cell>
          <table:table-cell office:value-type="float" office:value="312.005">
            <text:p>312.005</text:p>
          </table:table-cell>
          <table:table-cell office:value-type="float" office:value="26">
            <text:p>26</text:p>
          </table:table-cell>
          <table:table-cell table:number-columns-repeated="2"/>
          <table:table-cell office:value-type="string">
            <text:p>1927-09-21 10:36 EST-0500</text:p>
          </table:table-cell>
          <table:table-cell office:value-type="string">
            <text:p>Wed</text:p>
          </table:table-cell>
          <table:table-cell office:value-type="float" office:value="177.653">
            <text:p>177.653</text:p>
          </table:table-cell>
          <table:table-cell office:value-type="float" office:value="129.658">
            <text:p>129.658</text:p>
          </table:table-cell>
          <table:table-cell office:value-type="float" office:value="83.212">
            <text:p>83.212</text:p>
          </table:table-cell>
          <table:table-cell office:value-type="float" office:value="312.005">
            <text:p>312.005</text:p>
          </table:table-cell>
          <table:table-cell office:value-type="float" office:value="26">
            <text:p>26</text:p>
          </table:table-cell>
          <table:table-cell table:number-columns-repeated="2"/>
          <table:table-cell office:value-type="string">
            <text:p>1927-10-21 01:11 EST-0500</text:p>
          </table:table-cell>
          <table:table-cell office:value-type="string">
            <text:p>Fri</text:p>
          </table:table-cell>
          <table:table-cell office:value-type="float" office:value="206.856">
            <text:p>206.856</text:p>
          </table:table-cell>
          <table:table-cell office:value-type="float" office:value="158.859">
            <text:p>158.859</text:p>
          </table:table-cell>
          <table:table-cell office:value-type="float" office:value="80.34">
            <text:p>80.34</text:p>
          </table:table-cell>
          <table:table-cell office:value-type="float" office:value="312.003">
            <text:p>312.003</text:p>
          </table:table-cell>
          <table:table-cell office:value-type="float" office:value="26">
            <text:p>26</text:p>
          </table:table-cell>
          <table:table-cell table:number-columns-repeated="2"/>
          <table:table-cell office:value-type="string">
            <text:p>1927-11-19 19:12 EST-0500</text:p>
          </table:table-cell>
          <table:table-cell office:value-type="string">
            <text:p>Sat</text:p>
          </table:table-cell>
          <table:table-cell office:value-type="float" office:value="236.679">
            <text:p>236.679</text:p>
          </table:table-cell>
          <table:table-cell office:value-type="float" office:value="188.683">
            <text:p>188.683</text:p>
          </table:table-cell>
          <table:table-cell office:value-type="float" office:value="78.902">
            <text:p>78.902</text:p>
          </table:table-cell>
          <table:table-cell office:value-type="float" office:value="312.004">
            <text:p>312.004</text:p>
          </table:table-cell>
          <table:table-cell office:value-type="float" office:value="26">
            <text:p>26</text:p>
          </table:table-cell>
          <table:table-cell table:number-columns-repeated="2"/>
          <table:table-cell office:value-type="string">
            <text:p>1927-12-19 15:42 EST-0500</text:p>
          </table:table-cell>
          <table:table-cell office:value-type="string">
            <text:p>Mon</text:p>
          </table:table-cell>
          <table:table-cell office:value-type="float" office:value="266.966">
            <text:p>266.966</text:p>
          </table:table-cell>
          <table:table-cell office:value-type="float" office:value="218.967">
            <text:p>218.967</text:p>
          </table:table-cell>
          <table:table-cell office:value-type="float" office:value="78.719">
            <text:p>78.719</text:p>
          </table:table-cell>
          <table:table-cell office:value-type="float" office:value="312.001">
            <text:p>312.001</text:p>
          </table:table-cell>
          <table:table-cell office:value-type="float" office:value="26">
            <text:p>26</text:p>
          </table:table-cell>
          <table:table-cell table:number-columns-repeated="2"/>
          <table:table-cell office:value-type="string">
            <text:p>1928-01-18 12:49 EST-0500</text:p>
          </table:table-cell>
          <table:table-cell office:value-type="string">
            <text:p>Wed</text:p>
          </table:table-cell>
          <table:table-cell office:value-type="float" office:value="297.413">
            <text:p>297.413</text:p>
          </table:table-cell>
          <table:table-cell office:value-type="float" office:value="249.417">
            <text:p>249.417</text:p>
          </table:table-cell>
          <table:table-cell office:value-type="float" office:value="78.209">
            <text:p>78.209</text:p>
          </table:table-cell>
          <table:table-cell office:value-type="float" office:value="312.004">
            <text:p>312.004</text:p>
          </table:table-cell>
          <table:table-cell office:value-type="float" office:value="26">
            <text:p>26</text:p>
          </table:table-cell>
          <table:table-cell table:number-columns-repeated="2"/>
          <table:table-cell office:value-type="string">
            <text:p>1928-02-17 08:17 EST-0500</text:p>
          </table:table-cell>
          <table:table-cell office:value-type="string">
            <text:p>Fri</text:p>
          </table:table-cell>
          <table:table-cell office:value-type="float" office:value="327.65">
            <text:p>327.65</text:p>
          </table:table-cell>
          <table:table-cell office:value-type="float" office:value="279.651">
            <text:p>279.651</text:p>
          </table:table-cell>
          <table:table-cell office:value-type="float" office:value="76.065">
            <text:p>76.065</text:p>
          </table:table-cell>
          <table:table-cell office:value-type="float" office:value="312.001">
            <text:p>312.001</text:p>
          </table:table-cell>
          <table:table-cell office:value-type="float" office:value="26">
            <text:p>26</text:p>
          </table:table-cell>
          <table:table-cell table:number-columns-repeated="2"/>
          <table:table-cell office:value-type="string">
            <text:p>1928-03-18 00:28 EST-0500</text:p>
          </table:table-cell>
          <table:table-cell office:value-type="string">
            <text:p>Sun</text:p>
          </table:table-cell>
          <table:table-cell office:value-type="float" office:value="357.386">
            <text:p>357.386</text:p>
          </table:table-cell>
          <table:table-cell office:value-type="float" office:value="309.389">
            <text:p>309.389</text:p>
          </table:table-cell>
          <table:table-cell office:value-type="float" office:value="72.858">
            <text:p>72.858</text:p>
          </table:table-cell>
          <table:table-cell office:value-type="float" office:value="312.003">
            <text:p>312.003</text:p>
          </table:table-cell>
          <table:table-cell office:value-type="float" office:value="26">
            <text:p>26</text:p>
          </table:table-cell>
          <table:table-cell table:number-columns-repeated="2"/>
          <table:table-cell office:value-type="string">
            <text:p>1928-04-16 12:55 EST-0500</text:p>
          </table:table-cell>
          <table:table-cell office:value-type="string">
            <text:p>Mon</text:p>
          </table:table-cell>
          <table:table-cell office:value-type="float" office:value="26.49">
            <text:p>26.49</text:p>
          </table:table-cell>
          <table:table-cell office:value-type="float" office:value="338.496">
            <text:p>338.496</text:p>
          </table:table-cell>
          <table:table-cell office:value-type="float" office:value="70.429">
            <text:p>70.429</text:p>
          </table:table-cell>
          <table:table-cell office:value-type="float" office:value="312.006">
            <text:p>312.006</text:p>
          </table:table-cell>
          <table:table-cell office:value-type="float" office:value="26">
            <text:p>26</text:p>
          </table:table-cell>
          <table:table-cell table:number-columns-repeated="2"/>
          <table:table-cell office:value-type="string">
            <text:p>1928-05-15 22:08 EST-0500</text:p>
          </table:table-cell>
          <table:table-cell office:value-type="string">
            <text:p>Tue</text:p>
          </table:table-cell>
          <table:table-cell office:value-type="float" office:value="55.001">
            <text:p>55.001</text:p>
          </table:table-cell>
          <table:table-cell office:value-type="float" office:value="7.001">
            <text:p>7.001</text:p>
          </table:table-cell>
          <table:table-cell office:value-type="float" office:value="69.571">
            <text:p>69.571</text:p>
          </table:table-cell>
          <table:table-cell office:value-type="float" office:value="312">
            <text:p>312</text:p>
          </table:table-cell>
          <table:table-cell office:value-type="float" office:value="26">
            <text:p>26</text:p>
          </table:table-cell>
          <table:table-cell table:number-columns-repeated="2"/>
          <table:table-cell office:value-type="string">
            <text:p>1928-06-14 05:06 EST-0500</text:p>
          </table:table-cell>
          <table:table-cell office:value-type="string">
            <text:p>Thu</text:p>
          </table:table-cell>
          <table:table-cell office:value-type="float" office:value="83.083">
            <text:p>83.083</text:p>
          </table:table-cell>
          <table:table-cell office:value-type="float" office:value="35.086">
            <text:p>35.086</text:p>
          </table:table-cell>
          <table:table-cell office:value-type="float" office:value="69.493">
            <text:p>69.493</text:p>
          </table:table-cell>
          <table:table-cell office:value-type="float" office:value="312.003">
            <text:p>312.003</text:p>
          </table:table-cell>
          <table:table-cell office:value-type="float" office:value="26">
            <text:p>26</text:p>
          </table:table-cell>
          <table:table-cell/>
        </table:table-row>
        <table:table-row table:style-name="ro1">
          <table:table-cell office:value-type="string">
            <text:p>1926-09-03 17:21 EST-0500</text:p>
          </table:table-cell>
          <table:table-cell office:value-type="string">
            <text:p>Fri</text:p>
          </table:table-cell>
          <table:table-cell office:value-type="float" office:value="160.642">
            <text:p>160.642</text:p>
          </table:table-cell>
          <table:table-cell office:value-type="float" office:value="124.645">
            <text:p>124.645</text:p>
          </table:table-cell>
          <table:table-cell office:value-type="float" office:value="105.151">
            <text:p>105.151</text:p>
          </table:table-cell>
          <table:table-cell office:value-type="float" office:value="324.003">
            <text:p>324.003</text:p>
          </table:table-cell>
          <table:table-cell office:value-type="float" office:value="27">
            <text:p>27</text:p>
          </table:table-cell>
          <table:table-cell table:number-columns-repeated="2"/>
          <table:table-cell office:value-type="string">
            <text:p>1926-10-03 10:14 EST-0500</text:p>
          </table:table-cell>
          <table:table-cell office:value-type="string">
            <text:p>Sun</text:p>
          </table:table-cell>
          <table:table-cell office:value-type="float" office:value="189.654">
            <text:p>189.654</text:p>
          </table:table-cell>
          <table:table-cell office:value-type="float" office:value="153.658">
            <text:p>153.658</text:p>
          </table:table-cell>
          <table:table-cell office:value-type="float" office:value="102.37">
            <text:p>102.37</text:p>
          </table:table-cell>
          <table:table-cell office:value-type="float" office:value="324.004">
            <text:p>324.004</text:p>
          </table:table-cell>
          <table:table-cell office:value-type="float" office:value="27">
            <text:p>27</text:p>
          </table:table-cell>
          <table:table-cell table:number-columns-repeated="2"/>
          <table:table-cell office:value-type="string">
            <text:p>1926-11-02 04:50 EST-0500</text:p>
          </table:table-cell>
          <table:table-cell office:value-type="string">
            <text:p>Tue</text:p>
          </table:table-cell>
          <table:table-cell office:value-type="float" office:value="219.226">
            <text:p>219.226</text:p>
          </table:table-cell>
          <table:table-cell office:value-type="float" office:value="183.229">
            <text:p>183.229</text:p>
          </table:table-cell>
          <table:table-cell office:value-type="float" office:value="99.214">
            <text:p>99.214</text:p>
          </table:table-cell>
          <table:table-cell office:value-type="float" office:value="324.003">
            <text:p>324.003</text:p>
          </table:table-cell>
          <table:table-cell office:value-type="float" office:value="27">
            <text:p>27</text:p>
          </table:table-cell>
          <table:table-cell table:number-columns-repeated="2"/>
          <table:table-cell office:value-type="string">
            <text:p>1926-12-01 23:59 EST-0500</text:p>
          </table:table-cell>
          <table:table-cell office:value-type="string">
            <text:p>Wed</text:p>
          </table:table-cell>
          <table:table-cell office:value-type="float" office:value="249.267">
            <text:p>249.267</text:p>
          </table:table-cell>
          <table:table-cell office:value-type="float" office:value="213.27">
            <text:p>213.27</text:p>
          </table:table-cell>
          <table:table-cell office:value-type="float" office:value="97.456">
            <text:p>97.456</text:p>
          </table:table-cell>
          <table:table-cell office:value-type="float" office:value="324.003">
            <text:p>324.003</text:p>
          </table:table-cell>
          <table:table-cell office:value-type="float" office:value="27">
            <text:p>27</text:p>
          </table:table-cell>
          <table:table-cell table:number-columns-repeated="2"/>
          <table:table-cell office:value-type="string">
            <text:p>1926-12-31 18:24 EST-0500</text:p>
          </table:table-cell>
          <table:table-cell office:value-type="string">
            <text:p>Fri</text:p>
          </table:table-cell>
          <table:table-cell office:value-type="float" office:value="279.553">
            <text:p>279.553</text:p>
          </table:table-cell>
          <table:table-cell office:value-type="float" office:value="243.558">
            <text:p>243.558</text:p>
          </table:table-cell>
          <table:table-cell office:value-type="float" office:value="97.197">
            <text:p>97.197</text:p>
          </table:table-cell>
          <table:table-cell office:value-type="float" office:value="324.005">
            <text:p>324.005</text:p>
          </table:table-cell>
          <table:table-cell office:value-type="float" office:value="27">
            <text:p>27</text:p>
          </table:table-cell>
          <table:table-cell table:number-columns-repeated="2"/>
          <table:table-cell office:value-type="string">
            <text:p>1927-01-30 10:49 EST-0500</text:p>
          </table:table-cell>
          <table:table-cell office:value-type="string">
            <text:p>Sun</text:p>
          </table:table-cell>
          <table:table-cell office:value-type="float" office:value="309.775">
            <text:p>309.775</text:p>
          </table:table-cell>
          <table:table-cell office:value-type="float" office:value="273.78">
            <text:p>273.78</text:p>
          </table:table-cell>
          <table:table-cell office:value-type="float" office:value="96.887">
            <text:p>96.887</text:p>
          </table:table-cell>
          <table:table-cell office:value-type="float" office:value="324.005">
            <text:p>324.005</text:p>
          </table:table-cell>
          <table:table-cell office:value-type="float" office:value="27">
            <text:p>27</text:p>
          </table:table-cell>
          <table:table-cell table:number-columns-repeated="2"/>
          <table:table-cell office:value-type="string">
            <text:p>1927-03-01 00:18 EST-0500</text:p>
          </table:table-cell>
          <table:table-cell office:value-type="string">
            <text:p>Tue</text:p>
          </table:table-cell>
          <table:table-cell office:value-type="float" office:value="339.635">
            <text:p>339.635</text:p>
          </table:table-cell>
          <table:table-cell office:value-type="float" office:value="303.636">
            <text:p>303.636</text:p>
          </table:table-cell>
          <table:table-cell office:value-type="float" office:value="95.063">
            <text:p>95.063</text:p>
          </table:table-cell>
          <table:table-cell office:value-type="float" office:value="324.001">
            <text:p>324.001</text:p>
          </table:table-cell>
          <table:table-cell office:value-type="float" office:value="27">
            <text:p>27</text:p>
          </table:table-cell>
          <table:table-cell table:number-columns-repeated="2"/>
          <table:table-cell office:value-type="string">
            <text:p>1927-03-30 10:38 EST-0500</text:p>
          </table:table-cell>
          <table:table-cell office:value-type="string">
            <text:p>Wed</text:p>
          </table:table-cell>
          <table:table-cell office:value-type="float" office:value="8.945">
            <text:p>8.945</text:p>
          </table:table-cell>
          <table:table-cell office:value-type="float" office:value="332.947">
            <text:p>332.947</text:p>
          </table:table-cell>
          <table:table-cell office:value-type="float" office:value="91.939">
            <text:p>91.939</text:p>
          </table:table-cell>
          <table:table-cell office:value-type="float" office:value="324.002">
            <text:p>324.002</text:p>
          </table:table-cell>
          <table:table-cell office:value-type="float" office:value="27">
            <text:p>27</text:p>
          </table:table-cell>
          <table:table-cell table:number-columns-repeated="2"/>
          <table:table-cell office:value-type="string">
            <text:p>1927-04-28 18:23 EST-0500</text:p>
          </table:table-cell>
          <table:table-cell office:value-type="string">
            <text:p>Thu</text:p>
          </table:table-cell>
          <table:table-cell office:value-type="float" office:value="37.669">
            <text:p>37.669</text:p>
          </table:table-cell>
          <table:table-cell office:value-type="float" office:value="1.67">
            <text:p>1.67</text:p>
          </table:table-cell>
          <table:table-cell office:value-type="float" office:value="89.218">
            <text:p>89.218</text:p>
          </table:table-cell>
          <table:table-cell office:value-type="float" office:value="324.001">
            <text:p>324.001</text:p>
          </table:table-cell>
          <table:table-cell office:value-type="float" office:value="27">
            <text:p>27</text:p>
          </table:table-cell>
          <table:table-cell table:number-columns-repeated="2"/>
          <table:table-cell office:value-type="string">
            <text:p>1927-05-28 00:42 EST-0500</text:p>
          </table:table-cell>
          <table:table-cell office:value-type="string">
            <text:p>Sat</text:p>
          </table:table-cell>
          <table:table-cell office:value-type="float" office:value="65.912">
            <text:p>65.912</text:p>
          </table:table-cell>
          <table:table-cell office:value-type="float" office:value="29.917">
            <text:p>29.917</text:p>
          </table:table-cell>
          <table:table-cell office:value-type="float" office:value="88.024">
            <text:p>88.024</text:p>
          </table:table-cell>
          <table:table-cell office:value-type="float" office:value="324.005">
            <text:p>324.005</text:p>
          </table:table-cell>
          <table:table-cell office:value-type="float" office:value="27">
            <text:p>27</text:p>
          </table:table-cell>
          <table:table-cell table:number-columns-repeated="2"/>
          <table:table-cell office:value-type="string">
            <text:p>1927-06-26 06:50 EST-0500</text:p>
          </table:table-cell>
          <table:table-cell office:value-type="string">
            <text:p>Sun</text:p>
          </table:table-cell>
          <table:table-cell office:value-type="float" office:value="93.88">
            <text:p>93.88</text:p>
          </table:table-cell>
          <table:table-cell office:value-type="float" office:value="57.882">
            <text:p>57.882</text:p>
          </table:table-cell>
          <table:table-cell office:value-type="float" office:value="87.919">
            <text:p>87.919</text:p>
          </table:table-cell>
          <table:table-cell office:value-type="float" office:value="324.002">
            <text:p>324.002</text:p>
          </table:table-cell>
          <table:table-cell office:value-type="float" office:value="27">
            <text:p>27</text:p>
          </table:table-cell>
          <table:table-cell table:number-columns-repeated="2"/>
          <table:table-cell office:value-type="string">
            <text:p>1927-07-25 14:05 EST-0500</text:p>
          </table:table-cell>
          <table:table-cell office:value-type="string">
            <text:p>Mon</text:p>
          </table:table-cell>
          <table:table-cell office:value-type="float" office:value="121.829">
            <text:p>121.829</text:p>
          </table:table-cell>
          <table:table-cell office:value-type="float" office:value="85.831">
            <text:p>85.831</text:p>
          </table:table-cell>
          <table:table-cell office:value-type="float" office:value="87.63">
            <text:p>87.63</text:p>
          </table:table-cell>
          <table:table-cell office:value-type="float" office:value="324.002">
            <text:p>324.002</text:p>
          </table:table-cell>
          <table:table-cell office:value-type="float" office:value="27">
            <text:p>27</text:p>
          </table:table-cell>
          <table:table-cell table:number-columns-repeated="2"/>
          <table:table-cell office:value-type="string">
            <text:p>1927-08-23 23:28 EST-0500</text:p>
          </table:table-cell>
          <table:table-cell office:value-type="string">
            <text:p>Tue</text:p>
          </table:table-cell>
          <table:table-cell office:value-type="float" office:value="150.021">
            <text:p>150.021</text:p>
          </table:table-cell>
          <table:table-cell office:value-type="float" office:value="114.026">
            <text:p>114.026</text:p>
          </table:table-cell>
          <table:table-cell office:value-type="float" office:value="86.028">
            <text:p>86.028</text:p>
          </table:table-cell>
          <table:table-cell office:value-type="float" office:value="324.005">
            <text:p>324.005</text:p>
          </table:table-cell>
          <table:table-cell office:value-type="float" office:value="27">
            <text:p>27</text:p>
          </table:table-cell>
          <table:table-cell table:number-columns-repeated="2"/>
          <table:table-cell office:value-type="string">
            <text:p>1927-09-22 11:44 EST-0500</text:p>
          </table:table-cell>
          <table:table-cell office:value-type="string">
            <text:p>Thu</text:p>
          </table:table-cell>
          <table:table-cell office:value-type="float" office:value="178.678">
            <text:p>178.678</text:p>
          </table:table-cell>
          <table:table-cell office:value-type="float" office:value="142.68">
            <text:p>142.68</text:p>
          </table:table-cell>
          <table:table-cell office:value-type="float" office:value="83.068">
            <text:p>83.068</text:p>
          </table:table-cell>
          <table:table-cell office:value-type="float" office:value="324.002">
            <text:p>324.002</text:p>
          </table:table-cell>
          <table:table-cell office:value-type="float" office:value="27">
            <text:p>27</text:p>
          </table:table-cell>
          <table:table-cell table:number-columns-repeated="2"/>
          <table:table-cell office:value-type="string">
            <text:p>1927-10-22 03:16 EST-0500</text:p>
          </table:table-cell>
          <table:table-cell office:value-type="string">
            <text:p>Sat</text:p>
          </table:table-cell>
          <table:table-cell office:value-type="float" office:value="207.937">
            <text:p>207.937</text:p>
          </table:table-cell>
          <table:table-cell office:value-type="float" office:value="171.939">
            <text:p>171.939</text:p>
          </table:table-cell>
          <table:table-cell office:value-type="float" office:value="80.183">
            <text:p>80.183</text:p>
          </table:table-cell>
          <table:table-cell office:value-type="float" office:value="324.002">
            <text:p>324.002</text:p>
          </table:table-cell>
          <table:table-cell office:value-type="float" office:value="27">
            <text:p>27</text:p>
          </table:table-cell>
          <table:table-cell table:number-columns-repeated="2"/>
          <table:table-cell office:value-type="string">
            <text:p>1927-11-20 21:47 EST-0500</text:p>
          </table:table-cell>
          <table:table-cell office:value-type="string">
            <text:p>Sun</text:p>
          </table:table-cell>
          <table:table-cell office:value-type="float" office:value="237.798">
            <text:p>237.798</text:p>
          </table:table-cell>
          <table:table-cell office:value-type="float" office:value="201.8">
            <text:p>201.8</text:p>
          </table:table-cell>
          <table:table-cell office:value-type="float" office:value="78.833">
            <text:p>78.833</text:p>
          </table:table-cell>
          <table:table-cell office:value-type="float" office:value="324.002">
            <text:p>324.002</text:p>
          </table:table-cell>
          <table:table-cell office:value-type="float" office:value="27">
            <text:p>27</text:p>
          </table:table-cell>
          <table:table-cell table:number-columns-repeated="2"/>
          <table:table-cell office:value-type="string">
            <text:p>1927-12-20 18:10 EST-0500</text:p>
          </table:table-cell>
          <table:table-cell office:value-type="string">
            <text:p>Tue</text:p>
          </table:table-cell>
          <table:table-cell office:value-type="float" office:value="268.09">
            <text:p>268.09</text:p>
          </table:table-cell>
          <table:table-cell office:value-type="float" office:value="232.094">
            <text:p>232.094</text:p>
          </table:table-cell>
          <table:table-cell office:value-type="float" office:value="78.736">
            <text:p>78.736</text:p>
          </table:table-cell>
          <table:table-cell office:value-type="float" office:value="324.004">
            <text:p>324.004</text:p>
          </table:table-cell>
          <table:table-cell office:value-type="float" office:value="27">
            <text:p>27</text:p>
          </table:table-cell>
          <table:table-cell table:number-columns-repeated="2"/>
          <table:table-cell office:value-type="string">
            <text:p>1928-01-19 14:24 EST-0500</text:p>
          </table:table-cell>
          <table:table-cell office:value-type="string">
            <text:p>Thu</text:p>
          </table:table-cell>
          <table:table-cell office:value-type="float" office:value="298.498">
            <text:p>298.498</text:p>
          </table:table-cell>
          <table:table-cell office:value-type="float" office:value="262.499">
            <text:p>262.499</text:p>
          </table:table-cell>
          <table:table-cell office:value-type="float" office:value="78.213">
            <text:p>78.213</text:p>
          </table:table-cell>
          <table:table-cell office:value-type="float" office:value="324.001">
            <text:p>324.001</text:p>
          </table:table-cell>
          <table:table-cell office:value-type="float" office:value="27">
            <text:p>27</text:p>
          </table:table-cell>
          <table:table-cell table:number-columns-repeated="2"/>
          <table:table-cell office:value-type="string">
            <text:p>1928-02-18 08:29 EST-0500</text:p>
          </table:table-cell>
          <table:table-cell office:value-type="string">
            <text:p>Sat</text:p>
          </table:table-cell>
          <table:table-cell office:value-type="float" office:value="328.668">
            <text:p>328.668</text:p>
          </table:table-cell>
          <table:table-cell office:value-type="float" office:value="292.669">
            <text:p>292.669</text:p>
          </table:table-cell>
          <table:table-cell office:value-type="float" office:value="75.982">
            <text:p>75.982</text:p>
          </table:table-cell>
          <table:table-cell office:value-type="float" office:value="324.001">
            <text:p>324.001</text:p>
          </table:table-cell>
          <table:table-cell office:value-type="float" office:value="27">
            <text:p>27</text:p>
          </table:table-cell>
          <table:table-cell table:number-columns-repeated="2"/>
          <table:table-cell office:value-type="string">
            <text:p>1928-03-18 23:12 EST-0500</text:p>
          </table:table-cell>
          <table:table-cell office:value-type="string">
            <text:p>Sun</text:p>
          </table:table-cell>
          <table:table-cell office:value-type="float" office:value="358.328">
            <text:p>358.328</text:p>
          </table:table-cell>
          <table:table-cell office:value-type="float" office:value="322.332">
            <text:p>322.332</text:p>
          </table:table-cell>
          <table:table-cell office:value-type="float" office:value="72.727">
            <text:p>72.727</text:p>
          </table:table-cell>
          <table:table-cell office:value-type="float" office:value="324.004">
            <text:p>324.004</text:p>
          </table:table-cell>
          <table:table-cell office:value-type="float" office:value="27">
            <text:p>27</text:p>
          </table:table-cell>
          <table:table-cell table:number-columns-repeated="2"/>
          <table:table-cell office:value-type="string">
            <text:p>1928-04-17 10:30 EST-0500</text:p>
          </table:table-cell>
          <table:table-cell office:value-type="string">
            <text:p>Tue</text:p>
          </table:table-cell>
          <table:table-cell office:value-type="float" office:value="27.37">
            <text:p>27.37</text:p>
          </table:table-cell>
          <table:table-cell office:value-type="float" office:value="351.372">
            <text:p>351.372</text:p>
          </table:table-cell>
          <table:table-cell office:value-type="float" office:value="70.337">
            <text:p>70.337</text:p>
          </table:table-cell>
          <table:table-cell office:value-type="float" office:value="324.002">
            <text:p>324.002</text:p>
          </table:table-cell>
          <table:table-cell office:value-type="float" office:value="27">
            <text:p>27</text:p>
          </table:table-cell>
          <table:table-cell table:number-columns-repeated="2"/>
          <table:table-cell office:value-type="string">
            <text:p>1928-05-16 19:06 EST-0500</text:p>
          </table:table-cell>
          <table:table-cell office:value-type="string">
            <text:p>Wed</text:p>
          </table:table-cell>
          <table:table-cell office:value-type="float" office:value="55.843">
            <text:p>55.843</text:p>
          </table:table-cell>
          <table:table-cell office:value-type="float" office:value="19.846">
            <text:p>19.846</text:p>
          </table:table-cell>
          <table:table-cell office:value-type="float" office:value="69.546">
            <text:p>69.546</text:p>
          </table:table-cell>
          <table:table-cell office:value-type="float" office:value="324.003">
            <text:p>324.003</text:p>
          </table:table-cell>
          <table:table-cell office:value-type="float" office:value="27">
            <text:p>27</text:p>
          </table:table-cell>
          <table:table-cell table:number-columns-repeated="2"/>
          <table:table-cell office:value-type="string">
            <text:p>1928-06-15 01:57 EST-0500</text:p>
          </table:table-cell>
          <table:table-cell office:value-type="string">
            <text:p>Fri</text:p>
          </table:table-cell>
          <table:table-cell office:value-type="float" office:value="83.913">
            <text:p>83.913</text:p>
          </table:table-cell>
          <table:table-cell office:value-type="float" office:value="47.917">
            <text:p>47.917</text:p>
          </table:table-cell>
          <table:table-cell office:value-type="float" office:value="69.507">
            <text:p>69.507</text:p>
          </table:table-cell>
          <table:table-cell office:value-type="float" office:value="324.004">
            <text:p>324.004</text:p>
          </table:table-cell>
          <table:table-cell office:value-type="float" office:value="27">
            <text:p>27</text:p>
          </table:table-cell>
          <table:table-cell/>
        </table:table-row>
        <table:table-row table:style-name="ro7">
          <table:table-cell office:value-type="string">
            <text:p>1926-09-04 19:45 EST-0500</text:p>
          </table:table-cell>
          <table:table-cell office:value-type="string">
            <text:p>Sat</text:p>
          </table:table-cell>
          <table:table-cell office:value-type="float" office:value="161.709">
            <text:p>161.709</text:p>
          </table:table-cell>
          <table:table-cell office:value-type="float" office:value="137.714">
            <text:p>137.714</text:p>
          </table:table-cell>
          <table:table-cell office:value-type="float" office:value="105.067">
            <text:p>105.067</text:p>
          </table:table-cell>
          <table:table-cell office:value-type="float" office:value="336.005">
            <text:p>336.005</text:p>
          </table:table-cell>
          <table:table-cell office:value-type="float" office:value="28">
            <text:p>28</text:p>
          </table:table-cell>
          <table:table-cell table:number-columns-repeated="2"/>
          <table:table-cell office:value-type="string">
            <text:p>1926-10-04 12:46 EST-0500</text:p>
          </table:table-cell>
          <table:table-cell office:value-type="string">
            <text:p>Mon</text:p>
          </table:table-cell>
          <table:table-cell office:value-type="float" office:value="190.743">
            <text:p>190.743</text:p>
          </table:table-cell>
          <table:table-cell office:value-type="float" office:value="166.748">
            <text:p>166.748</text:p>
          </table:table-cell>
          <table:table-cell office:value-type="float" office:value="102.17">
            <text:p>102.17</text:p>
          </table:table-cell>
          <table:table-cell office:value-type="float" office:value="336.005">
            <text:p>336.005</text:p>
          </table:table-cell>
          <table:table-cell office:value-type="float" office:value="28">
            <text:p>28</text:p>
          </table:table-cell>
          <table:table-cell table:number-columns-repeated="2"/>
          <table:table-cell office:value-type="string">
            <text:p>1926-11-03 06:49 EST-0500</text:p>
          </table:table-cell>
          <table:table-cell office:value-type="string">
            <text:p>Wed</text:p>
          </table:table-cell>
          <table:table-cell office:value-type="float" office:value="220.311">
            <text:p>220.311</text:p>
          </table:table-cell>
          <table:table-cell office:value-type="float" office:value="196.313">
            <text:p>196.313</text:p>
          </table:table-cell>
          <table:table-cell office:value-type="float" office:value="99.015">
            <text:p>99.015</text:p>
          </table:table-cell>
          <table:table-cell office:value-type="float" office:value="336.002">
            <text:p>336.002</text:p>
          </table:table-cell>
          <table:table-cell office:value-type="float" office:value="28">
            <text:p>28</text:p>
          </table:table-cell>
          <table:table-cell table:number-columns-repeated="2"/>
          <table:table-cell office:value-type="string">
            <text:p>1926-12-03 00:56 EST-0500</text:p>
          </table:table-cell>
          <table:table-cell office:value-type="string">
            <text:p>Fri</text:p>
          </table:table-cell>
          <table:table-cell office:value-type="float" office:value="250.322">
            <text:p>250.322</text:p>
          </table:table-cell>
          <table:table-cell office:value-type="float" office:value="226.326">
            <text:p>226.326</text:p>
          </table:table-cell>
          <table:table-cell office:value-type="float" office:value="97.371">
            <text:p>97.371</text:p>
          </table:table-cell>
          <table:table-cell office:value-type="float" office:value="336.004">
            <text:p>336.004</text:p>
          </table:table-cell>
          <table:table-cell office:value-type="float" office:value="28">
            <text:p>28</text:p>
          </table:table-cell>
          <table:table-cell table:number-columns-repeated="2"/>
          <table:table-cell table:style-name="ce15" office:value-type="string">
            <text:p>1927-01-01 18:02 EST-0500</text:p>
          </table:table-cell>
          <table:table-cell table:style-name="ce15" office:value-type="string">
            <text:p>Sat</text:p>
          </table:table-cell>
          <table:table-cell table:style-name="ce15" office:value-type="float" office:value="280.557">
            <text:p>280.557</text:p>
          </table:table-cell>
          <table:table-cell table:style-name="ce15" office:value-type="float" office:value="256.56">
            <text:p>256.56</text:p>
          </table:table-cell>
          <table:table-cell table:style-name="ce15" office:value-type="float" office:value="97.202">
            <text:p>97.202</text:p>
          </table:table-cell>
          <table:table-cell table:style-name="ce15" office:value-type="float" office:value="336.003">
            <text:p>336.003</text:p>
          </table:table-cell>
          <table:table-cell table:style-name="ce15" office:value-type="float" office:value="28">
            <text:p>28</text:p>
          </table:table-cell>
          <table:table-cell table:number-columns-repeated="2"/>
          <table:table-cell office:value-type="string">
            <text:p>1927-01-31 09:06 EST-0500</text:p>
          </table:table-cell>
          <table:table-cell office:value-type="string">
            <text:p>Mon</text:p>
          </table:table-cell>
          <table:table-cell office:value-type="float" office:value="310.718">
            <text:p>310.718</text:p>
          </table:table-cell>
          <table:table-cell office:value-type="float" office:value="286.719">
            <text:p>286.719</text:p>
          </table:table-cell>
          <table:table-cell office:value-type="float" office:value="96.881">
            <text:p>96.881</text:p>
          </table:table-cell>
          <table:table-cell office:value-type="float" office:value="336.001">
            <text:p>336.001</text:p>
          </table:table-cell>
          <table:table-cell office:value-type="float" office:value="28">
            <text:p>28</text:p>
          </table:table-cell>
          <table:table-cell table:number-columns-repeated="2"/>
          <table:table-cell office:value-type="string">
            <text:p>1927-03-01 21:28 EST-0500</text:p>
          </table:table-cell>
          <table:table-cell office:value-type="string">
            <text:p>Tue</text:p>
          </table:table-cell>
          <table:table-cell office:value-type="float" office:value="340.521">
            <text:p>340.521</text:p>
          </table:table-cell>
          <table:table-cell office:value-type="float" office:value="316.523">
            <text:p>316.523</text:p>
          </table:table-cell>
          <table:table-cell office:value-type="float" office:value="94.982">
            <text:p>94.982</text:p>
          </table:table-cell>
          <table:table-cell office:value-type="float" office:value="336.002">
            <text:p>336.002</text:p>
          </table:table-cell>
          <table:table-cell office:value-type="float" office:value="28">
            <text:p>28</text:p>
          </table:table-cell>
          <table:table-cell table:number-columns-repeated="2"/>
          <table:table-cell office:value-type="string">
            <text:p>1927-03-31 07:08 EST-0500</text:p>
          </table:table-cell>
          <table:table-cell office:value-type="string">
            <text:p>Thu</text:p>
          </table:table-cell>
          <table:table-cell office:value-type="float" office:value="9.79">
            <text:p>9.79</text:p>
          </table:table-cell>
          <table:table-cell office:value-type="float" office:value="345.79">
            <text:p>345.79</text:p>
          </table:table-cell>
          <table:table-cell office:value-type="float" office:value="91.807">
            <text:p>91.807</text:p>
          </table:table-cell>
          <table:table-cell office:value-type="float" office:value="336">
            <text:p>336</text:p>
          </table:table-cell>
          <table:table-cell office:value-type="float" office:value="28">
            <text:p>28</text:p>
          </table:table-cell>
          <table:table-cell table:number-columns-repeated="2"/>
          <table:table-cell office:value-type="string">
            <text:p>1927-04-29 14:51 EST-0500</text:p>
          </table:table-cell>
          <table:table-cell office:value-type="string">
            <text:p>Fri</text:p>
          </table:table-cell>
          <table:table-cell office:value-type="float" office:value="38.497">
            <text:p>38.497</text:p>
          </table:table-cell>
          <table:table-cell office:value-type="float" office:value="14.504">
            <text:p>14.504</text:p>
          </table:table-cell>
          <table:table-cell office:value-type="float" office:value="89.11">
            <text:p>89.11</text:p>
          </table:table-cell>
          <table:table-cell office:value-type="float" office:value="336.007">
            <text:p>336.007</text:p>
          </table:table-cell>
          <table:table-cell office:value-type="float" office:value="28">
            <text:p>28</text:p>
          </table:table-cell>
          <table:table-cell table:number-columns-repeated="2"/>
          <table:table-cell table:style-name="ce11" office:value-type="string">
            <text:p>1927-05-28 21:40 EST-0500</text:p>
          </table:table-cell>
          <table:table-cell table:style-name="ce11" office:value-type="string">
            <text:p>Sat</text:p>
          </table:table-cell>
          <table:table-cell table:style-name="ce18" office:value-type="float" office:value="66.751">
            <text:p>66.751</text:p>
          </table:table-cell>
          <table:table-cell table:style-name="ce13" office:value-type="float" office:value="42.757">
            <text:p>42.757</text:p>
          </table:table-cell>
          <table:table-cell table:style-name="ce11" office:value-type="float" office:value="87.983">
            <text:p>87.983</text:p>
          </table:table-cell>
          <table:table-cell table:style-name="ce11" office:value-type="float" office:value="336.006">
            <text:p>336.006</text:p>
          </table:table-cell>
          <table:table-cell table:style-name="ce11" office:value-type="float" office:value="28">
            <text:p>28</text:p>
          </table:table-cell>
          <table:table-cell office:value-type="string">
            <text:p>pg. 107-108. <text:s/>RG Lightest heart. <text:s/>RG dream of day when he like Lindbergh would cross the country in his great airplane.</text:p>
          </table:table-cell>
          <table:table-cell/>
          <table:table-cell office:value-type="string">
            <text:p>1927-06-27 04:45 EST-0500</text:p>
          </table:table-cell>
          <table:table-cell office:value-type="string">
            <text:p>Mon</text:p>
          </table:table-cell>
          <table:table-cell office:value-type="float" office:value="94.751">
            <text:p>94.751</text:p>
          </table:table-cell>
          <table:table-cell office:value-type="float" office:value="70.753">
            <text:p>70.753</text:p>
          </table:table-cell>
          <table:table-cell office:value-type="float" office:value="87.926">
            <text:p>87.926</text:p>
          </table:table-cell>
          <table:table-cell office:value-type="float" office:value="336.002">
            <text:p>336.002</text:p>
          </table:table-cell>
          <table:table-cell office:value-type="float" office:value="28">
            <text:p>28</text:p>
          </table:table-cell>
          <table:table-cell table:number-columns-repeated="2"/>
          <table:table-cell office:value-type="string">
            <text:p>1927-07-26 13:12 EST-0500</text:p>
          </table:table-cell>
          <table:table-cell office:value-type="string">
            <text:p>Tue</text:p>
          </table:table-cell>
          <table:table-cell office:value-type="float" office:value="122.75">
            <text:p>122.75</text:p>
          </table:table-cell>
          <table:table-cell office:value-type="float" office:value="98.752">
            <text:p>98.752</text:p>
          </table:table-cell>
          <table:table-cell office:value-type="float" office:value="87.622">
            <text:p>87.622</text:p>
          </table:table-cell>
          <table:table-cell office:value-type="float" office:value="336.002">
            <text:p>336.002</text:p>
          </table:table-cell>
          <table:table-cell office:value-type="float" office:value="28">
            <text:p>28</text:p>
          </table:table-cell>
          <table:table-cell table:number-columns-repeated="2"/>
          <table:table-cell office:value-type="string">
            <text:p>1927-08-24 23:50 EST-0500</text:p>
          </table:table-cell>
          <table:table-cell office:value-type="string">
            <text:p>Wed</text:p>
          </table:table-cell>
          <table:table-cell office:value-type="float" office:value="151.001">
            <text:p>151.001</text:p>
          </table:table-cell>
          <table:table-cell office:value-type="float" office:value="127.001">
            <text:p>127.001</text:p>
          </table:table-cell>
          <table:table-cell office:value-type="float" office:value="85.928">
            <text:p>85.928</text:p>
          </table:table-cell>
          <table:table-cell office:value-type="float" office:value="336">
            <text:p>336</text:p>
          </table:table-cell>
          <table:table-cell office:value-type="float" office:value="28">
            <text:p>28</text:p>
          </table:table-cell>
          <table:table-cell table:number-columns-repeated="2"/>
          <table:table-cell office:value-type="string">
            <text:p>1927-09-23 13:15 EST-0500</text:p>
          </table:table-cell>
          <table:table-cell office:value-type="string">
            <text:p>Fri</text:p>
          </table:table-cell>
          <table:table-cell office:value-type="float" office:value="179.719">
            <text:p>179.719</text:p>
          </table:table-cell>
          <table:table-cell office:value-type="float" office:value="155.72">
            <text:p>155.72</text:p>
          </table:table-cell>
          <table:table-cell office:value-type="float" office:value="82.87">
            <text:p>82.87</text:p>
          </table:table-cell>
          <table:table-cell office:value-type="float" office:value="336.001">
            <text:p>336.001</text:p>
          </table:table-cell>
          <table:table-cell office:value-type="float" office:value="28">
            <text:p>28</text:p>
          </table:table-cell>
          <table:table-cell table:number-columns-repeated="2"/>
          <table:table-cell office:value-type="string">
            <text:p>1927-10-23 05:36 EST-0500</text:p>
          </table:table-cell>
          <table:table-cell office:value-type="string">
            <text:p>Sun</text:p>
          </table:table-cell>
          <table:table-cell office:value-type="float" office:value="209.03">
            <text:p>209.03</text:p>
          </table:table-cell>
          <table:table-cell office:value-type="float" office:value="185.033">
            <text:p>185.033</text:p>
          </table:table-cell>
          <table:table-cell office:value-type="float" office:value="80">
            <text:p>80</text:p>
          </table:table-cell>
          <table:table-cell office:value-type="float" office:value="336.003">
            <text:p>336.003</text:p>
          </table:table-cell>
          <table:table-cell office:value-type="float" office:value="28">
            <text:p>28</text:p>
          </table:table-cell>
          <table:table-cell table:number-columns-repeated="2"/>
          <table:table-cell office:value-type="string">
            <text:p>1927-11-22 00:23 EST-0500</text:p>
          </table:table-cell>
          <table:table-cell office:value-type="string">
            <text:p>Tue</text:p>
          </table:table-cell>
          <table:table-cell office:value-type="float" office:value="238.918">
            <text:p>238.918</text:p>
          </table:table-cell>
          <table:table-cell office:value-type="float" office:value="214.919">
            <text:p>214.919</text:p>
          </table:table-cell>
          <table:table-cell office:value-type="float" office:value="78.767">
            <text:p>78.767</text:p>
          </table:table-cell>
          <table:table-cell office:value-type="float" office:value="336.001">
            <text:p>336.001</text:p>
          </table:table-cell>
          <table:table-cell office:value-type="float" office:value="28">
            <text:p>28</text:p>
          </table:table-cell>
          <table:table-cell table:number-columns-repeated="2"/>
          <table:table-cell office:value-type="string">
            <text:p>1927-12-21 20:18 EST-0500</text:p>
          </table:table-cell>
          <table:table-cell office:value-type="string">
            <text:p>Wed</text:p>
          </table:table-cell>
          <table:table-cell office:value-type="float" office:value="269.199">
            <text:p>269.199</text:p>
          </table:table-cell>
          <table:table-cell office:value-type="float" office:value="245.201">
            <text:p>245.201</text:p>
          </table:table-cell>
          <table:table-cell office:value-type="float" office:value="78.75">
            <text:p>78.75</text:p>
          </table:table-cell>
          <table:table-cell office:value-type="float" office:value="336.002">
            <text:p>336.002</text:p>
          </table:table-cell>
          <table:table-cell office:value-type="float" office:value="28">
            <text:p>28</text:p>
          </table:table-cell>
          <table:table-cell table:number-columns-repeated="2"/>
          <table:table-cell office:value-type="string">
            <text:p>1928-01-20 15:21 EST-0500</text:p>
          </table:table-cell>
          <table:table-cell office:value-type="string">
            <text:p>Fri</text:p>
          </table:table-cell>
          <table:table-cell office:value-type="float" office:value="299.557">
            <text:p>299.557</text:p>
          </table:table-cell>
          <table:table-cell office:value-type="float" office:value="275.557">
            <text:p>275.557</text:p>
          </table:table-cell>
          <table:table-cell office:value-type="float" office:value="78.186">
            <text:p>78.186</text:p>
          </table:table-cell>
          <table:table-cell office:value-type="float" office:value="336">
            <text:p>336</text:p>
          </table:table-cell>
          <table:table-cell office:value-type="float" office:value="28">
            <text:p>28</text:p>
          </table:table-cell>
          <table:table-cell table:number-columns-repeated="2"/>
          <table:table-cell office:value-type="string">
            <text:p>1928-02-19 07:53 EST-0500</text:p>
          </table:table-cell>
          <table:table-cell office:value-type="string">
            <text:p>Sun</text:p>
          </table:table-cell>
          <table:table-cell office:value-type="float" office:value="329.651">
            <text:p>329.651</text:p>
          </table:table-cell>
          <table:table-cell office:value-type="float" office:value="305.654">
            <text:p>305.654</text:p>
          </table:table-cell>
          <table:table-cell office:value-type="float" office:value="75.856">
            <text:p>75.856</text:p>
          </table:table-cell>
          <table:table-cell office:value-type="float" office:value="336.003">
            <text:p>336.003</text:p>
          </table:table-cell>
          <table:table-cell office:value-type="float" office:value="28">
            <text:p>28</text:p>
          </table:table-cell>
          <table:table-cell table:number-columns-repeated="2"/>
          <table:table-cell office:value-type="string">
            <text:p>1928-03-19 21:10 EST-0500</text:p>
          </table:table-cell>
          <table:table-cell office:value-type="string">
            <text:p>Mon</text:p>
          </table:table-cell>
          <table:table-cell office:value-type="float" office:value="359.237">
            <text:p>359.237</text:p>
          </table:table-cell>
          <table:table-cell office:value-type="float" office:value="335.239">
            <text:p>335.239</text:p>
          </table:table-cell>
          <table:table-cell office:value-type="float" office:value="72.573">
            <text:p>72.573</text:p>
          </table:table-cell>
          <table:table-cell office:value-type="float" office:value="336.002">
            <text:p>336.002</text:p>
          </table:table-cell>
          <table:table-cell office:value-type="float" office:value="28">
            <text:p>28</text:p>
          </table:table-cell>
          <table:table-cell table:number-columns-repeated="2"/>
          <table:table-cell office:value-type="string">
            <text:p>1928-04-18 07:31 EST-0500</text:p>
          </table:table-cell>
          <table:table-cell office:value-type="string">
            <text:p>Wed</text:p>
          </table:table-cell>
          <table:table-cell office:value-type="float" office:value="28.225">
            <text:p>28.225</text:p>
          </table:table-cell>
          <table:table-cell office:value-type="float" office:value="4.232">
            <text:p>4.232</text:p>
          </table:table-cell>
          <table:table-cell office:value-type="float" office:value="70.241">
            <text:p>70.241</text:p>
          </table:table-cell>
          <table:table-cell office:value-type="float" office:value="336.007">
            <text:p>336.007</text:p>
          </table:table-cell>
          <table:table-cell office:value-type="float" office:value="28">
            <text:p>28</text:p>
          </table:table-cell>
          <table:table-cell table:number-columns-repeated="2"/>
          <table:table-cell office:value-type="string">
            <text:p>1928-05-17 15:40 EST-0500</text:p>
          </table:table-cell>
          <table:table-cell office:value-type="string">
            <text:p>Thu</text:p>
          </table:table-cell>
          <table:table-cell office:value-type="float" office:value="56.669">
            <text:p>56.669</text:p>
          </table:table-cell>
          <table:table-cell office:value-type="float" office:value="32.669">
            <text:p>32.669</text:p>
          </table:table-cell>
          <table:table-cell office:value-type="float" office:value="69.524">
            <text:p>69.524</text:p>
          </table:table-cell>
          <table:table-cell office:value-type="float" office:value="336">
            <text:p>336</text:p>
          </table:table-cell>
          <table:table-cell office:value-type="float" office:value="28">
            <text:p>28</text:p>
          </table:table-cell>
          <table:table-cell table:number-columns-repeated="2"/>
          <table:table-cell office:value-type="string">
            <text:p>1928-06-15 22:34 EST-0500</text:p>
          </table:table-cell>
          <table:table-cell office:value-type="string">
            <text:p>Fri</text:p>
          </table:table-cell>
          <table:table-cell office:value-type="float" office:value="84.734">
            <text:p>84.734</text:p>
          </table:table-cell>
          <table:table-cell office:value-type="float" office:value="60.738">
            <text:p>60.738</text:p>
          </table:table-cell>
          <table:table-cell office:value-type="float" office:value="69.516">
            <text:p>69.516</text:p>
          </table:table-cell>
          <table:table-cell office:value-type="float" office:value="336.004">
            <text:p>336.004</text:p>
          </table:table-cell>
          <table:table-cell office:value-type="float" office:value="28">
            <text:p>28</text:p>
          </table:table-cell>
          <table:table-cell/>
        </table:table-row>
        <table:table-row table:style-name="ro1">
          <table:table-cell office:value-type="string">
            <text:p>1926-09-05 22:15 EST-0500</text:p>
          </table:table-cell>
          <table:table-cell office:value-type="string">
            <text:p>Sun</text:p>
          </table:table-cell>
          <table:table-cell office:value-type="float" office:value="162.78">
            <text:p>162.78</text:p>
          </table:table-cell>
          <table:table-cell office:value-type="float" office:value="150.781">
            <text:p>150.781</text:p>
          </table:table-cell>
          <table:table-cell office:value-type="float" office:value="104.932">
            <text:p>104.932</text:p>
          </table:table-cell>
          <table:table-cell office:value-type="float" office:value="348.001">
            <text:p>348.001</text:p>
          </table:table-cell>
          <table:table-cell office:value-type="float" office:value="29">
            <text:p>29</text:p>
          </table:table-cell>
          <table:table-cell table:number-columns-repeated="2"/>
          <table:table-cell office:value-type="string">
            <text:p>1926-10-05 15:07 EST-0500</text:p>
          </table:table-cell>
          <table:table-cell office:value-type="string">
            <text:p>Tue</text:p>
          </table:table-cell>
          <table:table-cell office:value-type="float" office:value="191.826">
            <text:p>191.826</text:p>
          </table:table-cell>
          <table:table-cell office:value-type="float" office:value="179.83">
            <text:p>179.83</text:p>
          </table:table-cell>
          <table:table-cell office:value-type="float" office:value="101.928">
            <text:p>101.928</text:p>
          </table:table-cell>
          <table:table-cell office:value-type="float" office:value="348.004">
            <text:p>348.004</text:p>
          </table:table-cell>
          <table:table-cell office:value-type="float" office:value="29">
            <text:p>29</text:p>
          </table:table-cell>
          <table:table-cell table:number-columns-repeated="2"/>
          <table:table-cell office:value-type="string">
            <text:p>1926-11-04 08:25 EST-0500</text:p>
          </table:table-cell>
          <table:table-cell office:value-type="string">
            <text:p>Thu</text:p>
          </table:table-cell>
          <table:table-cell office:value-type="float" office:value="221.38">
            <text:p>221.38</text:p>
          </table:table-cell>
          <table:table-cell office:value-type="float" office:value="209.384">
            <text:p>209.384</text:p>
          </table:table-cell>
          <table:table-cell office:value-type="float" office:value="98.811">
            <text:p>98.811</text:p>
          </table:table-cell>
          <table:table-cell office:value-type="float" office:value="348.004">
            <text:p>348.004</text:p>
          </table:table-cell>
          <table:table-cell office:value-type="float" office:value="29">
            <text:p>29</text:p>
          </table:table-cell>
          <table:table-cell table:number-columns-repeated="2"/>
          <table:table-cell office:value-type="string">
            <text:p>1926-12-04 01:20 EST-0500</text:p>
          </table:table-cell>
          <table:table-cell office:value-type="string">
            <text:p>Sat</text:p>
          </table:table-cell>
          <table:table-cell office:value-type="float" office:value="251.354">
            <text:p>251.354</text:p>
          </table:table-cell>
          <table:table-cell office:value-type="float" office:value="239.36">
            <text:p>239.36</text:p>
          </table:table-cell>
          <table:table-cell office:value-type="float" office:value="97.299">
            <text:p>97.299</text:p>
          </table:table-cell>
          <table:table-cell office:value-type="float" office:value="348.006">
            <text:p>348.006</text:p>
          </table:table-cell>
          <table:table-cell office:value-type="float" office:value="29">
            <text:p>29</text:p>
          </table:table-cell>
          <table:table-cell table:number-columns-repeated="2"/>
          <table:table-cell office:value-type="string">
            <text:p>1927-01-02 17:02 EST-0500</text:p>
          </table:table-cell>
          <table:table-cell office:value-type="string">
            <text:p>Sun</text:p>
          </table:table-cell>
          <table:table-cell office:value-type="float" office:value="281.534">
            <text:p>281.534</text:p>
          </table:table-cell>
          <table:table-cell office:value-type="float" office:value="269.535">
            <text:p>269.535</text:p>
          </table:table-cell>
          <table:table-cell office:value-type="float" office:value="97.205">
            <text:p>97.205</text:p>
          </table:table-cell>
          <table:table-cell office:value-type="float" office:value="348.001">
            <text:p>348.001</text:p>
          </table:table-cell>
          <table:table-cell office:value-type="float" office:value="29">
            <text:p>29</text:p>
          </table:table-cell>
          <table:table-cell table:number-columns-repeated="2"/>
          <table:table-cell office:value-type="string">
            <text:p>1927-02-01 06:45 EST-0500</text:p>
          </table:table-cell>
          <table:table-cell office:value-type="string">
            <text:p>Tue</text:p>
          </table:table-cell>
          <table:table-cell office:value-type="float" office:value="311.634">
            <text:p>311.634</text:p>
          </table:table-cell>
          <table:table-cell office:value-type="float" office:value="299.639">
            <text:p>299.639</text:p>
          </table:table-cell>
          <table:table-cell office:value-type="float" office:value="96.853">
            <text:p>96.853</text:p>
          </table:table-cell>
          <table:table-cell office:value-type="float" office:value="348.005">
            <text:p>348.005</text:p>
          </table:table-cell>
          <table:table-cell office:value-type="float" office:value="29">
            <text:p>29</text:p>
          </table:table-cell>
          <table:table-cell table:number-columns-repeated="2"/>
          <table:table-cell office:value-type="string">
            <text:p>1927-03-02 18:07 EST-0500</text:p>
          </table:table-cell>
          <table:table-cell office:value-type="string">
            <text:p>Wed</text:p>
          </table:table-cell>
          <table:table-cell office:value-type="float" office:value="341.384">
            <text:p>341.384</text:p>
          </table:table-cell>
          <table:table-cell office:value-type="float" office:value="329.388">
            <text:p>329.388</text:p>
          </table:table-cell>
          <table:table-cell office:value-type="float" office:value="94.87">
            <text:p>94.87</text:p>
          </table:table-cell>
          <table:table-cell office:value-type="float" office:value="348.004">
            <text:p>348.004</text:p>
          </table:table-cell>
          <table:table-cell office:value-type="float" office:value="29">
            <text:p>29</text:p>
          </table:table-cell>
          <table:table-cell table:number-columns-repeated="2"/>
          <table:table-cell office:value-type="string">
            <text:p>1927-04-01 03:21 EST-0500</text:p>
          </table:table-cell>
          <table:table-cell office:value-type="string">
            <text:p>Fri</text:p>
          </table:table-cell>
          <table:table-cell office:value-type="float" office:value="10.621">
            <text:p>10.621</text:p>
          </table:table-cell>
          <table:table-cell office:value-type="float" office:value="358.626">
            <text:p>358.626</text:p>
          </table:table-cell>
          <table:table-cell office:value-type="float" office:value="91.658">
            <text:p>91.658</text:p>
          </table:table-cell>
          <table:table-cell office:value-type="float" office:value="348.005">
            <text:p>348.005</text:p>
          </table:table-cell>
          <table:table-cell office:value-type="float" office:value="29">
            <text:p>29</text:p>
          </table:table-cell>
          <table:table-cell table:number-columns-repeated="2"/>
          <table:table-cell table:style-name="ce11" office:value-type="string">
            <text:p>1927-04-30 11:12 EST-0500</text:p>
          </table:table-cell>
          <table:table-cell table:style-name="ce11" office:value-type="string">
            <text:p>Sat</text:p>
          </table:table-cell>
          <table:table-cell table:style-name="ce11" office:value-type="float" office:value="39.321">
            <text:p>39.321</text:p>
          </table:table-cell>
          <table:table-cell table:style-name="ce11" office:value-type="float" office:value="27.322">
            <text:p>27.322</text:p>
          </table:table-cell>
          <table:table-cell table:style-name="ce11" office:value-type="float" office:value="89.002">
            <text:p>89.002</text:p>
          </table:table-cell>
          <table:table-cell table:style-name="ce11" office:value-type="float" office:value="348.001">
            <text:p>348.001</text:p>
          </table:table-cell>
          <table:table-cell table:style-name="ce11" office:value-type="float" office:value="29">
            <text:p>29</text:p>
          </table:table-cell>
          <table:table-cell table:number-columns-repeated="2"/>
          <table:table-cell office:value-type="string">
            <text:p>1927-05-29 18:45 EST-0500</text:p>
          </table:table-cell>
          <table:table-cell office:value-type="string">
            <text:p>Sun</text:p>
          </table:table-cell>
          <table:table-cell office:value-type="float" office:value="67.593">
            <text:p>67.593</text:p>
          </table:table-cell>
          <table:table-cell office:value-type="float" office:value="55.595">
            <text:p>55.595</text:p>
          </table:table-cell>
          <table:table-cell office:value-type="float" office:value="87.947">
            <text:p>87.947</text:p>
          </table:table-cell>
          <table:table-cell office:value-type="float" office:value="348.002">
            <text:p>348.002</text:p>
          </table:table-cell>
          <table:table-cell office:value-type="float" office:value="29">
            <text:p>29</text:p>
          </table:table-cell>
          <table:table-cell table:number-columns-repeated="2"/>
          <table:table-cell office:value-type="string">
            <text:p>1927-06-28 02:57 EST-0500</text:p>
          </table:table-cell>
          <table:table-cell office:value-type="string">
            <text:p>Tue</text:p>
          </table:table-cell>
          <table:table-cell office:value-type="float" office:value="95.634">
            <text:p>95.634</text:p>
          </table:table-cell>
          <table:table-cell office:value-type="float" office:value="83.638">
            <text:p>83.638</text:p>
          </table:table-cell>
          <table:table-cell office:value-type="float" office:value="87.93">
            <text:p>87.93</text:p>
          </table:table-cell>
          <table:table-cell office:value-type="float" office:value="348.004">
            <text:p>348.004</text:p>
          </table:table-cell>
          <table:table-cell office:value-type="float" office:value="29">
            <text:p>29</text:p>
          </table:table-cell>
          <table:table-cell table:number-columns-repeated="2"/>
          <table:table-cell office:value-type="string">
            <text:p>1927-07-27 12:42 EST-0500</text:p>
          </table:table-cell>
          <table:table-cell office:value-type="string">
            <text:p>Wed</text:p>
          </table:table-cell>
          <table:table-cell office:value-type="float" office:value="123.686">
            <text:p>123.686</text:p>
          </table:table-cell>
          <table:table-cell office:value-type="float" office:value="111.687">
            <text:p>111.687</text:p>
          </table:table-cell>
          <table:table-cell office:value-type="float" office:value="87.587">
            <text:p>87.587</text:p>
          </table:table-cell>
          <table:table-cell office:value-type="float" office:value="348.001">
            <text:p>348.001</text:p>
          </table:table-cell>
          <table:table-cell office:value-type="float" office:value="29">
            <text:p>29</text:p>
          </table:table-cell>
          <table:table-cell table:number-columns-repeated="2"/>
          <table:table-cell office:value-type="string">
            <text:p>1927-08-26 00:37 EST-0500</text:p>
          </table:table-cell>
          <table:table-cell office:value-type="string">
            <text:p>Fri</text:p>
          </table:table-cell>
          <table:table-cell office:value-type="float" office:value="151.997">
            <text:p>151.997</text:p>
          </table:table-cell>
          <table:table-cell office:value-type="float" office:value="140">
            <text:p>140</text:p>
          </table:table-cell>
          <table:table-cell office:value-type="float" office:value="85.779">
            <text:p>85.779</text:p>
          </table:table-cell>
          <table:table-cell office:value-type="float" office:value="348.003">
            <text:p>348.003</text:p>
          </table:table-cell>
          <table:table-cell office:value-type="float" office:value="29">
            <text:p>29</text:p>
          </table:table-cell>
          <table:table-cell table:number-columns-repeated="2"/>
          <table:table-cell office:value-type="string">
            <text:p>1927-09-24 15:05 EST-0500</text:p>
          </table:table-cell>
          <table:table-cell office:value-type="string">
            <text:p>Sat</text:p>
          </table:table-cell>
          <table:table-cell office:value-type="float" office:value="180.774">
            <text:p>180.774</text:p>
          </table:table-cell>
          <table:table-cell office:value-type="float" office:value="168.778">
            <text:p>168.778</text:p>
          </table:table-cell>
          <table:table-cell office:value-type="float" office:value="82.632">
            <text:p>82.632</text:p>
          </table:table-cell>
          <table:table-cell office:value-type="float" office:value="348.004">
            <text:p>348.004</text:p>
          </table:table-cell>
          <table:table-cell office:value-type="float" office:value="29">
            <text:p>29</text:p>
          </table:table-cell>
          <table:table-cell table:number-columns-repeated="2"/>
          <table:table-cell office:value-type="string">
            <text:p>1927-10-24 08:05 EST-0500</text:p>
          </table:table-cell>
          <table:table-cell office:value-type="string">
            <text:p>Mon</text:p>
          </table:table-cell>
          <table:table-cell office:value-type="float" office:value="210.129">
            <text:p>210.129</text:p>
          </table:table-cell>
          <table:table-cell office:value-type="float" office:value="198.133">
            <text:p>198.133</text:p>
          </table:table-cell>
          <table:table-cell office:value-type="float" office:value="79.813">
            <text:p>79.813</text:p>
          </table:table-cell>
          <table:table-cell office:value-type="float" office:value="348.004">
            <text:p>348.004</text:p>
          </table:table-cell>
          <table:table-cell office:value-type="float" office:value="29">
            <text:p>29</text:p>
          </table:table-cell>
          <table:table-cell table:number-columns-repeated="2"/>
          <table:table-cell office:value-type="string">
            <text:p>1927-11-23 02:53 EST-0500</text:p>
          </table:table-cell>
          <table:table-cell office:value-type="string">
            <text:p>Wed</text:p>
          </table:table-cell>
          <table:table-cell office:value-type="float" office:value="240.034">
            <text:p>240.034</text:p>
          </table:table-cell>
          <table:table-cell office:value-type="float" office:value="228.038">
            <text:p>228.038</text:p>
          </table:table-cell>
          <table:table-cell office:value-type="float" office:value="78.713">
            <text:p>78.713</text:p>
          </table:table-cell>
          <table:table-cell office:value-type="float" office:value="348.004">
            <text:p>348.004</text:p>
          </table:table-cell>
          <table:table-cell office:value-type="float" office:value="29">
            <text:p>29</text:p>
          </table:table-cell>
          <table:table-cell table:number-columns-repeated="2"/>
          <table:table-cell office:value-type="string">
            <text:p>1927-12-22 22:01 EST-0500</text:p>
          </table:table-cell>
          <table:table-cell office:value-type="string">
            <text:p>Thu</text:p>
          </table:table-cell>
          <table:table-cell office:value-type="float" office:value="270.291">
            <text:p>270.291</text:p>
          </table:table-cell>
          <table:table-cell office:value-type="float" office:value="258.295">
            <text:p>258.295</text:p>
          </table:table-cell>
          <table:table-cell office:value-type="float" office:value="78.756">
            <text:p>78.756</text:p>
          </table:table-cell>
          <table:table-cell office:value-type="float" office:value="348.004">
            <text:p>348.004</text:p>
          </table:table-cell>
          <table:table-cell office:value-type="float" office:value="29">
            <text:p>29</text:p>
          </table:table-cell>
          <table:table-cell table:number-columns-repeated="2"/>
          <table:table-cell office:value-type="string">
            <text:p>1928-01-21 15:39 EST-0500</text:p>
          </table:table-cell>
          <table:table-cell office:value-type="string">
            <text:p>Sat</text:p>
          </table:table-cell>
          <table:table-cell office:value-type="float" office:value="300.587">
            <text:p>300.587</text:p>
          </table:table-cell>
          <table:table-cell office:value-type="float" office:value="288.589">
            <text:p>288.589</text:p>
          </table:table-cell>
          <table:table-cell office:value-type="float" office:value="78.124">
            <text:p>78.124</text:p>
          </table:table-cell>
          <table:table-cell office:value-type="float" office:value="348.002">
            <text:p>348.002</text:p>
          </table:table-cell>
          <table:table-cell office:value-type="float" office:value="29">
            <text:p>29</text:p>
          </table:table-cell>
          <table:table-cell table:number-columns-repeated="2"/>
          <table:table-cell office:value-type="string">
            <text:p>1928-02-20 06:35 EST-0500</text:p>
          </table:table-cell>
          <table:table-cell office:value-type="string">
            <text:p>Mon</text:p>
          </table:table-cell>
          <table:table-cell office:value-type="float" office:value="330.605">
            <text:p>330.605</text:p>
          </table:table-cell>
          <table:table-cell office:value-type="float" office:value="318.61">
            <text:p>318.61</text:p>
          </table:table-cell>
          <table:table-cell office:value-type="float" office:value="75.697">
            <text:p>75.697</text:p>
          </table:table-cell>
          <table:table-cell office:value-type="float" office:value="348.005">
            <text:p>348.005</text:p>
          </table:table-cell>
          <table:table-cell office:value-type="float" office:value="29">
            <text:p>29</text:p>
          </table:table-cell>
          <table:table-cell table:number-columns-repeated="2"/>
          <table:table-cell office:value-type="string">
            <text:p>1928-03-20 18:33 EST-0500</text:p>
          </table:table-cell>
          <table:table-cell office:value-type="string">
            <text:p>Tue</text:p>
          </table:table-cell>
          <table:table-cell office:value-type="float" office:value="0.123">
            <text:p>0.123</text:p>
          </table:table-cell>
          <table:table-cell office:value-type="float" office:value="348.129">
            <text:p>348.129</text:p>
          </table:table-cell>
          <table:table-cell office:value-type="float" office:value="72.408">
            <text:p>72.408</text:p>
          </table:table-cell>
          <table:table-cell office:value-type="float" office:value="348.006">
            <text:p>348.006</text:p>
          </table:table-cell>
          <table:table-cell office:value-type="float" office:value="29">
            <text:p>29</text:p>
          </table:table-cell>
          <table:table-cell table:number-columns-repeated="2"/>
          <table:table-cell office:value-type="string">
            <text:p>1928-04-19 04:06 EST-0500</text:p>
          </table:table-cell>
          <table:table-cell office:value-type="string">
            <text:p>Thu</text:p>
          </table:table-cell>
          <table:table-cell office:value-type="float" office:value="29.063">
            <text:p>29.063</text:p>
          </table:table-cell>
          <table:table-cell office:value-type="float" office:value="17.068">
            <text:p>17.068</text:p>
          </table:table-cell>
          <table:table-cell office:value-type="float" office:value="70.152">
            <text:p>70.152</text:p>
          </table:table-cell>
          <table:table-cell office:value-type="float" office:value="348.005">
            <text:p>348.005</text:p>
          </table:table-cell>
          <table:table-cell office:value-type="float" office:value="29">
            <text:p>29</text:p>
          </table:table-cell>
          <table:table-cell table:number-columns-repeated="2"/>
          <table:table-cell office:value-type="string">
            <text:p>1928-05-18 12:00 EST-0500</text:p>
          </table:table-cell>
          <table:table-cell office:value-type="string">
            <text:p>Fri</text:p>
          </table:table-cell>
          <table:table-cell office:value-type="float" office:value="57.485">
            <text:p>57.485</text:p>
          </table:table-cell>
          <table:table-cell office:value-type="float" office:value="45.49">
            <text:p>45.49</text:p>
          </table:table-cell>
          <table:table-cell office:value-type="float" office:value="69.508">
            <text:p>69.508</text:p>
          </table:table-cell>
          <table:table-cell office:value-type="float" office:value="348.005">
            <text:p>348.005</text:p>
          </table:table-cell>
          <table:table-cell office:value-type="float" office:value="29">
            <text:p>29</text:p>
          </table:table-cell>
          <table:table-cell table:number-columns-repeated="2"/>
          <table:table-cell office:value-type="string">
            <text:p>1928-06-16 19:06 EST-0500</text:p>
          </table:table-cell>
          <table:table-cell office:value-type="string">
            <text:p>Sat</text:p>
          </table:table-cell>
          <table:table-cell office:value-type="float" office:value="85.551">
            <text:p>85.551</text:p>
          </table:table-cell>
          <table:table-cell office:value-type="float" office:value="73.551">
            <text:p>73.551</text:p>
          </table:table-cell>
          <table:table-cell office:value-type="float" office:value="69.518">
            <text:p>69.518</text:p>
          </table:table-cell>
          <table:table-cell office:value-type="float" office:value="348">
            <text:p>348</text:p>
          </table:table-cell>
          <table:table-cell office:value-type="float" office:value="29">
            <text:p>29</text:p>
          </table:table-cell>
          <table:table-cell/>
        </table:table-row>
        <table:table-row table:style-name="ro1" table:number-rows-repeated="630">
          <table:table-cell table:number-columns-repeated="206"/>
        </table:table-row>
        <table:table-row table:style-name="ro1">
          <table:table-cell office:value-type="string">
            <text:p>1928-05-19 08:15 EST-0500</text:p>
          </table:table-cell>
          <table:table-cell office:value-type="string">
            <text:p>Sat</text:p>
          </table:table-cell>
          <table:table-cell office:value-type="float" office:value="58.297">
            <text:p>58.297</text:p>
          </table:table-cell>
          <table:table-cell office:value-type="float" office:value="58.302">
            <text:p>58.302</text:p>
          </table:table-cell>
          <table:table-cell office:value-type="float" office:value="69.498">
            <text:p>69.498</text:p>
          </table:table-cell>
          <table:table-cell office:value-type="float" office:value="0.00500000000466">
            <text:p>0.005</text:p>
          </table:table-cell>
          <table:table-cell office:value-type="float" office:value="30">
            <text:p>30</text:p>
          </table:table-cell>
          <table:table-cell table:number-columns-repeated="199"/>
        </table:table-row>
        <table:table-row table:style-name="ro1">
          <table:table-cell office:value-type="string">
            <text:p>1928-05-20 04:33 EST-0500</text:p>
          </table:table-cell>
          <table:table-cell office:value-type="string">
            <text:p>Sun</text:p>
          </table:table-cell>
          <table:table-cell office:value-type="float" office:value="59.111">
            <text:p>59.111</text:p>
          </table:table-cell>
          <table:table-cell office:value-type="float" office:value="71.111">
            <text:p>71.111</text:p>
          </table:table-cell>
          <table:table-cell office:value-type="float" office:value="69.496">
            <text:p>69.496</text:p>
          </table:table-cell>
          <table:table-cell office:value-type="float" office:value="12">
            <text:p>12</text:p>
          </table:table-cell>
          <table:table-cell office:value-type="float" office:value="1">
            <text:p>1</text:p>
          </table:table-cell>
          <table:table-cell table:number-columns-repeated="199"/>
        </table:table-row>
        <table:table-row table:style-name="ro1">
          <table:table-cell office:value-type="string">
            <text:p>1928-05-21 01:06 EST-0500</text:p>
          </table:table-cell>
          <table:table-cell office:value-type="string">
            <text:p>Mon</text:p>
          </table:table-cell>
          <table:table-cell office:value-type="float" office:value="59.935">
            <text:p>59.935</text:p>
          </table:table-cell>
          <table:table-cell office:value-type="float" office:value="83.935">
            <text:p>83.935</text:p>
          </table:table-cell>
          <table:table-cell office:value-type="float" office:value="69.5">
            <text:p>69.5</text:p>
          </table:table-cell>
          <table:table-cell office:value-type="float" office:value="24">
            <text:p>24</text:p>
          </table:table-cell>
          <table:table-cell office:value-type="float" office:value="2">
            <text:p>2</text:p>
          </table:table-cell>
          <table:table-cell table:number-columns-repeated="199"/>
        </table:table-row>
        <table:table-row table:style-name="ro1">
          <table:table-cell office:value-type="string">
            <text:p>1928-05-21 22:03 EST-0500</text:p>
          </table:table-cell>
          <table:table-cell office:value-type="string">
            <text:p>Mon</text:p>
          </table:table-cell>
          <table:table-cell office:value-type="float" office:value="60.775">
            <text:p>60.775</text:p>
          </table:table-cell>
          <table:table-cell office:value-type="float" office:value="96.779">
            <text:p>96.779</text:p>
          </table:table-cell>
          <table:table-cell office:value-type="float" office:value="69.508">
            <text:p>69.508</text:p>
          </table:table-cell>
          <table:table-cell office:value-type="float" office:value="36.004">
            <text:p>36.004</text:p>
          </table:table-cell>
          <table:table-cell office:value-type="float" office:value="3">
            <text:p>3</text:p>
          </table:table-cell>
          <table:table-cell table:number-columns-repeated="199"/>
        </table:table-row>
        <table:table-row table:style-name="ro1">
          <table:table-cell office:value-type="string">
            <text:p>1928-05-22 19:32 EST-0500</text:p>
          </table:table-cell>
          <table:table-cell office:value-type="string">
            <text:p>Tue</text:p>
          </table:table-cell>
          <table:table-cell office:value-type="float" office:value="61.635">
            <text:p>61.635</text:p>
          </table:table-cell>
          <table:table-cell office:value-type="float" office:value="109.635">
            <text:p>109.635</text:p>
          </table:table-cell>
          <table:table-cell office:value-type="float" office:value="69.518">
            <text:p>69.518</text:p>
          </table:table-cell>
          <table:table-cell office:value-type="float" office:value="48">
            <text:p>48</text:p>
          </table:table-cell>
          <table:table-cell office:value-type="float" office:value="4">
            <text:p>4</text:p>
          </table:table-cell>
          <table:table-cell table:number-columns-repeated="199"/>
        </table:table-row>
        <table:table-row table:style-name="ro1">
          <table:table-cell office:value-type="string">
            <text:p>1928-05-23 17:39 EST-0500</text:p>
          </table:table-cell>
          <table:table-cell office:value-type="string">
            <text:p>Wed</text:p>
          </table:table-cell>
          <table:table-cell office:value-type="float" office:value="62.521">
            <text:p>62.521</text:p>
          </table:table-cell>
          <table:table-cell office:value-type="float" office:value="122.524">
            <text:p>122.524</text:p>
          </table:table-cell>
          <table:table-cell office:value-type="float" office:value="69.528">
            <text:p>69.528</text:p>
          </table:table-cell>
          <table:table-cell office:value-type="float" office:value="60.003">
            <text:p>60.003</text:p>
          </table:table-cell>
          <table:table-cell office:value-type="float" office:value="5">
            <text:p>5</text:p>
          </table:table-cell>
          <table:table-cell table:number-columns-repeated="199"/>
        </table:table-row>
        <table:table-row table:style-name="ro1">
          <table:table-cell office:value-type="string">
            <text:p>1928-05-24 16:30 EST-0500</text:p>
          </table:table-cell>
          <table:table-cell office:value-type="string">
            <text:p>Thu</text:p>
          </table:table-cell>
          <table:table-cell office:value-type="float" office:value="63.435">
            <text:p>63.435</text:p>
          </table:table-cell>
          <table:table-cell office:value-type="float" office:value="135.436">
            <text:p>135.436</text:p>
          </table:table-cell>
          <table:table-cell office:value-type="float" office:value="69.536">
            <text:p>69.536</text:p>
          </table:table-cell>
          <table:table-cell office:value-type="float" office:value="72.001">
            <text:p>72.001</text:p>
          </table:table-cell>
          <table:table-cell office:value-type="float" office:value="6">
            <text:p>6</text:p>
          </table:table-cell>
          <table:table-cell table:number-columns-repeated="199"/>
        </table:table-row>
        <table:table-row table:style-name="ro1">
          <table:table-cell office:value-type="string">
            <text:p>1928-05-25 16:06 EST-0500</text:p>
          </table:table-cell>
          <table:table-cell office:value-type="string">
            <text:p>Fri</text:p>
          </table:table-cell>
          <table:table-cell office:value-type="float" office:value="64.38">
            <text:p>64.38</text:p>
          </table:table-cell>
          <table:table-cell office:value-type="float" office:value="148.382">
            <text:p>148.382</text:p>
          </table:table-cell>
          <table:table-cell office:value-type="float" office:value="69.54">
            <text:p>69.54</text:p>
          </table:table-cell>
          <table:table-cell office:value-type="float" office:value="84.002">
            <text:p>84.002</text:p>
          </table:table-cell>
          <table:table-cell office:value-type="float" office:value="7">
            <text:p>7</text:p>
          </table:table-cell>
          <table:table-cell table:number-columns-repeated="199"/>
        </table:table-row>
        <table:table-row table:style-name="ro1">
          <table:table-cell office:value-type="string">
            <text:p>1928-05-26 16:29 EST-0500</text:p>
          </table:table-cell>
          <table:table-cell office:value-type="string">
            <text:p>Sat</text:p>
          </table:table-cell>
          <table:table-cell office:value-type="float" office:value="65.355">
            <text:p>65.355</text:p>
          </table:table-cell>
          <table:table-cell office:value-type="float" office:value="161.36">
            <text:p>161.36</text:p>
          </table:table-cell>
          <table:table-cell office:value-type="float" office:value="69.54">
            <text:p>69.54</text:p>
          </table:table-cell>
          <table:table-cell office:value-type="float" office:value="96.005">
            <text:p>96.005</text:p>
          </table:table-cell>
          <table:table-cell office:value-type="float" office:value="8">
            <text:p>8</text:p>
          </table:table-cell>
          <table:table-cell table:number-columns-repeated="199"/>
        </table:table-row>
        <table:table-row table:style-name="ro1">
          <table:table-cell office:value-type="string">
            <text:p>1928-05-27 17:33 EST-0500</text:p>
          </table:table-cell>
          <table:table-cell office:value-type="string">
            <text:p>Sun</text:p>
          </table:table-cell>
          <table:table-cell office:value-type="float" office:value="66.357">
            <text:p>66.357</text:p>
          </table:table-cell>
          <table:table-cell office:value-type="float" office:value="174.361">
            <text:p>174.361</text:p>
          </table:table-cell>
          <table:table-cell office:value-type="float" office:value="69.537">
            <text:p>69.537</text:p>
          </table:table-cell>
          <table:table-cell office:value-type="float" office:value="108.004">
            <text:p>108.004</text:p>
          </table:table-cell>
          <table:table-cell office:value-type="float" office:value="9">
            <text:p>9</text:p>
          </table:table-cell>
          <table:table-cell table:number-columns-repeated="199"/>
        </table:table-row>
        <table:table-row table:style-name="ro1">
          <table:table-cell office:value-type="string">
            <text:p>1928-05-28 19:12 EST-0500</text:p>
          </table:table-cell>
          <table:table-cell office:value-type="string">
            <text:p>Mon</text:p>
          </table:table-cell>
          <table:table-cell office:value-type="float" office:value="67.382">
            <text:p>67.382</text:p>
          </table:table-cell>
          <table:table-cell office:value-type="float" office:value="187.383">
            <text:p>187.383</text:p>
          </table:table-cell>
          <table:table-cell office:value-type="float" office:value="69.533">
            <text:p>69.533</text:p>
          </table:table-cell>
          <table:table-cell office:value-type="float" office:value="120.001">
            <text:p>120.001</text:p>
          </table:table-cell>
          <table:table-cell office:value-type="float" office:value="10">
            <text:p>10</text:p>
          </table:table-cell>
          <table:table-cell table:number-columns-repeated="199"/>
        </table:table-row>
        <table:table-row table:style-name="ro1">
          <table:table-cell office:value-type="string">
            <text:p>1928-05-29 21:19 EST-0500</text:p>
          </table:table-cell>
          <table:table-cell office:value-type="string">
            <text:p>Tue</text:p>
          </table:table-cell>
          <table:table-cell office:value-type="float" office:value="68.425">
            <text:p>68.425</text:p>
          </table:table-cell>
          <table:table-cell office:value-type="float" office:value="200.431">
            <text:p>200.431</text:p>
          </table:table-cell>
          <table:table-cell office:value-type="float" office:value="69.529">
            <text:p>69.529</text:p>
          </table:table-cell>
          <table:table-cell office:value-type="float" office:value="132.006">
            <text:p>132.006</text:p>
          </table:table-cell>
          <table:table-cell office:value-type="float" office:value="11">
            <text:p>11</text:p>
          </table:table-cell>
          <table:table-cell table:number-columns-repeated="199"/>
        </table:table-row>
        <table:table-row table:style-name="ro1">
          <table:table-cell office:value-type="string">
            <text:p>1928-05-30 23:43 EST-0500</text:p>
          </table:table-cell>
          <table:table-cell office:value-type="string">
            <text:p>Wed</text:p>
          </table:table-cell>
          <table:table-cell office:value-type="float" office:value="69.479">
            <text:p>69.479</text:p>
          </table:table-cell>
          <table:table-cell office:value-type="float" office:value="213.482">
            <text:p>213.482</text:p>
          </table:table-cell>
          <table:table-cell office:value-type="float" office:value="69.528">
            <text:p>69.528</text:p>
          </table:table-cell>
          <table:table-cell office:value-type="float" office:value="144.003">
            <text:p>144.003</text:p>
          </table:table-cell>
          <table:table-cell office:value-type="float" office:value="12">
            <text:p>12</text:p>
          </table:table-cell>
          <table:table-cell table:number-columns-repeated="199"/>
        </table:table-row>
        <table:table-row table:style-name="ro1">
          <table:table-cell office:value-type="string">
            <text:p>1928-06-01 02:16 EST-0500</text:p>
          </table:table-cell>
          <table:table-cell office:value-type="string">
            <text:p>Fri</text:p>
          </table:table-cell>
          <table:table-cell office:value-type="float" office:value="70.539">
            <text:p>70.539</text:p>
          </table:table-cell>
          <table:table-cell office:value-type="float" office:value="226.539">
            <text:p>226.539</text:p>
          </table:table-cell>
          <table:table-cell office:value-type="float" office:value="69.529">
            <text:p>69.529</text:p>
          </table:table-cell>
          <table:table-cell office:value-type="float" office:value="156">
            <text:p>156</text:p>
          </table:table-cell>
          <table:table-cell office:value-type="float" office:value="13">
            <text:p>13</text:p>
          </table:table-cell>
          <table:table-cell table:number-columns-repeated="199"/>
        </table:table-row>
        <table:table-row table:style-name="ro1">
          <table:table-cell office:value-type="string">
            <text:p>1928-06-02 04:49 EST-0500</text:p>
          </table:table-cell>
          <table:table-cell office:value-type="string">
            <text:p>Sat</text:p>
          </table:table-cell>
          <table:table-cell office:value-type="float" office:value="71.598">
            <text:p>71.598</text:p>
          </table:table-cell>
          <table:table-cell office:value-type="float" office:value="239.603">
            <text:p>239.603</text:p>
          </table:table-cell>
          <table:table-cell office:value-type="float" office:value="69.531">
            <text:p>69.531</text:p>
          </table:table-cell>
          <table:table-cell office:value-type="float" office:value="168.005">
            <text:p>168.005</text:p>
          </table:table-cell>
          <table:table-cell office:value-type="float" office:value="14">
            <text:p>14</text:p>
          </table:table-cell>
          <table:table-cell table:number-columns-repeated="199"/>
        </table:table-row>
        <table:table-row table:style-name="ro1">
          <table:table-cell office:value-type="string">
            <text:p>1928-06-03 07:14 EST-0500</text:p>
          </table:table-cell>
          <table:table-cell office:value-type="string">
            <text:p>Sun</text:p>
          </table:table-cell>
          <table:table-cell office:value-type="float" office:value="72.652">
            <text:p>72.652</text:p>
          </table:table-cell>
          <table:table-cell office:value-type="float" office:value="252.655">
            <text:p>252.655</text:p>
          </table:table-cell>
          <table:table-cell office:value-type="float" office:value="69.532">
            <text:p>69.532</text:p>
          </table:table-cell>
          <table:table-cell office:value-type="float" office:value="180.003">
            <text:p>180.003</text:p>
          </table:table-cell>
          <table:table-cell office:value-type="float" office:value="15">
            <text:p>15</text:p>
          </table:table-cell>
          <table:table-cell table:number-columns-repeated="199"/>
        </table:table-row>
        <table:table-row table:style-name="ro1">
          <table:table-cell office:value-type="string">
            <text:p>1928-06-04 09:25 EST-0500</text:p>
          </table:table-cell>
          <table:table-cell office:value-type="string">
            <text:p>Mon</text:p>
          </table:table-cell>
          <table:table-cell office:value-type="float" office:value="73.696">
            <text:p>73.696</text:p>
          </table:table-cell>
          <table:table-cell office:value-type="float" office:value="265.698">
            <text:p>265.698</text:p>
          </table:table-cell>
          <table:table-cell office:value-type="float" office:value="69.529">
            <text:p>69.529</text:p>
          </table:table-cell>
          <table:table-cell office:value-type="float" office:value="192.002">
            <text:p>192.002</text:p>
          </table:table-cell>
          <table:table-cell office:value-type="float" office:value="16">
            <text:p>16</text:p>
          </table:table-cell>
          <table:table-cell table:number-columns-repeated="199"/>
        </table:table-row>
        <table:table-row table:style-name="ro1">
          <table:table-cell office:value-type="string">
            <text:p>1928-06-05 11:17 EST-0500</text:p>
          </table:table-cell>
          <table:table-cell office:value-type="string">
            <text:p>Tue</text:p>
          </table:table-cell>
          <table:table-cell office:value-type="float" office:value="74.727">
            <text:p>74.727</text:p>
          </table:table-cell>
          <table:table-cell office:value-type="float" office:value="278.729">
            <text:p>278.729</text:p>
          </table:table-cell>
          <table:table-cell office:value-type="float" office:value="69.522">
            <text:p>69.522</text:p>
          </table:table-cell>
          <table:table-cell office:value-type="float" office:value="204.002">
            <text:p>204.002</text:p>
          </table:table-cell>
          <table:table-cell office:value-type="float" office:value="17">
            <text:p>17</text:p>
          </table:table-cell>
          <table:table-cell table:number-columns-repeated="199"/>
        </table:table-row>
        <table:table-row table:style-name="ro1">
          <table:table-cell office:value-type="string">
            <text:p>1928-06-06 12:45 EST-0500</text:p>
          </table:table-cell>
          <table:table-cell office:value-type="string">
            <text:p>Wed</text:p>
          </table:table-cell>
          <table:table-cell office:value-type="float" office:value="75.741">
            <text:p>75.741</text:p>
          </table:table-cell>
          <table:table-cell office:value-type="float" office:value="291.746">
            <text:p>291.746</text:p>
          </table:table-cell>
          <table:table-cell office:value-type="float" office:value="69.51">
            <text:p>69.51</text:p>
          </table:table-cell>
          <table:table-cell office:value-type="float" office:value="216.005">
            <text:p>216.005</text:p>
          </table:table-cell>
          <table:table-cell office:value-type="float" office:value="18">
            <text:p>18</text:p>
          </table:table-cell>
          <table:table-cell table:number-columns-repeated="199"/>
        </table:table-row>
        <table:table-row table:style-name="ro1">
          <table:table-cell office:value-type="string">
            <text:p>1928-06-07 13:44 EST-0500</text:p>
          </table:table-cell>
          <table:table-cell office:value-type="string">
            <text:p>Thu</text:p>
          </table:table-cell>
          <table:table-cell office:value-type="float" office:value="76.737">
            <text:p>76.737</text:p>
          </table:table-cell>
          <table:table-cell office:value-type="float" office:value="304.741">
            <text:p>304.741</text:p>
          </table:table-cell>
          <table:table-cell office:value-type="float" office:value="69.495">
            <text:p>69.495</text:p>
          </table:table-cell>
          <table:table-cell office:value-type="float" office:value="228.004">
            <text:p>228.004</text:p>
          </table:table-cell>
          <table:table-cell office:value-type="float" office:value="19">
            <text:p>19</text:p>
          </table:table-cell>
          <table:table-cell table:number-columns-repeated="199"/>
        </table:table-row>
        <table:table-row table:style-name="ro1">
          <table:table-cell office:value-type="string">
            <text:p>1928-06-08 14:12 EST-0500</text:p>
          </table:table-cell>
          <table:table-cell office:value-type="string">
            <text:p>Fri</text:p>
          </table:table-cell>
          <table:table-cell office:value-type="float" office:value="77.712">
            <text:p>77.712</text:p>
          </table:table-cell>
          <table:table-cell office:value-type="float" office:value="317.715">
            <text:p>317.715</text:p>
          </table:table-cell>
          <table:table-cell office:value-type="float" office:value="69.479">
            <text:p>69.479</text:p>
          </table:table-cell>
          <table:table-cell office:value-type="float" office:value="240.003">
            <text:p>240.003</text:p>
          </table:table-cell>
          <table:table-cell office:value-type="float" office:value="20">
            <text:p>20</text:p>
          </table:table-cell>
          <table:table-cell table:number-columns-repeated="199"/>
        </table:table-row>
        <table:table-row table:style-name="ro1">
          <table:table-cell table:style-name="ce11" office:value-type="string">
            <text:p>1928-06-09 14:07 EST-0500</text:p>
          </table:table-cell>
          <table:table-cell table:style-name="ce11" office:value-type="string">
            <text:p>Sat</text:p>
          </table:table-cell>
          <table:table-cell table:style-name="ce11" office:value-type="float" office:value="78.664">
            <text:p>78.664</text:p>
          </table:table-cell>
          <table:table-cell table:style-name="ce11" office:value-type="float" office:value="330.667">
            <text:p>330.667</text:p>
          </table:table-cell>
          <table:table-cell table:style-name="ce11" office:value-type="float" office:value="69.467">
            <text:p>69.467</text:p>
          </table:table-cell>
          <table:table-cell table:style-name="ce11" office:value-type="float" office:value="252.003">
            <text:p>252.003</text:p>
          </table:table-cell>
          <table:table-cell table:style-name="ce11" office:value-type="float" office:value="21">
            <text:p>21</text:p>
          </table:table-cell>
          <table:table-cell table:number-columns-repeated="199"/>
        </table:table-row>
        <table:table-row table:style-name="ro1" table:number-rows-repeated="1047887">
          <table:table-cell table:number-columns-repeated="206"/>
        </table:table-row>
        <table:table-row table:style-name="ro1">
          <table:table-cell table:number-columns-repeated="20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0">00/00/0000</text:date>, <text:time style:data-style-name="N2" text:time-value="0000-00-00T08:58: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7-07T11:51:36</meta:creation-date>
    <dc:date>2014-07-10T13:46:14</dc:date>
    <dc:creator>Ryan </dc:creator>
    <meta:editing-duration>PT11H43M43S</meta:editing-duration>
    <meta:editing-cycles>21</meta:editing-cycles>
    <meta:generator>LibreOffice/3.6$Linux_X86_64 LibreOffice_project/360m1$Build-304</meta:generator>
    <meta:document-statistic meta:table-count="2" meta:cell-count="6310" meta:object-count="0"/>
  </office:meta>
</office:document-meta>
</file>